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r_telefonu</text:p>
          </table:table-cell>
          <table:table-cell table:style-name="Default" office:value-type="string" calcext:value-type="string">
            <text:p>data_godz_polaczenia</text:p>
          </table:table-cell>
          <table:table-cell office:value-type="string" calcext:value-type="string">
            <text:p>nr_pytania</text:p>
          </table:table-cell>
          <table:table-cell office:value-type="string" calcext:value-type="string">
            <text:p>odp</text:p>
          </table:table-cell>
          <table:table-cell table:style-name="Default"/>
          <table:table-cell office:value-type="string" calcext:value-type="string">
            <text:p>A)</text:p>
          </table:table-cell>
          <table:table-cell office:value-type="string" calcext:value-type="string">
            <text:p>B)</text:p>
          </table:table-cell>
          <table:table-cell table:number-columns-repeated="2"/>
          <table:table-cell office:value-type="string" calcext:value-type="string">
            <text:p>C)</text:p>
          </table:table-cell>
          <table:table-cell office:value-type="string" calcext:value-type="string">
            <text:p>l.wysł.odp</text:p>
          </table:table-cell>
          <table:table-cell office:value-type="string" calcext:value-type="string">
            <text:p>praw.odp</text:p>
          </table:table-cell>
          <table:table-cell office:value-type="string" calcext:value-type="string">
            <text:p>D)</text:p>
          </table:table-cell>
          <table:table-cell/>
        </table:table-row>
        <table:table-row table:style-name="ro1">
          <table:table-cell office:value-type="float" office:value="735284701" calcext:value-type="float">
            <text:p>735284701</text:p>
          </table:table-cell>
          <table:table-cell office:value-type="date" office:date-value="2017-06-01T15:00:00" calcext:value-type="date">
            <text:p>2017-06-01 15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2])&gt;=16;HOUR([.B2])&lt;=17))" office:value-type="boolean" office:boolean-value="false" calcext:value-type="boolean">
            <text:p>FAŁSZ</text:p>
          </table:table-cell>
          <table:table-cell table:formula="of:=COUNTIF([.E2:.E981];&quot;=PRAWDA&quot;)" office:value-type="float" office:value="103" calcext:value-type="float">
            <text:p>103</text:p>
          </table:table-cell>
          <table:table-cell table:formula="of:=IF(OR(WEEKDAY([.B2])=6;WEEKDAY([.B2])=7))" office:value-type="boolean" office:boolean-value="false" calcext:value-type="boolean">
            <text:p>FAŁSZ</text:p>
          </table:table-cell>
          <table:table-cell table:formula="of:=COUNTIF([.G2:.G981];&quot;=PRAWDA&quot;)" office:value-type="float" office:value="315" calcext:value-type="float">
            <text:p>315</text:p>
          </table:table-cell>
          <table:table-cell table:formula="of:=COM.MICROSOFT.TEXTJOIN(&quot;&quot;;1;[.C2];[.D2])" office:value-type="string" office:string-value="1B" calcext:value-type="string">
            <text:p>1B</text:p>
          </table:table-cell>
          <table:table-cell office:value-type="string" calcext:value-type="string">
            <text:p>Pytanie 1</text:p>
          </table:table-cell>
          <table:table-cell table:formula="of:=COUNTIF([.C2:.C981];&quot;=1&quot;)" office:value-type="float" office:value="167" calcext:value-type="float">
            <text:p>167</text:p>
          </table:table-cell>
          <table:table-cell table:formula="of:=COUNTIF([.$I$2:.$I$981];&quot;1B&quot;)" office:value-type="float" office:value="39" calcext:value-type="float">
            <text:p>39</text:p>
          </table:table-cell>
          <table:table-cell office:value-type="string" calcext:value-type="string">
            <text:p>Pytanie :</text:p>
          </table:table-cell>
          <table:table-cell office:value-type="string" calcext:value-type="string">
            <text:p>łatwość</text:p>
          </table:table-cell>
        </table:table-row>
        <table:table-row table:style-name="ro1">
          <table:table-cell office:value-type="float" office:value="435583833" calcext:value-type="float">
            <text:p>435583833</text:p>
          </table:table-cell>
          <table:table-cell office:value-type="date" office:date-value="2017-06-01T16:24:00" calcext:value-type="date">
            <text:p>2017-06-01 16:24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3])&gt;=16;HOUR([.B3])&lt;=17))" office:value-type="boolean" office:boolean-value="true" calcext:value-type="boolean">
            <text:p>PRAWDA</text:p>
          </table:table-cell>
          <table:table-cell/>
          <table:table-cell table:formula="of:=IF(OR(WEEKDAY([.B3])=6;WEEKDAY([.B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];[.D3])" office:value-type="string" office:string-value="2C" calcext:value-type="string">
            <text:p>2C</text:p>
          </table:table-cell>
          <table:table-cell office:value-type="string" calcext:value-type="string">
            <text:p>Pytanie 2</text:p>
          </table:table-cell>
          <table:table-cell table:formula="of:=COUNTIF([.C2:.C981];&quot;=2&quot;)" office:value-type="float" office:value="172" calcext:value-type="float">
            <text:p>172</text:p>
          </table:table-cell>
          <table:table-cell table:formula="of:=COUNTIF([.$I$2:.$I$981];&quot;2A&quot;)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ROUND([.L2]/[.K2];3)" office:value-type="float" office:value="0.234" calcext:value-type="float">
            <text:p>0,234</text:p>
          </table:table-cell>
        </table:table-row>
        <table:table-row table:style-name="ro1">
          <table:table-cell office:value-type="float" office:value="500093166" calcext:value-type="float">
            <text:p>500093166</text:p>
          </table:table-cell>
          <table:table-cell office:value-type="date" office:date-value="2017-06-01T16:51:00" calcext:value-type="date">
            <text:p>2017-06-01 16:51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4])&gt;=16;HOUR([.B4])&lt;=17))" office:value-type="boolean" office:boolean-value="true" calcext:value-type="boolean">
            <text:p>PRAWDA</text:p>
          </table:table-cell>
          <table:table-cell/>
          <table:table-cell table:formula="of:=IF(OR(WEEKDAY([.B4])=6;WEEKDAY([.B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];[.D4])" office:value-type="string" office:string-value="2A" calcext:value-type="string">
            <text:p>2A</text:p>
          </table:table-cell>
          <table:table-cell office:value-type="string" calcext:value-type="string">
            <text:p>Pytanie 3</text:p>
          </table:table-cell>
          <table:table-cell table:formula="of:=COUNTIF([.C2:.C981];&quot;=3&quot;)" office:value-type="float" office:value="153" calcext:value-type="float">
            <text:p>153</text:p>
          </table:table-cell>
          <table:table-cell table:formula="of:=COUNTIF([.$I$2:.$I$981];&quot;3A&quot;)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ROUND([.L3]/[.K3];3)" office:value-type="float" office:value="0.308" calcext:value-type="float">
            <text:p>0,308</text:p>
          </table:table-cell>
        </table:table-row>
        <table:table-row table:style-name="ro1">
          <table:table-cell office:value-type="float" office:value="543967501" calcext:value-type="float">
            <text:p>543967501</text:p>
          </table:table-cell>
          <table:table-cell office:value-type="date" office:date-value="2017-06-01T18:09:00" calcext:value-type="date">
            <text:p>2017-06-01 18:09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5])&gt;=16;HOUR([.B5])&lt;=17))" office:value-type="boolean" office:boolean-value="false" calcext:value-type="boolean">
            <text:p>FAŁSZ</text:p>
          </table:table-cell>
          <table:table-cell/>
          <table:table-cell table:formula="of:=IF(OR(WEEKDAY([.B5])=6;WEEKDAY([.B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];[.D5])" office:value-type="string" office:string-value="2A" calcext:value-type="string">
            <text:p>2A</text:p>
          </table:table-cell>
          <table:table-cell office:value-type="string" calcext:value-type="string">
            <text:p>Pytanie 4</text:p>
          </table:table-cell>
          <table:table-cell table:formula="of:=COUNTIF([.C2:.C981];&quot;=4&quot;)" office:value-type="float" office:value="173" calcext:value-type="float">
            <text:p>173</text:p>
          </table:table-cell>
          <table:table-cell table:formula="of:=COUNTIF([.$I$2:.$I$981];&quot;4B&quot;)"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ROUND([.L4]/[.K4];3)" office:value-type="float" office:value="0.255" calcext:value-type="float">
            <text:p>0,255</text:p>
          </table:table-cell>
        </table:table-row>
        <table:table-row table:style-name="ro1">
          <table:table-cell office:value-type="float" office:value="815057747" calcext:value-type="float">
            <text:p>815057747</text:p>
          </table:table-cell>
          <table:table-cell office:value-type="date" office:date-value="2017-06-01T20:15:00" calcext:value-type="date">
            <text:p>2017-06-01 20:15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6])&gt;=16;HOUR([.B6])&lt;=17))" office:value-type="boolean" office:boolean-value="false" calcext:value-type="boolean">
            <text:p>FAŁSZ</text:p>
          </table:table-cell>
          <table:table-cell/>
          <table:table-cell table:formula="of:=IF(OR(WEEKDAY([.B6])=6;WEEKDAY([.B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];[.D6])" office:value-type="string" office:string-value="5B" calcext:value-type="string">
            <text:p>5B</text:p>
          </table:table-cell>
          <table:table-cell office:value-type="string" calcext:value-type="string">
            <text:p>Pytanie 5</text:p>
          </table:table-cell>
          <table:table-cell table:formula="of:=COUNTIF([.C2:.C981];&quot;=5&quot;)" office:value-type="float" office:value="155" calcext:value-type="float">
            <text:p>155</text:p>
          </table:table-cell>
          <table:table-cell table:formula="of:=COUNTIF([.$I$2:.$I$981];&quot;5C&quot;)"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formula="of:=ROUND([.L5]/[.K5];3)" office:value-type="float" office:value="0.312" calcext:value-type="float">
            <text:p>0,312</text:p>
          </table:table-cell>
        </table:table-row>
        <table:table-row table:style-name="ro1">
          <table:table-cell office:value-type="float" office:value="658486083" calcext:value-type="float">
            <text:p>658486083</text:p>
          </table:table-cell>
          <table:table-cell office:value-type="date" office:date-value="2017-06-01T21:19:00" calcext:value-type="date">
            <text:p>2017-06-01 21:19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7])&gt;=16;HOUR([.B7])&lt;=17))" office:value-type="boolean" office:boolean-value="false" calcext:value-type="boolean">
            <text:p>FAŁSZ</text:p>
          </table:table-cell>
          <table:table-cell/>
          <table:table-cell table:formula="of:=IF(OR(WEEKDAY([.B7])=6;WEEKDAY([.B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];[.D7])" office:value-type="string" office:string-value="5B" calcext:value-type="string">
            <text:p>5B</text:p>
          </table:table-cell>
          <table:table-cell office:value-type="string" calcext:value-type="string">
            <text:p>Pytanie 6</text:p>
          </table:table-cell>
          <table:table-cell table:formula="of:=COUNTIF([.C2:.C981];&quot;=6&quot;)" office:value-type="float" office:value="160" calcext:value-type="float">
            <text:p>160</text:p>
          </table:table-cell>
          <table:table-cell table:formula="of:=COUNTIF([.$I$2:.$I$981];&quot;6A&quot;)"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ROUND([.L6]/[.K6];3)" office:value-type="float" office:value="0.432" calcext:value-type="float">
            <text:p>0,432</text:p>
          </table:table-cell>
        </table:table-row>
        <table:table-row table:style-name="ro1">
          <table:table-cell office:value-type="float" office:value="761645826" calcext:value-type="float">
            <text:p>761645826</text:p>
          </table:table-cell>
          <table:table-cell office:value-type="date" office:date-value="2017-06-01T23:02:00" calcext:value-type="date">
            <text:p>2017-06-01 23:02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8])&gt;=16;HOUR([.B8])&lt;=17))" office:value-type="boolean" office:boolean-value="false" calcext:value-type="boolean">
            <text:p>FAŁSZ</text:p>
          </table:table-cell>
          <table:table-cell/>
          <table:table-cell table:formula="of:=IF(OR(WEEKDAY([.B8])=6;WEEKDAY([.B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];[.D8])" office:value-type="string" office:string-value="1C" calcext:value-type="string">
            <text:p>1C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ROUND([.L7]/[.K7];3)" office:value-type="float" office:value="0.288" calcext:value-type="float">
            <text:p>0,288</text:p>
          </table:table-cell>
        </table:table-row>
        <table:table-row table:style-name="ro1">
          <table:table-cell office:value-type="float" office:value="474633859" calcext:value-type="float">
            <text:p>474633859</text:p>
          </table:table-cell>
          <table:table-cell office:value-type="date" office:date-value="2017-06-01T23:28:00" calcext:value-type="date">
            <text:p>2017-06-01 23:28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9])&gt;=16;HOUR([.B9])&lt;=17))" office:value-type="boolean" office:boolean-value="false" calcext:value-type="boolean">
            <text:p>FAŁSZ</text:p>
          </table:table-cell>
          <table:table-cell/>
          <table:table-cell table:formula="of:=IF(OR(WEEKDAY([.B9])=6;WEEKDAY([.B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];[.D9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523809386" calcext:value-type="float">
            <text:p>523809386</text:p>
          </table:table-cell>
          <table:table-cell office:value-type="date" office:date-value="2017-06-02T00:29:00" calcext:value-type="date">
            <text:p>2017-06-02 00:29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10])&gt;=16;HOUR([.B10])&lt;=17))" office:value-type="boolean" office:boolean-value="false" calcext:value-type="boolean">
            <text:p>FAŁSZ</text:p>
          </table:table-cell>
          <table:table-cell/>
          <table:table-cell table:formula="of:=IF(OR(WEEKDAY([.B10])=6;WEEKDAY([.B10])=7))" office:value-type="boolean" office:boolean-value="true" calcext:value-type="boolean">
            <text:p>PRAWDA</text:p>
          </table:table-cell>
          <table:table-cell/>
          <table:table-cell table:formula="of:=COM.MICROSOFT.TEXTJOIN(&quot;&quot;;1;[.C10];[.D10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956870062" calcext:value-type="float">
            <text:p>956870062</text:p>
          </table:table-cell>
          <table:table-cell office:value-type="date" office:date-value="2017-06-02T02:46:00" calcext:value-type="date">
            <text:p>2017-06-02 02:46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11])&gt;=16;HOUR([.B11])&lt;=17))" office:value-type="boolean" office:boolean-value="false" calcext:value-type="boolean">
            <text:p>FAŁSZ</text:p>
          </table:table-cell>
          <table:table-cell/>
          <table:table-cell table:formula="of:=IF(OR(WEEKDAY([.B11])=6;WEEKDAY([.B11])=7))" office:value-type="boolean" office:boolean-value="true" calcext:value-type="boolean">
            <text:p>PRAWDA</text:p>
          </table:table-cell>
          <table:table-cell/>
          <table:table-cell table:formula="of:=COM.MICROSOFT.TEXTJOIN(&quot;&quot;;1;[.C11];[.D11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708776804" calcext:value-type="float">
            <text:p>708776804</text:p>
          </table:table-cell>
          <table:table-cell office:value-type="date" office:date-value="2017-06-02T03:29:00" calcext:value-type="date">
            <text:p>2017-06-02 03:29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12])&gt;=16;HOUR([.B12])&lt;=17))" office:value-type="boolean" office:boolean-value="false" calcext:value-type="boolean">
            <text:p>FAŁSZ</text:p>
          </table:table-cell>
          <table:table-cell/>
          <table:table-cell table:formula="of:=IF(OR(WEEKDAY([.B12])=6;WEEKDAY([.B12])=7))" office:value-type="boolean" office:boolean-value="true" calcext:value-type="boolean">
            <text:p>PRAWDA</text:p>
          </table:table-cell>
          <table:table-cell/>
          <table:table-cell table:formula="of:=COM.MICROSOFT.TEXTJOIN(&quot;&quot;;1;[.C12];[.D12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975764618" calcext:value-type="float">
            <text:p>975764618</text:p>
          </table:table-cell>
          <table:table-cell office:value-type="date" office:date-value="2017-06-02T04:31:00" calcext:value-type="date">
            <text:p>2017-06-02 04:31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13])&gt;=16;HOUR([.B13])&lt;=17))" office:value-type="boolean" office:boolean-value="false" calcext:value-type="boolean">
            <text:p>FAŁSZ</text:p>
          </table:table-cell>
          <table:table-cell/>
          <table:table-cell table:formula="of:=IF(OR(WEEKDAY([.B13])=6;WEEKDAY([.B13])=7))" office:value-type="boolean" office:boolean-value="true" calcext:value-type="boolean">
            <text:p>PRAWDA</text:p>
          </table:table-cell>
          <table:table-cell/>
          <table:table-cell table:formula="of:=COM.MICROSOFT.TEXTJOIN(&quot;&quot;;1;[.C13];[.D13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782343523" calcext:value-type="float">
            <text:p>782343523</text:p>
          </table:table-cell>
          <table:table-cell office:value-type="date" office:date-value="2017-06-02T06:11:00" calcext:value-type="date">
            <text:p>2017-06-02 06:11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14])&gt;=16;HOUR([.B14])&lt;=17))" office:value-type="boolean" office:boolean-value="false" calcext:value-type="boolean">
            <text:p>FAŁSZ</text:p>
          </table:table-cell>
          <table:table-cell/>
          <table:table-cell table:formula="of:=IF(OR(WEEKDAY([.B14])=6;WEEKDAY([.B14])=7))" office:value-type="boolean" office:boolean-value="true" calcext:value-type="boolean">
            <text:p>PRAWDA</text:p>
          </table:table-cell>
          <table:table-cell/>
          <table:table-cell table:formula="of:=COM.MICROSOFT.TEXTJOIN(&quot;&quot;;1;[.C14];[.D14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541031973" calcext:value-type="float">
            <text:p>541031973</text:p>
          </table:table-cell>
          <table:table-cell office:value-type="date" office:date-value="2017-06-02T07:03:00" calcext:value-type="date">
            <text:p>2017-06-02 07:03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15])&gt;=16;HOUR([.B15])&lt;=17))" office:value-type="boolean" office:boolean-value="false" calcext:value-type="boolean">
            <text:p>FAŁSZ</text:p>
          </table:table-cell>
          <table:table-cell/>
          <table:table-cell table:formula="of:=IF(OR(WEEKDAY([.B15])=6;WEEKDAY([.B15])=7))" office:value-type="boolean" office:boolean-value="true" calcext:value-type="boolean">
            <text:p>PRAWDA</text:p>
          </table:table-cell>
          <table:table-cell/>
          <table:table-cell table:formula="of:=COM.MICROSOFT.TEXTJOIN(&quot;&quot;;1;[.C15];[.D15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949410531" calcext:value-type="float">
            <text:p>949410531</text:p>
          </table:table-cell>
          <table:table-cell office:value-type="date" office:date-value="2017-06-02T09:20:00" calcext:value-type="date">
            <text:p>2017-06-02 09:2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16])&gt;=16;HOUR([.B16])&lt;=17))" office:value-type="boolean" office:boolean-value="false" calcext:value-type="boolean">
            <text:p>FAŁSZ</text:p>
          </table:table-cell>
          <table:table-cell/>
          <table:table-cell table:formula="of:=IF(OR(WEEKDAY([.B16])=6;WEEKDAY([.B16])=7))" office:value-type="boolean" office:boolean-value="true" calcext:value-type="boolean">
            <text:p>PRAWDA</text:p>
          </table:table-cell>
          <table:table-cell/>
          <table:table-cell table:formula="of:=COM.MICROSOFT.TEXTJOIN(&quot;&quot;;1;[.C16];[.D16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875806925" calcext:value-type="float">
            <text:p>875806925</text:p>
          </table:table-cell>
          <table:table-cell office:value-type="date" office:date-value="2017-06-02T09:23:00" calcext:value-type="date">
            <text:p>2017-06-02 09:23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17])&gt;=16;HOUR([.B17])&lt;=17))" office:value-type="boolean" office:boolean-value="false" calcext:value-type="boolean">
            <text:p>FAŁSZ</text:p>
          </table:table-cell>
          <table:table-cell/>
          <table:table-cell table:formula="of:=IF(OR(WEEKDAY([.B17])=6;WEEKDAY([.B17])=7))" office:value-type="boolean" office:boolean-value="true" calcext:value-type="boolean">
            <text:p>PRAWDA</text:p>
          </table:table-cell>
          <table:table-cell/>
          <table:table-cell table:formula="of:=COM.MICROSOFT.TEXTJOIN(&quot;&quot;;1;[.C17];[.D17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842000234" calcext:value-type="float">
            <text:p>842000234</text:p>
          </table:table-cell>
          <table:table-cell office:value-type="date" office:date-value="2017-06-02T09:38:00" calcext:value-type="date">
            <text:p>2017-06-02 09:38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18])&gt;=16;HOUR([.B18])&lt;=17))" office:value-type="boolean" office:boolean-value="false" calcext:value-type="boolean">
            <text:p>FAŁSZ</text:p>
          </table:table-cell>
          <table:table-cell/>
          <table:table-cell table:formula="of:=IF(OR(WEEKDAY([.B18])=6;WEEKDAY([.B18])=7))" office:value-type="boolean" office:boolean-value="true" calcext:value-type="boolean">
            <text:p>PRAWDA</text:p>
          </table:table-cell>
          <table:table-cell/>
          <table:table-cell table:formula="of:=COM.MICROSOFT.TEXTJOIN(&quot;&quot;;1;[.C18];[.D18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934478749" calcext:value-type="float">
            <text:p>934478749</text:p>
          </table:table-cell>
          <table:table-cell office:value-type="date" office:date-value="2017-06-02T10:38:00" calcext:value-type="date">
            <text:p>2017-06-02 10:38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19])&gt;=16;HOUR([.B19])&lt;=17))" office:value-type="boolean" office:boolean-value="false" calcext:value-type="boolean">
            <text:p>FAŁSZ</text:p>
          </table:table-cell>
          <table:table-cell/>
          <table:table-cell table:formula="of:=IF(OR(WEEKDAY([.B19])=6;WEEKDAY([.B19])=7))" office:value-type="boolean" office:boolean-value="true" calcext:value-type="boolean">
            <text:p>PRAWDA</text:p>
          </table:table-cell>
          <table:table-cell/>
          <table:table-cell table:formula="of:=COM.MICROSOFT.TEXTJOIN(&quot;&quot;;1;[.C19];[.D19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705547630" calcext:value-type="float">
            <text:p>705547630</text:p>
          </table:table-cell>
          <table:table-cell office:value-type="date" office:date-value="2017-06-02T11:21:00" calcext:value-type="date">
            <text:p>2017-06-02 11:21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20])&gt;=16;HOUR([.B20])&lt;=17))" office:value-type="boolean" office:boolean-value="false" calcext:value-type="boolean">
            <text:p>FAŁSZ</text:p>
          </table:table-cell>
          <table:table-cell/>
          <table:table-cell table:formula="of:=IF(OR(WEEKDAY([.B20])=6;WEEKDAY([.B20])=7))" office:value-type="boolean" office:boolean-value="true" calcext:value-type="boolean">
            <text:p>PRAWDA</text:p>
          </table:table-cell>
          <table:table-cell/>
          <table:table-cell table:formula="of:=COM.MICROSOFT.TEXTJOIN(&quot;&quot;;1;[.C20];[.D20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681634279" calcext:value-type="float">
            <text:p>681634279</text:p>
          </table:table-cell>
          <table:table-cell office:value-type="date" office:date-value="2017-06-02T13:05:00" calcext:value-type="date">
            <text:p>2017-06-02 13:05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21])&gt;=16;HOUR([.B21])&lt;=17))" office:value-type="boolean" office:boolean-value="false" calcext:value-type="boolean">
            <text:p>FAŁSZ</text:p>
          </table:table-cell>
          <table:table-cell/>
          <table:table-cell table:formula="of:=IF(OR(WEEKDAY([.B21])=6;WEEKDAY([.B21])=7))" office:value-type="boolean" office:boolean-value="true" calcext:value-type="boolean">
            <text:p>PRAWDA</text:p>
          </table:table-cell>
          <table:table-cell/>
          <table:table-cell table:formula="of:=COM.MICROSOFT.TEXTJOIN(&quot;&quot;;1;[.C21];[.D21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611917762" calcext:value-type="float">
            <text:p>611917762</text:p>
          </table:table-cell>
          <table:table-cell office:value-type="date" office:date-value="2017-06-02T15:00:00" calcext:value-type="date">
            <text:p>2017-06-02 15: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22])&gt;=16;HOUR([.B22])&lt;=17))" office:value-type="boolean" office:boolean-value="false" calcext:value-type="boolean">
            <text:p>FAŁSZ</text:p>
          </table:table-cell>
          <table:table-cell/>
          <table:table-cell table:formula="of:=IF(OR(WEEKDAY([.B22])=6;WEEKDAY([.B22])=7))" office:value-type="boolean" office:boolean-value="true" calcext:value-type="boolean">
            <text:p>PRAWDA</text:p>
          </table:table-cell>
          <table:table-cell/>
          <table:table-cell table:formula="of:=COM.MICROSOFT.TEXTJOIN(&quot;&quot;;1;[.C22];[.D22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690837654" calcext:value-type="float">
            <text:p>690837654</text:p>
          </table:table-cell>
          <table:table-cell office:value-type="date" office:date-value="2017-06-02T15:03:00" calcext:value-type="date">
            <text:p>2017-06-02 15:03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23])&gt;=16;HOUR([.B23])&lt;=17))" office:value-type="boolean" office:boolean-value="false" calcext:value-type="boolean">
            <text:p>FAŁSZ</text:p>
          </table:table-cell>
          <table:table-cell/>
          <table:table-cell table:formula="of:=IF(OR(WEEKDAY([.B23])=6;WEEKDAY([.B23])=7))" office:value-type="boolean" office:boolean-value="true" calcext:value-type="boolean">
            <text:p>PRAWDA</text:p>
          </table:table-cell>
          <table:table-cell/>
          <table:table-cell table:formula="of:=COM.MICROSOFT.TEXTJOIN(&quot;&quot;;1;[.C23];[.D23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422562723" calcext:value-type="float">
            <text:p>422562723</text:p>
          </table:table-cell>
          <table:table-cell office:value-type="date" office:date-value="2017-06-02T17:17:00" calcext:value-type="date">
            <text:p>2017-06-02 17:17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24])&gt;=16;HOUR([.B24])&lt;=17))" office:value-type="boolean" office:boolean-value="true" calcext:value-type="boolean">
            <text:p>PRAWDA</text:p>
          </table:table-cell>
          <table:table-cell/>
          <table:table-cell table:formula="of:=IF(OR(WEEKDAY([.B24])=6;WEEKDAY([.B24])=7))" office:value-type="boolean" office:boolean-value="true" calcext:value-type="boolean">
            <text:p>PRAWDA</text:p>
          </table:table-cell>
          <table:table-cell/>
          <table:table-cell table:formula="of:=COM.MICROSOFT.TEXTJOIN(&quot;&quot;;1;[.C24];[.D24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580833489" calcext:value-type="float">
            <text:p>580833489</text:p>
          </table:table-cell>
          <table:table-cell office:value-type="date" office:date-value="2017-06-02T17:37:00" calcext:value-type="date">
            <text:p>2017-06-02 17:37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25])&gt;=16;HOUR([.B25])&lt;=17))" office:value-type="boolean" office:boolean-value="true" calcext:value-type="boolean">
            <text:p>PRAWDA</text:p>
          </table:table-cell>
          <table:table-cell/>
          <table:table-cell table:formula="of:=IF(OR(WEEKDAY([.B25])=6;WEEKDAY([.B25])=7))" office:value-type="boolean" office:boolean-value="true" calcext:value-type="boolean">
            <text:p>PRAWDA</text:p>
          </table:table-cell>
          <table:table-cell/>
          <table:table-cell table:formula="of:=COM.MICROSOFT.TEXTJOIN(&quot;&quot;;1;[.C25];[.D25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654692587" calcext:value-type="float">
            <text:p>654692587</text:p>
          </table:table-cell>
          <table:table-cell office:value-type="date" office:date-value="2017-06-02T19:11:00" calcext:value-type="date">
            <text:p>2017-06-02 19:11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26])&gt;=16;HOUR([.B26])&lt;=17))" office:value-type="boolean" office:boolean-value="false" calcext:value-type="boolean">
            <text:p>FAŁSZ</text:p>
          </table:table-cell>
          <table:table-cell/>
          <table:table-cell table:formula="of:=IF(OR(WEEKDAY([.B26])=6;WEEKDAY([.B26])=7))" office:value-type="boolean" office:boolean-value="true" calcext:value-type="boolean">
            <text:p>PRAWDA</text:p>
          </table:table-cell>
          <table:table-cell/>
          <table:table-cell table:formula="of:=COM.MICROSOFT.TEXTJOIN(&quot;&quot;;1;[.C26];[.D26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766256726" calcext:value-type="float">
            <text:p>766256726</text:p>
          </table:table-cell>
          <table:table-cell office:value-type="date" office:date-value="2017-06-02T19:15:00" calcext:value-type="date">
            <text:p>2017-06-02 19:15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27])&gt;=16;HOUR([.B27])&lt;=17))" office:value-type="boolean" office:boolean-value="false" calcext:value-type="boolean">
            <text:p>FAŁSZ</text:p>
          </table:table-cell>
          <table:table-cell/>
          <table:table-cell table:formula="of:=IF(OR(WEEKDAY([.B27])=6;WEEKDAY([.B27])=7))" office:value-type="boolean" office:boolean-value="true" calcext:value-type="boolean">
            <text:p>PRAWDA</text:p>
          </table:table-cell>
          <table:table-cell/>
          <table:table-cell table:formula="of:=COM.MICROSOFT.TEXTJOIN(&quot;&quot;;1;[.C27];[.D27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670582908" calcext:value-type="float">
            <text:p>670582908</text:p>
          </table:table-cell>
          <table:table-cell office:value-type="date" office:date-value="2017-06-02T19:30:00" calcext:value-type="date">
            <text:p>2017-06-02 19:3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28])&gt;=16;HOUR([.B28])&lt;=17))" office:value-type="boolean" office:boolean-value="false" calcext:value-type="boolean">
            <text:p>FAŁSZ</text:p>
          </table:table-cell>
          <table:table-cell/>
          <table:table-cell table:formula="of:=IF(OR(WEEKDAY([.B28])=6;WEEKDAY([.B28])=7))" office:value-type="boolean" office:boolean-value="true" calcext:value-type="boolean">
            <text:p>PRAWDA</text:p>
          </table:table-cell>
          <table:table-cell/>
          <table:table-cell table:formula="of:=COM.MICROSOFT.TEXTJOIN(&quot;&quot;;1;[.C28];[.D28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495291166" calcext:value-type="float">
            <text:p>495291166</text:p>
          </table:table-cell>
          <table:table-cell office:value-type="date" office:date-value="2017-06-02T20:23:00" calcext:value-type="date">
            <text:p>2017-06-02 20:23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29])&gt;=16;HOUR([.B29])&lt;=17))" office:value-type="boolean" office:boolean-value="false" calcext:value-type="boolean">
            <text:p>FAŁSZ</text:p>
          </table:table-cell>
          <table:table-cell/>
          <table:table-cell table:formula="of:=IF(OR(WEEKDAY([.B29])=6;WEEKDAY([.B29])=7))" office:value-type="boolean" office:boolean-value="true" calcext:value-type="boolean">
            <text:p>PRAWDA</text:p>
          </table:table-cell>
          <table:table-cell/>
          <table:table-cell table:formula="of:=COM.MICROSOFT.TEXTJOIN(&quot;&quot;;1;[.C29];[.D29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456754712" calcext:value-type="float">
            <text:p>456754712</text:p>
          </table:table-cell>
          <table:table-cell office:value-type="date" office:date-value="2017-06-02T22:12:00" calcext:value-type="date">
            <text:p>2017-06-02 22:12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30])&gt;=16;HOUR([.B30])&lt;=17))" office:value-type="boolean" office:boolean-value="false" calcext:value-type="boolean">
            <text:p>FAŁSZ</text:p>
          </table:table-cell>
          <table:table-cell/>
          <table:table-cell table:formula="of:=IF(OR(WEEKDAY([.B30])=6;WEEKDAY([.B30])=7))" office:value-type="boolean" office:boolean-value="true" calcext:value-type="boolean">
            <text:p>PRAWDA</text:p>
          </table:table-cell>
          <table:table-cell/>
          <table:table-cell table:formula="of:=COM.MICROSOFT.TEXTJOIN(&quot;&quot;;1;[.C30];[.D30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479537587" calcext:value-type="float">
            <text:p>479537587</text:p>
          </table:table-cell>
          <table:table-cell office:value-type="date" office:date-value="2017-06-03T00:36:00" calcext:value-type="date">
            <text:p>2017-06-03 00:36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31])&gt;=16;HOUR([.B31])&lt;=17))" office:value-type="boolean" office:boolean-value="false" calcext:value-type="boolean">
            <text:p>FAŁSZ</text:p>
          </table:table-cell>
          <table:table-cell/>
          <table:table-cell table:formula="of:=IF(OR(WEEKDAY([.B31])=6;WEEKDAY([.B31])=7))" office:value-type="boolean" office:boolean-value="true" calcext:value-type="boolean">
            <text:p>PRAWDA</text:p>
          </table:table-cell>
          <table:table-cell/>
          <table:table-cell table:formula="of:=COM.MICROSOFT.TEXTJOIN(&quot;&quot;;1;[.C31];[.D31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421153691" calcext:value-type="float">
            <text:p>421153691</text:p>
          </table:table-cell>
          <table:table-cell office:value-type="date" office:date-value="2017-06-03T00:50:00" calcext:value-type="date">
            <text:p>2017-06-03 00:5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32])&gt;=16;HOUR([.B32])&lt;=17))" office:value-type="boolean" office:boolean-value="false" calcext:value-type="boolean">
            <text:p>FAŁSZ</text:p>
          </table:table-cell>
          <table:table-cell/>
          <table:table-cell table:formula="of:=IF(OR(WEEKDAY([.B32])=6;WEEKDAY([.B32])=7))" office:value-type="boolean" office:boolean-value="true" calcext:value-type="boolean">
            <text:p>PRAWDA</text:p>
          </table:table-cell>
          <table:table-cell/>
          <table:table-cell table:formula="of:=COM.MICROSOFT.TEXTJOIN(&quot;&quot;;1;[.C32];[.D32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511191374" calcext:value-type="float">
            <text:p>511191374</text:p>
          </table:table-cell>
          <table:table-cell office:value-type="date" office:date-value="2017-06-03T01:24:00" calcext:value-type="date">
            <text:p>2017-06-03 01:24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33])&gt;=16;HOUR([.B33])&lt;=17))" office:value-type="boolean" office:boolean-value="false" calcext:value-type="boolean">
            <text:p>FAŁSZ</text:p>
          </table:table-cell>
          <table:table-cell/>
          <table:table-cell table:formula="of:=IF(OR(WEEKDAY([.B33])=6;WEEKDAY([.B33])=7))" office:value-type="boolean" office:boolean-value="true" calcext:value-type="boolean">
            <text:p>PRAWDA</text:p>
          </table:table-cell>
          <table:table-cell/>
          <table:table-cell table:formula="of:=COM.MICROSOFT.TEXTJOIN(&quot;&quot;;1;[.C33];[.D33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546989206" calcext:value-type="float">
            <text:p>546989206</text:p>
          </table:table-cell>
          <table:table-cell office:value-type="date" office:date-value="2017-06-03T02:57:00" calcext:value-type="date">
            <text:p>2017-06-03 02:57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34])&gt;=16;HOUR([.B34])&lt;=17))" office:value-type="boolean" office:boolean-value="false" calcext:value-type="boolean">
            <text:p>FAŁSZ</text:p>
          </table:table-cell>
          <table:table-cell/>
          <table:table-cell table:formula="of:=IF(OR(WEEKDAY([.B34])=6;WEEKDAY([.B34])=7))" office:value-type="boolean" office:boolean-value="true" calcext:value-type="boolean">
            <text:p>PRAWDA</text:p>
          </table:table-cell>
          <table:table-cell/>
          <table:table-cell table:formula="of:=COM.MICROSOFT.TEXTJOIN(&quot;&quot;;1;[.C34];[.D34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684852681" calcext:value-type="float">
            <text:p>684852681</text:p>
          </table:table-cell>
          <table:table-cell office:value-type="date" office:date-value="2017-06-03T04:07:00" calcext:value-type="date">
            <text:p>2017-06-03 04:07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35])&gt;=16;HOUR([.B35])&lt;=17))" office:value-type="boolean" office:boolean-value="false" calcext:value-type="boolean">
            <text:p>FAŁSZ</text:p>
          </table:table-cell>
          <table:table-cell/>
          <table:table-cell table:formula="of:=IF(OR(WEEKDAY([.B35])=6;WEEKDAY([.B35])=7))" office:value-type="boolean" office:boolean-value="true" calcext:value-type="boolean">
            <text:p>PRAWDA</text:p>
          </table:table-cell>
          <table:table-cell/>
          <table:table-cell table:formula="of:=COM.MICROSOFT.TEXTJOIN(&quot;&quot;;1;[.C35];[.D35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906605372" calcext:value-type="float">
            <text:p>906605372</text:p>
          </table:table-cell>
          <table:table-cell office:value-type="date" office:date-value="2017-06-03T04:21:00" calcext:value-type="date">
            <text:p>2017-06-03 04:21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36])&gt;=16;HOUR([.B36])&lt;=17))" office:value-type="boolean" office:boolean-value="false" calcext:value-type="boolean">
            <text:p>FAŁSZ</text:p>
          </table:table-cell>
          <table:table-cell/>
          <table:table-cell table:formula="of:=IF(OR(WEEKDAY([.B36])=6;WEEKDAY([.B36])=7))" office:value-type="boolean" office:boolean-value="true" calcext:value-type="boolean">
            <text:p>PRAWDA</text:p>
          </table:table-cell>
          <table:table-cell/>
          <table:table-cell table:formula="of:=COM.MICROSOFT.TEXTJOIN(&quot;&quot;;1;[.C36];[.D36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456754712" calcext:value-type="float">
            <text:p>456754712</text:p>
          </table:table-cell>
          <table:table-cell office:value-type="date" office:date-value="2017-06-03T05:15:00" calcext:value-type="date">
            <text:p>2017-06-03 05:15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37])&gt;=16;HOUR([.B37])&lt;=17))" office:value-type="boolean" office:boolean-value="false" calcext:value-type="boolean">
            <text:p>FAŁSZ</text:p>
          </table:table-cell>
          <table:table-cell/>
          <table:table-cell table:formula="of:=IF(OR(WEEKDAY([.B37])=6;WEEKDAY([.B37])=7))" office:value-type="boolean" office:boolean-value="true" calcext:value-type="boolean">
            <text:p>PRAWDA</text:p>
          </table:table-cell>
          <table:table-cell/>
          <table:table-cell table:formula="of:=COM.MICROSOFT.TEXTJOIN(&quot;&quot;;1;[.C37];[.D37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479537587" calcext:value-type="float">
            <text:p>479537587</text:p>
          </table:table-cell>
          <table:table-cell office:value-type="date" office:date-value="2017-06-03T07:38:00" calcext:value-type="date">
            <text:p>2017-06-03 07:38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38])&gt;=16;HOUR([.B38])&lt;=17))" office:value-type="boolean" office:boolean-value="false" calcext:value-type="boolean">
            <text:p>FAŁSZ</text:p>
          </table:table-cell>
          <table:table-cell/>
          <table:table-cell table:formula="of:=IF(OR(WEEKDAY([.B38])=6;WEEKDAY([.B38])=7))" office:value-type="boolean" office:boolean-value="true" calcext:value-type="boolean">
            <text:p>PRAWDA</text:p>
          </table:table-cell>
          <table:table-cell/>
          <table:table-cell table:formula="of:=COM.MICROSOFT.TEXTJOIN(&quot;&quot;;1;[.C38];[.D38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421153691" calcext:value-type="float">
            <text:p>421153691</text:p>
          </table:table-cell>
          <table:table-cell office:value-type="date" office:date-value="2017-06-03T09:52:00" calcext:value-type="date">
            <text:p>2017-06-03 09:5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39])&gt;=16;HOUR([.B39])&lt;=17))" office:value-type="boolean" office:boolean-value="false" calcext:value-type="boolean">
            <text:p>FAŁSZ</text:p>
          </table:table-cell>
          <table:table-cell/>
          <table:table-cell table:formula="of:=IF(OR(WEEKDAY([.B39])=6;WEEKDAY([.B39])=7))" office:value-type="boolean" office:boolean-value="true" calcext:value-type="boolean">
            <text:p>PRAWDA</text:p>
          </table:table-cell>
          <table:table-cell/>
          <table:table-cell table:formula="of:=COM.MICROSOFT.TEXTJOIN(&quot;&quot;;1;[.C39];[.D39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546989206" calcext:value-type="float">
            <text:p>546989206</text:p>
          </table:table-cell>
          <table:table-cell office:value-type="date" office:date-value="2017-06-03T12:23:00" calcext:value-type="date">
            <text:p>2017-06-03 12:23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40])&gt;=16;HOUR([.B40])&lt;=17))" office:value-type="boolean" office:boolean-value="false" calcext:value-type="boolean">
            <text:p>FAŁSZ</text:p>
          </table:table-cell>
          <table:table-cell/>
          <table:table-cell table:formula="of:=IF(OR(WEEKDAY([.B40])=6;WEEKDAY([.B40])=7))" office:value-type="boolean" office:boolean-value="true" calcext:value-type="boolean">
            <text:p>PRAWDA</text:p>
          </table:table-cell>
          <table:table-cell/>
          <table:table-cell table:formula="of:=COM.MICROSOFT.TEXTJOIN(&quot;&quot;;1;[.C40];[.D40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684852681" calcext:value-type="float">
            <text:p>684852681</text:p>
          </table:table-cell>
          <table:table-cell office:value-type="date" office:date-value="2017-06-03T13:23:00" calcext:value-type="date">
            <text:p>2017-06-03 13:23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41])&gt;=16;HOUR([.B41])&lt;=17))" office:value-type="boolean" office:boolean-value="false" calcext:value-type="boolean">
            <text:p>FAŁSZ</text:p>
          </table:table-cell>
          <table:table-cell/>
          <table:table-cell table:formula="of:=IF(OR(WEEKDAY([.B41])=6;WEEKDAY([.B41])=7))" office:value-type="boolean" office:boolean-value="true" calcext:value-type="boolean">
            <text:p>PRAWDA</text:p>
          </table:table-cell>
          <table:table-cell/>
          <table:table-cell table:formula="of:=COM.MICROSOFT.TEXTJOIN(&quot;&quot;;1;[.C41];[.D41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456754712" calcext:value-type="float">
            <text:p>456754712</text:p>
          </table:table-cell>
          <table:table-cell office:value-type="date" office:date-value="2017-06-03T14:42:00" calcext:value-type="date">
            <text:p>2017-06-03 14:42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42])&gt;=16;HOUR([.B42])&lt;=17))" office:value-type="boolean" office:boolean-value="false" calcext:value-type="boolean">
            <text:p>FAŁSZ</text:p>
          </table:table-cell>
          <table:table-cell/>
          <table:table-cell table:formula="of:=IF(OR(WEEKDAY([.B42])=6;WEEKDAY([.B42])=7))" office:value-type="boolean" office:boolean-value="true" calcext:value-type="boolean">
            <text:p>PRAWDA</text:p>
          </table:table-cell>
          <table:table-cell/>
          <table:table-cell table:formula="of:=COM.MICROSOFT.TEXTJOIN(&quot;&quot;;1;[.C42];[.D42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479537587" calcext:value-type="float">
            <text:p>479537587</text:p>
          </table:table-cell>
          <table:table-cell office:value-type="date" office:date-value="2017-06-03T16:13:00" calcext:value-type="date">
            <text:p>2017-06-03 16:13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43])&gt;=16;HOUR([.B43])&lt;=17))" office:value-type="boolean" office:boolean-value="true" calcext:value-type="boolean">
            <text:p>PRAWDA</text:p>
          </table:table-cell>
          <table:table-cell/>
          <table:table-cell table:formula="of:=IF(OR(WEEKDAY([.B43])=6;WEEKDAY([.B43])=7))" office:value-type="boolean" office:boolean-value="true" calcext:value-type="boolean">
            <text:p>PRAWDA</text:p>
          </table:table-cell>
          <table:table-cell/>
          <table:table-cell table:formula="of:=COM.MICROSOFT.TEXTJOIN(&quot;&quot;;1;[.C43];[.D43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546989206" calcext:value-type="float">
            <text:p>546989206</text:p>
          </table:table-cell>
          <table:table-cell office:value-type="date" office:date-value="2017-06-03T17:03:00" calcext:value-type="date">
            <text:p>2017-06-03 17:03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44])&gt;=16;HOUR([.B44])&lt;=17))" office:value-type="boolean" office:boolean-value="true" calcext:value-type="boolean">
            <text:p>PRAWDA</text:p>
          </table:table-cell>
          <table:table-cell/>
          <table:table-cell table:formula="of:=IF(OR(WEEKDAY([.B44])=6;WEEKDAY([.B44])=7))" office:value-type="boolean" office:boolean-value="true" calcext:value-type="boolean">
            <text:p>PRAWDA</text:p>
          </table:table-cell>
          <table:table-cell/>
          <table:table-cell table:formula="of:=COM.MICROSOFT.TEXTJOIN(&quot;&quot;;1;[.C44];[.D44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684852681" calcext:value-type="float">
            <text:p>684852681</text:p>
          </table:table-cell>
          <table:table-cell office:value-type="date" office:date-value="2017-06-03T17:11:00" calcext:value-type="date">
            <text:p>2017-06-03 17:11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45])&gt;=16;HOUR([.B45])&lt;=17))" office:value-type="boolean" office:boolean-value="true" calcext:value-type="boolean">
            <text:p>PRAWDA</text:p>
          </table:table-cell>
          <table:table-cell/>
          <table:table-cell table:formula="of:=IF(OR(WEEKDAY([.B45])=6;WEEKDAY([.B45])=7))" office:value-type="boolean" office:boolean-value="true" calcext:value-type="boolean">
            <text:p>PRAWDA</text:p>
          </table:table-cell>
          <table:table-cell/>
          <table:table-cell table:formula="of:=COM.MICROSOFT.TEXTJOIN(&quot;&quot;;1;[.C45];[.D45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489123784" calcext:value-type="float">
            <text:p>489123784</text:p>
          </table:table-cell>
          <table:table-cell office:value-type="date" office:date-value="2017-06-03T18:26:00" calcext:value-type="date">
            <text:p>2017-06-03 18:26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46])&gt;=16;HOUR([.B46])&lt;=17))" office:value-type="boolean" office:boolean-value="false" calcext:value-type="boolean">
            <text:p>FAŁSZ</text:p>
          </table:table-cell>
          <table:table-cell/>
          <table:table-cell table:formula="of:=IF(OR(WEEKDAY([.B46])=6;WEEKDAY([.B46])=7))" office:value-type="boolean" office:boolean-value="true" calcext:value-type="boolean">
            <text:p>PRAWDA</text:p>
          </table:table-cell>
          <table:table-cell/>
          <table:table-cell table:formula="of:=COM.MICROSOFT.TEXTJOIN(&quot;&quot;;1;[.C46];[.D46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689990038" calcext:value-type="float">
            <text:p>689990038</text:p>
          </table:table-cell>
          <table:table-cell office:value-type="date" office:date-value="2017-06-03T19:41:00" calcext:value-type="date">
            <text:p>2017-06-03 19:41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47])&gt;=16;HOUR([.B47])&lt;=17))" office:value-type="boolean" office:boolean-value="false" calcext:value-type="boolean">
            <text:p>FAŁSZ</text:p>
          </table:table-cell>
          <table:table-cell/>
          <table:table-cell table:formula="of:=IF(OR(WEEKDAY([.B47])=6;WEEKDAY([.B47])=7))" office:value-type="boolean" office:boolean-value="true" calcext:value-type="boolean">
            <text:p>PRAWDA</text:p>
          </table:table-cell>
          <table:table-cell/>
          <table:table-cell table:formula="of:=COM.MICROSOFT.TEXTJOIN(&quot;&quot;;1;[.C47];[.D47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966520497" calcext:value-type="float">
            <text:p>966520497</text:p>
          </table:table-cell>
          <table:table-cell office:value-type="date" office:date-value="2017-06-03T20:59:00" calcext:value-type="date">
            <text:p>2017-06-03 20:59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48])&gt;=16;HOUR([.B48])&lt;=17))" office:value-type="boolean" office:boolean-value="false" calcext:value-type="boolean">
            <text:p>FAŁSZ</text:p>
          </table:table-cell>
          <table:table-cell/>
          <table:table-cell table:formula="of:=IF(OR(WEEKDAY([.B48])=6;WEEKDAY([.B48])=7))" office:value-type="boolean" office:boolean-value="true" calcext:value-type="boolean">
            <text:p>PRAWDA</text:p>
          </table:table-cell>
          <table:table-cell/>
          <table:table-cell table:formula="of:=COM.MICROSOFT.TEXTJOIN(&quot;&quot;;1;[.C48];[.D48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808560549" calcext:value-type="float">
            <text:p>808560549</text:p>
          </table:table-cell>
          <table:table-cell office:value-type="date" office:date-value="2017-06-03T21:43:00" calcext:value-type="date">
            <text:p>2017-06-03 21:43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49])&gt;=16;HOUR([.B49])&lt;=17))" office:value-type="boolean" office:boolean-value="false" calcext:value-type="boolean">
            <text:p>FAŁSZ</text:p>
          </table:table-cell>
          <table:table-cell/>
          <table:table-cell table:formula="of:=IF(OR(WEEKDAY([.B49])=6;WEEKDAY([.B49])=7))" office:value-type="boolean" office:boolean-value="true" calcext:value-type="boolean">
            <text:p>PRAWDA</text:p>
          </table:table-cell>
          <table:table-cell/>
          <table:table-cell table:formula="of:=COM.MICROSOFT.TEXTJOIN(&quot;&quot;;1;[.C49];[.D49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499609636" calcext:value-type="float">
            <text:p>499609636</text:p>
          </table:table-cell>
          <table:table-cell office:value-type="date" office:date-value="2017-06-03T21:48:00" calcext:value-type="date">
            <text:p>2017-06-03 21:48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50])&gt;=16;HOUR([.B50])&lt;=17))" office:value-type="boolean" office:boolean-value="false" calcext:value-type="boolean">
            <text:p>FAŁSZ</text:p>
          </table:table-cell>
          <table:table-cell/>
          <table:table-cell table:formula="of:=IF(OR(WEEKDAY([.B50])=6;WEEKDAY([.B50])=7))" office:value-type="boolean" office:boolean-value="true" calcext:value-type="boolean">
            <text:p>PRAWDA</text:p>
          </table:table-cell>
          <table:table-cell/>
          <table:table-cell table:formula="of:=COM.MICROSOFT.TEXTJOIN(&quot;&quot;;1;[.C50];[.D50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529069571" calcext:value-type="float">
            <text:p>529069571</text:p>
          </table:table-cell>
          <table:table-cell office:value-type="date" office:date-value="2017-06-04T00:06:00" calcext:value-type="date">
            <text:p>2017-06-04 00:06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51])&gt;=16;HOUR([.B51])&lt;=17))" office:value-type="boolean" office:boolean-value="false" calcext:value-type="boolean">
            <text:p>FAŁSZ</text:p>
          </table:table-cell>
          <table:table-cell/>
          <table:table-cell table:formula="of:=IF(OR(WEEKDAY([.B51])=6;WEEKDAY([.B5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1];[.D51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735284701" calcext:value-type="float">
            <text:p>735284701</text:p>
          </table:table-cell>
          <table:table-cell office:value-type="date" office:date-value="2017-06-04T01:40:00" calcext:value-type="date">
            <text:p>2017-06-04 01:4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52])&gt;=16;HOUR([.B52])&lt;=17))" office:value-type="boolean" office:boolean-value="false" calcext:value-type="boolean">
            <text:p>FAŁSZ</text:p>
          </table:table-cell>
          <table:table-cell/>
          <table:table-cell table:formula="of:=IF(OR(WEEKDAY([.B52])=6;WEEKDAY([.B5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2];[.D52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798064543" calcext:value-type="float">
            <text:p>798064543</text:p>
          </table:table-cell>
          <table:table-cell office:value-type="date" office:date-value="2017-06-04T01:49:00" calcext:value-type="date">
            <text:p>2017-06-04 01:49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53])&gt;=16;HOUR([.B53])&lt;=17))" office:value-type="boolean" office:boolean-value="false" calcext:value-type="boolean">
            <text:p>FAŁSZ</text:p>
          </table:table-cell>
          <table:table-cell/>
          <table:table-cell table:formula="of:=IF(OR(WEEKDAY([.B53])=6;WEEKDAY([.B5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3];[.D53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435583833" calcext:value-type="float">
            <text:p>435583833</text:p>
          </table:table-cell>
          <table:table-cell office:value-type="date" office:date-value="2017-06-04T03:53:00" calcext:value-type="date">
            <text:p>2017-06-04 03:53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54])&gt;=16;HOUR([.B54])&lt;=17))" office:value-type="boolean" office:boolean-value="false" calcext:value-type="boolean">
            <text:p>FAŁSZ</text:p>
          </table:table-cell>
          <table:table-cell/>
          <table:table-cell table:formula="of:=IF(OR(WEEKDAY([.B54])=6;WEEKDAY([.B5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4];[.D54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500093166" calcext:value-type="float">
            <text:p>500093166</text:p>
          </table:table-cell>
          <table:table-cell office:value-type="date" office:date-value="2017-06-04T04:13:00" calcext:value-type="date">
            <text:p>2017-06-04 04:13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55])&gt;=16;HOUR([.B55])&lt;=17))" office:value-type="boolean" office:boolean-value="false" calcext:value-type="boolean">
            <text:p>FAŁSZ</text:p>
          </table:table-cell>
          <table:table-cell/>
          <table:table-cell table:formula="of:=IF(OR(WEEKDAY([.B55])=6;WEEKDAY([.B5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5];[.D55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543967501" calcext:value-type="float">
            <text:p>543967501</text:p>
          </table:table-cell>
          <table:table-cell office:value-type="date" office:date-value="2017-06-04T06:36:00" calcext:value-type="date">
            <text:p>2017-06-04 06:36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56])&gt;=16;HOUR([.B56])&lt;=17))" office:value-type="boolean" office:boolean-value="false" calcext:value-type="boolean">
            <text:p>FAŁSZ</text:p>
          </table:table-cell>
          <table:table-cell/>
          <table:table-cell table:formula="of:=IF(OR(WEEKDAY([.B56])=6;WEEKDAY([.B5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6];[.D56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815057747" calcext:value-type="float">
            <text:p>815057747</text:p>
          </table:table-cell>
          <table:table-cell office:value-type="date" office:date-value="2017-06-04T07:27:00" calcext:value-type="date">
            <text:p>2017-06-04 07:27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57])&gt;=16;HOUR([.B57])&lt;=17))" office:value-type="boolean" office:boolean-value="false" calcext:value-type="boolean">
            <text:p>FAŁSZ</text:p>
          </table:table-cell>
          <table:table-cell/>
          <table:table-cell table:formula="of:=IF(OR(WEEKDAY([.B57])=6;WEEKDAY([.B5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7];[.D57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658486083" calcext:value-type="float">
            <text:p>658486083</text:p>
          </table:table-cell>
          <table:table-cell office:value-type="date" office:date-value="2017-06-04T09:06:00" calcext:value-type="date">
            <text:p>2017-06-04 09:06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58])&gt;=16;HOUR([.B58])&lt;=17))" office:value-type="boolean" office:boolean-value="false" calcext:value-type="boolean">
            <text:p>FAŁSZ</text:p>
          </table:table-cell>
          <table:table-cell/>
          <table:table-cell table:formula="of:=IF(OR(WEEKDAY([.B58])=6;WEEKDAY([.B5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8];[.D58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761645826" calcext:value-type="float">
            <text:p>761645826</text:p>
          </table:table-cell>
          <table:table-cell office:value-type="date" office:date-value="2017-06-04T10:51:00" calcext:value-type="date">
            <text:p>2017-06-04 10:51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59])&gt;=16;HOUR([.B59])&lt;=17))" office:value-type="boolean" office:boolean-value="false" calcext:value-type="boolean">
            <text:p>FAŁSZ</text:p>
          </table:table-cell>
          <table:table-cell/>
          <table:table-cell table:formula="of:=IF(OR(WEEKDAY([.B59])=6;WEEKDAY([.B5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9];[.D59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474633859" calcext:value-type="float">
            <text:p>474633859</text:p>
          </table:table-cell>
          <table:table-cell office:value-type="date" office:date-value="2017-06-04T10:58:00" calcext:value-type="date">
            <text:p>2017-06-04 10:58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60])&gt;=16;HOUR([.B60])&lt;=17))" office:value-type="boolean" office:boolean-value="false" calcext:value-type="boolean">
            <text:p>FAŁSZ</text:p>
          </table:table-cell>
          <table:table-cell/>
          <table:table-cell table:formula="of:=IF(OR(WEEKDAY([.B60])=6;WEEKDAY([.B6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0];[.D60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523809386" calcext:value-type="float">
            <text:p>523809386</text:p>
          </table:table-cell>
          <table:table-cell office:value-type="date" office:date-value="2017-06-04T11:24:00" calcext:value-type="date">
            <text:p>2017-06-04 11:24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61])&gt;=16;HOUR([.B61])&lt;=17))" office:value-type="boolean" office:boolean-value="false" calcext:value-type="boolean">
            <text:p>FAŁSZ</text:p>
          </table:table-cell>
          <table:table-cell/>
          <table:table-cell table:formula="of:=IF(OR(WEEKDAY([.B61])=6;WEEKDAY([.B6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1];[.D61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956870062" calcext:value-type="float">
            <text:p>956870062</text:p>
          </table:table-cell>
          <table:table-cell office:value-type="date" office:date-value="2017-06-04T11:58:00" calcext:value-type="date">
            <text:p>2017-06-04 11:58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62])&gt;=16;HOUR([.B62])&lt;=17))" office:value-type="boolean" office:boolean-value="false" calcext:value-type="boolean">
            <text:p>FAŁSZ</text:p>
          </table:table-cell>
          <table:table-cell/>
          <table:table-cell table:formula="of:=IF(OR(WEEKDAY([.B62])=6;WEEKDAY([.B6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2];[.D62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708776804" calcext:value-type="float">
            <text:p>708776804</text:p>
          </table:table-cell>
          <table:table-cell office:value-type="date" office:date-value="2017-06-04T14:08:00" calcext:value-type="date">
            <text:p>2017-06-04 14:08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63])&gt;=16;HOUR([.B63])&lt;=17))" office:value-type="boolean" office:boolean-value="false" calcext:value-type="boolean">
            <text:p>FAŁSZ</text:p>
          </table:table-cell>
          <table:table-cell/>
          <table:table-cell table:formula="of:=IF(OR(WEEKDAY([.B63])=6;WEEKDAY([.B6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3];[.D63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975764618" calcext:value-type="float">
            <text:p>975764618</text:p>
          </table:table-cell>
          <table:table-cell office:value-type="date" office:date-value="2017-06-04T15:00:00" calcext:value-type="date">
            <text:p>2017-06-04 15: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64])&gt;=16;HOUR([.B64])&lt;=17))" office:value-type="boolean" office:boolean-value="false" calcext:value-type="boolean">
            <text:p>FAŁSZ</text:p>
          </table:table-cell>
          <table:table-cell/>
          <table:table-cell table:formula="of:=IF(OR(WEEKDAY([.B64])=6;WEEKDAY([.B6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4];[.D64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782343523" calcext:value-type="float">
            <text:p>782343523</text:p>
          </table:table-cell>
          <table:table-cell office:value-type="date" office:date-value="2017-06-04T16:16:00" calcext:value-type="date">
            <text:p>2017-06-04 16:16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65])&gt;=16;HOUR([.B65])&lt;=17))" office:value-type="boolean" office:boolean-value="true" calcext:value-type="boolean">
            <text:p>PRAWDA</text:p>
          </table:table-cell>
          <table:table-cell/>
          <table:table-cell table:formula="of:=IF(OR(WEEKDAY([.B65])=6;WEEKDAY([.B6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5];[.D65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541031973" calcext:value-type="float">
            <text:p>541031973</text:p>
          </table:table-cell>
          <table:table-cell office:value-type="date" office:date-value="2017-06-04T16:51:00" calcext:value-type="date">
            <text:p>2017-06-04 16:51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66])&gt;=16;HOUR([.B66])&lt;=17))" office:value-type="boolean" office:boolean-value="true" calcext:value-type="boolean">
            <text:p>PRAWDA</text:p>
          </table:table-cell>
          <table:table-cell/>
          <table:table-cell table:formula="of:=IF(OR(WEEKDAY([.B66])=6;WEEKDAY([.B6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6];[.D66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949410531" calcext:value-type="float">
            <text:p>949410531</text:p>
          </table:table-cell>
          <table:table-cell office:value-type="date" office:date-value="2017-06-04T18:46:00" calcext:value-type="date">
            <text:p>2017-06-04 18:46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67])&gt;=16;HOUR([.B67])&lt;=17))" office:value-type="boolean" office:boolean-value="false" calcext:value-type="boolean">
            <text:p>FAŁSZ</text:p>
          </table:table-cell>
          <table:table-cell/>
          <table:table-cell table:formula="of:=IF(OR(WEEKDAY([.B67])=6;WEEKDAY([.B6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7];[.D67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875806925" calcext:value-type="float">
            <text:p>875806925</text:p>
          </table:table-cell>
          <table:table-cell office:value-type="date" office:date-value="2017-06-04T20:29:00" calcext:value-type="date">
            <text:p>2017-06-04 20:29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68])&gt;=16;HOUR([.B68])&lt;=17))" office:value-type="boolean" office:boolean-value="false" calcext:value-type="boolean">
            <text:p>FAŁSZ</text:p>
          </table:table-cell>
          <table:table-cell/>
          <table:table-cell table:formula="of:=IF(OR(WEEKDAY([.B68])=6;WEEKDAY([.B6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8];[.D68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842000234" calcext:value-type="float">
            <text:p>842000234</text:p>
          </table:table-cell>
          <table:table-cell office:value-type="date" office:date-value="2017-06-04T22:15:00" calcext:value-type="date">
            <text:p>2017-06-04 22:15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69])&gt;=16;HOUR([.B69])&lt;=17))" office:value-type="boolean" office:boolean-value="false" calcext:value-type="boolean">
            <text:p>FAŁSZ</text:p>
          </table:table-cell>
          <table:table-cell/>
          <table:table-cell table:formula="of:=IF(OR(WEEKDAY([.B69])=6;WEEKDAY([.B6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9];[.D69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934478749" calcext:value-type="float">
            <text:p>934478749</text:p>
          </table:table-cell>
          <table:table-cell office:value-type="date" office:date-value="2017-06-04T23:21:00" calcext:value-type="date">
            <text:p>2017-06-04 23:21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70])&gt;=16;HOUR([.B70])&lt;=17))" office:value-type="boolean" office:boolean-value="false" calcext:value-type="boolean">
            <text:p>FAŁSZ</text:p>
          </table:table-cell>
          <table:table-cell/>
          <table:table-cell table:formula="of:=IF(OR(WEEKDAY([.B70])=6;WEEKDAY([.B7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0];[.D70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705547630" calcext:value-type="float">
            <text:p>705547630</text:p>
          </table:table-cell>
          <table:table-cell office:value-type="date" office:date-value="2017-06-05T00:02:00" calcext:value-type="date">
            <text:p>2017-06-05 00:02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71])&gt;=16;HOUR([.B71])&lt;=17))" office:value-type="boolean" office:boolean-value="false" calcext:value-type="boolean">
            <text:p>FAŁSZ</text:p>
          </table:table-cell>
          <table:table-cell/>
          <table:table-cell table:formula="of:=IF(OR(WEEKDAY([.B71])=6;WEEKDAY([.B7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1];[.D71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681634279" calcext:value-type="float">
            <text:p>681634279</text:p>
          </table:table-cell>
          <table:table-cell office:value-type="date" office:date-value="2017-06-05T02:19:00" calcext:value-type="date">
            <text:p>2017-06-05 02:19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72])&gt;=16;HOUR([.B72])&lt;=17))" office:value-type="boolean" office:boolean-value="false" calcext:value-type="boolean">
            <text:p>FAŁSZ</text:p>
          </table:table-cell>
          <table:table-cell/>
          <table:table-cell table:formula="of:=IF(OR(WEEKDAY([.B72])=6;WEEKDAY([.B7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2];[.D72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690837654" calcext:value-type="float">
            <text:p>690837654</text:p>
          </table:table-cell>
          <table:table-cell office:value-type="date" office:date-value="2017-06-05T03:35:00" calcext:value-type="date">
            <text:p>2017-06-05 03:35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73])&gt;=16;HOUR([.B73])&lt;=17))" office:value-type="boolean" office:boolean-value="false" calcext:value-type="boolean">
            <text:p>FAŁSZ</text:p>
          </table:table-cell>
          <table:table-cell/>
          <table:table-cell table:formula="of:=IF(OR(WEEKDAY([.B73])=6;WEEKDAY([.B7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3];[.D73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611917762" calcext:value-type="float">
            <text:p>611917762</text:p>
          </table:table-cell>
          <table:table-cell office:value-type="date" office:date-value="2017-06-05T04:49:00" calcext:value-type="date">
            <text:p>2017-06-05 04:4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74])&gt;=16;HOUR([.B74])&lt;=17))" office:value-type="boolean" office:boolean-value="false" calcext:value-type="boolean">
            <text:p>FAŁSZ</text:p>
          </table:table-cell>
          <table:table-cell/>
          <table:table-cell table:formula="of:=IF(OR(WEEKDAY([.B74])=6;WEEKDAY([.B7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4];[.D74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422562723" calcext:value-type="float">
            <text:p>422562723</text:p>
          </table:table-cell>
          <table:table-cell office:value-type="date" office:date-value="2017-06-05T06:50:00" calcext:value-type="date">
            <text:p>2017-06-05 06:5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75])&gt;=16;HOUR([.B75])&lt;=17))" office:value-type="boolean" office:boolean-value="false" calcext:value-type="boolean">
            <text:p>FAŁSZ</text:p>
          </table:table-cell>
          <table:table-cell/>
          <table:table-cell table:formula="of:=IF(OR(WEEKDAY([.B75])=6;WEEKDAY([.B7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5];[.D75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580833489" calcext:value-type="float">
            <text:p>580833489</text:p>
          </table:table-cell>
          <table:table-cell office:value-type="date" office:date-value="2017-06-05T07:36:00" calcext:value-type="date">
            <text:p>2017-06-05 07:36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76])&gt;=16;HOUR([.B76])&lt;=17))" office:value-type="boolean" office:boolean-value="false" calcext:value-type="boolean">
            <text:p>FAŁSZ</text:p>
          </table:table-cell>
          <table:table-cell/>
          <table:table-cell table:formula="of:=IF(OR(WEEKDAY([.B76])=6;WEEKDAY([.B7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6];[.D76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654692587" calcext:value-type="float">
            <text:p>654692587</text:p>
          </table:table-cell>
          <table:table-cell office:value-type="date" office:date-value="2017-06-05T07:45:00" calcext:value-type="date">
            <text:p>2017-06-05 07:45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77])&gt;=16;HOUR([.B77])&lt;=17))" office:value-type="boolean" office:boolean-value="false" calcext:value-type="boolean">
            <text:p>FAŁSZ</text:p>
          </table:table-cell>
          <table:table-cell/>
          <table:table-cell table:formula="of:=IF(OR(WEEKDAY([.B77])=6;WEEKDAY([.B7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7];[.D77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766256726" calcext:value-type="float">
            <text:p>766256726</text:p>
          </table:table-cell>
          <table:table-cell office:value-type="date" office:date-value="2017-06-05T08:22:00" calcext:value-type="date">
            <text:p>2017-06-05 08:2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78])&gt;=16;HOUR([.B78])&lt;=17))" office:value-type="boolean" office:boolean-value="false" calcext:value-type="boolean">
            <text:p>FAŁSZ</text:p>
          </table:table-cell>
          <table:table-cell/>
          <table:table-cell table:formula="of:=IF(OR(WEEKDAY([.B78])=6;WEEKDAY([.B7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8];[.D78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670582908" calcext:value-type="float">
            <text:p>670582908</text:p>
          </table:table-cell>
          <table:table-cell office:value-type="date" office:date-value="2017-06-05T09:37:00" calcext:value-type="date">
            <text:p>2017-06-05 09:37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79])&gt;=16;HOUR([.B79])&lt;=17))" office:value-type="boolean" office:boolean-value="false" calcext:value-type="boolean">
            <text:p>FAŁSZ</text:p>
          </table:table-cell>
          <table:table-cell/>
          <table:table-cell table:formula="of:=IF(OR(WEEKDAY([.B79])=6;WEEKDAY([.B7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9];[.D79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495291166" calcext:value-type="float">
            <text:p>495291166</text:p>
          </table:table-cell>
          <table:table-cell office:value-type="date" office:date-value="2017-06-05T10:15:00" calcext:value-type="date">
            <text:p>2017-06-05 10:15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80])&gt;=16;HOUR([.B80])&lt;=17))" office:value-type="boolean" office:boolean-value="false" calcext:value-type="boolean">
            <text:p>FAŁSZ</text:p>
          </table:table-cell>
          <table:table-cell/>
          <table:table-cell table:formula="of:=IF(OR(WEEKDAY([.B80])=6;WEEKDAY([.B8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0];[.D80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456754712" calcext:value-type="float">
            <text:p>456754712</text:p>
          </table:table-cell>
          <table:table-cell office:value-type="date" office:date-value="2017-06-05T11:51:00" calcext:value-type="date">
            <text:p>2017-06-05 11:51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81])&gt;=16;HOUR([.B81])&lt;=17))" office:value-type="boolean" office:boolean-value="false" calcext:value-type="boolean">
            <text:p>FAŁSZ</text:p>
          </table:table-cell>
          <table:table-cell/>
          <table:table-cell table:formula="of:=IF(OR(WEEKDAY([.B81])=6;WEEKDAY([.B8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1];[.D81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421153691" calcext:value-type="float">
            <text:p>421153691</text:p>
          </table:table-cell>
          <table:table-cell office:value-type="date" office:date-value="2017-06-05T15:12:00" calcext:value-type="date">
            <text:p>2017-06-05 15:12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82])&gt;=16;HOUR([.B82])&lt;=17))" office:value-type="boolean" office:boolean-value="false" calcext:value-type="boolean">
            <text:p>FAŁSZ</text:p>
          </table:table-cell>
          <table:table-cell/>
          <table:table-cell table:formula="of:=IF(OR(WEEKDAY([.B82])=6;WEEKDAY([.B8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2];[.D82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906605372" calcext:value-type="float">
            <text:p>906605372</text:p>
          </table:table-cell>
          <table:table-cell office:value-type="date" office:date-value="2017-06-05T15:15:00" calcext:value-type="date">
            <text:p>2017-06-05 15:15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83])&gt;=16;HOUR([.B83])&lt;=17))" office:value-type="boolean" office:boolean-value="false" calcext:value-type="boolean">
            <text:p>FAŁSZ</text:p>
          </table:table-cell>
          <table:table-cell/>
          <table:table-cell table:formula="of:=IF(OR(WEEKDAY([.B83])=6;WEEKDAY([.B8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3];[.D83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511191374" calcext:value-type="float">
            <text:p>511191374</text:p>
          </table:table-cell>
          <table:table-cell office:value-type="date" office:date-value="2017-06-05T16:24:00" calcext:value-type="date">
            <text:p>2017-06-05 16:24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84])&gt;=16;HOUR([.B84])&lt;=17))" office:value-type="boolean" office:boolean-value="true" calcext:value-type="boolean">
            <text:p>PRAWDA</text:p>
          </table:table-cell>
          <table:table-cell/>
          <table:table-cell table:formula="of:=IF(OR(WEEKDAY([.B84])=6;WEEKDAY([.B8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4];[.D84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456754712" calcext:value-type="float">
            <text:p>456754712</text:p>
          </table:table-cell>
          <table:table-cell office:value-type="date" office:date-value="2017-06-05T17:10:00" calcext:value-type="date">
            <text:p>2017-06-05 17:1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85])&gt;=16;HOUR([.B85])&lt;=17))" office:value-type="boolean" office:boolean-value="true" calcext:value-type="boolean">
            <text:p>PRAWDA</text:p>
          </table:table-cell>
          <table:table-cell/>
          <table:table-cell table:formula="of:=IF(OR(WEEKDAY([.B85])=6;WEEKDAY([.B8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5];[.D85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479537587" calcext:value-type="float">
            <text:p>479537587</text:p>
          </table:table-cell>
          <table:table-cell office:value-type="date" office:date-value="2017-06-05T17:21:00" calcext:value-type="date">
            <text:p>2017-06-05 17:21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86])&gt;=16;HOUR([.B86])&lt;=17))" office:value-type="boolean" office:boolean-value="true" calcext:value-type="boolean">
            <text:p>PRAWDA</text:p>
          </table:table-cell>
          <table:table-cell/>
          <table:table-cell table:formula="of:=IF(OR(WEEKDAY([.B86])=6;WEEKDAY([.B8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6];[.D86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421153691" calcext:value-type="float">
            <text:p>421153691</text:p>
          </table:table-cell>
          <table:table-cell office:value-type="date" office:date-value="2017-06-05T18:20:00" calcext:value-type="date">
            <text:p>2017-06-05 18:2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87])&gt;=16;HOUR([.B87])&lt;=17))" office:value-type="boolean" office:boolean-value="false" calcext:value-type="boolean">
            <text:p>FAŁSZ</text:p>
          </table:table-cell>
          <table:table-cell/>
          <table:table-cell table:formula="of:=IF(OR(WEEKDAY([.B87])=6;WEEKDAY([.B8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7];[.D87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546989206" calcext:value-type="float">
            <text:p>546989206</text:p>
          </table:table-cell>
          <table:table-cell office:value-type="date" office:date-value="2017-06-05T18:35:00" calcext:value-type="date">
            <text:p>2017-06-05 18:35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88])&gt;=16;HOUR([.B88])&lt;=17))" office:value-type="boolean" office:boolean-value="false" calcext:value-type="boolean">
            <text:p>FAŁSZ</text:p>
          </table:table-cell>
          <table:table-cell/>
          <table:table-cell table:formula="of:=IF(OR(WEEKDAY([.B88])=6;WEEKDAY([.B8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8];[.D88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511191374" calcext:value-type="float">
            <text:p>511191374</text:p>
          </table:table-cell>
          <table:table-cell office:value-type="date" office:date-value="2017-06-05T20:02:00" calcext:value-type="date">
            <text:p>2017-06-05 20:02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89])&gt;=16;HOUR([.B89])&lt;=17))" office:value-type="boolean" office:boolean-value="false" calcext:value-type="boolean">
            <text:p>FAŁSZ</text:p>
          </table:table-cell>
          <table:table-cell/>
          <table:table-cell table:formula="of:=IF(OR(WEEKDAY([.B89])=6;WEEKDAY([.B8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9];[.D89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546989206" calcext:value-type="float">
            <text:p>546989206</text:p>
          </table:table-cell>
          <table:table-cell office:value-type="date" office:date-value="2017-06-05T22:07:00" calcext:value-type="date">
            <text:p>2017-06-05 22:07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90])&gt;=16;HOUR([.B90])&lt;=17))" office:value-type="boolean" office:boolean-value="false" calcext:value-type="boolean">
            <text:p>FAŁSZ</text:p>
          </table:table-cell>
          <table:table-cell/>
          <table:table-cell table:formula="of:=IF(OR(WEEKDAY([.B90])=6;WEEKDAY([.B9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0];[.D90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599674070" calcext:value-type="float">
            <text:p>599674070</text:p>
          </table:table-cell>
          <table:table-cell office:value-type="date" office:date-value="2017-06-06T01:29:00" calcext:value-type="date">
            <text:p>2017-06-06 01:29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91])&gt;=16;HOUR([.B91])&lt;=17))" office:value-type="boolean" office:boolean-value="false" calcext:value-type="boolean">
            <text:p>FAŁSZ</text:p>
          </table:table-cell>
          <table:table-cell/>
          <table:table-cell table:formula="of:=IF(OR(WEEKDAY([.B91])=6;WEEKDAY([.B9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1];[.D91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515507348" calcext:value-type="float">
            <text:p>515507348</text:p>
          </table:table-cell>
          <table:table-cell office:value-type="date" office:date-value="2017-06-06T02:13:00" calcext:value-type="date">
            <text:p>2017-06-06 02:13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92])&gt;=16;HOUR([.B92])&lt;=17))" office:value-type="boolean" office:boolean-value="false" calcext:value-type="boolean">
            <text:p>FAŁSZ</text:p>
          </table:table-cell>
          <table:table-cell/>
          <table:table-cell table:formula="of:=IF(OR(WEEKDAY([.B92])=6;WEEKDAY([.B9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2];[.D92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947791832" calcext:value-type="float">
            <text:p>947791832</text:p>
          </table:table-cell>
          <table:table-cell office:value-type="date" office:date-value="2017-06-06T04:27:00" calcext:value-type="date">
            <text:p>2017-06-06 04:27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93])&gt;=16;HOUR([.B93])&lt;=17))" office:value-type="boolean" office:boolean-value="false" calcext:value-type="boolean">
            <text:p>FAŁSZ</text:p>
          </table:table-cell>
          <table:table-cell/>
          <table:table-cell table:formula="of:=IF(OR(WEEKDAY([.B93])=6;WEEKDAY([.B9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3];[.D93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652007245" calcext:value-type="float">
            <text:p>652007245</text:p>
          </table:table-cell>
          <table:table-cell office:value-type="date" office:date-value="2017-06-06T06:23:00" calcext:value-type="date">
            <text:p>2017-06-06 06:23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94])&gt;=16;HOUR([.B94])&lt;=17))" office:value-type="boolean" office:boolean-value="false" calcext:value-type="boolean">
            <text:p>FAŁSZ</text:p>
          </table:table-cell>
          <table:table-cell/>
          <table:table-cell table:formula="of:=IF(OR(WEEKDAY([.B94])=6;WEEKDAY([.B9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4];[.D94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543292172" calcext:value-type="float">
            <text:p>543292172</text:p>
          </table:table-cell>
          <table:table-cell office:value-type="date" office:date-value="2017-06-06T07:07:00" calcext:value-type="date">
            <text:p>2017-06-06 07:07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95])&gt;=16;HOUR([.B95])&lt;=17))" office:value-type="boolean" office:boolean-value="false" calcext:value-type="boolean">
            <text:p>FAŁSZ</text:p>
          </table:table-cell>
          <table:table-cell/>
          <table:table-cell table:formula="of:=IF(OR(WEEKDAY([.B95])=6;WEEKDAY([.B9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5];[.D95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422785214" calcext:value-type="float">
            <text:p>422785214</text:p>
          </table:table-cell>
          <table:table-cell office:value-type="date" office:date-value="2017-06-06T08:08:00" calcext:value-type="date">
            <text:p>2017-06-06 08:08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96])&gt;=16;HOUR([.B96])&lt;=17))" office:value-type="boolean" office:boolean-value="false" calcext:value-type="boolean">
            <text:p>FAŁSZ</text:p>
          </table:table-cell>
          <table:table-cell/>
          <table:table-cell table:formula="of:=IF(OR(WEEKDAY([.B96])=6;WEEKDAY([.B9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6];[.D96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455337641" calcext:value-type="float">
            <text:p>455337641</text:p>
          </table:table-cell>
          <table:table-cell office:value-type="date" office:date-value="2017-06-06T08:59:00" calcext:value-type="date">
            <text:p>2017-06-06 08:59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97])&gt;=16;HOUR([.B97])&lt;=17))" office:value-type="boolean" office:boolean-value="false" calcext:value-type="boolean">
            <text:p>FAŁSZ</text:p>
          </table:table-cell>
          <table:table-cell/>
          <table:table-cell table:formula="of:=IF(OR(WEEKDAY([.B97])=6;WEEKDAY([.B9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7];[.D97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502418125" calcext:value-type="float">
            <text:p>502418125</text:p>
          </table:table-cell>
          <table:table-cell office:value-type="date" office:date-value="2017-06-06T09:36:00" calcext:value-type="date">
            <text:p>2017-06-06 09:36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98])&gt;=16;HOUR([.B98])&lt;=17))" office:value-type="boolean" office:boolean-value="false" calcext:value-type="boolean">
            <text:p>FAŁSZ</text:p>
          </table:table-cell>
          <table:table-cell/>
          <table:table-cell table:formula="of:=IF(OR(WEEKDAY([.B98])=6;WEEKDAY([.B9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8];[.D98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670177762" calcext:value-type="float">
            <text:p>670177762</text:p>
          </table:table-cell>
          <table:table-cell office:value-type="date" office:date-value="2017-06-06T10:00:00" calcext:value-type="date">
            <text:p>2017-06-06 1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99])&gt;=16;HOUR([.B99])&lt;=17))" office:value-type="boolean" office:boolean-value="false" calcext:value-type="boolean">
            <text:p>FAŁSZ</text:p>
          </table:table-cell>
          <table:table-cell/>
          <table:table-cell table:formula="of:=IF(OR(WEEKDAY([.B99])=6;WEEKDAY([.B9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9];[.D99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449386970" calcext:value-type="float">
            <text:p>449386970</text:p>
          </table:table-cell>
          <table:table-cell office:value-type="date" office:date-value="2017-06-06T11:38:00" calcext:value-type="date">
            <text:p>2017-06-06 11:38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100])&gt;=16;HOUR([.B100])&lt;=17))" office:value-type="boolean" office:boolean-value="false" calcext:value-type="boolean">
            <text:p>FAŁSZ</text:p>
          </table:table-cell>
          <table:table-cell/>
          <table:table-cell table:formula="of:=IF(OR(WEEKDAY([.B100])=6;WEEKDAY([.B10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00];[.D100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834812184" calcext:value-type="float">
            <text:p>834812184</text:p>
          </table:table-cell>
          <table:table-cell office:value-type="date" office:date-value="2017-06-06T12:00:00" calcext:value-type="date">
            <text:p>2017-06-06 12: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101])&gt;=16;HOUR([.B101])&lt;=17))" office:value-type="boolean" office:boolean-value="false" calcext:value-type="boolean">
            <text:p>FAŁSZ</text:p>
          </table:table-cell>
          <table:table-cell/>
          <table:table-cell table:formula="of:=IF(OR(WEEKDAY([.B101])=6;WEEKDAY([.B10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01];[.D101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730479543" calcext:value-type="float">
            <text:p>730479543</text:p>
          </table:table-cell>
          <table:table-cell office:value-type="date" office:date-value="2017-06-06T13:39:00" calcext:value-type="date">
            <text:p>2017-06-06 13:39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102])&gt;=16;HOUR([.B102])&lt;=17))" office:value-type="boolean" office:boolean-value="false" calcext:value-type="boolean">
            <text:p>FAŁSZ</text:p>
          </table:table-cell>
          <table:table-cell/>
          <table:table-cell table:formula="of:=IF(OR(WEEKDAY([.B102])=6;WEEKDAY([.B10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02];[.D102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408900499" calcext:value-type="float">
            <text:p>408900499</text:p>
          </table:table-cell>
          <table:table-cell office:value-type="date" office:date-value="2017-06-06T14:05:00" calcext:value-type="date">
            <text:p>2017-06-06 14:05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103])&gt;=16;HOUR([.B103])&lt;=17))" office:value-type="boolean" office:boolean-value="false" calcext:value-type="boolean">
            <text:p>FAŁSZ</text:p>
          </table:table-cell>
          <table:table-cell/>
          <table:table-cell table:formula="of:=IF(OR(WEEKDAY([.B103])=6;WEEKDAY([.B10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03];[.D103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971924080" calcext:value-type="float">
            <text:p>971924080</text:p>
          </table:table-cell>
          <table:table-cell office:value-type="date" office:date-value="2017-06-06T14:52:00" calcext:value-type="date">
            <text:p>2017-06-06 14:52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104])&gt;=16;HOUR([.B104])&lt;=17))" office:value-type="boolean" office:boolean-value="false" calcext:value-type="boolean">
            <text:p>FAŁSZ</text:p>
          </table:table-cell>
          <table:table-cell/>
          <table:table-cell table:formula="of:=IF(OR(WEEKDAY([.B104])=6;WEEKDAY([.B10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04];[.D104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610968833" calcext:value-type="float">
            <text:p>610968833</text:p>
          </table:table-cell>
          <table:table-cell office:value-type="date" office:date-value="2017-06-06T15:00:00" calcext:value-type="date">
            <text:p>2017-06-06 15: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105])&gt;=16;HOUR([.B105])&lt;=17))" office:value-type="boolean" office:boolean-value="false" calcext:value-type="boolean">
            <text:p>FAŁSZ</text:p>
          </table:table-cell>
          <table:table-cell/>
          <table:table-cell table:formula="of:=IF(OR(WEEKDAY([.B105])=6;WEEKDAY([.B10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05];[.D105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925971805" calcext:value-type="float">
            <text:p>925971805</text:p>
          </table:table-cell>
          <table:table-cell office:value-type="date" office:date-value="2017-06-06T16:39:00" calcext:value-type="date">
            <text:p>2017-06-06 16:39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106])&gt;=16;HOUR([.B106])&lt;=17))" office:value-type="boolean" office:boolean-value="true" calcext:value-type="boolean">
            <text:p>PRAWDA</text:p>
          </table:table-cell>
          <table:table-cell/>
          <table:table-cell table:formula="of:=IF(OR(WEEKDAY([.B106])=6;WEEKDAY([.B10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06];[.D106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589043879" calcext:value-type="float">
            <text:p>589043879</text:p>
          </table:table-cell>
          <table:table-cell office:value-type="date" office:date-value="2017-06-06T18:52:00" calcext:value-type="date">
            <text:p>2017-06-06 18:52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107])&gt;=16;HOUR([.B107])&lt;=17))" office:value-type="boolean" office:boolean-value="false" calcext:value-type="boolean">
            <text:p>FAŁSZ</text:p>
          </table:table-cell>
          <table:table-cell/>
          <table:table-cell table:formula="of:=IF(OR(WEEKDAY([.B107])=6;WEEKDAY([.B10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07];[.D107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565021598" calcext:value-type="float">
            <text:p>565021598</text:p>
          </table:table-cell>
          <table:table-cell office:value-type="date" office:date-value="2017-06-06T19:42:00" calcext:value-type="date">
            <text:p>2017-06-06 19:4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108])&gt;=16;HOUR([.B108])&lt;=17))" office:value-type="boolean" office:boolean-value="false" calcext:value-type="boolean">
            <text:p>FAŁSZ</text:p>
          </table:table-cell>
          <table:table-cell/>
          <table:table-cell table:formula="of:=IF(OR(WEEKDAY([.B108])=6;WEEKDAY([.B10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08];[.D108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597514859" calcext:value-type="float">
            <text:p>597514859</text:p>
          </table:table-cell>
          <table:table-cell office:value-type="date" office:date-value="2017-06-06T20:43:00" calcext:value-type="date">
            <text:p>2017-06-06 20:43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109])&gt;=16;HOUR([.B109])&lt;=17))" office:value-type="boolean" office:boolean-value="false" calcext:value-type="boolean">
            <text:p>FAŁSZ</text:p>
          </table:table-cell>
          <table:table-cell/>
          <table:table-cell table:formula="of:=IF(OR(WEEKDAY([.B109])=6;WEEKDAY([.B10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09];[.D109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748479317" calcext:value-type="float">
            <text:p>748479317</text:p>
          </table:table-cell>
          <table:table-cell office:value-type="date" office:date-value="2017-06-06T21:02:00" calcext:value-type="date">
            <text:p>2017-06-06 21:0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110])&gt;=16;HOUR([.B110])&lt;=17))" office:value-type="boolean" office:boolean-value="false" calcext:value-type="boolean">
            <text:p>FAŁSZ</text:p>
          </table:table-cell>
          <table:table-cell/>
          <table:table-cell table:formula="of:=IF(OR(WEEKDAY([.B110])=6;WEEKDAY([.B11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10];[.D110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700352103" calcext:value-type="float">
            <text:p>700352103</text:p>
          </table:table-cell>
          <table:table-cell office:value-type="date" office:date-value="2017-06-06T22:48:00" calcext:value-type="date">
            <text:p>2017-06-06 22:48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111])&gt;=16;HOUR([.B111])&lt;=17))" office:value-type="boolean" office:boolean-value="false" calcext:value-type="boolean">
            <text:p>FAŁSZ</text:p>
          </table:table-cell>
          <table:table-cell/>
          <table:table-cell table:formula="of:=IF(OR(WEEKDAY([.B111])=6;WEEKDAY([.B11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11];[.D111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438645738" calcext:value-type="float">
            <text:p>438645738</text:p>
          </table:table-cell>
          <table:table-cell office:value-type="date" office:date-value="2017-06-06T22:58:00" calcext:value-type="date">
            <text:p>2017-06-06 22:58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112])&gt;=16;HOUR([.B112])&lt;=17))" office:value-type="boolean" office:boolean-value="false" calcext:value-type="boolean">
            <text:p>FAŁSZ</text:p>
          </table:table-cell>
          <table:table-cell/>
          <table:table-cell table:formula="of:=IF(OR(WEEKDAY([.B112])=6;WEEKDAY([.B11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12];[.D112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592008600" calcext:value-type="float">
            <text:p>592008600</text:p>
          </table:table-cell>
          <table:table-cell office:value-type="date" office:date-value="2017-06-07T00:08:00" calcext:value-type="date">
            <text:p>2017-06-07 00:08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113])&gt;=16;HOUR([.B113])&lt;=17))" office:value-type="boolean" office:boolean-value="false" calcext:value-type="boolean">
            <text:p>FAŁSZ</text:p>
          </table:table-cell>
          <table:table-cell/>
          <table:table-cell table:formula="of:=IF(OR(WEEKDAY([.B113])=6;WEEKDAY([.B11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13];[.D113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549143211" calcext:value-type="float">
            <text:p>549143211</text:p>
          </table:table-cell>
          <table:table-cell office:value-type="date" office:date-value="2017-06-07T01:01:00" calcext:value-type="date">
            <text:p>2017-06-07 01:01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114])&gt;=16;HOUR([.B114])&lt;=17))" office:value-type="boolean" office:boolean-value="false" calcext:value-type="boolean">
            <text:p>FAŁSZ</text:p>
          </table:table-cell>
          <table:table-cell/>
          <table:table-cell table:formula="of:=IF(OR(WEEKDAY([.B114])=6;WEEKDAY([.B11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14];[.D114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684097956" calcext:value-type="float">
            <text:p>684097956</text:p>
          </table:table-cell>
          <table:table-cell office:value-type="date" office:date-value="2017-06-07T02:14:00" calcext:value-type="date">
            <text:p>2017-06-07 02:14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115])&gt;=16;HOUR([.B115])&lt;=17))" office:value-type="boolean" office:boolean-value="false" calcext:value-type="boolean">
            <text:p>FAŁSZ</text:p>
          </table:table-cell>
          <table:table-cell/>
          <table:table-cell table:formula="of:=IF(OR(WEEKDAY([.B115])=6;WEEKDAY([.B11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15];[.D115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636289590" calcext:value-type="float">
            <text:p>636289590</text:p>
          </table:table-cell>
          <table:table-cell office:value-type="date" office:date-value="2017-06-07T04:21:00" calcext:value-type="date">
            <text:p>2017-06-07 04:21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116])&gt;=16;HOUR([.B116])&lt;=17))" office:value-type="boolean" office:boolean-value="false" calcext:value-type="boolean">
            <text:p>FAŁSZ</text:p>
          </table:table-cell>
          <table:table-cell/>
          <table:table-cell table:formula="of:=IF(OR(WEEKDAY([.B116])=6;WEEKDAY([.B11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16];[.D116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983520611" calcext:value-type="float">
            <text:p>983520611</text:p>
          </table:table-cell>
          <table:table-cell office:value-type="date" office:date-value="2017-06-07T05:16:00" calcext:value-type="date">
            <text:p>2017-06-07 05:16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117])&gt;=16;HOUR([.B117])&lt;=17))" office:value-type="boolean" office:boolean-value="false" calcext:value-type="boolean">
            <text:p>FAŁSZ</text:p>
          </table:table-cell>
          <table:table-cell/>
          <table:table-cell table:formula="of:=IF(OR(WEEKDAY([.B117])=6;WEEKDAY([.B11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17];[.D117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762138964" calcext:value-type="float">
            <text:p>762138964</text:p>
          </table:table-cell>
          <table:table-cell office:value-type="date" office:date-value="2017-06-07T07:12:00" calcext:value-type="date">
            <text:p>2017-06-07 07: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118])&gt;=16;HOUR([.B118])&lt;=17))" office:value-type="boolean" office:boolean-value="false" calcext:value-type="boolean">
            <text:p>FAŁSZ</text:p>
          </table:table-cell>
          <table:table-cell/>
          <table:table-cell table:formula="of:=IF(OR(WEEKDAY([.B118])=6;WEEKDAY([.B11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18];[.D118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707373053" calcext:value-type="float">
            <text:p>707373053</text:p>
          </table:table-cell>
          <table:table-cell office:value-type="date" office:date-value="2017-06-07T08:33:00" calcext:value-type="date">
            <text:p>2017-06-07 08:33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119])&gt;=16;HOUR([.B119])&lt;=17))" office:value-type="boolean" office:boolean-value="false" calcext:value-type="boolean">
            <text:p>FAŁSZ</text:p>
          </table:table-cell>
          <table:table-cell/>
          <table:table-cell table:formula="of:=IF(OR(WEEKDAY([.B119])=6;WEEKDAY([.B11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19];[.D119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587330211" calcext:value-type="float">
            <text:p>587330211</text:p>
          </table:table-cell>
          <table:table-cell office:value-type="date" office:date-value="2017-06-07T10:36:00" calcext:value-type="date">
            <text:p>2017-06-07 10:36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120])&gt;=16;HOUR([.B120])&lt;=17))" office:value-type="boolean" office:boolean-value="false" calcext:value-type="boolean">
            <text:p>FAŁSZ</text:p>
          </table:table-cell>
          <table:table-cell/>
          <table:table-cell table:formula="of:=IF(OR(WEEKDAY([.B120])=6;WEEKDAY([.B12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20];[.D120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548875001" calcext:value-type="float">
            <text:p>548875001</text:p>
          </table:table-cell>
          <table:table-cell office:value-type="date" office:date-value="2017-06-07T12:11:00" calcext:value-type="date">
            <text:p>2017-06-07 12:11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121])&gt;=16;HOUR([.B121])&lt;=17))" office:value-type="boolean" office:boolean-value="false" calcext:value-type="boolean">
            <text:p>FAŁSZ</text:p>
          </table:table-cell>
          <table:table-cell/>
          <table:table-cell table:formula="of:=IF(OR(WEEKDAY([.B121])=6;WEEKDAY([.B12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21];[.D121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788968632" calcext:value-type="float">
            <text:p>788968632</text:p>
          </table:table-cell>
          <table:table-cell office:value-type="date" office:date-value="2017-06-07T14:18:00" calcext:value-type="date">
            <text:p>2017-06-07 14:18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122])&gt;=16;HOUR([.B122])&lt;=17))" office:value-type="boolean" office:boolean-value="false" calcext:value-type="boolean">
            <text:p>FAŁSZ</text:p>
          </table:table-cell>
          <table:table-cell/>
          <table:table-cell table:formula="of:=IF(OR(WEEKDAY([.B122])=6;WEEKDAY([.B12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22];[.D122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735101463" calcext:value-type="float">
            <text:p>735101463</text:p>
          </table:table-cell>
          <table:table-cell office:value-type="date" office:date-value="2017-06-07T15:00:00" calcext:value-type="date">
            <text:p>2017-06-07 15: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123])&gt;=16;HOUR([.B123])&lt;=17))" office:value-type="boolean" office:boolean-value="false" calcext:value-type="boolean">
            <text:p>FAŁSZ</text:p>
          </table:table-cell>
          <table:table-cell/>
          <table:table-cell table:formula="of:=IF(OR(WEEKDAY([.B123])=6;WEEKDAY([.B12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23];[.D123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709848261" calcext:value-type="float">
            <text:p>709848261</text:p>
          </table:table-cell>
          <table:table-cell office:value-type="date" office:date-value="2017-06-07T15:16:00" calcext:value-type="date">
            <text:p>2017-06-07 15:16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124])&gt;=16;HOUR([.B124])&lt;=17))" office:value-type="boolean" office:boolean-value="false" calcext:value-type="boolean">
            <text:p>FAŁSZ</text:p>
          </table:table-cell>
          <table:table-cell/>
          <table:table-cell table:formula="of:=IF(OR(WEEKDAY([.B124])=6;WEEKDAY([.B12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24];[.D124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695453881" calcext:value-type="float">
            <text:p>695453881</text:p>
          </table:table-cell>
          <table:table-cell office:value-type="date" office:date-value="2017-06-07T15:44:00" calcext:value-type="date">
            <text:p>2017-06-07 15:44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125])&gt;=16;HOUR([.B125])&lt;=17))" office:value-type="boolean" office:boolean-value="false" calcext:value-type="boolean">
            <text:p>FAŁSZ</text:p>
          </table:table-cell>
          <table:table-cell/>
          <table:table-cell table:formula="of:=IF(OR(WEEKDAY([.B125])=6;WEEKDAY([.B12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25];[.D125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629273399" calcext:value-type="float">
            <text:p>629273399</text:p>
          </table:table-cell>
          <table:table-cell office:value-type="date" office:date-value="2017-06-07T15:45:00" calcext:value-type="date">
            <text:p>2017-06-07 15:45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126])&gt;=16;HOUR([.B126])&lt;=17))" office:value-type="boolean" office:boolean-value="false" calcext:value-type="boolean">
            <text:p>FAŁSZ</text:p>
          </table:table-cell>
          <table:table-cell/>
          <table:table-cell table:formula="of:=IF(OR(WEEKDAY([.B126])=6;WEEKDAY([.B12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26];[.D126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737594619" calcext:value-type="float">
            <text:p>737594619</text:p>
          </table:table-cell>
          <table:table-cell office:value-type="date" office:date-value="2017-06-07T16:04:00" calcext:value-type="date">
            <text:p>2017-06-07 16:04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127])&gt;=16;HOUR([.B127])&lt;=17))" office:value-type="boolean" office:boolean-value="true" calcext:value-type="boolean">
            <text:p>PRAWDA</text:p>
          </table:table-cell>
          <table:table-cell/>
          <table:table-cell table:formula="of:=IF(OR(WEEKDAY([.B127])=6;WEEKDAY([.B12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27];[.D127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517317350" calcext:value-type="float">
            <text:p>517317350</text:p>
          </table:table-cell>
          <table:table-cell office:value-type="date" office:date-value="2017-06-07T17:29:00" calcext:value-type="date">
            <text:p>2017-06-07 17:29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128])&gt;=16;HOUR([.B128])&lt;=17))" office:value-type="boolean" office:boolean-value="true" calcext:value-type="boolean">
            <text:p>PRAWDA</text:p>
          </table:table-cell>
          <table:table-cell/>
          <table:table-cell table:formula="of:=IF(OR(WEEKDAY([.B128])=6;WEEKDAY([.B12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28];[.D128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709965002" calcext:value-type="float">
            <text:p>709965002</text:p>
          </table:table-cell>
          <table:table-cell office:value-type="date" office:date-value="2017-06-07T17:52:00" calcext:value-type="date">
            <text:p>2017-06-07 17:52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129])&gt;=16;HOUR([.B129])&lt;=17))" office:value-type="boolean" office:boolean-value="true" calcext:value-type="boolean">
            <text:p>PRAWDA</text:p>
          </table:table-cell>
          <table:table-cell/>
          <table:table-cell table:formula="of:=IF(OR(WEEKDAY([.B129])=6;WEEKDAY([.B12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29];[.D129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839612566" calcext:value-type="float">
            <text:p>839612566</text:p>
          </table:table-cell>
          <table:table-cell office:value-type="date" office:date-value="2017-06-07T18:58:00" calcext:value-type="date">
            <text:p>2017-06-07 18:58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130])&gt;=16;HOUR([.B130])&lt;=17))" office:value-type="boolean" office:boolean-value="false" calcext:value-type="boolean">
            <text:p>FAŁSZ</text:p>
          </table:table-cell>
          <table:table-cell/>
          <table:table-cell table:formula="of:=IF(OR(WEEKDAY([.B130])=6;WEEKDAY([.B13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30];[.D130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652640182" calcext:value-type="float">
            <text:p>652640182</text:p>
          </table:table-cell>
          <table:table-cell office:value-type="date" office:date-value="2017-06-07T19:20:00" calcext:value-type="date">
            <text:p>2017-06-07 19:2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131])&gt;=16;HOUR([.B131])&lt;=17))" office:value-type="boolean" office:boolean-value="false" calcext:value-type="boolean">
            <text:p>FAŁSZ</text:p>
          </table:table-cell>
          <table:table-cell/>
          <table:table-cell table:formula="of:=IF(OR(WEEKDAY([.B131])=6;WEEKDAY([.B13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31];[.D131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437051994" calcext:value-type="float">
            <text:p>437051994</text:p>
          </table:table-cell>
          <table:table-cell office:value-type="date" office:date-value="2017-06-07T20:10:00" calcext:value-type="date">
            <text:p>2017-06-07 20:1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132])&gt;=16;HOUR([.B132])&lt;=17))" office:value-type="boolean" office:boolean-value="false" calcext:value-type="boolean">
            <text:p>FAŁSZ</text:p>
          </table:table-cell>
          <table:table-cell/>
          <table:table-cell table:formula="of:=IF(OR(WEEKDAY([.B132])=6;WEEKDAY([.B13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32];[.D132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570619229" calcext:value-type="float">
            <text:p>570619229</text:p>
          </table:table-cell>
          <table:table-cell office:value-type="date" office:date-value="2017-06-07T22:29:00" calcext:value-type="date">
            <text:p>2017-06-07 22:29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133])&gt;=16;HOUR([.B133])&lt;=17))" office:value-type="boolean" office:boolean-value="false" calcext:value-type="boolean">
            <text:p>FAŁSZ</text:p>
          </table:table-cell>
          <table:table-cell/>
          <table:table-cell table:formula="of:=IF(OR(WEEKDAY([.B133])=6;WEEKDAY([.B13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33];[.D133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972127523" calcext:value-type="float">
            <text:p>972127523</text:p>
          </table:table-cell>
          <table:table-cell office:value-type="date" office:date-value="2017-06-08T00:09:00" calcext:value-type="date">
            <text:p>2017-06-08 00:09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134])&gt;=16;HOUR([.B134])&lt;=17))" office:value-type="boolean" office:boolean-value="false" calcext:value-type="boolean">
            <text:p>FAŁSZ</text:p>
          </table:table-cell>
          <table:table-cell/>
          <table:table-cell table:formula="of:=IF(OR(WEEKDAY([.B134])=6;WEEKDAY([.B13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34];[.D134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463672014" calcext:value-type="float">
            <text:p>463672014</text:p>
          </table:table-cell>
          <table:table-cell office:value-type="date" office:date-value="2017-06-08T02:25:00" calcext:value-type="date">
            <text:p>2017-06-08 02:25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135])&gt;=16;HOUR([.B135])&lt;=17))" office:value-type="boolean" office:boolean-value="false" calcext:value-type="boolean">
            <text:p>FAŁSZ</text:p>
          </table:table-cell>
          <table:table-cell/>
          <table:table-cell table:formula="of:=IF(OR(WEEKDAY([.B135])=6;WEEKDAY([.B13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35];[.D135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644680714" calcext:value-type="float">
            <text:p>644680714</text:p>
          </table:table-cell>
          <table:table-cell office:value-type="date" office:date-value="2017-06-08T02:42:00" calcext:value-type="date">
            <text:p>2017-06-08 02:42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136])&gt;=16;HOUR([.B136])&lt;=17))" office:value-type="boolean" office:boolean-value="false" calcext:value-type="boolean">
            <text:p>FAŁSZ</text:p>
          </table:table-cell>
          <table:table-cell/>
          <table:table-cell table:formula="of:=IF(OR(WEEKDAY([.B136])=6;WEEKDAY([.B13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36];[.D136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773291555" calcext:value-type="float">
            <text:p>773291555</text:p>
          </table:table-cell>
          <table:table-cell office:value-type="date" office:date-value="2017-06-08T03:32:00" calcext:value-type="date">
            <text:p>2017-06-08 03:3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137])&gt;=16;HOUR([.B137])&lt;=17))" office:value-type="boolean" office:boolean-value="false" calcext:value-type="boolean">
            <text:p>FAŁSZ</text:p>
          </table:table-cell>
          <table:table-cell/>
          <table:table-cell table:formula="of:=IF(OR(WEEKDAY([.B137])=6;WEEKDAY([.B13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37];[.D137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913046978" calcext:value-type="float">
            <text:p>913046978</text:p>
          </table:table-cell>
          <table:table-cell office:value-type="date" office:date-value="2017-06-08T04:48:00" calcext:value-type="date">
            <text:p>2017-06-08 04:48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138])&gt;=16;HOUR([.B138])&lt;=17))" office:value-type="boolean" office:boolean-value="false" calcext:value-type="boolean">
            <text:p>FAŁSZ</text:p>
          </table:table-cell>
          <table:table-cell/>
          <table:table-cell table:formula="of:=IF(OR(WEEKDAY([.B138])=6;WEEKDAY([.B13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38];[.D138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757519899" calcext:value-type="float">
            <text:p>757519899</text:p>
          </table:table-cell>
          <table:table-cell office:value-type="date" office:date-value="2017-06-08T06:03:00" calcext:value-type="date">
            <text:p>2017-06-08 06:03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139])&gt;=16;HOUR([.B139])&lt;=17))" office:value-type="boolean" office:boolean-value="false" calcext:value-type="boolean">
            <text:p>FAŁSZ</text:p>
          </table:table-cell>
          <table:table-cell/>
          <table:table-cell table:formula="of:=IF(OR(WEEKDAY([.B139])=6;WEEKDAY([.B13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39];[.D139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601071162" calcext:value-type="float">
            <text:p>601071162</text:p>
          </table:table-cell>
          <table:table-cell office:value-type="date" office:date-value="2017-06-08T06:19:00" calcext:value-type="date">
            <text:p>2017-06-08 06:19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140])&gt;=16;HOUR([.B140])&lt;=17))" office:value-type="boolean" office:boolean-value="false" calcext:value-type="boolean">
            <text:p>FAŁSZ</text:p>
          </table:table-cell>
          <table:table-cell/>
          <table:table-cell table:formula="of:=IF(OR(WEEKDAY([.B140])=6;WEEKDAY([.B14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40];[.D140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751080209" calcext:value-type="float">
            <text:p>751080209</text:p>
          </table:table-cell>
          <table:table-cell office:value-type="date" office:date-value="2017-06-08T08:29:00" calcext:value-type="date">
            <text:p>2017-06-08 08:2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141])&gt;=16;HOUR([.B141])&lt;=17))" office:value-type="boolean" office:boolean-value="false" calcext:value-type="boolean">
            <text:p>FAŁSZ</text:p>
          </table:table-cell>
          <table:table-cell/>
          <table:table-cell table:formula="of:=IF(OR(WEEKDAY([.B141])=6;WEEKDAY([.B14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41];[.D141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557059595" calcext:value-type="float">
            <text:p>557059595</text:p>
          </table:table-cell>
          <table:table-cell office:value-type="date" office:date-value="2017-06-08T09:08:00" calcext:value-type="date">
            <text:p>2017-06-08 09:08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142])&gt;=16;HOUR([.B142])&lt;=17))" office:value-type="boolean" office:boolean-value="false" calcext:value-type="boolean">
            <text:p>FAŁSZ</text:p>
          </table:table-cell>
          <table:table-cell/>
          <table:table-cell table:formula="of:=IF(OR(WEEKDAY([.B142])=6;WEEKDAY([.B14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42];[.D142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919448492" calcext:value-type="float">
            <text:p>919448492</text:p>
          </table:table-cell>
          <table:table-cell office:value-type="date" office:date-value="2017-06-08T09:34:00" calcext:value-type="date">
            <text:p>2017-06-08 09:34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143])&gt;=16;HOUR([.B143])&lt;=17))" office:value-type="boolean" office:boolean-value="false" calcext:value-type="boolean">
            <text:p>FAŁSZ</text:p>
          </table:table-cell>
          <table:table-cell/>
          <table:table-cell table:formula="of:=IF(OR(WEEKDAY([.B143])=6;WEEKDAY([.B14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43];[.D143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630181135" calcext:value-type="float">
            <text:p>630181135</text:p>
          </table:table-cell>
          <table:table-cell office:value-type="date" office:date-value="2017-06-08T09:59:00" calcext:value-type="date">
            <text:p>2017-06-08 09:5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144])&gt;=16;HOUR([.B144])&lt;=17))" office:value-type="boolean" office:boolean-value="false" calcext:value-type="boolean">
            <text:p>FAŁSZ</text:p>
          </table:table-cell>
          <table:table-cell/>
          <table:table-cell table:formula="of:=IF(OR(WEEKDAY([.B144])=6;WEEKDAY([.B14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44];[.D144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921394114" calcext:value-type="float">
            <text:p>921394114</text:p>
          </table:table-cell>
          <table:table-cell office:value-type="date" office:date-value="2017-06-08T11:29:00" calcext:value-type="date">
            <text:p>2017-06-08 11:29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145])&gt;=16;HOUR([.B145])&lt;=17))" office:value-type="boolean" office:boolean-value="false" calcext:value-type="boolean">
            <text:p>FAŁSZ</text:p>
          </table:table-cell>
          <table:table-cell/>
          <table:table-cell table:formula="of:=IF(OR(WEEKDAY([.B145])=6;WEEKDAY([.B14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45];[.D145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687213103" calcext:value-type="float">
            <text:p>687213103</text:p>
          </table:table-cell>
          <table:table-cell office:value-type="date" office:date-value="2017-06-08T13:38:00" calcext:value-type="date">
            <text:p>2017-06-08 13:38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146])&gt;=16;HOUR([.B146])&lt;=17))" office:value-type="boolean" office:boolean-value="false" calcext:value-type="boolean">
            <text:p>FAŁSZ</text:p>
          </table:table-cell>
          <table:table-cell/>
          <table:table-cell table:formula="of:=IF(OR(WEEKDAY([.B146])=6;WEEKDAY([.B14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46];[.D146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670854717" calcext:value-type="float">
            <text:p>670854717</text:p>
          </table:table-cell>
          <table:table-cell office:value-type="date" office:date-value="2017-06-08T15:00:00" calcext:value-type="date">
            <text:p>2017-06-08 15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147])&gt;=16;HOUR([.B147])&lt;=17))" office:value-type="boolean" office:boolean-value="false" calcext:value-type="boolean">
            <text:p>FAŁSZ</text:p>
          </table:table-cell>
          <table:table-cell/>
          <table:table-cell table:formula="of:=IF(OR(WEEKDAY([.B147])=6;WEEKDAY([.B14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47];[.D147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882751328" calcext:value-type="float">
            <text:p>882751328</text:p>
          </table:table-cell>
          <table:table-cell office:value-type="date" office:date-value="2017-06-08T15:20:00" calcext:value-type="date">
            <text:p>2017-06-08 15:2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148])&gt;=16;HOUR([.B148])&lt;=17))" office:value-type="boolean" office:boolean-value="false" calcext:value-type="boolean">
            <text:p>FAŁSZ</text:p>
          </table:table-cell>
          <table:table-cell/>
          <table:table-cell table:formula="of:=IF(OR(WEEKDAY([.B148])=6;WEEKDAY([.B14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48];[.D148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885343232" calcext:value-type="float">
            <text:p>885343232</text:p>
          </table:table-cell>
          <table:table-cell office:value-type="date" office:date-value="2017-06-08T15:24:00" calcext:value-type="date">
            <text:p>2017-06-08 15:24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149])&gt;=16;HOUR([.B149])&lt;=17))" office:value-type="boolean" office:boolean-value="false" calcext:value-type="boolean">
            <text:p>FAŁSZ</text:p>
          </table:table-cell>
          <table:table-cell/>
          <table:table-cell table:formula="of:=IF(OR(WEEKDAY([.B149])=6;WEEKDAY([.B14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49];[.D149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507120351" calcext:value-type="float">
            <text:p>507120351</text:p>
          </table:table-cell>
          <table:table-cell office:value-type="date" office:date-value="2017-06-08T16:26:00" calcext:value-type="date">
            <text:p>2017-06-08 16:26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150])&gt;=16;HOUR([.B150])&lt;=17))" office:value-type="boolean" office:boolean-value="true" calcext:value-type="boolean">
            <text:p>PRAWDA</text:p>
          </table:table-cell>
          <table:table-cell/>
          <table:table-cell table:formula="of:=IF(OR(WEEKDAY([.B150])=6;WEEKDAY([.B15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50];[.D150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529069571" calcext:value-type="float">
            <text:p>529069571</text:p>
          </table:table-cell>
          <table:table-cell office:value-type="date" office:date-value="2017-06-08T17:45:00" calcext:value-type="date">
            <text:p>2017-06-08 17:45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151])&gt;=16;HOUR([.B151])&lt;=17))" office:value-type="boolean" office:boolean-value="true" calcext:value-type="boolean">
            <text:p>PRAWDA</text:p>
          </table:table-cell>
          <table:table-cell/>
          <table:table-cell table:formula="of:=IF(OR(WEEKDAY([.B151])=6;WEEKDAY([.B15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51];[.D151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735284701" calcext:value-type="float">
            <text:p>735284701</text:p>
          </table:table-cell>
          <table:table-cell office:value-type="date" office:date-value="2017-06-08T19:43:00" calcext:value-type="date">
            <text:p>2017-06-08 19:43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152])&gt;=16;HOUR([.B152])&lt;=17))" office:value-type="boolean" office:boolean-value="false" calcext:value-type="boolean">
            <text:p>FAŁSZ</text:p>
          </table:table-cell>
          <table:table-cell/>
          <table:table-cell table:formula="of:=IF(OR(WEEKDAY([.B152])=6;WEEKDAY([.B15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52];[.D152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798064543" calcext:value-type="float">
            <text:p>798064543</text:p>
          </table:table-cell>
          <table:table-cell office:value-type="date" office:date-value="2017-06-08T20:19:00" calcext:value-type="date">
            <text:p>2017-06-08 20:19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153])&gt;=16;HOUR([.B153])&lt;=17))" office:value-type="boolean" office:boolean-value="false" calcext:value-type="boolean">
            <text:p>FAŁSZ</text:p>
          </table:table-cell>
          <table:table-cell/>
          <table:table-cell table:formula="of:=IF(OR(WEEKDAY([.B153])=6;WEEKDAY([.B15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53];[.D153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435583833" calcext:value-type="float">
            <text:p>435583833</text:p>
          </table:table-cell>
          <table:table-cell office:value-type="date" office:date-value="2017-06-08T21:45:00" calcext:value-type="date">
            <text:p>2017-06-08 21:45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154])&gt;=16;HOUR([.B154])&lt;=17))" office:value-type="boolean" office:boolean-value="false" calcext:value-type="boolean">
            <text:p>FAŁSZ</text:p>
          </table:table-cell>
          <table:table-cell/>
          <table:table-cell table:formula="of:=IF(OR(WEEKDAY([.B154])=6;WEEKDAY([.B15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154];[.D154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500093166" calcext:value-type="float">
            <text:p>500093166</text:p>
          </table:table-cell>
          <table:table-cell office:value-type="date" office:date-value="2017-06-09T00:07:00" calcext:value-type="date">
            <text:p>2017-06-09 00:07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155])&gt;=16;HOUR([.B155])&lt;=17))" office:value-type="boolean" office:boolean-value="false" calcext:value-type="boolean">
            <text:p>FAŁSZ</text:p>
          </table:table-cell>
          <table:table-cell/>
          <table:table-cell table:formula="of:=IF(OR(WEEKDAY([.B155])=6;WEEKDAY([.B155])=7))" office:value-type="boolean" office:boolean-value="true" calcext:value-type="boolean">
            <text:p>PRAWDA</text:p>
          </table:table-cell>
          <table:table-cell/>
          <table:table-cell table:formula="of:=COM.MICROSOFT.TEXTJOIN(&quot;&quot;;1;[.C155];[.D155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543967501" calcext:value-type="float">
            <text:p>543967501</text:p>
          </table:table-cell>
          <table:table-cell office:value-type="date" office:date-value="2017-06-09T00:54:00" calcext:value-type="date">
            <text:p>2017-06-09 00:54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156])&gt;=16;HOUR([.B156])&lt;=17))" office:value-type="boolean" office:boolean-value="false" calcext:value-type="boolean">
            <text:p>FAŁSZ</text:p>
          </table:table-cell>
          <table:table-cell/>
          <table:table-cell table:formula="of:=IF(OR(WEEKDAY([.B156])=6;WEEKDAY([.B156])=7))" office:value-type="boolean" office:boolean-value="true" calcext:value-type="boolean">
            <text:p>PRAWDA</text:p>
          </table:table-cell>
          <table:table-cell/>
          <table:table-cell table:formula="of:=COM.MICROSOFT.TEXTJOIN(&quot;&quot;;1;[.C156];[.D156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714435879" calcext:value-type="float">
            <text:p>714435879</text:p>
          </table:table-cell>
          <table:table-cell office:value-type="date" office:date-value="2017-06-09T02:06:00" calcext:value-type="date">
            <text:p>2017-06-09 02:06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157])&gt;=16;HOUR([.B157])&lt;=17))" office:value-type="boolean" office:boolean-value="false" calcext:value-type="boolean">
            <text:p>FAŁSZ</text:p>
          </table:table-cell>
          <table:table-cell/>
          <table:table-cell table:formula="of:=IF(OR(WEEKDAY([.B157])=6;WEEKDAY([.B157])=7))" office:value-type="boolean" office:boolean-value="true" calcext:value-type="boolean">
            <text:p>PRAWDA</text:p>
          </table:table-cell>
          <table:table-cell/>
          <table:table-cell table:formula="of:=COM.MICROSOFT.TEXTJOIN(&quot;&quot;;1;[.C157];[.D157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906814093" calcext:value-type="float">
            <text:p>906814093</text:p>
          </table:table-cell>
          <table:table-cell office:value-type="date" office:date-value="2017-06-09T02:40:00" calcext:value-type="date">
            <text:p>2017-06-09 02:4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158])&gt;=16;HOUR([.B158])&lt;=17))" office:value-type="boolean" office:boolean-value="false" calcext:value-type="boolean">
            <text:p>FAŁSZ</text:p>
          </table:table-cell>
          <table:table-cell/>
          <table:table-cell table:formula="of:=IF(OR(WEEKDAY([.B158])=6;WEEKDAY([.B158])=7))" office:value-type="boolean" office:boolean-value="true" calcext:value-type="boolean">
            <text:p>PRAWDA</text:p>
          </table:table-cell>
          <table:table-cell/>
          <table:table-cell table:formula="of:=COM.MICROSOFT.TEXTJOIN(&quot;&quot;;1;[.C158];[.D158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721523987" calcext:value-type="float">
            <text:p>721523987</text:p>
          </table:table-cell>
          <table:table-cell office:value-type="date" office:date-value="2017-06-09T03:40:00" calcext:value-type="date">
            <text:p>2017-06-09 03:4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159])&gt;=16;HOUR([.B159])&lt;=17))" office:value-type="boolean" office:boolean-value="false" calcext:value-type="boolean">
            <text:p>FAŁSZ</text:p>
          </table:table-cell>
          <table:table-cell/>
          <table:table-cell table:formula="of:=IF(OR(WEEKDAY([.B159])=6;WEEKDAY([.B159])=7))" office:value-type="boolean" office:boolean-value="true" calcext:value-type="boolean">
            <text:p>PRAWDA</text:p>
          </table:table-cell>
          <table:table-cell/>
          <table:table-cell table:formula="of:=COM.MICROSOFT.TEXTJOIN(&quot;&quot;;1;[.C159];[.D159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574453310" calcext:value-type="float">
            <text:p>574453310</text:p>
          </table:table-cell>
          <table:table-cell office:value-type="date" office:date-value="2017-06-09T04:48:00" calcext:value-type="date">
            <text:p>2017-06-09 04:48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160])&gt;=16;HOUR([.B160])&lt;=17))" office:value-type="boolean" office:boolean-value="false" calcext:value-type="boolean">
            <text:p>FAŁSZ</text:p>
          </table:table-cell>
          <table:table-cell/>
          <table:table-cell table:formula="of:=IF(OR(WEEKDAY([.B160])=6;WEEKDAY([.B160])=7))" office:value-type="boolean" office:boolean-value="true" calcext:value-type="boolean">
            <text:p>PRAWDA</text:p>
          </table:table-cell>
          <table:table-cell/>
          <table:table-cell table:formula="of:=COM.MICROSOFT.TEXTJOIN(&quot;&quot;;1;[.C160];[.D160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918128702" calcext:value-type="float">
            <text:p>918128702</text:p>
          </table:table-cell>
          <table:table-cell office:value-type="date" office:date-value="2017-06-09T06:28:00" calcext:value-type="date">
            <text:p>2017-06-09 06:28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161])&gt;=16;HOUR([.B161])&lt;=17))" office:value-type="boolean" office:boolean-value="false" calcext:value-type="boolean">
            <text:p>FAŁSZ</text:p>
          </table:table-cell>
          <table:table-cell/>
          <table:table-cell table:formula="of:=IF(OR(WEEKDAY([.B161])=6;WEEKDAY([.B161])=7))" office:value-type="boolean" office:boolean-value="true" calcext:value-type="boolean">
            <text:p>PRAWDA</text:p>
          </table:table-cell>
          <table:table-cell/>
          <table:table-cell table:formula="of:=COM.MICROSOFT.TEXTJOIN(&quot;&quot;;1;[.C161];[.D161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700495086" calcext:value-type="float">
            <text:p>700495086</text:p>
          </table:table-cell>
          <table:table-cell office:value-type="date" office:date-value="2017-06-09T07:48:00" calcext:value-type="date">
            <text:p>2017-06-09 07:48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162])&gt;=16;HOUR([.B162])&lt;=17))" office:value-type="boolean" office:boolean-value="false" calcext:value-type="boolean">
            <text:p>FAŁSZ</text:p>
          </table:table-cell>
          <table:table-cell/>
          <table:table-cell table:formula="of:=IF(OR(WEEKDAY([.B162])=6;WEEKDAY([.B162])=7))" office:value-type="boolean" office:boolean-value="true" calcext:value-type="boolean">
            <text:p>PRAWDA</text:p>
          </table:table-cell>
          <table:table-cell/>
          <table:table-cell table:formula="of:=COM.MICROSOFT.TEXTJOIN(&quot;&quot;;1;[.C162];[.D162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812963280" calcext:value-type="float">
            <text:p>812963280</text:p>
          </table:table-cell>
          <table:table-cell office:value-type="date" office:date-value="2017-06-09T10:11:00" calcext:value-type="date">
            <text:p>2017-06-09 10:11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163])&gt;=16;HOUR([.B163])&lt;=17))" office:value-type="boolean" office:boolean-value="false" calcext:value-type="boolean">
            <text:p>FAŁSZ</text:p>
          </table:table-cell>
          <table:table-cell/>
          <table:table-cell table:formula="of:=IF(OR(WEEKDAY([.B163])=6;WEEKDAY([.B163])=7))" office:value-type="boolean" office:boolean-value="true" calcext:value-type="boolean">
            <text:p>PRAWDA</text:p>
          </table:table-cell>
          <table:table-cell/>
          <table:table-cell table:formula="of:=COM.MICROSOFT.TEXTJOIN(&quot;&quot;;1;[.C163];[.D163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966891570" calcext:value-type="float">
            <text:p>966891570</text:p>
          </table:table-cell>
          <table:table-cell office:value-type="date" office:date-value="2017-06-09T10:39:00" calcext:value-type="date">
            <text:p>2017-06-09 10:39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164])&gt;=16;HOUR([.B164])&lt;=17))" office:value-type="boolean" office:boolean-value="false" calcext:value-type="boolean">
            <text:p>FAŁSZ</text:p>
          </table:table-cell>
          <table:table-cell/>
          <table:table-cell table:formula="of:=IF(OR(WEEKDAY([.B164])=6;WEEKDAY([.B164])=7))" office:value-type="boolean" office:boolean-value="true" calcext:value-type="boolean">
            <text:p>PRAWDA</text:p>
          </table:table-cell>
          <table:table-cell/>
          <table:table-cell table:formula="of:=COM.MICROSOFT.TEXTJOIN(&quot;&quot;;1;[.C164];[.D164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798172945" calcext:value-type="float">
            <text:p>798172945</text:p>
          </table:table-cell>
          <table:table-cell office:value-type="date" office:date-value="2017-06-09T11:25:00" calcext:value-type="date">
            <text:p>2017-06-09 11:25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165])&gt;=16;HOUR([.B165])&lt;=17))" office:value-type="boolean" office:boolean-value="false" calcext:value-type="boolean">
            <text:p>FAŁSZ</text:p>
          </table:table-cell>
          <table:table-cell/>
          <table:table-cell table:formula="of:=IF(OR(WEEKDAY([.B165])=6;WEEKDAY([.B165])=7))" office:value-type="boolean" office:boolean-value="true" calcext:value-type="boolean">
            <text:p>PRAWDA</text:p>
          </table:table-cell>
          <table:table-cell/>
          <table:table-cell table:formula="of:=COM.MICROSOFT.TEXTJOIN(&quot;&quot;;1;[.C165];[.D165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771900851" calcext:value-type="float">
            <text:p>771900851</text:p>
          </table:table-cell>
          <table:table-cell office:value-type="date" office:date-value="2017-06-09T13:08:00" calcext:value-type="date">
            <text:p>2017-06-09 13:08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166])&gt;=16;HOUR([.B166])&lt;=17))" office:value-type="boolean" office:boolean-value="false" calcext:value-type="boolean">
            <text:p>FAŁSZ</text:p>
          </table:table-cell>
          <table:table-cell/>
          <table:table-cell table:formula="of:=IF(OR(WEEKDAY([.B166])=6;WEEKDAY([.B166])=7))" office:value-type="boolean" office:boolean-value="true" calcext:value-type="boolean">
            <text:p>PRAWDA</text:p>
          </table:table-cell>
          <table:table-cell/>
          <table:table-cell table:formula="of:=COM.MICROSOFT.TEXTJOIN(&quot;&quot;;1;[.C166];[.D166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510545620" calcext:value-type="float">
            <text:p>510545620</text:p>
          </table:table-cell>
          <table:table-cell office:value-type="date" office:date-value="2017-06-09T13:10:00" calcext:value-type="date">
            <text:p>2017-06-09 13:1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167])&gt;=16;HOUR([.B167])&lt;=17))" office:value-type="boolean" office:boolean-value="false" calcext:value-type="boolean">
            <text:p>FAŁSZ</text:p>
          </table:table-cell>
          <table:table-cell/>
          <table:table-cell table:formula="of:=IF(OR(WEEKDAY([.B167])=6;WEEKDAY([.B167])=7))" office:value-type="boolean" office:boolean-value="true" calcext:value-type="boolean">
            <text:p>PRAWDA</text:p>
          </table:table-cell>
          <table:table-cell/>
          <table:table-cell table:formula="of:=COM.MICROSOFT.TEXTJOIN(&quot;&quot;;1;[.C167];[.D167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700904288" calcext:value-type="float">
            <text:p>700904288</text:p>
          </table:table-cell>
          <table:table-cell office:value-type="date" office:date-value="2017-06-09T15:00:00" calcext:value-type="date">
            <text:p>2017-06-09 15: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168])&gt;=16;HOUR([.B168])&lt;=17))" office:value-type="boolean" office:boolean-value="false" calcext:value-type="boolean">
            <text:p>FAŁSZ</text:p>
          </table:table-cell>
          <table:table-cell/>
          <table:table-cell table:formula="of:=IF(OR(WEEKDAY([.B168])=6;WEEKDAY([.B168])=7))" office:value-type="boolean" office:boolean-value="true" calcext:value-type="boolean">
            <text:p>PRAWDA</text:p>
          </table:table-cell>
          <table:table-cell/>
          <table:table-cell table:formula="of:=COM.MICROSOFT.TEXTJOIN(&quot;&quot;;1;[.C168];[.D168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465117230" calcext:value-type="float">
            <text:p>465117230</text:p>
          </table:table-cell>
          <table:table-cell office:value-type="date" office:date-value="2017-06-09T15:01:00" calcext:value-type="date">
            <text:p>2017-06-09 15:01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169])&gt;=16;HOUR([.B169])&lt;=17))" office:value-type="boolean" office:boolean-value="false" calcext:value-type="boolean">
            <text:p>FAŁSZ</text:p>
          </table:table-cell>
          <table:table-cell/>
          <table:table-cell table:formula="of:=IF(OR(WEEKDAY([.B169])=6;WEEKDAY([.B169])=7))" office:value-type="boolean" office:boolean-value="true" calcext:value-type="boolean">
            <text:p>PRAWDA</text:p>
          </table:table-cell>
          <table:table-cell/>
          <table:table-cell table:formula="of:=COM.MICROSOFT.TEXTJOIN(&quot;&quot;;1;[.C169];[.D169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761865210" calcext:value-type="float">
            <text:p>761865210</text:p>
          </table:table-cell>
          <table:table-cell office:value-type="date" office:date-value="2017-06-09T15:12:00" calcext:value-type="date">
            <text:p>2017-06-09 15:12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170])&gt;=16;HOUR([.B170])&lt;=17))" office:value-type="boolean" office:boolean-value="false" calcext:value-type="boolean">
            <text:p>FAŁSZ</text:p>
          </table:table-cell>
          <table:table-cell/>
          <table:table-cell table:formula="of:=IF(OR(WEEKDAY([.B170])=6;WEEKDAY([.B170])=7))" office:value-type="boolean" office:boolean-value="true" calcext:value-type="boolean">
            <text:p>PRAWDA</text:p>
          </table:table-cell>
          <table:table-cell/>
          <table:table-cell table:formula="of:=COM.MICROSOFT.TEXTJOIN(&quot;&quot;;1;[.C170];[.D170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610753756" calcext:value-type="float">
            <text:p>610753756</text:p>
          </table:table-cell>
          <table:table-cell office:value-type="date" office:date-value="2017-06-09T16:34:00" calcext:value-type="date">
            <text:p>2017-06-09 16:34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171])&gt;=16;HOUR([.B171])&lt;=17))" office:value-type="boolean" office:boolean-value="true" calcext:value-type="boolean">
            <text:p>PRAWDA</text:p>
          </table:table-cell>
          <table:table-cell/>
          <table:table-cell table:formula="of:=IF(OR(WEEKDAY([.B171])=6;WEEKDAY([.B171])=7))" office:value-type="boolean" office:boolean-value="true" calcext:value-type="boolean">
            <text:p>PRAWDA</text:p>
          </table:table-cell>
          <table:table-cell/>
          <table:table-cell table:formula="of:=COM.MICROSOFT.TEXTJOIN(&quot;&quot;;1;[.C171];[.D171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821599246" calcext:value-type="float">
            <text:p>821599246</text:p>
          </table:table-cell>
          <table:table-cell office:value-type="date" office:date-value="2017-06-09T17:20:00" calcext:value-type="date">
            <text:p>2017-06-09 17:2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172])&gt;=16;HOUR([.B172])&lt;=17))" office:value-type="boolean" office:boolean-value="true" calcext:value-type="boolean">
            <text:p>PRAWDA</text:p>
          </table:table-cell>
          <table:table-cell/>
          <table:table-cell table:formula="of:=IF(OR(WEEKDAY([.B172])=6;WEEKDAY([.B172])=7))" office:value-type="boolean" office:boolean-value="true" calcext:value-type="boolean">
            <text:p>PRAWDA</text:p>
          </table:table-cell>
          <table:table-cell/>
          <table:table-cell table:formula="of:=COM.MICROSOFT.TEXTJOIN(&quot;&quot;;1;[.C172];[.D172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767455643" calcext:value-type="float">
            <text:p>767455643</text:p>
          </table:table-cell>
          <table:table-cell office:value-type="date" office:date-value="2017-06-09T18:50:00" calcext:value-type="date">
            <text:p>2017-06-09 18:5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173])&gt;=16;HOUR([.B173])&lt;=17))" office:value-type="boolean" office:boolean-value="false" calcext:value-type="boolean">
            <text:p>FAŁSZ</text:p>
          </table:table-cell>
          <table:table-cell/>
          <table:table-cell table:formula="of:=IF(OR(WEEKDAY([.B173])=6;WEEKDAY([.B173])=7))" office:value-type="boolean" office:boolean-value="true" calcext:value-type="boolean">
            <text:p>PRAWDA</text:p>
          </table:table-cell>
          <table:table-cell/>
          <table:table-cell table:formula="of:=COM.MICROSOFT.TEXTJOIN(&quot;&quot;;1;[.C173];[.D173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642498400" calcext:value-type="float">
            <text:p>642498400</text:p>
          </table:table-cell>
          <table:table-cell office:value-type="date" office:date-value="2017-06-09T18:53:00" calcext:value-type="date">
            <text:p>2017-06-09 18:53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174])&gt;=16;HOUR([.B174])&lt;=17))" office:value-type="boolean" office:boolean-value="false" calcext:value-type="boolean">
            <text:p>FAŁSZ</text:p>
          </table:table-cell>
          <table:table-cell/>
          <table:table-cell table:formula="of:=IF(OR(WEEKDAY([.B174])=6;WEEKDAY([.B174])=7))" office:value-type="boolean" office:boolean-value="true" calcext:value-type="boolean">
            <text:p>PRAWDA</text:p>
          </table:table-cell>
          <table:table-cell/>
          <table:table-cell table:formula="of:=COM.MICROSOFT.TEXTJOIN(&quot;&quot;;1;[.C174];[.D174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528251644" calcext:value-type="float">
            <text:p>528251644</text:p>
          </table:table-cell>
          <table:table-cell office:value-type="date" office:date-value="2017-06-09T19:05:00" calcext:value-type="date">
            <text:p>2017-06-09 19:05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175])&gt;=16;HOUR([.B175])&lt;=17))" office:value-type="boolean" office:boolean-value="false" calcext:value-type="boolean">
            <text:p>FAŁSZ</text:p>
          </table:table-cell>
          <table:table-cell/>
          <table:table-cell table:formula="of:=IF(OR(WEEKDAY([.B175])=6;WEEKDAY([.B175])=7))" office:value-type="boolean" office:boolean-value="true" calcext:value-type="boolean">
            <text:p>PRAWDA</text:p>
          </table:table-cell>
          <table:table-cell/>
          <table:table-cell table:formula="of:=COM.MICROSOFT.TEXTJOIN(&quot;&quot;;1;[.C175];[.D175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523119994" calcext:value-type="float">
            <text:p>523119994</text:p>
          </table:table-cell>
          <table:table-cell office:value-type="date" office:date-value="2017-06-09T21:15:00" calcext:value-type="date">
            <text:p>2017-06-09 21:15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176])&gt;=16;HOUR([.B176])&lt;=17))" office:value-type="boolean" office:boolean-value="false" calcext:value-type="boolean">
            <text:p>FAŁSZ</text:p>
          </table:table-cell>
          <table:table-cell/>
          <table:table-cell table:formula="of:=IF(OR(WEEKDAY([.B176])=6;WEEKDAY([.B176])=7))" office:value-type="boolean" office:boolean-value="true" calcext:value-type="boolean">
            <text:p>PRAWDA</text:p>
          </table:table-cell>
          <table:table-cell/>
          <table:table-cell table:formula="of:=COM.MICROSOFT.TEXTJOIN(&quot;&quot;;1;[.C176];[.D176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660369247" calcext:value-type="float">
            <text:p>660369247</text:p>
          </table:table-cell>
          <table:table-cell office:value-type="date" office:date-value="2017-06-09T21:22:00" calcext:value-type="date">
            <text:p>2017-06-09 21:2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177])&gt;=16;HOUR([.B177])&lt;=17))" office:value-type="boolean" office:boolean-value="false" calcext:value-type="boolean">
            <text:p>FAŁSZ</text:p>
          </table:table-cell>
          <table:table-cell/>
          <table:table-cell table:formula="of:=IF(OR(WEEKDAY([.B177])=6;WEEKDAY([.B177])=7))" office:value-type="boolean" office:boolean-value="true" calcext:value-type="boolean">
            <text:p>PRAWDA</text:p>
          </table:table-cell>
          <table:table-cell/>
          <table:table-cell table:formula="of:=COM.MICROSOFT.TEXTJOIN(&quot;&quot;;1;[.C177];[.D177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646331178" calcext:value-type="float">
            <text:p>646331178</text:p>
          </table:table-cell>
          <table:table-cell office:value-type="date" office:date-value="2017-06-09T21:58:00" calcext:value-type="date">
            <text:p>2017-06-09 21:58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178])&gt;=16;HOUR([.B178])&lt;=17))" office:value-type="boolean" office:boolean-value="false" calcext:value-type="boolean">
            <text:p>FAŁSZ</text:p>
          </table:table-cell>
          <table:table-cell/>
          <table:table-cell table:formula="of:=IF(OR(WEEKDAY([.B178])=6;WEEKDAY([.B178])=7))" office:value-type="boolean" office:boolean-value="true" calcext:value-type="boolean">
            <text:p>PRAWDA</text:p>
          </table:table-cell>
          <table:table-cell/>
          <table:table-cell table:formula="of:=COM.MICROSOFT.TEXTJOIN(&quot;&quot;;1;[.C178];[.D178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436204880" calcext:value-type="float">
            <text:p>436204880</text:p>
          </table:table-cell>
          <table:table-cell office:value-type="date" office:date-value="2017-06-09T22:54:00" calcext:value-type="date">
            <text:p>2017-06-09 22:54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179])&gt;=16;HOUR([.B179])&lt;=17))" office:value-type="boolean" office:boolean-value="false" calcext:value-type="boolean">
            <text:p>FAŁSZ</text:p>
          </table:table-cell>
          <table:table-cell/>
          <table:table-cell table:formula="of:=IF(OR(WEEKDAY([.B179])=6;WEEKDAY([.B179])=7))" office:value-type="boolean" office:boolean-value="true" calcext:value-type="boolean">
            <text:p>PRAWDA</text:p>
          </table:table-cell>
          <table:table-cell/>
          <table:table-cell table:formula="of:=COM.MICROSOFT.TEXTJOIN(&quot;&quot;;1;[.C179];[.D179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816898273" calcext:value-type="float">
            <text:p>816898273</text:p>
          </table:table-cell>
          <table:table-cell office:value-type="date" office:date-value="2017-06-10T00:23:00" calcext:value-type="date">
            <text:p>2017-06-10 00:23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180])&gt;=16;HOUR([.B180])&lt;=17))" office:value-type="boolean" office:boolean-value="false" calcext:value-type="boolean">
            <text:p>FAŁSZ</text:p>
          </table:table-cell>
          <table:table-cell/>
          <table:table-cell table:formula="of:=IF(OR(WEEKDAY([.B180])=6;WEEKDAY([.B180])=7))" office:value-type="boolean" office:boolean-value="true" calcext:value-type="boolean">
            <text:p>PRAWDA</text:p>
          </table:table-cell>
          <table:table-cell/>
          <table:table-cell table:formula="of:=COM.MICROSOFT.TEXTJOIN(&quot;&quot;;1;[.C180];[.D180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779057265" calcext:value-type="float">
            <text:p>779057265</text:p>
          </table:table-cell>
          <table:table-cell office:value-type="date" office:date-value="2017-06-10T00:55:00" calcext:value-type="date">
            <text:p>2017-06-10 00:55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181])&gt;=16;HOUR([.B181])&lt;=17))" office:value-type="boolean" office:boolean-value="false" calcext:value-type="boolean">
            <text:p>FAŁSZ</text:p>
          </table:table-cell>
          <table:table-cell/>
          <table:table-cell table:formula="of:=IF(OR(WEEKDAY([.B181])=6;WEEKDAY([.B181])=7))" office:value-type="boolean" office:boolean-value="true" calcext:value-type="boolean">
            <text:p>PRAWDA</text:p>
          </table:table-cell>
          <table:table-cell/>
          <table:table-cell table:formula="of:=COM.MICROSOFT.TEXTJOIN(&quot;&quot;;1;[.C181];[.D181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927675902" calcext:value-type="float">
            <text:p>927675902</text:p>
          </table:table-cell>
          <table:table-cell office:value-type="date" office:date-value="2017-06-10T02:37:00" calcext:value-type="date">
            <text:p>2017-06-10 02:37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182])&gt;=16;HOUR([.B182])&lt;=17))" office:value-type="boolean" office:boolean-value="false" calcext:value-type="boolean">
            <text:p>FAŁSZ</text:p>
          </table:table-cell>
          <table:table-cell/>
          <table:table-cell table:formula="of:=IF(OR(WEEKDAY([.B182])=6;WEEKDAY([.B182])=7))" office:value-type="boolean" office:boolean-value="true" calcext:value-type="boolean">
            <text:p>PRAWDA</text:p>
          </table:table-cell>
          <table:table-cell/>
          <table:table-cell table:formula="of:=COM.MICROSOFT.TEXTJOIN(&quot;&quot;;1;[.C182];[.D182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820747074" calcext:value-type="float">
            <text:p>820747074</text:p>
          </table:table-cell>
          <table:table-cell office:value-type="date" office:date-value="2017-06-10T03:01:00" calcext:value-type="date">
            <text:p>2017-06-10 03:01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183])&gt;=16;HOUR([.B183])&lt;=17))" office:value-type="boolean" office:boolean-value="false" calcext:value-type="boolean">
            <text:p>FAŁSZ</text:p>
          </table:table-cell>
          <table:table-cell/>
          <table:table-cell table:formula="of:=IF(OR(WEEKDAY([.B183])=6;WEEKDAY([.B183])=7))" office:value-type="boolean" office:boolean-value="true" calcext:value-type="boolean">
            <text:p>PRAWDA</text:p>
          </table:table-cell>
          <table:table-cell/>
          <table:table-cell table:formula="of:=COM.MICROSOFT.TEXTJOIN(&quot;&quot;;1;[.C183];[.D183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475050084" calcext:value-type="float">
            <text:p>475050084</text:p>
          </table:table-cell>
          <table:table-cell office:value-type="date" office:date-value="2017-06-10T05:22:00" calcext:value-type="date">
            <text:p>2017-06-10 05:22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184])&gt;=16;HOUR([.B184])&lt;=17))" office:value-type="boolean" office:boolean-value="false" calcext:value-type="boolean">
            <text:p>FAŁSZ</text:p>
          </table:table-cell>
          <table:table-cell/>
          <table:table-cell table:formula="of:=IF(OR(WEEKDAY([.B184])=6;WEEKDAY([.B184])=7))" office:value-type="boolean" office:boolean-value="true" calcext:value-type="boolean">
            <text:p>PRAWDA</text:p>
          </table:table-cell>
          <table:table-cell/>
          <table:table-cell table:formula="of:=COM.MICROSOFT.TEXTJOIN(&quot;&quot;;1;[.C184];[.D184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668665435" calcext:value-type="float">
            <text:p>668665435</text:p>
          </table:table-cell>
          <table:table-cell office:value-type="date" office:date-value="2017-06-10T05:41:00" calcext:value-type="date">
            <text:p>2017-06-10 05:41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185])&gt;=16;HOUR([.B185])&lt;=17))" office:value-type="boolean" office:boolean-value="false" calcext:value-type="boolean">
            <text:p>FAŁSZ</text:p>
          </table:table-cell>
          <table:table-cell/>
          <table:table-cell table:formula="of:=IF(OR(WEEKDAY([.B185])=6;WEEKDAY([.B185])=7))" office:value-type="boolean" office:boolean-value="true" calcext:value-type="boolean">
            <text:p>PRAWDA</text:p>
          </table:table-cell>
          <table:table-cell/>
          <table:table-cell table:formula="of:=COM.MICROSOFT.TEXTJOIN(&quot;&quot;;1;[.C185];[.D185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419466934" calcext:value-type="float">
            <text:p>419466934</text:p>
          </table:table-cell>
          <table:table-cell office:value-type="date" office:date-value="2017-06-10T05:52:00" calcext:value-type="date">
            <text:p>2017-06-10 05:5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186])&gt;=16;HOUR([.B186])&lt;=17))" office:value-type="boolean" office:boolean-value="false" calcext:value-type="boolean">
            <text:p>FAŁSZ</text:p>
          </table:table-cell>
          <table:table-cell/>
          <table:table-cell table:formula="of:=IF(OR(WEEKDAY([.B186])=6;WEEKDAY([.B186])=7))" office:value-type="boolean" office:boolean-value="true" calcext:value-type="boolean">
            <text:p>PRAWDA</text:p>
          </table:table-cell>
          <table:table-cell/>
          <table:table-cell table:formula="of:=COM.MICROSOFT.TEXTJOIN(&quot;&quot;;1;[.C186];[.D186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740131554" calcext:value-type="float">
            <text:p>740131554</text:p>
          </table:table-cell>
          <table:table-cell office:value-type="date" office:date-value="2017-06-10T08:05:00" calcext:value-type="date">
            <text:p>2017-06-10 08:05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187])&gt;=16;HOUR([.B187])&lt;=17))" office:value-type="boolean" office:boolean-value="false" calcext:value-type="boolean">
            <text:p>FAŁSZ</text:p>
          </table:table-cell>
          <table:table-cell/>
          <table:table-cell table:formula="of:=IF(OR(WEEKDAY([.B187])=6;WEEKDAY([.B187])=7))" office:value-type="boolean" office:boolean-value="true" calcext:value-type="boolean">
            <text:p>PRAWDA</text:p>
          </table:table-cell>
          <table:table-cell/>
          <table:table-cell table:formula="of:=COM.MICROSOFT.TEXTJOIN(&quot;&quot;;1;[.C187];[.D187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968215037" calcext:value-type="float">
            <text:p>968215037</text:p>
          </table:table-cell>
          <table:table-cell office:value-type="date" office:date-value="2017-06-10T08:58:00" calcext:value-type="date">
            <text:p>2017-06-10 08:58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188])&gt;=16;HOUR([.B188])&lt;=17))" office:value-type="boolean" office:boolean-value="false" calcext:value-type="boolean">
            <text:p>FAŁSZ</text:p>
          </table:table-cell>
          <table:table-cell/>
          <table:table-cell table:formula="of:=IF(OR(WEEKDAY([.B188])=6;WEEKDAY([.B188])=7))" office:value-type="boolean" office:boolean-value="true" calcext:value-type="boolean">
            <text:p>PRAWDA</text:p>
          </table:table-cell>
          <table:table-cell/>
          <table:table-cell table:formula="of:=COM.MICROSOFT.TEXTJOIN(&quot;&quot;;1;[.C188];[.D188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904947298" calcext:value-type="float">
            <text:p>904947298</text:p>
          </table:table-cell>
          <table:table-cell office:value-type="date" office:date-value="2017-06-10T09:04:00" calcext:value-type="date">
            <text:p>2017-06-10 09:04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189])&gt;=16;HOUR([.B189])&lt;=17))" office:value-type="boolean" office:boolean-value="false" calcext:value-type="boolean">
            <text:p>FAŁSZ</text:p>
          </table:table-cell>
          <table:table-cell/>
          <table:table-cell table:formula="of:=IF(OR(WEEKDAY([.B189])=6;WEEKDAY([.B189])=7))" office:value-type="boolean" office:boolean-value="true" calcext:value-type="boolean">
            <text:p>PRAWDA</text:p>
          </table:table-cell>
          <table:table-cell/>
          <table:table-cell table:formula="of:=COM.MICROSOFT.TEXTJOIN(&quot;&quot;;1;[.C189];[.D189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462228046" calcext:value-type="float">
            <text:p>462228046</text:p>
          </table:table-cell>
          <table:table-cell office:value-type="date" office:date-value="2017-06-10T10:05:00" calcext:value-type="date">
            <text:p>2017-06-10 10:05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190])&gt;=16;HOUR([.B190])&lt;=17))" office:value-type="boolean" office:boolean-value="false" calcext:value-type="boolean">
            <text:p>FAŁSZ</text:p>
          </table:table-cell>
          <table:table-cell/>
          <table:table-cell table:formula="of:=IF(OR(WEEKDAY([.B190])=6;WEEKDAY([.B190])=7))" office:value-type="boolean" office:boolean-value="true" calcext:value-type="boolean">
            <text:p>PRAWDA</text:p>
          </table:table-cell>
          <table:table-cell/>
          <table:table-cell table:formula="of:=COM.MICROSOFT.TEXTJOIN(&quot;&quot;;1;[.C190];[.D190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697564855" calcext:value-type="float">
            <text:p>697564855</text:p>
          </table:table-cell>
          <table:table-cell office:value-type="date" office:date-value="2017-06-10T11:00:00" calcext:value-type="date">
            <text:p>2017-06-10 11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191])&gt;=16;HOUR([.B191])&lt;=17))" office:value-type="boolean" office:boolean-value="false" calcext:value-type="boolean">
            <text:p>FAŁSZ</text:p>
          </table:table-cell>
          <table:table-cell/>
          <table:table-cell table:formula="of:=IF(OR(WEEKDAY([.B191])=6;WEEKDAY([.B191])=7))" office:value-type="boolean" office:boolean-value="true" calcext:value-type="boolean">
            <text:p>PRAWDA</text:p>
          </table:table-cell>
          <table:table-cell/>
          <table:table-cell table:formula="of:=COM.MICROSOFT.TEXTJOIN(&quot;&quot;;1;[.C191];[.D191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794124811" calcext:value-type="float">
            <text:p>794124811</text:p>
          </table:table-cell>
          <table:table-cell office:value-type="date" office:date-value="2017-06-10T11:50:00" calcext:value-type="date">
            <text:p>2017-06-10 11:5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192])&gt;=16;HOUR([.B192])&lt;=17))" office:value-type="boolean" office:boolean-value="false" calcext:value-type="boolean">
            <text:p>FAŁSZ</text:p>
          </table:table-cell>
          <table:table-cell/>
          <table:table-cell table:formula="of:=IF(OR(WEEKDAY([.B192])=6;WEEKDAY([.B192])=7))" office:value-type="boolean" office:boolean-value="true" calcext:value-type="boolean">
            <text:p>PRAWDA</text:p>
          </table:table-cell>
          <table:table-cell/>
          <table:table-cell table:formula="of:=COM.MICROSOFT.TEXTJOIN(&quot;&quot;;1;[.C192];[.D192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441107239" calcext:value-type="float">
            <text:p>441107239</text:p>
          </table:table-cell>
          <table:table-cell office:value-type="date" office:date-value="2017-06-10T15:00:00" calcext:value-type="date">
            <text:p>2017-06-10 15: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193])&gt;=16;HOUR([.B193])&lt;=17))" office:value-type="boolean" office:boolean-value="false" calcext:value-type="boolean">
            <text:p>FAŁSZ</text:p>
          </table:table-cell>
          <table:table-cell/>
          <table:table-cell table:formula="of:=IF(OR(WEEKDAY([.B193])=6;WEEKDAY([.B193])=7))" office:value-type="boolean" office:boolean-value="true" calcext:value-type="boolean">
            <text:p>PRAWDA</text:p>
          </table:table-cell>
          <table:table-cell/>
          <table:table-cell table:formula="of:=COM.MICROSOFT.TEXTJOIN(&quot;&quot;;1;[.C193];[.D193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798722777" calcext:value-type="float">
            <text:p>798722777</text:p>
          </table:table-cell>
          <table:table-cell office:value-type="date" office:date-value="2017-06-10T15:04:00" calcext:value-type="date">
            <text:p>2017-06-10 15:04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194])&gt;=16;HOUR([.B194])&lt;=17))" office:value-type="boolean" office:boolean-value="false" calcext:value-type="boolean">
            <text:p>FAŁSZ</text:p>
          </table:table-cell>
          <table:table-cell/>
          <table:table-cell table:formula="of:=IF(OR(WEEKDAY([.B194])=6;WEEKDAY([.B194])=7))" office:value-type="boolean" office:boolean-value="true" calcext:value-type="boolean">
            <text:p>PRAWDA</text:p>
          </table:table-cell>
          <table:table-cell/>
          <table:table-cell table:formula="of:=COM.MICROSOFT.TEXTJOIN(&quot;&quot;;1;[.C194];[.D194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517627557" calcext:value-type="float">
            <text:p>517627557</text:p>
          </table:table-cell>
          <table:table-cell office:value-type="date" office:date-value="2017-06-10T15:34:00" calcext:value-type="date">
            <text:p>2017-06-10 15:34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195])&gt;=16;HOUR([.B195])&lt;=17))" office:value-type="boolean" office:boolean-value="false" calcext:value-type="boolean">
            <text:p>FAŁSZ</text:p>
          </table:table-cell>
          <table:table-cell/>
          <table:table-cell table:formula="of:=IF(OR(WEEKDAY([.B195])=6;WEEKDAY([.B195])=7))" office:value-type="boolean" office:boolean-value="true" calcext:value-type="boolean">
            <text:p>PRAWDA</text:p>
          </table:table-cell>
          <table:table-cell/>
          <table:table-cell table:formula="of:=COM.MICROSOFT.TEXTJOIN(&quot;&quot;;1;[.C195];[.D195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872033418" calcext:value-type="float">
            <text:p>872033418</text:p>
          </table:table-cell>
          <table:table-cell office:value-type="date" office:date-value="2017-06-10T16:25:00" calcext:value-type="date">
            <text:p>2017-06-10 16:25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196])&gt;=16;HOUR([.B196])&lt;=17))" office:value-type="boolean" office:boolean-value="true" calcext:value-type="boolean">
            <text:p>PRAWDA</text:p>
          </table:table-cell>
          <table:table-cell/>
          <table:table-cell table:formula="of:=IF(OR(WEEKDAY([.B196])=6;WEEKDAY([.B196])=7))" office:value-type="boolean" office:boolean-value="true" calcext:value-type="boolean">
            <text:p>PRAWDA</text:p>
          </table:table-cell>
          <table:table-cell/>
          <table:table-cell table:formula="of:=COM.MICROSOFT.TEXTJOIN(&quot;&quot;;1;[.C196];[.D196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495040348" calcext:value-type="float">
            <text:p>495040348</text:p>
          </table:table-cell>
          <table:table-cell office:value-type="date" office:date-value="2017-06-10T17:50:00" calcext:value-type="date">
            <text:p>2017-06-10 17:5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197])&gt;=16;HOUR([.B197])&lt;=17))" office:value-type="boolean" office:boolean-value="true" calcext:value-type="boolean">
            <text:p>PRAWDA</text:p>
          </table:table-cell>
          <table:table-cell/>
          <table:table-cell table:formula="of:=IF(OR(WEEKDAY([.B197])=6;WEEKDAY([.B197])=7))" office:value-type="boolean" office:boolean-value="true" calcext:value-type="boolean">
            <text:p>PRAWDA</text:p>
          </table:table-cell>
          <table:table-cell/>
          <table:table-cell table:formula="of:=COM.MICROSOFT.TEXTJOIN(&quot;&quot;;1;[.C197];[.D197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419882797" calcext:value-type="float">
            <text:p>419882797</text:p>
          </table:table-cell>
          <table:table-cell office:value-type="date" office:date-value="2017-06-10T19:58:00" calcext:value-type="date">
            <text:p>2017-06-10 19:58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198])&gt;=16;HOUR([.B198])&lt;=17))" office:value-type="boolean" office:boolean-value="false" calcext:value-type="boolean">
            <text:p>FAŁSZ</text:p>
          </table:table-cell>
          <table:table-cell/>
          <table:table-cell table:formula="of:=IF(OR(WEEKDAY([.B198])=6;WEEKDAY([.B198])=7))" office:value-type="boolean" office:boolean-value="true" calcext:value-type="boolean">
            <text:p>PRAWDA</text:p>
          </table:table-cell>
          <table:table-cell/>
          <table:table-cell table:formula="of:=COM.MICROSOFT.TEXTJOIN(&quot;&quot;;1;[.C198];[.D198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825637637" calcext:value-type="float">
            <text:p>825637637</text:p>
          </table:table-cell>
          <table:table-cell office:value-type="date" office:date-value="2017-06-10T20:16:00" calcext:value-type="date">
            <text:p>2017-06-10 20:16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199])&gt;=16;HOUR([.B199])&lt;=17))" office:value-type="boolean" office:boolean-value="false" calcext:value-type="boolean">
            <text:p>FAŁSZ</text:p>
          </table:table-cell>
          <table:table-cell/>
          <table:table-cell table:formula="of:=IF(OR(WEEKDAY([.B199])=6;WEEKDAY([.B199])=7))" office:value-type="boolean" office:boolean-value="true" calcext:value-type="boolean">
            <text:p>PRAWDA</text:p>
          </table:table-cell>
          <table:table-cell/>
          <table:table-cell table:formula="of:=COM.MICROSOFT.TEXTJOIN(&quot;&quot;;1;[.C199];[.D199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718456326" calcext:value-type="float">
            <text:p>718456326</text:p>
          </table:table-cell>
          <table:table-cell office:value-type="date" office:date-value="2017-06-10T21:31:00" calcext:value-type="date">
            <text:p>2017-06-10 21:31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200])&gt;=16;HOUR([.B200])&lt;=17))" office:value-type="boolean" office:boolean-value="false" calcext:value-type="boolean">
            <text:p>FAŁSZ</text:p>
          </table:table-cell>
          <table:table-cell/>
          <table:table-cell table:formula="of:=IF(OR(WEEKDAY([.B200])=6;WEEKDAY([.B200])=7))" office:value-type="boolean" office:boolean-value="true" calcext:value-type="boolean">
            <text:p>PRAWDA</text:p>
          </table:table-cell>
          <table:table-cell/>
          <table:table-cell table:formula="of:=COM.MICROSOFT.TEXTJOIN(&quot;&quot;;1;[.C200];[.D200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460435412" calcext:value-type="float">
            <text:p>460435412</text:p>
          </table:table-cell>
          <table:table-cell office:value-type="date" office:date-value="2017-06-10T21:42:00" calcext:value-type="date">
            <text:p>2017-06-10 21:42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201])&gt;=16;HOUR([.B201])&lt;=17))" office:value-type="boolean" office:boolean-value="false" calcext:value-type="boolean">
            <text:p>FAŁSZ</text:p>
          </table:table-cell>
          <table:table-cell/>
          <table:table-cell table:formula="of:=IF(OR(WEEKDAY([.B201])=6;WEEKDAY([.B201])=7))" office:value-type="boolean" office:boolean-value="true" calcext:value-type="boolean">
            <text:p>PRAWDA</text:p>
          </table:table-cell>
          <table:table-cell/>
          <table:table-cell table:formula="of:=COM.MICROSOFT.TEXTJOIN(&quot;&quot;;1;[.C201];[.D201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839267743" calcext:value-type="float">
            <text:p>839267743</text:p>
          </table:table-cell>
          <table:table-cell office:value-type="date" office:date-value="2017-06-10T23:45:00" calcext:value-type="date">
            <text:p>2017-06-10 23:45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202])&gt;=16;HOUR([.B202])&lt;=17))" office:value-type="boolean" office:boolean-value="false" calcext:value-type="boolean">
            <text:p>FAŁSZ</text:p>
          </table:table-cell>
          <table:table-cell/>
          <table:table-cell table:formula="of:=IF(OR(WEEKDAY([.B202])=6;WEEKDAY([.B202])=7))" office:value-type="boolean" office:boolean-value="true" calcext:value-type="boolean">
            <text:p>PRAWDA</text:p>
          </table:table-cell>
          <table:table-cell/>
          <table:table-cell table:formula="of:=COM.MICROSOFT.TEXTJOIN(&quot;&quot;;1;[.C202];[.D202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449142117" calcext:value-type="float">
            <text:p>449142117</text:p>
          </table:table-cell>
          <table:table-cell office:value-type="date" office:date-value="2017-06-11T00:35:00" calcext:value-type="date">
            <text:p>2017-06-11 00:35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203])&gt;=16;HOUR([.B203])&lt;=17))" office:value-type="boolean" office:boolean-value="false" calcext:value-type="boolean">
            <text:p>FAŁSZ</text:p>
          </table:table-cell>
          <table:table-cell/>
          <table:table-cell table:formula="of:=IF(OR(WEEKDAY([.B203])=6;WEEKDAY([.B20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03];[.D203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527844169" calcext:value-type="float">
            <text:p>527844169</text:p>
          </table:table-cell>
          <table:table-cell office:value-type="date" office:date-value="2017-06-11T01:15:00" calcext:value-type="date">
            <text:p>2017-06-11 01:15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204])&gt;=16;HOUR([.B204])&lt;=17))" office:value-type="boolean" office:boolean-value="false" calcext:value-type="boolean">
            <text:p>FAŁSZ</text:p>
          </table:table-cell>
          <table:table-cell/>
          <table:table-cell table:formula="of:=IF(OR(WEEKDAY([.B204])=6;WEEKDAY([.B20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04];[.D204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604155508" calcext:value-type="float">
            <text:p>604155508</text:p>
          </table:table-cell>
          <table:table-cell office:value-type="date" office:date-value="2017-06-11T02:35:00" calcext:value-type="date">
            <text:p>2017-06-11 02:35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205])&gt;=16;HOUR([.B205])&lt;=17))" office:value-type="boolean" office:boolean-value="false" calcext:value-type="boolean">
            <text:p>FAŁSZ</text:p>
          </table:table-cell>
          <table:table-cell/>
          <table:table-cell table:formula="of:=IF(OR(WEEKDAY([.B205])=6;WEEKDAY([.B20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05];[.D205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962590136" calcext:value-type="float">
            <text:p>962590136</text:p>
          </table:table-cell>
          <table:table-cell office:value-type="date" office:date-value="2017-06-11T04:39:00" calcext:value-type="date">
            <text:p>2017-06-11 04:39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206])&gt;=16;HOUR([.B206])&lt;=17))" office:value-type="boolean" office:boolean-value="false" calcext:value-type="boolean">
            <text:p>FAŁSZ</text:p>
          </table:table-cell>
          <table:table-cell/>
          <table:table-cell table:formula="of:=IF(OR(WEEKDAY([.B206])=6;WEEKDAY([.B20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06];[.D206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846230088" calcext:value-type="float">
            <text:p>846230088</text:p>
          </table:table-cell>
          <table:table-cell office:value-type="date" office:date-value="2017-06-11T06:56:00" calcext:value-type="date">
            <text:p>2017-06-11 06:56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207])&gt;=16;HOUR([.B207])&lt;=17))" office:value-type="boolean" office:boolean-value="false" calcext:value-type="boolean">
            <text:p>FAŁSZ</text:p>
          </table:table-cell>
          <table:table-cell/>
          <table:table-cell table:formula="of:=IF(OR(WEEKDAY([.B207])=6;WEEKDAY([.B20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07];[.D207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636707278" calcext:value-type="float">
            <text:p>636707278</text:p>
          </table:table-cell>
          <table:table-cell office:value-type="date" office:date-value="2017-06-11T08:13:00" calcext:value-type="date">
            <text:p>2017-06-11 08:13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208])&gt;=16;HOUR([.B208])&lt;=17))" office:value-type="boolean" office:boolean-value="false" calcext:value-type="boolean">
            <text:p>FAŁSZ</text:p>
          </table:table-cell>
          <table:table-cell/>
          <table:table-cell table:formula="of:=IF(OR(WEEKDAY([.B208])=6;WEEKDAY([.B20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08];[.D208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944317998" calcext:value-type="float">
            <text:p>944317998</text:p>
          </table:table-cell>
          <table:table-cell office:value-type="date" office:date-value="2017-06-11T09:16:00" calcext:value-type="date">
            <text:p>2017-06-11 09:16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209])&gt;=16;HOUR([.B209])&lt;=17))" office:value-type="boolean" office:boolean-value="false" calcext:value-type="boolean">
            <text:p>FAŁSZ</text:p>
          </table:table-cell>
          <table:table-cell/>
          <table:table-cell table:formula="of:=IF(OR(WEEKDAY([.B209])=6;WEEKDAY([.B20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09];[.D209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846541390" calcext:value-type="float">
            <text:p>846541390</text:p>
          </table:table-cell>
          <table:table-cell office:value-type="date" office:date-value="2017-06-11T11:14:00" calcext:value-type="date">
            <text:p>2017-06-11 11:14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210])&gt;=16;HOUR([.B210])&lt;=17))" office:value-type="boolean" office:boolean-value="false" calcext:value-type="boolean">
            <text:p>FAŁSZ</text:p>
          </table:table-cell>
          <table:table-cell/>
          <table:table-cell table:formula="of:=IF(OR(WEEKDAY([.B210])=6;WEEKDAY([.B21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10];[.D210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698351117" calcext:value-type="float">
            <text:p>698351117</text:p>
          </table:table-cell>
          <table:table-cell office:value-type="date" office:date-value="2017-06-11T13:31:00" calcext:value-type="date">
            <text:p>2017-06-11 13:31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211])&gt;=16;HOUR([.B211])&lt;=17))" office:value-type="boolean" office:boolean-value="false" calcext:value-type="boolean">
            <text:p>FAŁSZ</text:p>
          </table:table-cell>
          <table:table-cell/>
          <table:table-cell table:formula="of:=IF(OR(WEEKDAY([.B211])=6;WEEKDAY([.B21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11];[.D211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605832809" calcext:value-type="float">
            <text:p>605832809</text:p>
          </table:table-cell>
          <table:table-cell office:value-type="date" office:date-value="2017-06-11T13:33:00" calcext:value-type="date">
            <text:p>2017-06-11 13:33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212])&gt;=16;HOUR([.B212])&lt;=17))" office:value-type="boolean" office:boolean-value="false" calcext:value-type="boolean">
            <text:p>FAŁSZ</text:p>
          </table:table-cell>
          <table:table-cell/>
          <table:table-cell table:formula="of:=IF(OR(WEEKDAY([.B212])=6;WEEKDAY([.B21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12];[.D212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404737060" calcext:value-type="float">
            <text:p>404737060</text:p>
          </table:table-cell>
          <table:table-cell office:value-type="date" office:date-value="2017-06-11T14:56:00" calcext:value-type="date">
            <text:p>2017-06-11 14:56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213])&gt;=16;HOUR([.B213])&lt;=17))" office:value-type="boolean" office:boolean-value="false" calcext:value-type="boolean">
            <text:p>FAŁSZ</text:p>
          </table:table-cell>
          <table:table-cell/>
          <table:table-cell table:formula="of:=IF(OR(WEEKDAY([.B213])=6;WEEKDAY([.B21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13];[.D213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805081789" calcext:value-type="float">
            <text:p>805081789</text:p>
          </table:table-cell>
          <table:table-cell office:value-type="date" office:date-value="2017-06-11T15:00:00" calcext:value-type="date">
            <text:p>2017-06-11 15: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214])&gt;=16;HOUR([.B214])&lt;=17))" office:value-type="boolean" office:boolean-value="false" calcext:value-type="boolean">
            <text:p>FAŁSZ</text:p>
          </table:table-cell>
          <table:table-cell/>
          <table:table-cell table:formula="of:=IF(OR(WEEKDAY([.B214])=6;WEEKDAY([.B21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14];[.D214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689388014" calcext:value-type="float">
            <text:p>689388014</text:p>
          </table:table-cell>
          <table:table-cell office:value-type="date" office:date-value="2017-06-11T15:14:00" calcext:value-type="date">
            <text:p>2017-06-11 15:14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215])&gt;=16;HOUR([.B215])&lt;=17))" office:value-type="boolean" office:boolean-value="false" calcext:value-type="boolean">
            <text:p>FAŁSZ</text:p>
          </table:table-cell>
          <table:table-cell/>
          <table:table-cell table:formula="of:=IF(OR(WEEKDAY([.B215])=6;WEEKDAY([.B21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15];[.D215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524879436" calcext:value-type="float">
            <text:p>524879436</text:p>
          </table:table-cell>
          <table:table-cell office:value-type="date" office:date-value="2017-06-11T16:11:00" calcext:value-type="date">
            <text:p>2017-06-11 16:11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216])&gt;=16;HOUR([.B216])&lt;=17))" office:value-type="boolean" office:boolean-value="true" calcext:value-type="boolean">
            <text:p>PRAWDA</text:p>
          </table:table-cell>
          <table:table-cell/>
          <table:table-cell table:formula="of:=IF(OR(WEEKDAY([.B216])=6;WEEKDAY([.B21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16];[.D216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609352116" calcext:value-type="float">
            <text:p>609352116</text:p>
          </table:table-cell>
          <table:table-cell office:value-type="date" office:date-value="2017-06-11T17:10:00" calcext:value-type="date">
            <text:p>2017-06-11 17:1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217])&gt;=16;HOUR([.B217])&lt;=17))" office:value-type="boolean" office:boolean-value="true" calcext:value-type="boolean">
            <text:p>PRAWDA</text:p>
          </table:table-cell>
          <table:table-cell/>
          <table:table-cell table:formula="of:=IF(OR(WEEKDAY([.B217])=6;WEEKDAY([.B21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17];[.D217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593482135" calcext:value-type="float">
            <text:p>593482135</text:p>
          </table:table-cell>
          <table:table-cell office:value-type="date" office:date-value="2017-06-11T19:08:00" calcext:value-type="date">
            <text:p>2017-06-11 19:08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218])&gt;=16;HOUR([.B218])&lt;=17))" office:value-type="boolean" office:boolean-value="false" calcext:value-type="boolean">
            <text:p>FAŁSZ</text:p>
          </table:table-cell>
          <table:table-cell/>
          <table:table-cell table:formula="of:=IF(OR(WEEKDAY([.B218])=6;WEEKDAY([.B21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18];[.D218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728115576" calcext:value-type="float">
            <text:p>728115576</text:p>
          </table:table-cell>
          <table:table-cell office:value-type="date" office:date-value="2017-06-11T20:27:00" calcext:value-type="date">
            <text:p>2017-06-11 20:27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219])&gt;=16;HOUR([.B219])&lt;=17))" office:value-type="boolean" office:boolean-value="false" calcext:value-type="boolean">
            <text:p>FAŁSZ</text:p>
          </table:table-cell>
          <table:table-cell/>
          <table:table-cell table:formula="of:=IF(OR(WEEKDAY([.B219])=6;WEEKDAY([.B21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19];[.D219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934648980" calcext:value-type="float">
            <text:p>934648980</text:p>
          </table:table-cell>
          <table:table-cell office:value-type="date" office:date-value="2017-06-11T22:42:00" calcext:value-type="date">
            <text:p>2017-06-11 22:4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220])&gt;=16;HOUR([.B220])&lt;=17))" office:value-type="boolean" office:boolean-value="false" calcext:value-type="boolean">
            <text:p>FAŁSZ</text:p>
          </table:table-cell>
          <table:table-cell/>
          <table:table-cell table:formula="of:=IF(OR(WEEKDAY([.B220])=6;WEEKDAY([.B22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20];[.D220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812072906" calcext:value-type="float">
            <text:p>812072906</text:p>
          </table:table-cell>
          <table:table-cell office:value-type="date" office:date-value="2017-06-12T00:25:00" calcext:value-type="date">
            <text:p>2017-06-12 00:25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221])&gt;=16;HOUR([.B221])&lt;=17))" office:value-type="boolean" office:boolean-value="false" calcext:value-type="boolean">
            <text:p>FAŁSZ</text:p>
          </table:table-cell>
          <table:table-cell/>
          <table:table-cell table:formula="of:=IF(OR(WEEKDAY([.B221])=6;WEEKDAY([.B22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21];[.D221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843107580" calcext:value-type="float">
            <text:p>843107580</text:p>
          </table:table-cell>
          <table:table-cell office:value-type="date" office:date-value="2017-06-12T02:45:00" calcext:value-type="date">
            <text:p>2017-06-12 02:45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222])&gt;=16;HOUR([.B222])&lt;=17))" office:value-type="boolean" office:boolean-value="false" calcext:value-type="boolean">
            <text:p>FAŁSZ</text:p>
          </table:table-cell>
          <table:table-cell/>
          <table:table-cell table:formula="of:=IF(OR(WEEKDAY([.B222])=6;WEEKDAY([.B22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22];[.D222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975779685" calcext:value-type="float">
            <text:p>975779685</text:p>
          </table:table-cell>
          <table:table-cell office:value-type="date" office:date-value="2017-06-12T04:51:00" calcext:value-type="date">
            <text:p>2017-06-12 04:51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223])&gt;=16;HOUR([.B223])&lt;=17))" office:value-type="boolean" office:boolean-value="false" calcext:value-type="boolean">
            <text:p>FAŁSZ</text:p>
          </table:table-cell>
          <table:table-cell/>
          <table:table-cell table:formula="of:=IF(OR(WEEKDAY([.B223])=6;WEEKDAY([.B22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23];[.D223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653453675" calcext:value-type="float">
            <text:p>653453675</text:p>
          </table:table-cell>
          <table:table-cell office:value-type="date" office:date-value="2017-06-12T05:13:00" calcext:value-type="date">
            <text:p>2017-06-12 05:13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224])&gt;=16;HOUR([.B224])&lt;=17))" office:value-type="boolean" office:boolean-value="false" calcext:value-type="boolean">
            <text:p>FAŁSZ</text:p>
          </table:table-cell>
          <table:table-cell/>
          <table:table-cell table:formula="of:=IF(OR(WEEKDAY([.B224])=6;WEEKDAY([.B22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24];[.D224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496232896" calcext:value-type="float">
            <text:p>496232896</text:p>
          </table:table-cell>
          <table:table-cell office:value-type="date" office:date-value="2017-06-12T06:42:00" calcext:value-type="date">
            <text:p>2017-06-12 06:42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225])&gt;=16;HOUR([.B225])&lt;=17))" office:value-type="boolean" office:boolean-value="false" calcext:value-type="boolean">
            <text:p>FAŁSZ</text:p>
          </table:table-cell>
          <table:table-cell/>
          <table:table-cell table:formula="of:=IF(OR(WEEKDAY([.B225])=6;WEEKDAY([.B22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25];[.D225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751883596" calcext:value-type="float">
            <text:p>751883596</text:p>
          </table:table-cell>
          <table:table-cell office:value-type="date" office:date-value="2017-06-12T09:03:00" calcext:value-type="date">
            <text:p>2017-06-12 09:03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226])&gt;=16;HOUR([.B226])&lt;=17))" office:value-type="boolean" office:boolean-value="false" calcext:value-type="boolean">
            <text:p>FAŁSZ</text:p>
          </table:table-cell>
          <table:table-cell/>
          <table:table-cell table:formula="of:=IF(OR(WEEKDAY([.B226])=6;WEEKDAY([.B22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26];[.D226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484574935" calcext:value-type="float">
            <text:p>484574935</text:p>
          </table:table-cell>
          <table:table-cell office:value-type="date" office:date-value="2017-06-12T10:16:00" calcext:value-type="date">
            <text:p>2017-06-12 10:16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227])&gt;=16;HOUR([.B227])&lt;=17))" office:value-type="boolean" office:boolean-value="false" calcext:value-type="boolean">
            <text:p>FAŁSZ</text:p>
          </table:table-cell>
          <table:table-cell/>
          <table:table-cell table:formula="of:=IF(OR(WEEKDAY([.B227])=6;WEEKDAY([.B22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27];[.D227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536189964" calcext:value-type="float">
            <text:p>536189964</text:p>
          </table:table-cell>
          <table:table-cell office:value-type="date" office:date-value="2017-06-12T12:30:00" calcext:value-type="date">
            <text:p>2017-06-12 12:3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228])&gt;=16;HOUR([.B228])&lt;=17))" office:value-type="boolean" office:boolean-value="false" calcext:value-type="boolean">
            <text:p>FAŁSZ</text:p>
          </table:table-cell>
          <table:table-cell/>
          <table:table-cell table:formula="of:=IF(OR(WEEKDAY([.B228])=6;WEEKDAY([.B22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28];[.D228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679343086" calcext:value-type="float">
            <text:p>679343086</text:p>
          </table:table-cell>
          <table:table-cell office:value-type="date" office:date-value="2017-06-12T13:04:00" calcext:value-type="date">
            <text:p>2017-06-12 13:04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229])&gt;=16;HOUR([.B229])&lt;=17))" office:value-type="boolean" office:boolean-value="false" calcext:value-type="boolean">
            <text:p>FAŁSZ</text:p>
          </table:table-cell>
          <table:table-cell/>
          <table:table-cell table:formula="of:=IF(OR(WEEKDAY([.B229])=6;WEEKDAY([.B22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29];[.D229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896103695" calcext:value-type="float">
            <text:p>896103695</text:p>
          </table:table-cell>
          <table:table-cell office:value-type="date" office:date-value="2017-06-12T15:00:00" calcext:value-type="date">
            <text:p>2017-06-12 15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230])&gt;=16;HOUR([.B230])&lt;=17))" office:value-type="boolean" office:boolean-value="false" calcext:value-type="boolean">
            <text:p>FAŁSZ</text:p>
          </table:table-cell>
          <table:table-cell/>
          <table:table-cell table:formula="of:=IF(OR(WEEKDAY([.B230])=6;WEEKDAY([.B23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30];[.D230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412803978" calcext:value-type="float">
            <text:p>412803978</text:p>
          </table:table-cell>
          <table:table-cell office:value-type="date" office:date-value="2017-06-12T15:04:00" calcext:value-type="date">
            <text:p>2017-06-12 15:04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231])&gt;=16;HOUR([.B231])&lt;=17))" office:value-type="boolean" office:boolean-value="false" calcext:value-type="boolean">
            <text:p>FAŁSZ</text:p>
          </table:table-cell>
          <table:table-cell/>
          <table:table-cell table:formula="of:=IF(OR(WEEKDAY([.B231])=6;WEEKDAY([.B23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31];[.D231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811590408" calcext:value-type="float">
            <text:p>811590408</text:p>
          </table:table-cell>
          <table:table-cell office:value-type="date" office:date-value="2017-06-12T15:04:00" calcext:value-type="date">
            <text:p>2017-06-12 15:04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232])&gt;=16;HOUR([.B232])&lt;=17))" office:value-type="boolean" office:boolean-value="false" calcext:value-type="boolean">
            <text:p>FAŁSZ</text:p>
          </table:table-cell>
          <table:table-cell/>
          <table:table-cell table:formula="of:=IF(OR(WEEKDAY([.B232])=6;WEEKDAY([.B23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32];[.D232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798938539" calcext:value-type="float">
            <text:p>798938539</text:p>
          </table:table-cell>
          <table:table-cell office:value-type="date" office:date-value="2017-06-12T15:30:00" calcext:value-type="date">
            <text:p>2017-06-12 15:3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233])&gt;=16;HOUR([.B233])&lt;=17))" office:value-type="boolean" office:boolean-value="false" calcext:value-type="boolean">
            <text:p>FAŁSZ</text:p>
          </table:table-cell>
          <table:table-cell/>
          <table:table-cell table:formula="of:=IF(OR(WEEKDAY([.B233])=6;WEEKDAY([.B23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33];[.D233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425335678" calcext:value-type="float">
            <text:p>425335678</text:p>
          </table:table-cell>
          <table:table-cell office:value-type="date" office:date-value="2017-06-12T16:30:00" calcext:value-type="date">
            <text:p>2017-06-12 16:3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234])&gt;=16;HOUR([.B234])&lt;=17))" office:value-type="boolean" office:boolean-value="true" calcext:value-type="boolean">
            <text:p>PRAWDA</text:p>
          </table:table-cell>
          <table:table-cell/>
          <table:table-cell table:formula="of:=IF(OR(WEEKDAY([.B234])=6;WEEKDAY([.B23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34];[.D234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893512481" calcext:value-type="float">
            <text:p>893512481</text:p>
          </table:table-cell>
          <table:table-cell office:value-type="date" office:date-value="2017-06-12T16:59:00" calcext:value-type="date">
            <text:p>2017-06-12 16:59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235])&gt;=16;HOUR([.B235])&lt;=17))" office:value-type="boolean" office:boolean-value="true" calcext:value-type="boolean">
            <text:p>PRAWDA</text:p>
          </table:table-cell>
          <table:table-cell/>
          <table:table-cell table:formula="of:=IF(OR(WEEKDAY([.B235])=6;WEEKDAY([.B23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35];[.D235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645353548" calcext:value-type="float">
            <text:p>645353548</text:p>
          </table:table-cell>
          <table:table-cell office:value-type="date" office:date-value="2017-06-12T17:31:00" calcext:value-type="date">
            <text:p>2017-06-12 17:31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236])&gt;=16;HOUR([.B236])&lt;=17))" office:value-type="boolean" office:boolean-value="true" calcext:value-type="boolean">
            <text:p>PRAWDA</text:p>
          </table:table-cell>
          <table:table-cell/>
          <table:table-cell table:formula="of:=IF(OR(WEEKDAY([.B236])=6;WEEKDAY([.B23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36];[.D236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701993774" calcext:value-type="float">
            <text:p>701993774</text:p>
          </table:table-cell>
          <table:table-cell office:value-type="date" office:date-value="2017-06-12T18:46:00" calcext:value-type="date">
            <text:p>2017-06-12 18:46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237])&gt;=16;HOUR([.B237])&lt;=17))" office:value-type="boolean" office:boolean-value="false" calcext:value-type="boolean">
            <text:p>FAŁSZ</text:p>
          </table:table-cell>
          <table:table-cell/>
          <table:table-cell table:formula="of:=IF(OR(WEEKDAY([.B237])=6;WEEKDAY([.B23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37];[.D237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613763321" calcext:value-type="float">
            <text:p>613763321</text:p>
          </table:table-cell>
          <table:table-cell office:value-type="date" office:date-value="2017-06-12T19:15:00" calcext:value-type="date">
            <text:p>2017-06-12 19:15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238])&gt;=16;HOUR([.B238])&lt;=17))" office:value-type="boolean" office:boolean-value="false" calcext:value-type="boolean">
            <text:p>FAŁSZ</text:p>
          </table:table-cell>
          <table:table-cell/>
          <table:table-cell table:formula="of:=IF(OR(WEEKDAY([.B238])=6;WEEKDAY([.B23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38];[.D238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906559419" calcext:value-type="float">
            <text:p>906559419</text:p>
          </table:table-cell>
          <table:table-cell office:value-type="date" office:date-value="2017-06-12T19:37:00" calcext:value-type="date">
            <text:p>2017-06-12 19:37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239])&gt;=16;HOUR([.B239])&lt;=17))" office:value-type="boolean" office:boolean-value="false" calcext:value-type="boolean">
            <text:p>FAŁSZ</text:p>
          </table:table-cell>
          <table:table-cell/>
          <table:table-cell table:formula="of:=IF(OR(WEEKDAY([.B239])=6;WEEKDAY([.B23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39];[.D239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681262134" calcext:value-type="float">
            <text:p>681262134</text:p>
          </table:table-cell>
          <table:table-cell office:value-type="date" office:date-value="2017-06-12T20:26:00" calcext:value-type="date">
            <text:p>2017-06-12 20:26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240])&gt;=16;HOUR([.B240])&lt;=17))" office:value-type="boolean" office:boolean-value="false" calcext:value-type="boolean">
            <text:p>FAŁSZ</text:p>
          </table:table-cell>
          <table:table-cell/>
          <table:table-cell table:formula="of:=IF(OR(WEEKDAY([.B240])=6;WEEKDAY([.B24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40];[.D240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929243652" calcext:value-type="float">
            <text:p>929243652</text:p>
          </table:table-cell>
          <table:table-cell office:value-type="date" office:date-value="2017-06-12T21:10:00" calcext:value-type="date">
            <text:p>2017-06-12 21:1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241])&gt;=16;HOUR([.B241])&lt;=17))" office:value-type="boolean" office:boolean-value="false" calcext:value-type="boolean">
            <text:p>FAŁSZ</text:p>
          </table:table-cell>
          <table:table-cell/>
          <table:table-cell table:formula="of:=IF(OR(WEEKDAY([.B241])=6;WEEKDAY([.B24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41];[.D241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465705702" calcext:value-type="float">
            <text:p>465705702</text:p>
          </table:table-cell>
          <table:table-cell office:value-type="date" office:date-value="2017-06-12T21:29:00" calcext:value-type="date">
            <text:p>2017-06-12 21:29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242])&gt;=16;HOUR([.B242])&lt;=17))" office:value-type="boolean" office:boolean-value="false" calcext:value-type="boolean">
            <text:p>FAŁSZ</text:p>
          </table:table-cell>
          <table:table-cell/>
          <table:table-cell table:formula="of:=IF(OR(WEEKDAY([.B242])=6;WEEKDAY([.B24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42];[.D242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615107468" calcext:value-type="float">
            <text:p>615107468</text:p>
          </table:table-cell>
          <table:table-cell office:value-type="date" office:date-value="2017-06-12T22:40:00" calcext:value-type="date">
            <text:p>2017-06-12 22:4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243])&gt;=16;HOUR([.B243])&lt;=17))" office:value-type="boolean" office:boolean-value="false" calcext:value-type="boolean">
            <text:p>FAŁSZ</text:p>
          </table:table-cell>
          <table:table-cell/>
          <table:table-cell table:formula="of:=IF(OR(WEEKDAY([.B243])=6;WEEKDAY([.B24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43];[.D243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460212095" calcext:value-type="float">
            <text:p>460212095</text:p>
          </table:table-cell>
          <table:table-cell office:value-type="date" office:date-value="2017-06-13T00:45:00" calcext:value-type="date">
            <text:p>2017-06-13 00:45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244])&gt;=16;HOUR([.B244])&lt;=17))" office:value-type="boolean" office:boolean-value="false" calcext:value-type="boolean">
            <text:p>FAŁSZ</text:p>
          </table:table-cell>
          <table:table-cell/>
          <table:table-cell table:formula="of:=IF(OR(WEEKDAY([.B244])=6;WEEKDAY([.B24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44];[.D244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794880983" calcext:value-type="float">
            <text:p>794880983</text:p>
          </table:table-cell>
          <table:table-cell office:value-type="date" office:date-value="2017-06-13T03:03:00" calcext:value-type="date">
            <text:p>2017-06-13 03:03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245])&gt;=16;HOUR([.B245])&lt;=17))" office:value-type="boolean" office:boolean-value="false" calcext:value-type="boolean">
            <text:p>FAŁSZ</text:p>
          </table:table-cell>
          <table:table-cell/>
          <table:table-cell table:formula="of:=IF(OR(WEEKDAY([.B245])=6;WEEKDAY([.B24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45];[.D245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728243775" calcext:value-type="float">
            <text:p>728243775</text:p>
          </table:table-cell>
          <table:table-cell office:value-type="date" office:date-value="2017-06-13T04:15:00" calcext:value-type="date">
            <text:p>2017-06-13 04:15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246])&gt;=16;HOUR([.B246])&lt;=17))" office:value-type="boolean" office:boolean-value="false" calcext:value-type="boolean">
            <text:p>FAŁSZ</text:p>
          </table:table-cell>
          <table:table-cell/>
          <table:table-cell table:formula="of:=IF(OR(WEEKDAY([.B246])=6;WEEKDAY([.B24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46];[.D246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710852929" calcext:value-type="float">
            <text:p>710852929</text:p>
          </table:table-cell>
          <table:table-cell office:value-type="date" office:date-value="2017-06-13T04:32:00" calcext:value-type="date">
            <text:p>2017-06-13 04:3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247])&gt;=16;HOUR([.B247])&lt;=17))" office:value-type="boolean" office:boolean-value="false" calcext:value-type="boolean">
            <text:p>FAŁSZ</text:p>
          </table:table-cell>
          <table:table-cell/>
          <table:table-cell table:formula="of:=IF(OR(WEEKDAY([.B247])=6;WEEKDAY([.B24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47];[.D247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985112779" calcext:value-type="float">
            <text:p>985112779</text:p>
          </table:table-cell>
          <table:table-cell office:value-type="date" office:date-value="2017-06-13T05:02:00" calcext:value-type="date">
            <text:p>2017-06-13 05:0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248])&gt;=16;HOUR([.B248])&lt;=17))" office:value-type="boolean" office:boolean-value="false" calcext:value-type="boolean">
            <text:p>FAŁSZ</text:p>
          </table:table-cell>
          <table:table-cell/>
          <table:table-cell table:formula="of:=IF(OR(WEEKDAY([.B248])=6;WEEKDAY([.B24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48];[.D248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738108088" calcext:value-type="float">
            <text:p>738108088</text:p>
          </table:table-cell>
          <table:table-cell office:value-type="date" office:date-value="2017-06-13T06:44:00" calcext:value-type="date">
            <text:p>2017-06-13 06:44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249])&gt;=16;HOUR([.B249])&lt;=17))" office:value-type="boolean" office:boolean-value="false" calcext:value-type="boolean">
            <text:p>FAŁSZ</text:p>
          </table:table-cell>
          <table:table-cell/>
          <table:table-cell table:formula="of:=IF(OR(WEEKDAY([.B249])=6;WEEKDAY([.B24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49];[.D249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925603884" calcext:value-type="float">
            <text:p>925603884</text:p>
          </table:table-cell>
          <table:table-cell office:value-type="date" office:date-value="2017-06-13T09:03:00" calcext:value-type="date">
            <text:p>2017-06-13 09:03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250])&gt;=16;HOUR([.B250])&lt;=17))" office:value-type="boolean" office:boolean-value="false" calcext:value-type="boolean">
            <text:p>FAŁSZ</text:p>
          </table:table-cell>
          <table:table-cell/>
          <table:table-cell table:formula="of:=IF(OR(WEEKDAY([.B250])=6;WEEKDAY([.B25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50];[.D250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572391606" calcext:value-type="float">
            <text:p>572391606</text:p>
          </table:table-cell>
          <table:table-cell office:value-type="date" office:date-value="2017-06-13T09:46:00" calcext:value-type="date">
            <text:p>2017-06-13 09:46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251])&gt;=16;HOUR([.B251])&lt;=17))" office:value-type="boolean" office:boolean-value="false" calcext:value-type="boolean">
            <text:p>FAŁSZ</text:p>
          </table:table-cell>
          <table:table-cell/>
          <table:table-cell table:formula="of:=IF(OR(WEEKDAY([.B251])=6;WEEKDAY([.B25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51];[.D251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496184543" calcext:value-type="float">
            <text:p>496184543</text:p>
          </table:table-cell>
          <table:table-cell office:value-type="date" office:date-value="2017-06-13T11:10:00" calcext:value-type="date">
            <text:p>2017-06-13 11:1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252])&gt;=16;HOUR([.B252])&lt;=17))" office:value-type="boolean" office:boolean-value="false" calcext:value-type="boolean">
            <text:p>FAŁSZ</text:p>
          </table:table-cell>
          <table:table-cell/>
          <table:table-cell table:formula="of:=IF(OR(WEEKDAY([.B252])=6;WEEKDAY([.B25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52];[.D252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559784246" calcext:value-type="float">
            <text:p>559784246</text:p>
          </table:table-cell>
          <table:table-cell office:value-type="date" office:date-value="2017-06-13T12:10:00" calcext:value-type="date">
            <text:p>2017-06-13 12:1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253])&gt;=16;HOUR([.B253])&lt;=17))" office:value-type="boolean" office:boolean-value="false" calcext:value-type="boolean">
            <text:p>FAŁSZ</text:p>
          </table:table-cell>
          <table:table-cell/>
          <table:table-cell table:formula="of:=IF(OR(WEEKDAY([.B253])=6;WEEKDAY([.B25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53];[.D253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530306219" calcext:value-type="float">
            <text:p>530306219</text:p>
          </table:table-cell>
          <table:table-cell office:value-type="date" office:date-value="2017-06-13T14:02:00" calcext:value-type="date">
            <text:p>2017-06-13 14:02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254])&gt;=16;HOUR([.B254])&lt;=17))" office:value-type="boolean" office:boolean-value="false" calcext:value-type="boolean">
            <text:p>FAŁSZ</text:p>
          </table:table-cell>
          <table:table-cell/>
          <table:table-cell table:formula="of:=IF(OR(WEEKDAY([.B254])=6;WEEKDAY([.B25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54];[.D254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409676474" calcext:value-type="float">
            <text:p>409676474</text:p>
          </table:table-cell>
          <table:table-cell office:value-type="date" office:date-value="2017-06-13T15:00:00" calcext:value-type="date">
            <text:p>2017-06-13 15: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255])&gt;=16;HOUR([.B255])&lt;=17))" office:value-type="boolean" office:boolean-value="false" calcext:value-type="boolean">
            <text:p>FAŁSZ</text:p>
          </table:table-cell>
          <table:table-cell/>
          <table:table-cell table:formula="of:=IF(OR(WEEKDAY([.B255])=6;WEEKDAY([.B25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55];[.D255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952599256" calcext:value-type="float">
            <text:p>952599256</text:p>
          </table:table-cell>
          <table:table-cell office:value-type="date" office:date-value="2017-06-13T15:11:00" calcext:value-type="date">
            <text:p>2017-06-13 15:11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256])&gt;=16;HOUR([.B256])&lt;=17))" office:value-type="boolean" office:boolean-value="false" calcext:value-type="boolean">
            <text:p>FAŁSZ</text:p>
          </table:table-cell>
          <table:table-cell/>
          <table:table-cell table:formula="of:=IF(OR(WEEKDAY([.B256])=6;WEEKDAY([.B25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56];[.D256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936781881" calcext:value-type="float">
            <text:p>936781881</text:p>
          </table:table-cell>
          <table:table-cell office:value-type="date" office:date-value="2017-06-13T15:58:00" calcext:value-type="date">
            <text:p>2017-06-13 15:58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257])&gt;=16;HOUR([.B257])&lt;=17))" office:value-type="boolean" office:boolean-value="false" calcext:value-type="boolean">
            <text:p>FAŁSZ</text:p>
          </table:table-cell>
          <table:table-cell/>
          <table:table-cell table:formula="of:=IF(OR(WEEKDAY([.B257])=6;WEEKDAY([.B25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57];[.D257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673529227" calcext:value-type="float">
            <text:p>673529227</text:p>
          </table:table-cell>
          <table:table-cell office:value-type="date" office:date-value="2017-06-13T17:02:00" calcext:value-type="date">
            <text:p>2017-06-13 17:0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258])&gt;=16;HOUR([.B258])&lt;=17))" office:value-type="boolean" office:boolean-value="true" calcext:value-type="boolean">
            <text:p>PRAWDA</text:p>
          </table:table-cell>
          <table:table-cell/>
          <table:table-cell table:formula="of:=IF(OR(WEEKDAY([.B258])=6;WEEKDAY([.B25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58];[.D258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659135677" calcext:value-type="float">
            <text:p>659135677</text:p>
          </table:table-cell>
          <table:table-cell office:value-type="date" office:date-value="2017-06-13T17:13:00" calcext:value-type="date">
            <text:p>2017-06-13 17:13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259])&gt;=16;HOUR([.B259])&lt;=17))" office:value-type="boolean" office:boolean-value="true" calcext:value-type="boolean">
            <text:p>PRAWDA</text:p>
          </table:table-cell>
          <table:table-cell/>
          <table:table-cell table:formula="of:=IF(OR(WEEKDAY([.B259])=6;WEEKDAY([.B25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59];[.D259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796246589" calcext:value-type="float">
            <text:p>796246589</text:p>
          </table:table-cell>
          <table:table-cell office:value-type="date" office:date-value="2017-06-13T17:40:00" calcext:value-type="date">
            <text:p>2017-06-13 17:4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260])&gt;=16;HOUR([.B260])&lt;=17))" office:value-type="boolean" office:boolean-value="true" calcext:value-type="boolean">
            <text:p>PRAWDA</text:p>
          </table:table-cell>
          <table:table-cell/>
          <table:table-cell table:formula="of:=IF(OR(WEEKDAY([.B260])=6;WEEKDAY([.B26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60];[.D260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598931617" calcext:value-type="float">
            <text:p>598931617</text:p>
          </table:table-cell>
          <table:table-cell office:value-type="date" office:date-value="2017-06-13T18:26:00" calcext:value-type="date">
            <text:p>2017-06-13 18:26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261])&gt;=16;HOUR([.B261])&lt;=17))" office:value-type="boolean" office:boolean-value="false" calcext:value-type="boolean">
            <text:p>FAŁSZ</text:p>
          </table:table-cell>
          <table:table-cell/>
          <table:table-cell table:formula="of:=IF(OR(WEEKDAY([.B261])=6;WEEKDAY([.B26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61];[.D261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982060318" calcext:value-type="float">
            <text:p>982060318</text:p>
          </table:table-cell>
          <table:table-cell office:value-type="date" office:date-value="2017-06-13T18:46:00" calcext:value-type="date">
            <text:p>2017-06-13 18:46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262])&gt;=16;HOUR([.B262])&lt;=17))" office:value-type="boolean" office:boolean-value="false" calcext:value-type="boolean">
            <text:p>FAŁSZ</text:p>
          </table:table-cell>
          <table:table-cell/>
          <table:table-cell table:formula="of:=IF(OR(WEEKDAY([.B262])=6;WEEKDAY([.B26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62];[.D262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835377102" calcext:value-type="float">
            <text:p>835377102</text:p>
          </table:table-cell>
          <table:table-cell office:value-type="date" office:date-value="2017-06-13T19:01:00" calcext:value-type="date">
            <text:p>2017-06-13 19:01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263])&gt;=16;HOUR([.B263])&lt;=17))" office:value-type="boolean" office:boolean-value="false" calcext:value-type="boolean">
            <text:p>FAŁSZ</text:p>
          </table:table-cell>
          <table:table-cell/>
          <table:table-cell table:formula="of:=IF(OR(WEEKDAY([.B263])=6;WEEKDAY([.B26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63];[.D263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519979651" calcext:value-type="float">
            <text:p>519979651</text:p>
          </table:table-cell>
          <table:table-cell office:value-type="date" office:date-value="2017-06-13T19:21:00" calcext:value-type="date">
            <text:p>2017-06-13 19:21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264])&gt;=16;HOUR([.B264])&lt;=17))" office:value-type="boolean" office:boolean-value="false" calcext:value-type="boolean">
            <text:p>FAŁSZ</text:p>
          </table:table-cell>
          <table:table-cell/>
          <table:table-cell table:formula="of:=IF(OR(WEEKDAY([.B264])=6;WEEKDAY([.B26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64];[.D264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534737961" calcext:value-type="float">
            <text:p>534737961</text:p>
          </table:table-cell>
          <table:table-cell office:value-type="date" office:date-value="2017-06-13T19:44:00" calcext:value-type="date">
            <text:p>2017-06-13 19:44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265])&gt;=16;HOUR([.B265])&lt;=17))" office:value-type="boolean" office:boolean-value="false" calcext:value-type="boolean">
            <text:p>FAŁSZ</text:p>
          </table:table-cell>
          <table:table-cell/>
          <table:table-cell table:formula="of:=IF(OR(WEEKDAY([.B265])=6;WEEKDAY([.B26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65];[.D265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705718882" calcext:value-type="float">
            <text:p>705718882</text:p>
          </table:table-cell>
          <table:table-cell office:value-type="date" office:date-value="2017-06-13T21:24:00" calcext:value-type="date">
            <text:p>2017-06-13 21:24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266])&gt;=16;HOUR([.B266])&lt;=17))" office:value-type="boolean" office:boolean-value="false" calcext:value-type="boolean">
            <text:p>FAŁSZ</text:p>
          </table:table-cell>
          <table:table-cell/>
          <table:table-cell table:formula="of:=IF(OR(WEEKDAY([.B266])=6;WEEKDAY([.B26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66];[.D266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595516050" calcext:value-type="float">
            <text:p>595516050</text:p>
          </table:table-cell>
          <table:table-cell office:value-type="date" office:date-value="2017-06-13T22:19:00" calcext:value-type="date">
            <text:p>2017-06-13 22:1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267])&gt;=16;HOUR([.B267])&lt;=17))" office:value-type="boolean" office:boolean-value="false" calcext:value-type="boolean">
            <text:p>FAŁSZ</text:p>
          </table:table-cell>
          <table:table-cell/>
          <table:table-cell table:formula="of:=IF(OR(WEEKDAY([.B267])=6;WEEKDAY([.B26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67];[.D267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519316751" calcext:value-type="float">
            <text:p>519316751</text:p>
          </table:table-cell>
          <table:table-cell office:value-type="date" office:date-value="2017-06-13T22:54:00" calcext:value-type="date">
            <text:p>2017-06-13 22:54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268])&gt;=16;HOUR([.B268])&lt;=17))" office:value-type="boolean" office:boolean-value="false" calcext:value-type="boolean">
            <text:p>FAŁSZ</text:p>
          </table:table-cell>
          <table:table-cell/>
          <table:table-cell table:formula="of:=IF(OR(WEEKDAY([.B268])=6;WEEKDAY([.B26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68];[.D268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719723252" calcext:value-type="float">
            <text:p>719723252</text:p>
          </table:table-cell>
          <table:table-cell office:value-type="date" office:date-value="2017-06-13T23:30:00" calcext:value-type="date">
            <text:p>2017-06-13 23:3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269])&gt;=16;HOUR([.B269])&lt;=17))" office:value-type="boolean" office:boolean-value="false" calcext:value-type="boolean">
            <text:p>FAŁSZ</text:p>
          </table:table-cell>
          <table:table-cell/>
          <table:table-cell table:formula="of:=IF(OR(WEEKDAY([.B269])=6;WEEKDAY([.B26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69];[.D269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696025411" calcext:value-type="float">
            <text:p>696025411</text:p>
          </table:table-cell>
          <table:table-cell office:value-type="date" office:date-value="2017-06-14T00:17:00" calcext:value-type="date">
            <text:p>2017-06-14 00:17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270])&gt;=16;HOUR([.B270])&lt;=17))" office:value-type="boolean" office:boolean-value="false" calcext:value-type="boolean">
            <text:p>FAŁSZ</text:p>
          </table:table-cell>
          <table:table-cell/>
          <table:table-cell table:formula="of:=IF(OR(WEEKDAY([.B270])=6;WEEKDAY([.B27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70];[.D270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764318495" calcext:value-type="float">
            <text:p>764318495</text:p>
          </table:table-cell>
          <table:table-cell office:value-type="date" office:date-value="2017-06-14T01:40:00" calcext:value-type="date">
            <text:p>2017-06-14 01:4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271])&gt;=16;HOUR([.B271])&lt;=17))" office:value-type="boolean" office:boolean-value="false" calcext:value-type="boolean">
            <text:p>FAŁSZ</text:p>
          </table:table-cell>
          <table:table-cell/>
          <table:table-cell table:formula="of:=IF(OR(WEEKDAY([.B271])=6;WEEKDAY([.B27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71];[.D271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799652843" calcext:value-type="float">
            <text:p>799652843</text:p>
          </table:table-cell>
          <table:table-cell office:value-type="date" office:date-value="2017-06-14T03:03:00" calcext:value-type="date">
            <text:p>2017-06-14 03:03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272])&gt;=16;HOUR([.B272])&lt;=17))" office:value-type="boolean" office:boolean-value="false" calcext:value-type="boolean">
            <text:p>FAŁSZ</text:p>
          </table:table-cell>
          <table:table-cell/>
          <table:table-cell table:formula="of:=IF(OR(WEEKDAY([.B272])=6;WEEKDAY([.B27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72];[.D272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623435953" calcext:value-type="float">
            <text:p>623435953</text:p>
          </table:table-cell>
          <table:table-cell office:value-type="date" office:date-value="2017-06-14T04:08:00" calcext:value-type="date">
            <text:p>2017-06-14 04:08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273])&gt;=16;HOUR([.B273])&lt;=17))" office:value-type="boolean" office:boolean-value="false" calcext:value-type="boolean">
            <text:p>FAŁSZ</text:p>
          </table:table-cell>
          <table:table-cell/>
          <table:table-cell table:formula="of:=IF(OR(WEEKDAY([.B273])=6;WEEKDAY([.B27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73];[.D273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515186561" calcext:value-type="float">
            <text:p>515186561</text:p>
          </table:table-cell>
          <table:table-cell office:value-type="date" office:date-value="2017-06-14T05:41:00" calcext:value-type="date">
            <text:p>2017-06-14 05:41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274])&gt;=16;HOUR([.B274])&lt;=17))" office:value-type="boolean" office:boolean-value="false" calcext:value-type="boolean">
            <text:p>FAŁSZ</text:p>
          </table:table-cell>
          <table:table-cell/>
          <table:table-cell table:formula="of:=IF(OR(WEEKDAY([.B274])=6;WEEKDAY([.B27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74];[.D274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462563814" calcext:value-type="float">
            <text:p>462563814</text:p>
          </table:table-cell>
          <table:table-cell office:value-type="date" office:date-value="2017-06-14T07:48:00" calcext:value-type="date">
            <text:p>2017-06-14 07:48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275])&gt;=16;HOUR([.B275])&lt;=17))" office:value-type="boolean" office:boolean-value="false" calcext:value-type="boolean">
            <text:p>FAŁSZ</text:p>
          </table:table-cell>
          <table:table-cell/>
          <table:table-cell table:formula="of:=IF(OR(WEEKDAY([.B275])=6;WEEKDAY([.B27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75];[.D275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498650781" calcext:value-type="float">
            <text:p>498650781</text:p>
          </table:table-cell>
          <table:table-cell office:value-type="date" office:date-value="2017-06-14T09:48:00" calcext:value-type="date">
            <text:p>2017-06-14 09:48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276])&gt;=16;HOUR([.B276])&lt;=17))" office:value-type="boolean" office:boolean-value="false" calcext:value-type="boolean">
            <text:p>FAŁSZ</text:p>
          </table:table-cell>
          <table:table-cell/>
          <table:table-cell table:formula="of:=IF(OR(WEEKDAY([.B276])=6;WEEKDAY([.B27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76];[.D276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407116397" calcext:value-type="float">
            <text:p>407116397</text:p>
          </table:table-cell>
          <table:table-cell office:value-type="date" office:date-value="2017-06-14T10:48:00" calcext:value-type="date">
            <text:p>2017-06-14 10:48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277])&gt;=16;HOUR([.B277])&lt;=17))" office:value-type="boolean" office:boolean-value="false" calcext:value-type="boolean">
            <text:p>FAŁSZ</text:p>
          </table:table-cell>
          <table:table-cell/>
          <table:table-cell table:formula="of:=IF(OR(WEEKDAY([.B277])=6;WEEKDAY([.B27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77];[.D277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697428751" calcext:value-type="float">
            <text:p>697428751</text:p>
          </table:table-cell>
          <table:table-cell office:value-type="date" office:date-value="2017-06-14T12:03:00" calcext:value-type="date">
            <text:p>2017-06-14 12:03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278])&gt;=16;HOUR([.B278])&lt;=17))" office:value-type="boolean" office:boolean-value="false" calcext:value-type="boolean">
            <text:p>FAŁSZ</text:p>
          </table:table-cell>
          <table:table-cell/>
          <table:table-cell table:formula="of:=IF(OR(WEEKDAY([.B278])=6;WEEKDAY([.B27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78];[.D278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608045091" calcext:value-type="float">
            <text:p>608045091</text:p>
          </table:table-cell>
          <table:table-cell office:value-type="date" office:date-value="2017-06-14T12:35:00" calcext:value-type="date">
            <text:p>2017-06-14 12:35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279])&gt;=16;HOUR([.B279])&lt;=17))" office:value-type="boolean" office:boolean-value="false" calcext:value-type="boolean">
            <text:p>FAŁSZ</text:p>
          </table:table-cell>
          <table:table-cell/>
          <table:table-cell table:formula="of:=IF(OR(WEEKDAY([.B279])=6;WEEKDAY([.B27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79];[.D279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809699339" calcext:value-type="float">
            <text:p>809699339</text:p>
          </table:table-cell>
          <table:table-cell office:value-type="date" office:date-value="2017-06-14T14:43:00" calcext:value-type="date">
            <text:p>2017-06-14 14:43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280])&gt;=16;HOUR([.B280])&lt;=17))" office:value-type="boolean" office:boolean-value="false" calcext:value-type="boolean">
            <text:p>FAŁSZ</text:p>
          </table:table-cell>
          <table:table-cell/>
          <table:table-cell table:formula="of:=IF(OR(WEEKDAY([.B280])=6;WEEKDAY([.B28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80];[.D280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559851251" calcext:value-type="float">
            <text:p>559851251</text:p>
          </table:table-cell>
          <table:table-cell office:value-type="date" office:date-value="2017-06-14T15:00:00" calcext:value-type="date">
            <text:p>2017-06-14 15: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281])&gt;=16;HOUR([.B281])&lt;=17))" office:value-type="boolean" office:boolean-value="false" calcext:value-type="boolean">
            <text:p>FAŁSZ</text:p>
          </table:table-cell>
          <table:table-cell/>
          <table:table-cell table:formula="of:=IF(OR(WEEKDAY([.B281])=6;WEEKDAY([.B28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81];[.D281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431119249" calcext:value-type="float">
            <text:p>431119249</text:p>
          </table:table-cell>
          <table:table-cell office:value-type="date" office:date-value="2017-06-14T15:11:00" calcext:value-type="date">
            <text:p>2017-06-14 15:11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282])&gt;=16;HOUR([.B282])&lt;=17))" office:value-type="boolean" office:boolean-value="false" calcext:value-type="boolean">
            <text:p>FAŁSZ</text:p>
          </table:table-cell>
          <table:table-cell/>
          <table:table-cell table:formula="of:=IF(OR(WEEKDAY([.B282])=6;WEEKDAY([.B28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82];[.D282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661901566" calcext:value-type="float">
            <text:p>661901566</text:p>
          </table:table-cell>
          <table:table-cell office:value-type="date" office:date-value="2017-06-14T16:49:00" calcext:value-type="date">
            <text:p>2017-06-14 16:4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283])&gt;=16;HOUR([.B283])&lt;=17))" office:value-type="boolean" office:boolean-value="true" calcext:value-type="boolean">
            <text:p>PRAWDA</text:p>
          </table:table-cell>
          <table:table-cell/>
          <table:table-cell table:formula="of:=IF(OR(WEEKDAY([.B283])=6;WEEKDAY([.B28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83];[.D283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439555419" calcext:value-type="float">
            <text:p>439555419</text:p>
          </table:table-cell>
          <table:table-cell office:value-type="date" office:date-value="2017-06-14T17:12:00" calcext:value-type="date">
            <text:p>2017-06-14 17: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284])&gt;=16;HOUR([.B284])&lt;=17))" office:value-type="boolean" office:boolean-value="true" calcext:value-type="boolean">
            <text:p>PRAWDA</text:p>
          </table:table-cell>
          <table:table-cell/>
          <table:table-cell table:formula="of:=IF(OR(WEEKDAY([.B284])=6;WEEKDAY([.B28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84];[.D284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625035596" calcext:value-type="float">
            <text:p>625035596</text:p>
          </table:table-cell>
          <table:table-cell office:value-type="date" office:date-value="2017-06-14T18:14:00" calcext:value-type="date">
            <text:p>2017-06-14 18:14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285])&gt;=16;HOUR([.B285])&lt;=17))" office:value-type="boolean" office:boolean-value="false" calcext:value-type="boolean">
            <text:p>FAŁSZ</text:p>
          </table:table-cell>
          <table:table-cell/>
          <table:table-cell table:formula="of:=IF(OR(WEEKDAY([.B285])=6;WEEKDAY([.B28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85];[.D285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837678790" calcext:value-type="float">
            <text:p>837678790</text:p>
          </table:table-cell>
          <table:table-cell office:value-type="date" office:date-value="2017-06-14T18:18:00" calcext:value-type="date">
            <text:p>2017-06-14 18:18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286])&gt;=16;HOUR([.B286])&lt;=17))" office:value-type="boolean" office:boolean-value="false" calcext:value-type="boolean">
            <text:p>FAŁSZ</text:p>
          </table:table-cell>
          <table:table-cell/>
          <table:table-cell table:formula="of:=IF(OR(WEEKDAY([.B286])=6;WEEKDAY([.B28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86];[.D286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559770051" calcext:value-type="float">
            <text:p>559770051</text:p>
          </table:table-cell>
          <table:table-cell office:value-type="date" office:date-value="2017-06-14T19:29:00" calcext:value-type="date">
            <text:p>2017-06-14 19:2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287])&gt;=16;HOUR([.B287])&lt;=17))" office:value-type="boolean" office:boolean-value="false" calcext:value-type="boolean">
            <text:p>FAŁSZ</text:p>
          </table:table-cell>
          <table:table-cell/>
          <table:table-cell table:formula="of:=IF(OR(WEEKDAY([.B287])=6;WEEKDAY([.B28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87];[.D287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680448330" calcext:value-type="float">
            <text:p>680448330</text:p>
          </table:table-cell>
          <table:table-cell office:value-type="date" office:date-value="2017-06-14T20:22:00" calcext:value-type="date">
            <text:p>2017-06-14 20:2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288])&gt;=16;HOUR([.B288])&lt;=17))" office:value-type="boolean" office:boolean-value="false" calcext:value-type="boolean">
            <text:p>FAŁSZ</text:p>
          </table:table-cell>
          <table:table-cell/>
          <table:table-cell table:formula="of:=IF(OR(WEEKDAY([.B288])=6;WEEKDAY([.B28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88];[.D288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479757892" calcext:value-type="float">
            <text:p>479757892</text:p>
          </table:table-cell>
          <table:table-cell office:value-type="date" office:date-value="2017-06-14T20:37:00" calcext:value-type="date">
            <text:p>2017-06-14 20:37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289])&gt;=16;HOUR([.B289])&lt;=17))" office:value-type="boolean" office:boolean-value="false" calcext:value-type="boolean">
            <text:p>FAŁSZ</text:p>
          </table:table-cell>
          <table:table-cell/>
          <table:table-cell table:formula="of:=IF(OR(WEEKDAY([.B289])=6;WEEKDAY([.B28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89];[.D289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530889287" calcext:value-type="float">
            <text:p>530889287</text:p>
          </table:table-cell>
          <table:table-cell office:value-type="date" office:date-value="2017-06-14T21:00:00" calcext:value-type="date">
            <text:p>2017-06-14 21: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290])&gt;=16;HOUR([.B290])&lt;=17))" office:value-type="boolean" office:boolean-value="false" calcext:value-type="boolean">
            <text:p>FAŁSZ</text:p>
          </table:table-cell>
          <table:table-cell/>
          <table:table-cell table:formula="of:=IF(OR(WEEKDAY([.B290])=6;WEEKDAY([.B29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90];[.D290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426890437" calcext:value-type="float">
            <text:p>426890437</text:p>
          </table:table-cell>
          <table:table-cell office:value-type="date" office:date-value="2017-06-14T21:09:00" calcext:value-type="date">
            <text:p>2017-06-14 21:0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291])&gt;=16;HOUR([.B291])&lt;=17))" office:value-type="boolean" office:boolean-value="false" calcext:value-type="boolean">
            <text:p>FAŁSZ</text:p>
          </table:table-cell>
          <table:table-cell/>
          <table:table-cell table:formula="of:=IF(OR(WEEKDAY([.B291])=6;WEEKDAY([.B29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91];[.D291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504858112" calcext:value-type="float">
            <text:p>504858112</text:p>
          </table:table-cell>
          <table:table-cell office:value-type="date" office:date-value="2017-06-14T22:00:00" calcext:value-type="date">
            <text:p>2017-06-14 22: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292])&gt;=16;HOUR([.B292])&lt;=17))" office:value-type="boolean" office:boolean-value="false" calcext:value-type="boolean">
            <text:p>FAŁSZ</text:p>
          </table:table-cell>
          <table:table-cell/>
          <table:table-cell table:formula="of:=IF(OR(WEEKDAY([.B292])=6;WEEKDAY([.B29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92];[.D292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608447733" calcext:value-type="float">
            <text:p>608447733</text:p>
          </table:table-cell>
          <table:table-cell office:value-type="date" office:date-value="2017-06-14T22:02:00" calcext:value-type="date">
            <text:p>2017-06-14 22:02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293])&gt;=16;HOUR([.B293])&lt;=17))" office:value-type="boolean" office:boolean-value="false" calcext:value-type="boolean">
            <text:p>FAŁSZ</text:p>
          </table:table-cell>
          <table:table-cell/>
          <table:table-cell table:formula="of:=IF(OR(WEEKDAY([.B293])=6;WEEKDAY([.B29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93];[.D293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656698180" calcext:value-type="float">
            <text:p>656698180</text:p>
          </table:table-cell>
          <table:table-cell office:value-type="date" office:date-value="2017-06-14T23:38:00" calcext:value-type="date">
            <text:p>2017-06-14 23:38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294])&gt;=16;HOUR([.B294])&lt;=17))" office:value-type="boolean" office:boolean-value="false" calcext:value-type="boolean">
            <text:p>FAŁSZ</text:p>
          </table:table-cell>
          <table:table-cell/>
          <table:table-cell table:formula="of:=IF(OR(WEEKDAY([.B294])=6;WEEKDAY([.B29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94];[.D294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701517169" calcext:value-type="float">
            <text:p>701517169</text:p>
          </table:table-cell>
          <table:table-cell office:value-type="date" office:date-value="2017-06-15T01:04:00" calcext:value-type="date">
            <text:p>2017-06-15 01:04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295])&gt;=16;HOUR([.B295])&lt;=17))" office:value-type="boolean" office:boolean-value="false" calcext:value-type="boolean">
            <text:p>FAŁSZ</text:p>
          </table:table-cell>
          <table:table-cell/>
          <table:table-cell table:formula="of:=IF(OR(WEEKDAY([.B295])=6;WEEKDAY([.B29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95];[.D295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952431770" calcext:value-type="float">
            <text:p>952431770</text:p>
          </table:table-cell>
          <table:table-cell office:value-type="date" office:date-value="2017-06-15T02:57:00" calcext:value-type="date">
            <text:p>2017-06-15 02:57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296])&gt;=16;HOUR([.B296])&lt;=17))" office:value-type="boolean" office:boolean-value="false" calcext:value-type="boolean">
            <text:p>FAŁSZ</text:p>
          </table:table-cell>
          <table:table-cell/>
          <table:table-cell table:formula="of:=IF(OR(WEEKDAY([.B296])=6;WEEKDAY([.B29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96];[.D296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560430160" calcext:value-type="float">
            <text:p>560430160</text:p>
          </table:table-cell>
          <table:table-cell office:value-type="date" office:date-value="2017-06-15T04:38:00" calcext:value-type="date">
            <text:p>2017-06-15 04:38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297])&gt;=16;HOUR([.B297])&lt;=17))" office:value-type="boolean" office:boolean-value="false" calcext:value-type="boolean">
            <text:p>FAŁSZ</text:p>
          </table:table-cell>
          <table:table-cell/>
          <table:table-cell table:formula="of:=IF(OR(WEEKDAY([.B297])=6;WEEKDAY([.B29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97];[.D297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819580840" calcext:value-type="float">
            <text:p>819580840</text:p>
          </table:table-cell>
          <table:table-cell office:value-type="date" office:date-value="2017-06-15T05:36:00" calcext:value-type="date">
            <text:p>2017-06-15 05:36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298])&gt;=16;HOUR([.B298])&lt;=17))" office:value-type="boolean" office:boolean-value="false" calcext:value-type="boolean">
            <text:p>FAŁSZ</text:p>
          </table:table-cell>
          <table:table-cell/>
          <table:table-cell table:formula="of:=IF(OR(WEEKDAY([.B298])=6;WEEKDAY([.B29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98];[.D298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932547507" calcext:value-type="float">
            <text:p>932547507</text:p>
          </table:table-cell>
          <table:table-cell office:value-type="date" office:date-value="2017-06-15T06:11:00" calcext:value-type="date">
            <text:p>2017-06-15 06:11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299])&gt;=16;HOUR([.B299])&lt;=17))" office:value-type="boolean" office:boolean-value="false" calcext:value-type="boolean">
            <text:p>FAŁSZ</text:p>
          </table:table-cell>
          <table:table-cell/>
          <table:table-cell table:formula="of:=IF(OR(WEEKDAY([.B299])=6;WEEKDAY([.B29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299];[.D299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479916388" calcext:value-type="float">
            <text:p>479916388</text:p>
          </table:table-cell>
          <table:table-cell office:value-type="date" office:date-value="2017-06-15T07:04:00" calcext:value-type="date">
            <text:p>2017-06-15 07:04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300])&gt;=16;HOUR([.B300])&lt;=17))" office:value-type="boolean" office:boolean-value="false" calcext:value-type="boolean">
            <text:p>FAŁSZ</text:p>
          </table:table-cell>
          <table:table-cell/>
          <table:table-cell table:formula="of:=IF(OR(WEEKDAY([.B300])=6;WEEKDAY([.B30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00];[.D300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878354280" calcext:value-type="float">
            <text:p>878354280</text:p>
          </table:table-cell>
          <table:table-cell office:value-type="date" office:date-value="2017-06-15T07:22:00" calcext:value-type="date">
            <text:p>2017-06-15 07:2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301])&gt;=16;HOUR([.B301])&lt;=17))" office:value-type="boolean" office:boolean-value="false" calcext:value-type="boolean">
            <text:p>FAŁSZ</text:p>
          </table:table-cell>
          <table:table-cell/>
          <table:table-cell table:formula="of:=IF(OR(WEEKDAY([.B301])=6;WEEKDAY([.B30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01];[.D301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461093501" calcext:value-type="float">
            <text:p>461093501</text:p>
          </table:table-cell>
          <table:table-cell office:value-type="date" office:date-value="2017-06-15T08:57:00" calcext:value-type="date">
            <text:p>2017-06-15 08:57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302])&gt;=16;HOUR([.B302])&lt;=17))" office:value-type="boolean" office:boolean-value="false" calcext:value-type="boolean">
            <text:p>FAŁSZ</text:p>
          </table:table-cell>
          <table:table-cell/>
          <table:table-cell table:formula="of:=IF(OR(WEEKDAY([.B302])=6;WEEKDAY([.B30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02];[.D302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916603924" calcext:value-type="float">
            <text:p>916603924</text:p>
          </table:table-cell>
          <table:table-cell office:value-type="date" office:date-value="2017-06-15T15:00:00" calcext:value-type="date">
            <text:p>2017-06-15 15: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303])&gt;=16;HOUR([.B303])&lt;=17))" office:value-type="boolean" office:boolean-value="false" calcext:value-type="boolean">
            <text:p>FAŁSZ</text:p>
          </table:table-cell>
          <table:table-cell/>
          <table:table-cell table:formula="of:=IF(OR(WEEKDAY([.B303])=6;WEEKDAY([.B30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03];[.D303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522797072" calcext:value-type="float">
            <text:p>522797072</text:p>
          </table:table-cell>
          <table:table-cell office:value-type="date" office:date-value="2017-06-15T15:16:00" calcext:value-type="date">
            <text:p>2017-06-15 15:16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304])&gt;=16;HOUR([.B304])&lt;=17))" office:value-type="boolean" office:boolean-value="false" calcext:value-type="boolean">
            <text:p>FAŁSZ</text:p>
          </table:table-cell>
          <table:table-cell/>
          <table:table-cell table:formula="of:=IF(OR(WEEKDAY([.B304])=6;WEEKDAY([.B30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04];[.D304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593855201" calcext:value-type="float">
            <text:p>593855201</text:p>
          </table:table-cell>
          <table:table-cell office:value-type="date" office:date-value="2017-06-15T16:18:00" calcext:value-type="date">
            <text:p>2017-06-15 16:18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305])&gt;=16;HOUR([.B305])&lt;=17))" office:value-type="boolean" office:boolean-value="true" calcext:value-type="boolean">
            <text:p>PRAWDA</text:p>
          </table:table-cell>
          <table:table-cell/>
          <table:table-cell table:formula="of:=IF(OR(WEEKDAY([.B305])=6;WEEKDAY([.B30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05];[.D305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925359973" calcext:value-type="float">
            <text:p>925359973</text:p>
          </table:table-cell>
          <table:table-cell office:value-type="date" office:date-value="2017-06-15T18:28:00" calcext:value-type="date">
            <text:p>2017-06-15 18:28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306])&gt;=16;HOUR([.B306])&lt;=17))" office:value-type="boolean" office:boolean-value="false" calcext:value-type="boolean">
            <text:p>FAŁSZ</text:p>
          </table:table-cell>
          <table:table-cell/>
          <table:table-cell table:formula="of:=IF(OR(WEEKDAY([.B306])=6;WEEKDAY([.B30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06];[.D306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444165941" calcext:value-type="float">
            <text:p>444165941</text:p>
          </table:table-cell>
          <table:table-cell office:value-type="date" office:date-value="2017-06-15T18:55:00" calcext:value-type="date">
            <text:p>2017-06-15 18:55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307])&gt;=16;HOUR([.B307])&lt;=17))" office:value-type="boolean" office:boolean-value="false" calcext:value-type="boolean">
            <text:p>FAŁSZ</text:p>
          </table:table-cell>
          <table:table-cell/>
          <table:table-cell table:formula="of:=IF(OR(WEEKDAY([.B307])=6;WEEKDAY([.B30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07];[.D307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427122369" calcext:value-type="float">
            <text:p>427122369</text:p>
          </table:table-cell>
          <table:table-cell office:value-type="date" office:date-value="2017-06-15T19:17:00" calcext:value-type="date">
            <text:p>2017-06-15 19:17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308])&gt;=16;HOUR([.B308])&lt;=17))" office:value-type="boolean" office:boolean-value="false" calcext:value-type="boolean">
            <text:p>FAŁSZ</text:p>
          </table:table-cell>
          <table:table-cell/>
          <table:table-cell table:formula="of:=IF(OR(WEEKDAY([.B308])=6;WEEKDAY([.B30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08];[.D308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930918717" calcext:value-type="float">
            <text:p>930918717</text:p>
          </table:table-cell>
          <table:table-cell office:value-type="date" office:date-value="2017-06-15T21:20:00" calcext:value-type="date">
            <text:p>2017-06-15 21:2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309])&gt;=16;HOUR([.B309])&lt;=17))" office:value-type="boolean" office:boolean-value="false" calcext:value-type="boolean">
            <text:p>FAŁSZ</text:p>
          </table:table-cell>
          <table:table-cell/>
          <table:table-cell table:formula="of:=IF(OR(WEEKDAY([.B309])=6;WEEKDAY([.B30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09];[.D309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871314398" calcext:value-type="float">
            <text:p>871314398</text:p>
          </table:table-cell>
          <table:table-cell office:value-type="date" office:date-value="2017-06-15T23:01:00" calcext:value-type="date">
            <text:p>2017-06-15 23:01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310])&gt;=16;HOUR([.B310])&lt;=17))" office:value-type="boolean" office:boolean-value="false" calcext:value-type="boolean">
            <text:p>FAŁSZ</text:p>
          </table:table-cell>
          <table:table-cell/>
          <table:table-cell table:formula="of:=IF(OR(WEEKDAY([.B310])=6;WEEKDAY([.B31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10];[.D310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473562405" calcext:value-type="float">
            <text:p>473562405</text:p>
          </table:table-cell>
          <table:table-cell office:value-type="date" office:date-value="2017-06-16T01:12:00" calcext:value-type="date">
            <text:p>2017-06-16 01:12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311])&gt;=16;HOUR([.B311])&lt;=17))" office:value-type="boolean" office:boolean-value="false" calcext:value-type="boolean">
            <text:p>FAŁSZ</text:p>
          </table:table-cell>
          <table:table-cell/>
          <table:table-cell table:formula="of:=IF(OR(WEEKDAY([.B311])=6;WEEKDAY([.B311])=7))" office:value-type="boolean" office:boolean-value="true" calcext:value-type="boolean">
            <text:p>PRAWDA</text:p>
          </table:table-cell>
          <table:table-cell/>
          <table:table-cell table:formula="of:=COM.MICROSOFT.TEXTJOIN(&quot;&quot;;1;[.C311];[.D311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893093844" calcext:value-type="float">
            <text:p>893093844</text:p>
          </table:table-cell>
          <table:table-cell office:value-type="date" office:date-value="2017-06-16T01:31:00" calcext:value-type="date">
            <text:p>2017-06-16 01:31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312])&gt;=16;HOUR([.B312])&lt;=17))" office:value-type="boolean" office:boolean-value="false" calcext:value-type="boolean">
            <text:p>FAŁSZ</text:p>
          </table:table-cell>
          <table:table-cell/>
          <table:table-cell table:formula="of:=IF(OR(WEEKDAY([.B312])=6;WEEKDAY([.B312])=7))" office:value-type="boolean" office:boolean-value="true" calcext:value-type="boolean">
            <text:p>PRAWDA</text:p>
          </table:table-cell>
          <table:table-cell/>
          <table:table-cell table:formula="of:=COM.MICROSOFT.TEXTJOIN(&quot;&quot;;1;[.C312];[.D312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474698225" calcext:value-type="float">
            <text:p>474698225</text:p>
          </table:table-cell>
          <table:table-cell office:value-type="date" office:date-value="2017-06-16T02:09:00" calcext:value-type="date">
            <text:p>2017-06-16 02:09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313])&gt;=16;HOUR([.B313])&lt;=17))" office:value-type="boolean" office:boolean-value="false" calcext:value-type="boolean">
            <text:p>FAŁSZ</text:p>
          </table:table-cell>
          <table:table-cell/>
          <table:table-cell table:formula="of:=IF(OR(WEEKDAY([.B313])=6;WEEKDAY([.B313])=7))" office:value-type="boolean" office:boolean-value="true" calcext:value-type="boolean">
            <text:p>PRAWDA</text:p>
          </table:table-cell>
          <table:table-cell/>
          <table:table-cell table:formula="of:=COM.MICROSOFT.TEXTJOIN(&quot;&quot;;1;[.C313];[.D313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516996097" calcext:value-type="float">
            <text:p>516996097</text:p>
          </table:table-cell>
          <table:table-cell office:value-type="date" office:date-value="2017-06-16T02:24:00" calcext:value-type="date">
            <text:p>2017-06-16 02:24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314])&gt;=16;HOUR([.B314])&lt;=17))" office:value-type="boolean" office:boolean-value="false" calcext:value-type="boolean">
            <text:p>FAŁSZ</text:p>
          </table:table-cell>
          <table:table-cell/>
          <table:table-cell table:formula="of:=IF(OR(WEEKDAY([.B314])=6;WEEKDAY([.B314])=7))" office:value-type="boolean" office:boolean-value="true" calcext:value-type="boolean">
            <text:p>PRAWDA</text:p>
          </table:table-cell>
          <table:table-cell/>
          <table:table-cell table:formula="of:=COM.MICROSOFT.TEXTJOIN(&quot;&quot;;1;[.C314];[.D314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417471731" calcext:value-type="float">
            <text:p>417471731</text:p>
          </table:table-cell>
          <table:table-cell office:value-type="date" office:date-value="2017-06-16T02:39:00" calcext:value-type="date">
            <text:p>2017-06-16 02:3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315])&gt;=16;HOUR([.B315])&lt;=17))" office:value-type="boolean" office:boolean-value="false" calcext:value-type="boolean">
            <text:p>FAŁSZ</text:p>
          </table:table-cell>
          <table:table-cell/>
          <table:table-cell table:formula="of:=IF(OR(WEEKDAY([.B315])=6;WEEKDAY([.B315])=7))" office:value-type="boolean" office:boolean-value="true" calcext:value-type="boolean">
            <text:p>PRAWDA</text:p>
          </table:table-cell>
          <table:table-cell/>
          <table:table-cell table:formula="of:=COM.MICROSOFT.TEXTJOIN(&quot;&quot;;1;[.C315];[.D315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757519899" calcext:value-type="float">
            <text:p>757519899</text:p>
          </table:table-cell>
          <table:table-cell office:value-type="date" office:date-value="2017-06-16T02:41:00" calcext:value-type="date">
            <text:p>2017-06-16 02:41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316])&gt;=16;HOUR([.B316])&lt;=17))" office:value-type="boolean" office:boolean-value="false" calcext:value-type="boolean">
            <text:p>FAŁSZ</text:p>
          </table:table-cell>
          <table:table-cell/>
          <table:table-cell table:formula="of:=IF(OR(WEEKDAY([.B316])=6;WEEKDAY([.B316])=7))" office:value-type="boolean" office:boolean-value="true" calcext:value-type="boolean">
            <text:p>PRAWDA</text:p>
          </table:table-cell>
          <table:table-cell/>
          <table:table-cell table:formula="of:=COM.MICROSOFT.TEXTJOIN(&quot;&quot;;1;[.C316];[.D316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601071162" calcext:value-type="float">
            <text:p>601071162</text:p>
          </table:table-cell>
          <table:table-cell office:value-type="date" office:date-value="2017-06-16T04:07:00" calcext:value-type="date">
            <text:p>2017-06-16 04:07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317])&gt;=16;HOUR([.B317])&lt;=17))" office:value-type="boolean" office:boolean-value="false" calcext:value-type="boolean">
            <text:p>FAŁSZ</text:p>
          </table:table-cell>
          <table:table-cell/>
          <table:table-cell table:formula="of:=IF(OR(WEEKDAY([.B317])=6;WEEKDAY([.B317])=7))" office:value-type="boolean" office:boolean-value="true" calcext:value-type="boolean">
            <text:p>PRAWDA</text:p>
          </table:table-cell>
          <table:table-cell/>
          <table:table-cell table:formula="of:=COM.MICROSOFT.TEXTJOIN(&quot;&quot;;1;[.C317];[.D317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751080209" calcext:value-type="float">
            <text:p>751080209</text:p>
          </table:table-cell>
          <table:table-cell office:value-type="date" office:date-value="2017-06-16T04:09:00" calcext:value-type="date">
            <text:p>2017-06-16 04:09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318])&gt;=16;HOUR([.B318])&lt;=17))" office:value-type="boolean" office:boolean-value="false" calcext:value-type="boolean">
            <text:p>FAŁSZ</text:p>
          </table:table-cell>
          <table:table-cell/>
          <table:table-cell table:formula="of:=IF(OR(WEEKDAY([.B318])=6;WEEKDAY([.B318])=7))" office:value-type="boolean" office:boolean-value="true" calcext:value-type="boolean">
            <text:p>PRAWDA</text:p>
          </table:table-cell>
          <table:table-cell/>
          <table:table-cell table:formula="of:=COM.MICROSOFT.TEXTJOIN(&quot;&quot;;1;[.C318];[.D318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557059595" calcext:value-type="float">
            <text:p>557059595</text:p>
          </table:table-cell>
          <table:table-cell office:value-type="date" office:date-value="2017-06-16T05:29:00" calcext:value-type="date">
            <text:p>2017-06-16 05:29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319])&gt;=16;HOUR([.B319])&lt;=17))" office:value-type="boolean" office:boolean-value="false" calcext:value-type="boolean">
            <text:p>FAŁSZ</text:p>
          </table:table-cell>
          <table:table-cell/>
          <table:table-cell table:formula="of:=IF(OR(WEEKDAY([.B319])=6;WEEKDAY([.B319])=7))" office:value-type="boolean" office:boolean-value="true" calcext:value-type="boolean">
            <text:p>PRAWDA</text:p>
          </table:table-cell>
          <table:table-cell/>
          <table:table-cell table:formula="of:=COM.MICROSOFT.TEXTJOIN(&quot;&quot;;1;[.C319];[.D319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919448492" calcext:value-type="float">
            <text:p>919448492</text:p>
          </table:table-cell>
          <table:table-cell office:value-type="date" office:date-value="2017-06-16T05:48:00" calcext:value-type="date">
            <text:p>2017-06-16 05:48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320])&gt;=16;HOUR([.B320])&lt;=17))" office:value-type="boolean" office:boolean-value="false" calcext:value-type="boolean">
            <text:p>FAŁSZ</text:p>
          </table:table-cell>
          <table:table-cell/>
          <table:table-cell table:formula="of:=IF(OR(WEEKDAY([.B320])=6;WEEKDAY([.B320])=7))" office:value-type="boolean" office:boolean-value="true" calcext:value-type="boolean">
            <text:p>PRAWDA</text:p>
          </table:table-cell>
          <table:table-cell/>
          <table:table-cell table:formula="of:=COM.MICROSOFT.TEXTJOIN(&quot;&quot;;1;[.C320];[.D320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630181135" calcext:value-type="float">
            <text:p>630181135</text:p>
          </table:table-cell>
          <table:table-cell office:value-type="date" office:date-value="2017-06-16T06:30:00" calcext:value-type="date">
            <text:p>2017-06-16 06:3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321])&gt;=16;HOUR([.B321])&lt;=17))" office:value-type="boolean" office:boolean-value="false" calcext:value-type="boolean">
            <text:p>FAŁSZ</text:p>
          </table:table-cell>
          <table:table-cell/>
          <table:table-cell table:formula="of:=IF(OR(WEEKDAY([.B321])=6;WEEKDAY([.B321])=7))" office:value-type="boolean" office:boolean-value="true" calcext:value-type="boolean">
            <text:p>PRAWDA</text:p>
          </table:table-cell>
          <table:table-cell/>
          <table:table-cell table:formula="of:=COM.MICROSOFT.TEXTJOIN(&quot;&quot;;1;[.C321];[.D321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921394114" calcext:value-type="float">
            <text:p>921394114</text:p>
          </table:table-cell>
          <table:table-cell office:value-type="date" office:date-value="2017-06-16T06:50:00" calcext:value-type="date">
            <text:p>2017-06-16 06:5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322])&gt;=16;HOUR([.B322])&lt;=17))" office:value-type="boolean" office:boolean-value="false" calcext:value-type="boolean">
            <text:p>FAŁSZ</text:p>
          </table:table-cell>
          <table:table-cell/>
          <table:table-cell table:formula="of:=IF(OR(WEEKDAY([.B322])=6;WEEKDAY([.B322])=7))" office:value-type="boolean" office:boolean-value="true" calcext:value-type="boolean">
            <text:p>PRAWDA</text:p>
          </table:table-cell>
          <table:table-cell/>
          <table:table-cell table:formula="of:=COM.MICROSOFT.TEXTJOIN(&quot;&quot;;1;[.C322];[.D322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687213103" calcext:value-type="float">
            <text:p>687213103</text:p>
          </table:table-cell>
          <table:table-cell office:value-type="date" office:date-value="2017-06-16T09:06:00" calcext:value-type="date">
            <text:p>2017-06-16 09:06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323])&gt;=16;HOUR([.B323])&lt;=17))" office:value-type="boolean" office:boolean-value="false" calcext:value-type="boolean">
            <text:p>FAŁSZ</text:p>
          </table:table-cell>
          <table:table-cell/>
          <table:table-cell table:formula="of:=IF(OR(WEEKDAY([.B323])=6;WEEKDAY([.B323])=7))" office:value-type="boolean" office:boolean-value="true" calcext:value-type="boolean">
            <text:p>PRAWDA</text:p>
          </table:table-cell>
          <table:table-cell/>
          <table:table-cell table:formula="of:=COM.MICROSOFT.TEXTJOIN(&quot;&quot;;1;[.C323];[.D323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882751328" calcext:value-type="float">
            <text:p>882751328</text:p>
          </table:table-cell>
          <table:table-cell office:value-type="date" office:date-value="2017-06-16T09:46:00" calcext:value-type="date">
            <text:p>2017-06-16 09:46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324])&gt;=16;HOUR([.B324])&lt;=17))" office:value-type="boolean" office:boolean-value="false" calcext:value-type="boolean">
            <text:p>FAŁSZ</text:p>
          </table:table-cell>
          <table:table-cell/>
          <table:table-cell table:formula="of:=IF(OR(WEEKDAY([.B324])=6;WEEKDAY([.B324])=7))" office:value-type="boolean" office:boolean-value="true" calcext:value-type="boolean">
            <text:p>PRAWDA</text:p>
          </table:table-cell>
          <table:table-cell/>
          <table:table-cell table:formula="of:=COM.MICROSOFT.TEXTJOIN(&quot;&quot;;1;[.C324];[.D324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507120351" calcext:value-type="float">
            <text:p>507120351</text:p>
          </table:table-cell>
          <table:table-cell office:value-type="date" office:date-value="2017-06-16T15:00:00" calcext:value-type="date">
            <text:p>2017-06-16 15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325])&gt;=16;HOUR([.B325])&lt;=17))" office:value-type="boolean" office:boolean-value="false" calcext:value-type="boolean">
            <text:p>FAŁSZ</text:p>
          </table:table-cell>
          <table:table-cell/>
          <table:table-cell table:formula="of:=IF(OR(WEEKDAY([.B325])=6;WEEKDAY([.B325])=7))" office:value-type="boolean" office:boolean-value="true" calcext:value-type="boolean">
            <text:p>PRAWDA</text:p>
          </table:table-cell>
          <table:table-cell/>
          <table:table-cell table:formula="of:=COM.MICROSOFT.TEXTJOIN(&quot;&quot;;1;[.C325];[.D325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670854717" calcext:value-type="float">
            <text:p>670854717</text:p>
          </table:table-cell>
          <table:table-cell office:value-type="date" office:date-value="2017-06-16T16:12:00" calcext:value-type="date">
            <text:p>2017-06-16 16: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326])&gt;=16;HOUR([.B326])&lt;=17))" office:value-type="boolean" office:boolean-value="true" calcext:value-type="boolean">
            <text:p>PRAWDA</text:p>
          </table:table-cell>
          <table:table-cell/>
          <table:table-cell table:formula="of:=IF(OR(WEEKDAY([.B326])=6;WEEKDAY([.B326])=7))" office:value-type="boolean" office:boolean-value="true" calcext:value-type="boolean">
            <text:p>PRAWDA</text:p>
          </table:table-cell>
          <table:table-cell/>
          <table:table-cell table:formula="of:=COM.MICROSOFT.TEXTJOIN(&quot;&quot;;1;[.C326];[.D326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885343232" calcext:value-type="float">
            <text:p>885343232</text:p>
          </table:table-cell>
          <table:table-cell office:value-type="date" office:date-value="2017-06-16T17:41:00" calcext:value-type="date">
            <text:p>2017-06-16 17:41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327])&gt;=16;HOUR([.B327])&lt;=17))" office:value-type="boolean" office:boolean-value="true" calcext:value-type="boolean">
            <text:p>PRAWDA</text:p>
          </table:table-cell>
          <table:table-cell/>
          <table:table-cell table:formula="of:=IF(OR(WEEKDAY([.B327])=6;WEEKDAY([.B327])=7))" office:value-type="boolean" office:boolean-value="true" calcext:value-type="boolean">
            <text:p>PRAWDA</text:p>
          </table:table-cell>
          <table:table-cell/>
          <table:table-cell table:formula="of:=COM.MICROSOFT.TEXTJOIN(&quot;&quot;;1;[.C327];[.D327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529069571" calcext:value-type="float">
            <text:p>529069571</text:p>
          </table:table-cell>
          <table:table-cell office:value-type="date" office:date-value="2017-06-16T19:34:00" calcext:value-type="date">
            <text:p>2017-06-16 19:34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328])&gt;=16;HOUR([.B328])&lt;=17))" office:value-type="boolean" office:boolean-value="false" calcext:value-type="boolean">
            <text:p>FAŁSZ</text:p>
          </table:table-cell>
          <table:table-cell/>
          <table:table-cell table:formula="of:=IF(OR(WEEKDAY([.B328])=6;WEEKDAY([.B328])=7))" office:value-type="boolean" office:boolean-value="true" calcext:value-type="boolean">
            <text:p>PRAWDA</text:p>
          </table:table-cell>
          <table:table-cell/>
          <table:table-cell table:formula="of:=COM.MICROSOFT.TEXTJOIN(&quot;&quot;;1;[.C328];[.D328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735284701" calcext:value-type="float">
            <text:p>735284701</text:p>
          </table:table-cell>
          <table:table-cell office:value-type="date" office:date-value="2017-06-16T21:16:00" calcext:value-type="date">
            <text:p>2017-06-16 21:16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329])&gt;=16;HOUR([.B329])&lt;=17))" office:value-type="boolean" office:boolean-value="false" calcext:value-type="boolean">
            <text:p>FAŁSZ</text:p>
          </table:table-cell>
          <table:table-cell/>
          <table:table-cell table:formula="of:=IF(OR(WEEKDAY([.B329])=6;WEEKDAY([.B329])=7))" office:value-type="boolean" office:boolean-value="true" calcext:value-type="boolean">
            <text:p>PRAWDA</text:p>
          </table:table-cell>
          <table:table-cell/>
          <table:table-cell table:formula="of:=COM.MICROSOFT.TEXTJOIN(&quot;&quot;;1;[.C329];[.D329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798064543" calcext:value-type="float">
            <text:p>798064543</text:p>
          </table:table-cell>
          <table:table-cell office:value-type="date" office:date-value="2017-06-16T22:34:00" calcext:value-type="date">
            <text:p>2017-06-16 22:34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330])&gt;=16;HOUR([.B330])&lt;=17))" office:value-type="boolean" office:boolean-value="false" calcext:value-type="boolean">
            <text:p>FAŁSZ</text:p>
          </table:table-cell>
          <table:table-cell/>
          <table:table-cell table:formula="of:=IF(OR(WEEKDAY([.B330])=6;WEEKDAY([.B330])=7))" office:value-type="boolean" office:boolean-value="true" calcext:value-type="boolean">
            <text:p>PRAWDA</text:p>
          </table:table-cell>
          <table:table-cell/>
          <table:table-cell table:formula="of:=COM.MICROSOFT.TEXTJOIN(&quot;&quot;;1;[.C330];[.D330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435583833" calcext:value-type="float">
            <text:p>435583833</text:p>
          </table:table-cell>
          <table:table-cell office:value-type="date" office:date-value="2017-06-17T00:28:00" calcext:value-type="date">
            <text:p>2017-06-17 00:28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331])&gt;=16;HOUR([.B331])&lt;=17))" office:value-type="boolean" office:boolean-value="false" calcext:value-type="boolean">
            <text:p>FAŁSZ</text:p>
          </table:table-cell>
          <table:table-cell/>
          <table:table-cell table:formula="of:=IF(OR(WEEKDAY([.B331])=6;WEEKDAY([.B331])=7))" office:value-type="boolean" office:boolean-value="true" calcext:value-type="boolean">
            <text:p>PRAWDA</text:p>
          </table:table-cell>
          <table:table-cell/>
          <table:table-cell table:formula="of:=COM.MICROSOFT.TEXTJOIN(&quot;&quot;;1;[.C331];[.D331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500093166" calcext:value-type="float">
            <text:p>500093166</text:p>
          </table:table-cell>
          <table:table-cell office:value-type="date" office:date-value="2017-06-17T00:43:00" calcext:value-type="date">
            <text:p>2017-06-17 00:43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332])&gt;=16;HOUR([.B332])&lt;=17))" office:value-type="boolean" office:boolean-value="false" calcext:value-type="boolean">
            <text:p>FAŁSZ</text:p>
          </table:table-cell>
          <table:table-cell/>
          <table:table-cell table:formula="of:=IF(OR(WEEKDAY([.B332])=6;WEEKDAY([.B332])=7))" office:value-type="boolean" office:boolean-value="true" calcext:value-type="boolean">
            <text:p>PRAWDA</text:p>
          </table:table-cell>
          <table:table-cell/>
          <table:table-cell table:formula="of:=COM.MICROSOFT.TEXTJOIN(&quot;&quot;;1;[.C332];[.D332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543967501" calcext:value-type="float">
            <text:p>543967501</text:p>
          </table:table-cell>
          <table:table-cell office:value-type="date" office:date-value="2017-06-17T02:14:00" calcext:value-type="date">
            <text:p>2017-06-17 02:14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333])&gt;=16;HOUR([.B333])&lt;=17))" office:value-type="boolean" office:boolean-value="false" calcext:value-type="boolean">
            <text:p>FAŁSZ</text:p>
          </table:table-cell>
          <table:table-cell/>
          <table:table-cell table:formula="of:=IF(OR(WEEKDAY([.B333])=6;WEEKDAY([.B333])=7))" office:value-type="boolean" office:boolean-value="true" calcext:value-type="boolean">
            <text:p>PRAWDA</text:p>
          </table:table-cell>
          <table:table-cell/>
          <table:table-cell table:formula="of:=COM.MICROSOFT.TEXTJOIN(&quot;&quot;;1;[.C333];[.D333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669382522" calcext:value-type="float">
            <text:p>669382522</text:p>
          </table:table-cell>
          <table:table-cell office:value-type="date" office:date-value="2017-06-17T02:32:00" calcext:value-type="date">
            <text:p>2017-06-17 02:3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334])&gt;=16;HOUR([.B334])&lt;=17))" office:value-type="boolean" office:boolean-value="false" calcext:value-type="boolean">
            <text:p>FAŁSZ</text:p>
          </table:table-cell>
          <table:table-cell/>
          <table:table-cell table:formula="of:=IF(OR(WEEKDAY([.B334])=6;WEEKDAY([.B334])=7))" office:value-type="boolean" office:boolean-value="true" calcext:value-type="boolean">
            <text:p>PRAWDA</text:p>
          </table:table-cell>
          <table:table-cell/>
          <table:table-cell table:formula="of:=COM.MICROSOFT.TEXTJOIN(&quot;&quot;;1;[.C334];[.D334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565740827" calcext:value-type="float">
            <text:p>565740827</text:p>
          </table:table-cell>
          <table:table-cell office:value-type="date" office:date-value="2017-06-17T02:44:00" calcext:value-type="date">
            <text:p>2017-06-17 02:44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335])&gt;=16;HOUR([.B335])&lt;=17))" office:value-type="boolean" office:boolean-value="false" calcext:value-type="boolean">
            <text:p>FAŁSZ</text:p>
          </table:table-cell>
          <table:table-cell/>
          <table:table-cell table:formula="of:=IF(OR(WEEKDAY([.B335])=6;WEEKDAY([.B335])=7))" office:value-type="boolean" office:boolean-value="true" calcext:value-type="boolean">
            <text:p>PRAWDA</text:p>
          </table:table-cell>
          <table:table-cell/>
          <table:table-cell table:formula="of:=COM.MICROSOFT.TEXTJOIN(&quot;&quot;;1;[.C335];[.D335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518345979" calcext:value-type="float">
            <text:p>518345979</text:p>
          </table:table-cell>
          <table:table-cell office:value-type="date" office:date-value="2017-06-17T04:03:00" calcext:value-type="date">
            <text:p>2017-06-17 04:03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336])&gt;=16;HOUR([.B336])&lt;=17))" office:value-type="boolean" office:boolean-value="false" calcext:value-type="boolean">
            <text:p>FAŁSZ</text:p>
          </table:table-cell>
          <table:table-cell/>
          <table:table-cell table:formula="of:=IF(OR(WEEKDAY([.B336])=6;WEEKDAY([.B336])=7))" office:value-type="boolean" office:boolean-value="true" calcext:value-type="boolean">
            <text:p>PRAWDA</text:p>
          </table:table-cell>
          <table:table-cell/>
          <table:table-cell table:formula="of:=COM.MICROSOFT.TEXTJOIN(&quot;&quot;;1;[.C336];[.D336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967058649" calcext:value-type="float">
            <text:p>967058649</text:p>
          </table:table-cell>
          <table:table-cell office:value-type="date" office:date-value="2017-06-17T06:11:00" calcext:value-type="date">
            <text:p>2017-06-17 06:11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337])&gt;=16;HOUR([.B337])&lt;=17))" office:value-type="boolean" office:boolean-value="false" calcext:value-type="boolean">
            <text:p>FAŁSZ</text:p>
          </table:table-cell>
          <table:table-cell/>
          <table:table-cell table:formula="of:=IF(OR(WEEKDAY([.B337])=6;WEEKDAY([.B337])=7))" office:value-type="boolean" office:boolean-value="true" calcext:value-type="boolean">
            <text:p>PRAWDA</text:p>
          </table:table-cell>
          <table:table-cell/>
          <table:table-cell table:formula="of:=COM.MICROSOFT.TEXTJOIN(&quot;&quot;;1;[.C337];[.D337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711018966" calcext:value-type="float">
            <text:p>711018966</text:p>
          </table:table-cell>
          <table:table-cell office:value-type="date" office:date-value="2017-06-17T08:16:00" calcext:value-type="date">
            <text:p>2017-06-17 08:16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338])&gt;=16;HOUR([.B338])&lt;=17))" office:value-type="boolean" office:boolean-value="false" calcext:value-type="boolean">
            <text:p>FAŁSZ</text:p>
          </table:table-cell>
          <table:table-cell/>
          <table:table-cell table:formula="of:=IF(OR(WEEKDAY([.B338])=6;WEEKDAY([.B338])=7))" office:value-type="boolean" office:boolean-value="true" calcext:value-type="boolean">
            <text:p>PRAWDA</text:p>
          </table:table-cell>
          <table:table-cell/>
          <table:table-cell table:formula="of:=COM.MICROSOFT.TEXTJOIN(&quot;&quot;;1;[.C338];[.D338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583851529" calcext:value-type="float">
            <text:p>583851529</text:p>
          </table:table-cell>
          <table:table-cell office:value-type="date" office:date-value="2017-06-17T08:24:00" calcext:value-type="date">
            <text:p>2017-06-17 08:24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339])&gt;=16;HOUR([.B339])&lt;=17))" office:value-type="boolean" office:boolean-value="false" calcext:value-type="boolean">
            <text:p>FAŁSZ</text:p>
          </table:table-cell>
          <table:table-cell/>
          <table:table-cell table:formula="of:=IF(OR(WEEKDAY([.B339])=6;WEEKDAY([.B339])=7))" office:value-type="boolean" office:boolean-value="true" calcext:value-type="boolean">
            <text:p>PRAWDA</text:p>
          </table:table-cell>
          <table:table-cell/>
          <table:table-cell table:formula="of:=COM.MICROSOFT.TEXTJOIN(&quot;&quot;;1;[.C339];[.D339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479192587" calcext:value-type="float">
            <text:p>479192587</text:p>
          </table:table-cell>
          <table:table-cell office:value-type="date" office:date-value="2017-06-17T09:16:00" calcext:value-type="date">
            <text:p>2017-06-17 09:16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340])&gt;=16;HOUR([.B340])&lt;=17))" office:value-type="boolean" office:boolean-value="false" calcext:value-type="boolean">
            <text:p>FAŁSZ</text:p>
          </table:table-cell>
          <table:table-cell/>
          <table:table-cell table:formula="of:=IF(OR(WEEKDAY([.B340])=6;WEEKDAY([.B340])=7))" office:value-type="boolean" office:boolean-value="true" calcext:value-type="boolean">
            <text:p>PRAWDA</text:p>
          </table:table-cell>
          <table:table-cell/>
          <table:table-cell table:formula="of:=COM.MICROSOFT.TEXTJOIN(&quot;&quot;;1;[.C340];[.D340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781050014" calcext:value-type="float">
            <text:p>781050014</text:p>
          </table:table-cell>
          <table:table-cell office:value-type="date" office:date-value="2017-06-17T10:47:00" calcext:value-type="date">
            <text:p>2017-06-17 10:47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341])&gt;=16;HOUR([.B341])&lt;=17))" office:value-type="boolean" office:boolean-value="false" calcext:value-type="boolean">
            <text:p>FAŁSZ</text:p>
          </table:table-cell>
          <table:table-cell/>
          <table:table-cell table:formula="of:=IF(OR(WEEKDAY([.B341])=6;WEEKDAY([.B341])=7))" office:value-type="boolean" office:boolean-value="true" calcext:value-type="boolean">
            <text:p>PRAWDA</text:p>
          </table:table-cell>
          <table:table-cell/>
          <table:table-cell table:formula="of:=COM.MICROSOFT.TEXTJOIN(&quot;&quot;;1;[.C341];[.D341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955526833" calcext:value-type="float">
            <text:p>955526833</text:p>
          </table:table-cell>
          <table:table-cell office:value-type="date" office:date-value="2017-06-17T11:22:00" calcext:value-type="date">
            <text:p>2017-06-17 11:2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342])&gt;=16;HOUR([.B342])&lt;=17))" office:value-type="boolean" office:boolean-value="false" calcext:value-type="boolean">
            <text:p>FAŁSZ</text:p>
          </table:table-cell>
          <table:table-cell/>
          <table:table-cell table:formula="of:=IF(OR(WEEKDAY([.B342])=6;WEEKDAY([.B342])=7))" office:value-type="boolean" office:boolean-value="true" calcext:value-type="boolean">
            <text:p>PRAWDA</text:p>
          </table:table-cell>
          <table:table-cell/>
          <table:table-cell table:formula="of:=COM.MICROSOFT.TEXTJOIN(&quot;&quot;;1;[.C342];[.D342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824946602" calcext:value-type="float">
            <text:p>824946602</text:p>
          </table:table-cell>
          <table:table-cell office:value-type="date" office:date-value="2017-06-17T13:44:00" calcext:value-type="date">
            <text:p>2017-06-17 13:44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343])&gt;=16;HOUR([.B343])&lt;=17))" office:value-type="boolean" office:boolean-value="false" calcext:value-type="boolean">
            <text:p>FAŁSZ</text:p>
          </table:table-cell>
          <table:table-cell/>
          <table:table-cell table:formula="of:=IF(OR(WEEKDAY([.B343])=6;WEEKDAY([.B343])=7))" office:value-type="boolean" office:boolean-value="true" calcext:value-type="boolean">
            <text:p>PRAWDA</text:p>
          </table:table-cell>
          <table:table-cell/>
          <table:table-cell table:formula="of:=COM.MICROSOFT.TEXTJOIN(&quot;&quot;;1;[.C343];[.D343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914754460" calcext:value-type="float">
            <text:p>914754460</text:p>
          </table:table-cell>
          <table:table-cell office:value-type="date" office:date-value="2017-06-17T15:00:00" calcext:value-type="date">
            <text:p>2017-06-17 15: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344])&gt;=16;HOUR([.B344])&lt;=17))" office:value-type="boolean" office:boolean-value="false" calcext:value-type="boolean">
            <text:p>FAŁSZ</text:p>
          </table:table-cell>
          <table:table-cell/>
          <table:table-cell table:formula="of:=IF(OR(WEEKDAY([.B344])=6;WEEKDAY([.B344])=7))" office:value-type="boolean" office:boolean-value="true" calcext:value-type="boolean">
            <text:p>PRAWDA</text:p>
          </table:table-cell>
          <table:table-cell/>
          <table:table-cell table:formula="of:=COM.MICROSOFT.TEXTJOIN(&quot;&quot;;1;[.C344];[.D344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984263398" calcext:value-type="float">
            <text:p>984263398</text:p>
          </table:table-cell>
          <table:table-cell office:value-type="date" office:date-value="2017-06-17T16:03:00" calcext:value-type="date">
            <text:p>2017-06-17 16:03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345])&gt;=16;HOUR([.B345])&lt;=17))" office:value-type="boolean" office:boolean-value="true" calcext:value-type="boolean">
            <text:p>PRAWDA</text:p>
          </table:table-cell>
          <table:table-cell/>
          <table:table-cell table:formula="of:=IF(OR(WEEKDAY([.B345])=6;WEEKDAY([.B345])=7))" office:value-type="boolean" office:boolean-value="true" calcext:value-type="boolean">
            <text:p>PRAWDA</text:p>
          </table:table-cell>
          <table:table-cell/>
          <table:table-cell table:formula="of:=COM.MICROSOFT.TEXTJOIN(&quot;&quot;;1;[.C345];[.D345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537759665" calcext:value-type="float">
            <text:p>537759665</text:p>
          </table:table-cell>
          <table:table-cell office:value-type="date" office:date-value="2017-06-17T16:14:00" calcext:value-type="date">
            <text:p>2017-06-17 16:14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346])&gt;=16;HOUR([.B346])&lt;=17))" office:value-type="boolean" office:boolean-value="true" calcext:value-type="boolean">
            <text:p>PRAWDA</text:p>
          </table:table-cell>
          <table:table-cell/>
          <table:table-cell table:formula="of:=IF(OR(WEEKDAY([.B346])=6;WEEKDAY([.B346])=7))" office:value-type="boolean" office:boolean-value="true" calcext:value-type="boolean">
            <text:p>PRAWDA</text:p>
          </table:table-cell>
          <table:table-cell/>
          <table:table-cell table:formula="of:=COM.MICROSOFT.TEXTJOIN(&quot;&quot;;1;[.C346];[.D346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884539653" calcext:value-type="float">
            <text:p>884539653</text:p>
          </table:table-cell>
          <table:table-cell office:value-type="date" office:date-value="2017-06-17T16:21:00" calcext:value-type="date">
            <text:p>2017-06-17 16:21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347])&gt;=16;HOUR([.B347])&lt;=17))" office:value-type="boolean" office:boolean-value="true" calcext:value-type="boolean">
            <text:p>PRAWDA</text:p>
          </table:table-cell>
          <table:table-cell/>
          <table:table-cell table:formula="of:=IF(OR(WEEKDAY([.B347])=6;WEEKDAY([.B347])=7))" office:value-type="boolean" office:boolean-value="true" calcext:value-type="boolean">
            <text:p>PRAWDA</text:p>
          </table:table-cell>
          <table:table-cell/>
          <table:table-cell table:formula="of:=COM.MICROSOFT.TEXTJOIN(&quot;&quot;;1;[.C347];[.D347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834093261" calcext:value-type="float">
            <text:p>834093261</text:p>
          </table:table-cell>
          <table:table-cell office:value-type="date" office:date-value="2017-06-17T17:18:00" calcext:value-type="date">
            <text:p>2017-06-17 17:18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348])&gt;=16;HOUR([.B348])&lt;=17))" office:value-type="boolean" office:boolean-value="true" calcext:value-type="boolean">
            <text:p>PRAWDA</text:p>
          </table:table-cell>
          <table:table-cell/>
          <table:table-cell table:formula="of:=IF(OR(WEEKDAY([.B348])=6;WEEKDAY([.B348])=7))" office:value-type="boolean" office:boolean-value="true" calcext:value-type="boolean">
            <text:p>PRAWDA</text:p>
          </table:table-cell>
          <table:table-cell/>
          <table:table-cell table:formula="of:=COM.MICROSOFT.TEXTJOIN(&quot;&quot;;1;[.C348];[.D348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946208039" calcext:value-type="float">
            <text:p>946208039</text:p>
          </table:table-cell>
          <table:table-cell office:value-type="date" office:date-value="2017-06-17T19:05:00" calcext:value-type="date">
            <text:p>2017-06-17 19:05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349])&gt;=16;HOUR([.B349])&lt;=17))" office:value-type="boolean" office:boolean-value="false" calcext:value-type="boolean">
            <text:p>FAŁSZ</text:p>
          </table:table-cell>
          <table:table-cell/>
          <table:table-cell table:formula="of:=IF(OR(WEEKDAY([.B349])=6;WEEKDAY([.B349])=7))" office:value-type="boolean" office:boolean-value="true" calcext:value-type="boolean">
            <text:p>PRAWDA</text:p>
          </table:table-cell>
          <table:table-cell/>
          <table:table-cell table:formula="of:=COM.MICROSOFT.TEXTJOIN(&quot;&quot;;1;[.C349];[.D349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735579992" calcext:value-type="float">
            <text:p>735579992</text:p>
          </table:table-cell>
          <table:table-cell office:value-type="date" office:date-value="2017-06-17T20:32:00" calcext:value-type="date">
            <text:p>2017-06-17 20:3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350])&gt;=16;HOUR([.B350])&lt;=17))" office:value-type="boolean" office:boolean-value="false" calcext:value-type="boolean">
            <text:p>FAŁSZ</text:p>
          </table:table-cell>
          <table:table-cell/>
          <table:table-cell table:formula="of:=IF(OR(WEEKDAY([.B350])=6;WEEKDAY([.B350])=7))" office:value-type="boolean" office:boolean-value="true" calcext:value-type="boolean">
            <text:p>PRAWDA</text:p>
          </table:table-cell>
          <table:table-cell/>
          <table:table-cell table:formula="of:=COM.MICROSOFT.TEXTJOIN(&quot;&quot;;1;[.C350];[.D350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401589928" calcext:value-type="float">
            <text:p>401589928</text:p>
          </table:table-cell>
          <table:table-cell office:value-type="date" office:date-value="2017-06-17T22:02:00" calcext:value-type="date">
            <text:p>2017-06-17 22:0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351])&gt;=16;HOUR([.B351])&lt;=17))" office:value-type="boolean" office:boolean-value="false" calcext:value-type="boolean">
            <text:p>FAŁSZ</text:p>
          </table:table-cell>
          <table:table-cell/>
          <table:table-cell table:formula="of:=IF(OR(WEEKDAY([.B351])=6;WEEKDAY([.B351])=7))" office:value-type="boolean" office:boolean-value="true" calcext:value-type="boolean">
            <text:p>PRAWDA</text:p>
          </table:table-cell>
          <table:table-cell/>
          <table:table-cell table:formula="of:=COM.MICROSOFT.TEXTJOIN(&quot;&quot;;1;[.C351];[.D351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428045916" calcext:value-type="float">
            <text:p>428045916</text:p>
          </table:table-cell>
          <table:table-cell office:value-type="date" office:date-value="2017-06-17T22:14:00" calcext:value-type="date">
            <text:p>2017-06-17 22:14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352])&gt;=16;HOUR([.B352])&lt;=17))" office:value-type="boolean" office:boolean-value="false" calcext:value-type="boolean">
            <text:p>FAŁSZ</text:p>
          </table:table-cell>
          <table:table-cell/>
          <table:table-cell table:formula="of:=IF(OR(WEEKDAY([.B352])=6;WEEKDAY([.B352])=7))" office:value-type="boolean" office:boolean-value="true" calcext:value-type="boolean">
            <text:p>PRAWDA</text:p>
          </table:table-cell>
          <table:table-cell/>
          <table:table-cell table:formula="of:=COM.MICROSOFT.TEXTJOIN(&quot;&quot;;1;[.C352];[.D352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695423483" calcext:value-type="float">
            <text:p>695423483</text:p>
          </table:table-cell>
          <table:table-cell office:value-type="date" office:date-value="2017-06-17T23:51:00" calcext:value-type="date">
            <text:p>2017-06-17 23:51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353])&gt;=16;HOUR([.B353])&lt;=17))" office:value-type="boolean" office:boolean-value="false" calcext:value-type="boolean">
            <text:p>FAŁSZ</text:p>
          </table:table-cell>
          <table:table-cell/>
          <table:table-cell table:formula="of:=IF(OR(WEEKDAY([.B353])=6;WEEKDAY([.B353])=7))" office:value-type="boolean" office:boolean-value="true" calcext:value-type="boolean">
            <text:p>PRAWDA</text:p>
          </table:table-cell>
          <table:table-cell/>
          <table:table-cell table:formula="of:=COM.MICROSOFT.TEXTJOIN(&quot;&quot;;1;[.C353];[.D353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627101820" calcext:value-type="float">
            <text:p>627101820</text:p>
          </table:table-cell>
          <table:table-cell office:value-type="date" office:date-value="2017-06-17T23:58:00" calcext:value-type="date">
            <text:p>2017-06-17 23:58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354])&gt;=16;HOUR([.B354])&lt;=17))" office:value-type="boolean" office:boolean-value="false" calcext:value-type="boolean">
            <text:p>FAŁSZ</text:p>
          </table:table-cell>
          <table:table-cell/>
          <table:table-cell table:formula="of:=IF(OR(WEEKDAY([.B354])=6;WEEKDAY([.B354])=7))" office:value-type="boolean" office:boolean-value="true" calcext:value-type="boolean">
            <text:p>PRAWDA</text:p>
          </table:table-cell>
          <table:table-cell/>
          <table:table-cell table:formula="of:=COM.MICROSOFT.TEXTJOIN(&quot;&quot;;1;[.C354];[.D354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818755010" calcext:value-type="float">
            <text:p>818755010</text:p>
          </table:table-cell>
          <table:table-cell office:value-type="date" office:date-value="2017-06-18T01:02:00" calcext:value-type="date">
            <text:p>2017-06-18 01:02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355])&gt;=16;HOUR([.B355])&lt;=17))" office:value-type="boolean" office:boolean-value="false" calcext:value-type="boolean">
            <text:p>FAŁSZ</text:p>
          </table:table-cell>
          <table:table-cell/>
          <table:table-cell table:formula="of:=IF(OR(WEEKDAY([.B355])=6;WEEKDAY([.B35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55];[.D355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792728923" calcext:value-type="float">
            <text:p>792728923</text:p>
          </table:table-cell>
          <table:table-cell office:value-type="date" office:date-value="2017-06-18T02:27:00" calcext:value-type="date">
            <text:p>2017-06-18 02:27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356])&gt;=16;HOUR([.B356])&lt;=17))" office:value-type="boolean" office:boolean-value="false" calcext:value-type="boolean">
            <text:p>FAŁSZ</text:p>
          </table:table-cell>
          <table:table-cell/>
          <table:table-cell table:formula="of:=IF(OR(WEEKDAY([.B356])=6;WEEKDAY([.B35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56];[.D356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909240656" calcext:value-type="float">
            <text:p>909240656</text:p>
          </table:table-cell>
          <table:table-cell office:value-type="date" office:date-value="2017-06-18T03:34:00" calcext:value-type="date">
            <text:p>2017-06-18 03:34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357])&gt;=16;HOUR([.B357])&lt;=17))" office:value-type="boolean" office:boolean-value="false" calcext:value-type="boolean">
            <text:p>FAŁSZ</text:p>
          </table:table-cell>
          <table:table-cell/>
          <table:table-cell table:formula="of:=IF(OR(WEEKDAY([.B357])=6;WEEKDAY([.B35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57];[.D357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492606383" calcext:value-type="float">
            <text:p>492606383</text:p>
          </table:table-cell>
          <table:table-cell office:value-type="date" office:date-value="2017-06-18T04:43:00" calcext:value-type="date">
            <text:p>2017-06-18 04:43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358])&gt;=16;HOUR([.B358])&lt;=17))" office:value-type="boolean" office:boolean-value="false" calcext:value-type="boolean">
            <text:p>FAŁSZ</text:p>
          </table:table-cell>
          <table:table-cell/>
          <table:table-cell table:formula="of:=IF(OR(WEEKDAY([.B358])=6;WEEKDAY([.B35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58];[.D358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486085202" calcext:value-type="float">
            <text:p>486085202</text:p>
          </table:table-cell>
          <table:table-cell office:value-type="date" office:date-value="2017-06-18T05:18:00" calcext:value-type="date">
            <text:p>2017-06-18 05:18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359])&gt;=16;HOUR([.B359])&lt;=17))" office:value-type="boolean" office:boolean-value="false" calcext:value-type="boolean">
            <text:p>FAŁSZ</text:p>
          </table:table-cell>
          <table:table-cell/>
          <table:table-cell table:formula="of:=IF(OR(WEEKDAY([.B359])=6;WEEKDAY([.B35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59];[.D359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515918497" calcext:value-type="float">
            <text:p>515918497</text:p>
          </table:table-cell>
          <table:table-cell office:value-type="date" office:date-value="2017-06-18T06:05:00" calcext:value-type="date">
            <text:p>2017-06-18 06:05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360])&gt;=16;HOUR([.B360])&lt;=17))" office:value-type="boolean" office:boolean-value="false" calcext:value-type="boolean">
            <text:p>FAŁSZ</text:p>
          </table:table-cell>
          <table:table-cell/>
          <table:table-cell table:formula="of:=IF(OR(WEEKDAY([.B360])=6;WEEKDAY([.B36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60];[.D360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770920270" calcext:value-type="float">
            <text:p>770920270</text:p>
          </table:table-cell>
          <table:table-cell office:value-type="date" office:date-value="2017-06-18T07:32:00" calcext:value-type="date">
            <text:p>2017-06-18 07:32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361])&gt;=16;HOUR([.B361])&lt;=17))" office:value-type="boolean" office:boolean-value="false" calcext:value-type="boolean">
            <text:p>FAŁSZ</text:p>
          </table:table-cell>
          <table:table-cell/>
          <table:table-cell table:formula="of:=IF(OR(WEEKDAY([.B361])=6;WEEKDAY([.B36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61];[.D361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408286014" calcext:value-type="float">
            <text:p>408286014</text:p>
          </table:table-cell>
          <table:table-cell office:value-type="date" office:date-value="2017-06-18T08:15:00" calcext:value-type="date">
            <text:p>2017-06-18 08:15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362])&gt;=16;HOUR([.B362])&lt;=17))" office:value-type="boolean" office:boolean-value="false" calcext:value-type="boolean">
            <text:p>FAŁSZ</text:p>
          </table:table-cell>
          <table:table-cell/>
          <table:table-cell table:formula="of:=IF(OR(WEEKDAY([.B362])=6;WEEKDAY([.B36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62];[.D362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413860491" calcext:value-type="float">
            <text:p>413860491</text:p>
          </table:table-cell>
          <table:table-cell office:value-type="date" office:date-value="2017-06-18T09:16:00" calcext:value-type="date">
            <text:p>2017-06-18 09:16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363])&gt;=16;HOUR([.B363])&lt;=17))" office:value-type="boolean" office:boolean-value="false" calcext:value-type="boolean">
            <text:p>FAŁSZ</text:p>
          </table:table-cell>
          <table:table-cell/>
          <table:table-cell table:formula="of:=IF(OR(WEEKDAY([.B363])=6;WEEKDAY([.B36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63];[.D363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960221718" calcext:value-type="float">
            <text:p>960221718</text:p>
          </table:table-cell>
          <table:table-cell office:value-type="date" office:date-value="2017-06-18T11:06:00" calcext:value-type="date">
            <text:p>2017-06-18 11:06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364])&gt;=16;HOUR([.B364])&lt;=17))" office:value-type="boolean" office:boolean-value="false" calcext:value-type="boolean">
            <text:p>FAŁSZ</text:p>
          </table:table-cell>
          <table:table-cell/>
          <table:table-cell table:formula="of:=IF(OR(WEEKDAY([.B364])=6;WEEKDAY([.B36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64];[.D364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816997835" calcext:value-type="float">
            <text:p>816997835</text:p>
          </table:table-cell>
          <table:table-cell office:value-type="date" office:date-value="2017-06-18T11:34:00" calcext:value-type="date">
            <text:p>2017-06-18 11:34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365])&gt;=16;HOUR([.B365])&lt;=17))" office:value-type="boolean" office:boolean-value="false" calcext:value-type="boolean">
            <text:p>FAŁSZ</text:p>
          </table:table-cell>
          <table:table-cell/>
          <table:table-cell table:formula="of:=IF(OR(WEEKDAY([.B365])=6;WEEKDAY([.B36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65];[.D365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541568429" calcext:value-type="float">
            <text:p>541568429</text:p>
          </table:table-cell>
          <table:table-cell office:value-type="date" office:date-value="2017-06-18T12:14:00" calcext:value-type="date">
            <text:p>2017-06-18 12:14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366])&gt;=16;HOUR([.B366])&lt;=17))" office:value-type="boolean" office:boolean-value="false" calcext:value-type="boolean">
            <text:p>FAŁSZ</text:p>
          </table:table-cell>
          <table:table-cell/>
          <table:table-cell table:formula="of:=IF(OR(WEEKDAY([.B366])=6;WEEKDAY([.B36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66];[.D366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675956854" calcext:value-type="float">
            <text:p>675956854</text:p>
          </table:table-cell>
          <table:table-cell office:value-type="date" office:date-value="2017-06-18T14:35:00" calcext:value-type="date">
            <text:p>2017-06-18 14:35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367])&gt;=16;HOUR([.B367])&lt;=17))" office:value-type="boolean" office:boolean-value="false" calcext:value-type="boolean">
            <text:p>FAŁSZ</text:p>
          </table:table-cell>
          <table:table-cell/>
          <table:table-cell table:formula="of:=IF(OR(WEEKDAY([.B367])=6;WEEKDAY([.B36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67];[.D367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726692867" calcext:value-type="float">
            <text:p>726692867</text:p>
          </table:table-cell>
          <table:table-cell office:value-type="date" office:date-value="2017-06-18T14:55:00" calcext:value-type="date">
            <text:p>2017-06-18 14:55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368])&gt;=16;HOUR([.B368])&lt;=17))" office:value-type="boolean" office:boolean-value="false" calcext:value-type="boolean">
            <text:p>FAŁSZ</text:p>
          </table:table-cell>
          <table:table-cell/>
          <table:table-cell table:formula="of:=IF(OR(WEEKDAY([.B368])=6;WEEKDAY([.B36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68];[.D368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493740160" calcext:value-type="float">
            <text:p>493740160</text:p>
          </table:table-cell>
          <table:table-cell office:value-type="date" office:date-value="2017-06-18T15:00:00" calcext:value-type="date">
            <text:p>2017-06-18 15: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369])&gt;=16;HOUR([.B369])&lt;=17))" office:value-type="boolean" office:boolean-value="false" calcext:value-type="boolean">
            <text:p>FAŁSZ</text:p>
          </table:table-cell>
          <table:table-cell/>
          <table:table-cell table:formula="of:=IF(OR(WEEKDAY([.B369])=6;WEEKDAY([.B36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69];[.D369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963106930" calcext:value-type="float">
            <text:p>963106930</text:p>
          </table:table-cell>
          <table:table-cell office:value-type="date" office:date-value="2017-06-18T15:23:00" calcext:value-type="date">
            <text:p>2017-06-18 15:23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370])&gt;=16;HOUR([.B370])&lt;=17))" office:value-type="boolean" office:boolean-value="false" calcext:value-type="boolean">
            <text:p>FAŁSZ</text:p>
          </table:table-cell>
          <table:table-cell/>
          <table:table-cell table:formula="of:=IF(OR(WEEKDAY([.B370])=6;WEEKDAY([.B37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70];[.D370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500493087" calcext:value-type="float">
            <text:p>500493087</text:p>
          </table:table-cell>
          <table:table-cell office:value-type="date" office:date-value="2017-06-18T16:16:00" calcext:value-type="date">
            <text:p>2017-06-18 16:16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371])&gt;=16;HOUR([.B371])&lt;=17))" office:value-type="boolean" office:boolean-value="true" calcext:value-type="boolean">
            <text:p>PRAWDA</text:p>
          </table:table-cell>
          <table:table-cell/>
          <table:table-cell table:formula="of:=IF(OR(WEEKDAY([.B371])=6;WEEKDAY([.B37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71];[.D371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529505463" calcext:value-type="float">
            <text:p>529505463</text:p>
          </table:table-cell>
          <table:table-cell office:value-type="date" office:date-value="2017-06-18T18:38:00" calcext:value-type="date">
            <text:p>2017-06-18 18:38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372])&gt;=16;HOUR([.B372])&lt;=17))" office:value-type="boolean" office:boolean-value="false" calcext:value-type="boolean">
            <text:p>FAŁSZ</text:p>
          </table:table-cell>
          <table:table-cell/>
          <table:table-cell table:formula="of:=IF(OR(WEEKDAY([.B372])=6;WEEKDAY([.B37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72];[.D372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861876313" calcext:value-type="float">
            <text:p>861876313</text:p>
          </table:table-cell>
          <table:table-cell office:value-type="date" office:date-value="2017-06-18T18:53:00" calcext:value-type="date">
            <text:p>2017-06-18 18:53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373])&gt;=16;HOUR([.B373])&lt;=17))" office:value-type="boolean" office:boolean-value="false" calcext:value-type="boolean">
            <text:p>FAŁSZ</text:p>
          </table:table-cell>
          <table:table-cell/>
          <table:table-cell table:formula="of:=IF(OR(WEEKDAY([.B373])=6;WEEKDAY([.B37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73];[.D373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653112506" calcext:value-type="float">
            <text:p>653112506</text:p>
          </table:table-cell>
          <table:table-cell office:value-type="date" office:date-value="2017-06-18T21:12:00" calcext:value-type="date">
            <text:p>2017-06-18 21:12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374])&gt;=16;HOUR([.B374])&lt;=17))" office:value-type="boolean" office:boolean-value="false" calcext:value-type="boolean">
            <text:p>FAŁSZ</text:p>
          </table:table-cell>
          <table:table-cell/>
          <table:table-cell table:formula="of:=IF(OR(WEEKDAY([.B374])=6;WEEKDAY([.B37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74];[.D374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735451622" calcext:value-type="float">
            <text:p>735451622</text:p>
          </table:table-cell>
          <table:table-cell office:value-type="date" office:date-value="2017-06-18T23:10:00" calcext:value-type="date">
            <text:p>2017-06-18 23:1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375])&gt;=16;HOUR([.B375])&lt;=17))" office:value-type="boolean" office:boolean-value="false" calcext:value-type="boolean">
            <text:p>FAŁSZ</text:p>
          </table:table-cell>
          <table:table-cell/>
          <table:table-cell table:formula="of:=IF(OR(WEEKDAY([.B375])=6;WEEKDAY([.B37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75];[.D375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550233385" calcext:value-type="float">
            <text:p>550233385</text:p>
          </table:table-cell>
          <table:table-cell office:value-type="date" office:date-value="2017-06-19T00:03:00" calcext:value-type="date">
            <text:p>2017-06-19 00:03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376])&gt;=16;HOUR([.B376])&lt;=17))" office:value-type="boolean" office:boolean-value="false" calcext:value-type="boolean">
            <text:p>FAŁSZ</text:p>
          </table:table-cell>
          <table:table-cell/>
          <table:table-cell table:formula="of:=IF(OR(WEEKDAY([.B376])=6;WEEKDAY([.B37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76];[.D376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404217298" calcext:value-type="float">
            <text:p>404217298</text:p>
          </table:table-cell>
          <table:table-cell office:value-type="date" office:date-value="2017-06-19T02:15:00" calcext:value-type="date">
            <text:p>2017-06-19 02:15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377])&gt;=16;HOUR([.B377])&lt;=17))" office:value-type="boolean" office:boolean-value="false" calcext:value-type="boolean">
            <text:p>FAŁSZ</text:p>
          </table:table-cell>
          <table:table-cell/>
          <table:table-cell table:formula="of:=IF(OR(WEEKDAY([.B377])=6;WEEKDAY([.B37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77];[.D377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760909607" calcext:value-type="float">
            <text:p>760909607</text:p>
          </table:table-cell>
          <table:table-cell office:value-type="date" office:date-value="2017-06-19T03:50:00" calcext:value-type="date">
            <text:p>2017-06-19 03:5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378])&gt;=16;HOUR([.B378])&lt;=17))" office:value-type="boolean" office:boolean-value="false" calcext:value-type="boolean">
            <text:p>FAŁSZ</text:p>
          </table:table-cell>
          <table:table-cell/>
          <table:table-cell table:formula="of:=IF(OR(WEEKDAY([.B378])=6;WEEKDAY([.B37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78];[.D378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440613823" calcext:value-type="float">
            <text:p>440613823</text:p>
          </table:table-cell>
          <table:table-cell office:value-type="date" office:date-value="2017-06-19T04:04:00" calcext:value-type="date">
            <text:p>2017-06-19 04:04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379])&gt;=16;HOUR([.B379])&lt;=17))" office:value-type="boolean" office:boolean-value="false" calcext:value-type="boolean">
            <text:p>FAŁSZ</text:p>
          </table:table-cell>
          <table:table-cell/>
          <table:table-cell table:formula="of:=IF(OR(WEEKDAY([.B379])=6;WEEKDAY([.B37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79];[.D379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916131748" calcext:value-type="float">
            <text:p>916131748</text:p>
          </table:table-cell>
          <table:table-cell office:value-type="date" office:date-value="2017-06-19T04:49:00" calcext:value-type="date">
            <text:p>2017-06-19 04:49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380])&gt;=16;HOUR([.B380])&lt;=17))" office:value-type="boolean" office:boolean-value="false" calcext:value-type="boolean">
            <text:p>FAŁSZ</text:p>
          </table:table-cell>
          <table:table-cell/>
          <table:table-cell table:formula="of:=IF(OR(WEEKDAY([.B380])=6;WEEKDAY([.B38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80];[.D380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549330330" calcext:value-type="float">
            <text:p>549330330</text:p>
          </table:table-cell>
          <table:table-cell office:value-type="date" office:date-value="2017-06-19T06:15:00" calcext:value-type="date">
            <text:p>2017-06-19 06:15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381])&gt;=16;HOUR([.B381])&lt;=17))" office:value-type="boolean" office:boolean-value="false" calcext:value-type="boolean">
            <text:p>FAŁSZ</text:p>
          </table:table-cell>
          <table:table-cell/>
          <table:table-cell table:formula="of:=IF(OR(WEEKDAY([.B381])=6;WEEKDAY([.B38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81];[.D381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806139906" calcext:value-type="float">
            <text:p>806139906</text:p>
          </table:table-cell>
          <table:table-cell office:value-type="date" office:date-value="2017-06-19T07:14:00" calcext:value-type="date">
            <text:p>2017-06-19 07:14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382])&gt;=16;HOUR([.B382])&lt;=17))" office:value-type="boolean" office:boolean-value="false" calcext:value-type="boolean">
            <text:p>FAŁSZ</text:p>
          </table:table-cell>
          <table:table-cell/>
          <table:table-cell table:formula="of:=IF(OR(WEEKDAY([.B382])=6;WEEKDAY([.B38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82];[.D382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404506819" calcext:value-type="float">
            <text:p>404506819</text:p>
          </table:table-cell>
          <table:table-cell office:value-type="date" office:date-value="2017-06-19T09:14:00" calcext:value-type="date">
            <text:p>2017-06-19 09:14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383])&gt;=16;HOUR([.B383])&lt;=17))" office:value-type="boolean" office:boolean-value="false" calcext:value-type="boolean">
            <text:p>FAŁSZ</text:p>
          </table:table-cell>
          <table:table-cell/>
          <table:table-cell table:formula="of:=IF(OR(WEEKDAY([.B383])=6;WEEKDAY([.B38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83];[.D383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701388738" calcext:value-type="float">
            <text:p>701388738</text:p>
          </table:table-cell>
          <table:table-cell office:value-type="date" office:date-value="2017-06-19T10:46:00" calcext:value-type="date">
            <text:p>2017-06-19 10:46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384])&gt;=16;HOUR([.B384])&lt;=17))" office:value-type="boolean" office:boolean-value="false" calcext:value-type="boolean">
            <text:p>FAŁSZ</text:p>
          </table:table-cell>
          <table:table-cell/>
          <table:table-cell table:formula="of:=IF(OR(WEEKDAY([.B384])=6;WEEKDAY([.B38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84];[.D384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601427302" calcext:value-type="float">
            <text:p>601427302</text:p>
          </table:table-cell>
          <table:table-cell office:value-type="date" office:date-value="2017-06-19T11:31:00" calcext:value-type="date">
            <text:p>2017-06-19 11:31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385])&gt;=16;HOUR([.B385])&lt;=17))" office:value-type="boolean" office:boolean-value="false" calcext:value-type="boolean">
            <text:p>FAŁSZ</text:p>
          </table:table-cell>
          <table:table-cell/>
          <table:table-cell table:formula="of:=IF(OR(WEEKDAY([.B385])=6;WEEKDAY([.B38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85];[.D385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787796374" calcext:value-type="float">
            <text:p>787796374</text:p>
          </table:table-cell>
          <table:table-cell office:value-type="date" office:date-value="2017-06-19T13:52:00" calcext:value-type="date">
            <text:p>2017-06-19 13:5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386])&gt;=16;HOUR([.B386])&lt;=17))" office:value-type="boolean" office:boolean-value="false" calcext:value-type="boolean">
            <text:p>FAŁSZ</text:p>
          </table:table-cell>
          <table:table-cell/>
          <table:table-cell table:formula="of:=IF(OR(WEEKDAY([.B386])=6;WEEKDAY([.B38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86];[.D386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931343099" calcext:value-type="float">
            <text:p>931343099</text:p>
          </table:table-cell>
          <table:table-cell office:value-type="date" office:date-value="2017-06-19T15:00:00" calcext:value-type="date">
            <text:p>2017-06-19 15: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387])&gt;=16;HOUR([.B387])&lt;=17))" office:value-type="boolean" office:boolean-value="false" calcext:value-type="boolean">
            <text:p>FAŁSZ</text:p>
          </table:table-cell>
          <table:table-cell/>
          <table:table-cell table:formula="of:=IF(OR(WEEKDAY([.B387])=6;WEEKDAY([.B38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87];[.D387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898172352" calcext:value-type="float">
            <text:p>898172352</text:p>
          </table:table-cell>
          <table:table-cell office:value-type="date" office:date-value="2017-06-19T16:08:00" calcext:value-type="date">
            <text:p>2017-06-19 16:08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388])&gt;=16;HOUR([.B388])&lt;=17))" office:value-type="boolean" office:boolean-value="true" calcext:value-type="boolean">
            <text:p>PRAWDA</text:p>
          </table:table-cell>
          <table:table-cell/>
          <table:table-cell table:formula="of:=IF(OR(WEEKDAY([.B388])=6;WEEKDAY([.B38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88];[.D388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470661072" calcext:value-type="float">
            <text:p>470661072</text:p>
          </table:table-cell>
          <table:table-cell office:value-type="date" office:date-value="2017-06-19T16:36:00" calcext:value-type="date">
            <text:p>2017-06-19 16:36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389])&gt;=16;HOUR([.B389])&lt;=17))" office:value-type="boolean" office:boolean-value="true" calcext:value-type="boolean">
            <text:p>PRAWDA</text:p>
          </table:table-cell>
          <table:table-cell/>
          <table:table-cell table:formula="of:=IF(OR(WEEKDAY([.B389])=6;WEEKDAY([.B38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89];[.D389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778793704" calcext:value-type="float">
            <text:p>778793704</text:p>
          </table:table-cell>
          <table:table-cell office:value-type="date" office:date-value="2017-06-19T18:21:00" calcext:value-type="date">
            <text:p>2017-06-19 18:21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390])&gt;=16;HOUR([.B390])&lt;=17))" office:value-type="boolean" office:boolean-value="false" calcext:value-type="boolean">
            <text:p>FAŁSZ</text:p>
          </table:table-cell>
          <table:table-cell/>
          <table:table-cell table:formula="of:=IF(OR(WEEKDAY([.B390])=6;WEEKDAY([.B39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90];[.D390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539695383" calcext:value-type="float">
            <text:p>539695383</text:p>
          </table:table-cell>
          <table:table-cell office:value-type="date" office:date-value="2017-06-19T18:31:00" calcext:value-type="date">
            <text:p>2017-06-19 18:31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391])&gt;=16;HOUR([.B391])&lt;=17))" office:value-type="boolean" office:boolean-value="false" calcext:value-type="boolean">
            <text:p>FAŁSZ</text:p>
          </table:table-cell>
          <table:table-cell/>
          <table:table-cell table:formula="of:=IF(OR(WEEKDAY([.B391])=6;WEEKDAY([.B39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91];[.D391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924469119" calcext:value-type="float">
            <text:p>924469119</text:p>
          </table:table-cell>
          <table:table-cell office:value-type="date" office:date-value="2017-06-19T19:42:00" calcext:value-type="date">
            <text:p>2017-06-19 19:42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392])&gt;=16;HOUR([.B392])&lt;=17))" office:value-type="boolean" office:boolean-value="false" calcext:value-type="boolean">
            <text:p>FAŁSZ</text:p>
          </table:table-cell>
          <table:table-cell/>
          <table:table-cell table:formula="of:=IF(OR(WEEKDAY([.B392])=6;WEEKDAY([.B39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92];[.D392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407112250" calcext:value-type="float">
            <text:p>407112250</text:p>
          </table:table-cell>
          <table:table-cell office:value-type="date" office:date-value="2017-06-19T20:37:00" calcext:value-type="date">
            <text:p>2017-06-19 20:37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393])&gt;=16;HOUR([.B393])&lt;=17))" office:value-type="boolean" office:boolean-value="false" calcext:value-type="boolean">
            <text:p>FAŁSZ</text:p>
          </table:table-cell>
          <table:table-cell/>
          <table:table-cell table:formula="of:=IF(OR(WEEKDAY([.B393])=6;WEEKDAY([.B39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93];[.D393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561799490" calcext:value-type="float">
            <text:p>561799490</text:p>
          </table:table-cell>
          <table:table-cell office:value-type="date" office:date-value="2017-06-19T20:40:00" calcext:value-type="date">
            <text:p>2017-06-19 20:4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394])&gt;=16;HOUR([.B394])&lt;=17))" office:value-type="boolean" office:boolean-value="false" calcext:value-type="boolean">
            <text:p>FAŁSZ</text:p>
          </table:table-cell>
          <table:table-cell/>
          <table:table-cell table:formula="of:=IF(OR(WEEKDAY([.B394])=6;WEEKDAY([.B39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94];[.D394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880057390" calcext:value-type="float">
            <text:p>880057390</text:p>
          </table:table-cell>
          <table:table-cell office:value-type="date" office:date-value="2017-06-19T21:12:00" calcext:value-type="date">
            <text:p>2017-06-19 21: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395])&gt;=16;HOUR([.B395])&lt;=17))" office:value-type="boolean" office:boolean-value="false" calcext:value-type="boolean">
            <text:p>FAŁSZ</text:p>
          </table:table-cell>
          <table:table-cell/>
          <table:table-cell table:formula="of:=IF(OR(WEEKDAY([.B395])=6;WEEKDAY([.B39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95];[.D395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596690200" calcext:value-type="float">
            <text:p>596690200</text:p>
          </table:table-cell>
          <table:table-cell office:value-type="date" office:date-value="2017-06-19T22:41:00" calcext:value-type="date">
            <text:p>2017-06-19 22:41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396])&gt;=16;HOUR([.B396])&lt;=17))" office:value-type="boolean" office:boolean-value="false" calcext:value-type="boolean">
            <text:p>FAŁSZ</text:p>
          </table:table-cell>
          <table:table-cell/>
          <table:table-cell table:formula="of:=IF(OR(WEEKDAY([.B396])=6;WEEKDAY([.B39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96];[.D396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583008745" calcext:value-type="float">
            <text:p>583008745</text:p>
          </table:table-cell>
          <table:table-cell office:value-type="date" office:date-value="2017-06-19T22:50:00" calcext:value-type="date">
            <text:p>2017-06-19 22:5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397])&gt;=16;HOUR([.B397])&lt;=17))" office:value-type="boolean" office:boolean-value="false" calcext:value-type="boolean">
            <text:p>FAŁSZ</text:p>
          </table:table-cell>
          <table:table-cell/>
          <table:table-cell table:formula="of:=IF(OR(WEEKDAY([.B397])=6;WEEKDAY([.B39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97];[.D397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792826733" calcext:value-type="float">
            <text:p>792826733</text:p>
          </table:table-cell>
          <table:table-cell office:value-type="date" office:date-value="2017-06-20T00:01:00" calcext:value-type="date">
            <text:p>2017-06-20 00:01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398])&gt;=16;HOUR([.B398])&lt;=17))" office:value-type="boolean" office:boolean-value="false" calcext:value-type="boolean">
            <text:p>FAŁSZ</text:p>
          </table:table-cell>
          <table:table-cell/>
          <table:table-cell table:formula="of:=IF(OR(WEEKDAY([.B398])=6;WEEKDAY([.B39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98];[.D398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824997804" calcext:value-type="float">
            <text:p>824997804</text:p>
          </table:table-cell>
          <table:table-cell office:value-type="date" office:date-value="2017-06-20T00:45:00" calcext:value-type="date">
            <text:p>2017-06-20 00:45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399])&gt;=16;HOUR([.B399])&lt;=17))" office:value-type="boolean" office:boolean-value="false" calcext:value-type="boolean">
            <text:p>FAŁSZ</text:p>
          </table:table-cell>
          <table:table-cell/>
          <table:table-cell table:formula="of:=IF(OR(WEEKDAY([.B399])=6;WEEKDAY([.B39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399];[.D399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753519338" calcext:value-type="float">
            <text:p>753519338</text:p>
          </table:table-cell>
          <table:table-cell office:value-type="date" office:date-value="2017-06-20T02:11:00" calcext:value-type="date">
            <text:p>2017-06-20 02:11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400])&gt;=16;HOUR([.B400])&lt;=17))" office:value-type="boolean" office:boolean-value="false" calcext:value-type="boolean">
            <text:p>FAŁSZ</text:p>
          </table:table-cell>
          <table:table-cell/>
          <table:table-cell table:formula="of:=IF(OR(WEEKDAY([.B400])=6;WEEKDAY([.B40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00];[.D400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484679513" calcext:value-type="float">
            <text:p>484679513</text:p>
          </table:table-cell>
          <table:table-cell office:value-type="date" office:date-value="2017-06-20T03:11:00" calcext:value-type="date">
            <text:p>2017-06-20 03:11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401])&gt;=16;HOUR([.B401])&lt;=17))" office:value-type="boolean" office:boolean-value="false" calcext:value-type="boolean">
            <text:p>FAŁSZ</text:p>
          </table:table-cell>
          <table:table-cell/>
          <table:table-cell table:formula="of:=IF(OR(WEEKDAY([.B401])=6;WEEKDAY([.B40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01];[.D401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821503911" calcext:value-type="float">
            <text:p>821503911</text:p>
          </table:table-cell>
          <table:table-cell office:value-type="date" office:date-value="2017-06-20T04:09:00" calcext:value-type="date">
            <text:p>2017-06-20 04:09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402])&gt;=16;HOUR([.B402])&lt;=17))" office:value-type="boolean" office:boolean-value="false" calcext:value-type="boolean">
            <text:p>FAŁSZ</text:p>
          </table:table-cell>
          <table:table-cell/>
          <table:table-cell table:formula="of:=IF(OR(WEEKDAY([.B402])=6;WEEKDAY([.B40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02];[.D402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630426575" calcext:value-type="float">
            <text:p>630426575</text:p>
          </table:table-cell>
          <table:table-cell office:value-type="date" office:date-value="2017-06-20T05:41:00" calcext:value-type="date">
            <text:p>2017-06-20 05:41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403])&gt;=16;HOUR([.B403])&lt;=17))" office:value-type="boolean" office:boolean-value="false" calcext:value-type="boolean">
            <text:p>FAŁSZ</text:p>
          </table:table-cell>
          <table:table-cell/>
          <table:table-cell table:formula="of:=IF(OR(WEEKDAY([.B403])=6;WEEKDAY([.B40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03];[.D403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464229154" calcext:value-type="float">
            <text:p>464229154</text:p>
          </table:table-cell>
          <table:table-cell office:value-type="date" office:date-value="2017-06-20T08:01:00" calcext:value-type="date">
            <text:p>2017-06-20 08:01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404])&gt;=16;HOUR([.B404])&lt;=17))" office:value-type="boolean" office:boolean-value="false" calcext:value-type="boolean">
            <text:p>FAŁSZ</text:p>
          </table:table-cell>
          <table:table-cell/>
          <table:table-cell table:formula="of:=IF(OR(WEEKDAY([.B404])=6;WEEKDAY([.B40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04];[.D404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832645975" calcext:value-type="float">
            <text:p>832645975</text:p>
          </table:table-cell>
          <table:table-cell office:value-type="date" office:date-value="2017-06-20T08:36:00" calcext:value-type="date">
            <text:p>2017-06-20 08:36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405])&gt;=16;HOUR([.B405])&lt;=17))" office:value-type="boolean" office:boolean-value="false" calcext:value-type="boolean">
            <text:p>FAŁSZ</text:p>
          </table:table-cell>
          <table:table-cell/>
          <table:table-cell table:formula="of:=IF(OR(WEEKDAY([.B405])=6;WEEKDAY([.B40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05];[.D405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622659709" calcext:value-type="float">
            <text:p>622659709</text:p>
          </table:table-cell>
          <table:table-cell office:value-type="date" office:date-value="2017-06-20T08:53:00" calcext:value-type="date">
            <text:p>2017-06-20 08:53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406])&gt;=16;HOUR([.B406])&lt;=17))" office:value-type="boolean" office:boolean-value="false" calcext:value-type="boolean">
            <text:p>FAŁSZ</text:p>
          </table:table-cell>
          <table:table-cell/>
          <table:table-cell table:formula="of:=IF(OR(WEEKDAY([.B406])=6;WEEKDAY([.B40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06];[.D406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693582611" calcext:value-type="float">
            <text:p>693582611</text:p>
          </table:table-cell>
          <table:table-cell office:value-type="date" office:date-value="2017-06-20T09:41:00" calcext:value-type="date">
            <text:p>2017-06-20 09:41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407])&gt;=16;HOUR([.B407])&lt;=17))" office:value-type="boolean" office:boolean-value="false" calcext:value-type="boolean">
            <text:p>FAŁSZ</text:p>
          </table:table-cell>
          <table:table-cell/>
          <table:table-cell table:formula="of:=IF(OR(WEEKDAY([.B407])=6;WEEKDAY([.B40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07];[.D407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957135320" calcext:value-type="float">
            <text:p>957135320</text:p>
          </table:table-cell>
          <table:table-cell office:value-type="date" office:date-value="2017-06-20T09:42:00" calcext:value-type="date">
            <text:p>2017-06-20 09:42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408])&gt;=16;HOUR([.B408])&lt;=17))" office:value-type="boolean" office:boolean-value="false" calcext:value-type="boolean">
            <text:p>FAŁSZ</text:p>
          </table:table-cell>
          <table:table-cell/>
          <table:table-cell table:formula="of:=IF(OR(WEEKDAY([.B408])=6;WEEKDAY([.B40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08];[.D408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834167039" calcext:value-type="float">
            <text:p>834167039</text:p>
          </table:table-cell>
          <table:table-cell office:value-type="date" office:date-value="2017-06-20T10:29:00" calcext:value-type="date">
            <text:p>2017-06-20 10:2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409])&gt;=16;HOUR([.B409])&lt;=17))" office:value-type="boolean" office:boolean-value="false" calcext:value-type="boolean">
            <text:p>FAŁSZ</text:p>
          </table:table-cell>
          <table:table-cell/>
          <table:table-cell table:formula="of:=IF(OR(WEEKDAY([.B409])=6;WEEKDAY([.B40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09];[.D409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893563189" calcext:value-type="float">
            <text:p>893563189</text:p>
          </table:table-cell>
          <table:table-cell office:value-type="date" office:date-value="2017-06-20T12:33:00" calcext:value-type="date">
            <text:p>2017-06-20 12:33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410])&gt;=16;HOUR([.B410])&lt;=17))" office:value-type="boolean" office:boolean-value="false" calcext:value-type="boolean">
            <text:p>FAŁSZ</text:p>
          </table:table-cell>
          <table:table-cell/>
          <table:table-cell table:formula="of:=IF(OR(WEEKDAY([.B410])=6;WEEKDAY([.B41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10];[.D410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497263087" calcext:value-type="float">
            <text:p>497263087</text:p>
          </table:table-cell>
          <table:table-cell office:value-type="date" office:date-value="2017-06-20T14:46:00" calcext:value-type="date">
            <text:p>2017-06-20 14:46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411])&gt;=16;HOUR([.B411])&lt;=17))" office:value-type="boolean" office:boolean-value="false" calcext:value-type="boolean">
            <text:p>FAŁSZ</text:p>
          </table:table-cell>
          <table:table-cell/>
          <table:table-cell table:formula="of:=IF(OR(WEEKDAY([.B411])=6;WEEKDAY([.B41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11];[.D411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641591546" calcext:value-type="float">
            <text:p>641591546</text:p>
          </table:table-cell>
          <table:table-cell office:value-type="date" office:date-value="2017-06-20T15:00:00" calcext:value-type="date">
            <text:p>2017-06-20 15: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412])&gt;=16;HOUR([.B412])&lt;=17))" office:value-type="boolean" office:boolean-value="false" calcext:value-type="boolean">
            <text:p>FAŁSZ</text:p>
          </table:table-cell>
          <table:table-cell/>
          <table:table-cell table:formula="of:=IF(OR(WEEKDAY([.B412])=6;WEEKDAY([.B41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12];[.D412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735248382" calcext:value-type="float">
            <text:p>735248382</text:p>
          </table:table-cell>
          <table:table-cell office:value-type="date" office:date-value="2017-06-20T16:17:00" calcext:value-type="date">
            <text:p>2017-06-20 16:17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413])&gt;=16;HOUR([.B413])&lt;=17))" office:value-type="boolean" office:boolean-value="true" calcext:value-type="boolean">
            <text:p>PRAWDA</text:p>
          </table:table-cell>
          <table:table-cell/>
          <table:table-cell table:formula="of:=IF(OR(WEEKDAY([.B413])=6;WEEKDAY([.B41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13];[.D413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813642783" calcext:value-type="float">
            <text:p>813642783</text:p>
          </table:table-cell>
          <table:table-cell office:value-type="date" office:date-value="2017-06-20T16:39:00" calcext:value-type="date">
            <text:p>2017-06-20 16:39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414])&gt;=16;HOUR([.B414])&lt;=17))" office:value-type="boolean" office:boolean-value="true" calcext:value-type="boolean">
            <text:p>PRAWDA</text:p>
          </table:table-cell>
          <table:table-cell/>
          <table:table-cell table:formula="of:=IF(OR(WEEKDAY([.B414])=6;WEEKDAY([.B41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14];[.D414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481225108" calcext:value-type="float">
            <text:p>481225108</text:p>
          </table:table-cell>
          <table:table-cell office:value-type="date" office:date-value="2017-06-20T18:13:00" calcext:value-type="date">
            <text:p>2017-06-20 18:13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415])&gt;=16;HOUR([.B415])&lt;=17))" office:value-type="boolean" office:boolean-value="false" calcext:value-type="boolean">
            <text:p>FAŁSZ</text:p>
          </table:table-cell>
          <table:table-cell/>
          <table:table-cell table:formula="of:=IF(OR(WEEKDAY([.B415])=6;WEEKDAY([.B41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15];[.D415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886148315" calcext:value-type="float">
            <text:p>886148315</text:p>
          </table:table-cell>
          <table:table-cell office:value-type="date" office:date-value="2017-06-20T18:31:00" calcext:value-type="date">
            <text:p>2017-06-20 18:31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416])&gt;=16;HOUR([.B416])&lt;=17))" office:value-type="boolean" office:boolean-value="false" calcext:value-type="boolean">
            <text:p>FAŁSZ</text:p>
          </table:table-cell>
          <table:table-cell/>
          <table:table-cell table:formula="of:=IF(OR(WEEKDAY([.B416])=6;WEEKDAY([.B41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16];[.D416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917611564" calcext:value-type="float">
            <text:p>917611564</text:p>
          </table:table-cell>
          <table:table-cell office:value-type="date" office:date-value="2017-06-20T20:43:00" calcext:value-type="date">
            <text:p>2017-06-20 20:43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417])&gt;=16;HOUR([.B417])&lt;=17))" office:value-type="boolean" office:boolean-value="false" calcext:value-type="boolean">
            <text:p>FAŁSZ</text:p>
          </table:table-cell>
          <table:table-cell/>
          <table:table-cell table:formula="of:=IF(OR(WEEKDAY([.B417])=6;WEEKDAY([.B41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17];[.D417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894305320" calcext:value-type="float">
            <text:p>894305320</text:p>
          </table:table-cell>
          <table:table-cell office:value-type="date" office:date-value="2017-06-20T22:19:00" calcext:value-type="date">
            <text:p>2017-06-20 22:19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418])&gt;=16;HOUR([.B418])&lt;=17))" office:value-type="boolean" office:boolean-value="false" calcext:value-type="boolean">
            <text:p>FAŁSZ</text:p>
          </table:table-cell>
          <table:table-cell/>
          <table:table-cell table:formula="of:=IF(OR(WEEKDAY([.B418])=6;WEEKDAY([.B41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18];[.D418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564950498" calcext:value-type="float">
            <text:p>564950498</text:p>
          </table:table-cell>
          <table:table-cell office:value-type="date" office:date-value="2017-06-20T22:49:00" calcext:value-type="date">
            <text:p>2017-06-20 22:49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419])&gt;=16;HOUR([.B419])&lt;=17))" office:value-type="boolean" office:boolean-value="false" calcext:value-type="boolean">
            <text:p>FAŁSZ</text:p>
          </table:table-cell>
          <table:table-cell/>
          <table:table-cell table:formula="of:=IF(OR(WEEKDAY([.B419])=6;WEEKDAY([.B41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19];[.D419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951599875" calcext:value-type="float">
            <text:p>951599875</text:p>
          </table:table-cell>
          <table:table-cell office:value-type="date" office:date-value="2017-06-20T23:34:00" calcext:value-type="date">
            <text:p>2017-06-20 23:34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420])&gt;=16;HOUR([.B420])&lt;=17))" office:value-type="boolean" office:boolean-value="false" calcext:value-type="boolean">
            <text:p>FAŁSZ</text:p>
          </table:table-cell>
          <table:table-cell/>
          <table:table-cell table:formula="of:=IF(OR(WEEKDAY([.B420])=6;WEEKDAY([.B42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20];[.D420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939802576" calcext:value-type="float">
            <text:p>939802576</text:p>
          </table:table-cell>
          <table:table-cell office:value-type="date" office:date-value="2017-06-21T00:49:00" calcext:value-type="date">
            <text:p>2017-06-21 00:4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421])&gt;=16;HOUR([.B421])&lt;=17))" office:value-type="boolean" office:boolean-value="false" calcext:value-type="boolean">
            <text:p>FAŁSZ</text:p>
          </table:table-cell>
          <table:table-cell/>
          <table:table-cell table:formula="of:=IF(OR(WEEKDAY([.B421])=6;WEEKDAY([.B42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21];[.D421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519234737" calcext:value-type="float">
            <text:p>519234737</text:p>
          </table:table-cell>
          <table:table-cell office:value-type="date" office:date-value="2017-06-21T01:20:00" calcext:value-type="date">
            <text:p>2017-06-21 01:2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422])&gt;=16;HOUR([.B422])&lt;=17))" office:value-type="boolean" office:boolean-value="false" calcext:value-type="boolean">
            <text:p>FAŁSZ</text:p>
          </table:table-cell>
          <table:table-cell/>
          <table:table-cell table:formula="of:=IF(OR(WEEKDAY([.B422])=6;WEEKDAY([.B42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22];[.D422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558056442" calcext:value-type="float">
            <text:p>558056442</text:p>
          </table:table-cell>
          <table:table-cell office:value-type="date" office:date-value="2017-06-21T02:27:00" calcext:value-type="date">
            <text:p>2017-06-21 02:27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423])&gt;=16;HOUR([.B423])&lt;=17))" office:value-type="boolean" office:boolean-value="false" calcext:value-type="boolean">
            <text:p>FAŁSZ</text:p>
          </table:table-cell>
          <table:table-cell/>
          <table:table-cell table:formula="of:=IF(OR(WEEKDAY([.B423])=6;WEEKDAY([.B42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23];[.D423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470369511" calcext:value-type="float">
            <text:p>470369511</text:p>
          </table:table-cell>
          <table:table-cell office:value-type="date" office:date-value="2017-06-21T03:49:00" calcext:value-type="date">
            <text:p>2017-06-21 03:49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424])&gt;=16;HOUR([.B424])&lt;=17))" office:value-type="boolean" office:boolean-value="false" calcext:value-type="boolean">
            <text:p>FAŁSZ</text:p>
          </table:table-cell>
          <table:table-cell/>
          <table:table-cell table:formula="of:=IF(OR(WEEKDAY([.B424])=6;WEEKDAY([.B42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24];[.D424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506413530" calcext:value-type="float">
            <text:p>506413530</text:p>
          </table:table-cell>
          <table:table-cell office:value-type="date" office:date-value="2017-06-21T03:50:00" calcext:value-type="date">
            <text:p>2017-06-21 03:5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425])&gt;=16;HOUR([.B425])&lt;=17))" office:value-type="boolean" office:boolean-value="false" calcext:value-type="boolean">
            <text:p>FAŁSZ</text:p>
          </table:table-cell>
          <table:table-cell/>
          <table:table-cell table:formula="of:=IF(OR(WEEKDAY([.B425])=6;WEEKDAY([.B42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25];[.D425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445000794" calcext:value-type="float">
            <text:p>445000794</text:p>
          </table:table-cell>
          <table:table-cell office:value-type="date" office:date-value="2017-06-21T03:51:00" calcext:value-type="date">
            <text:p>2017-06-21 03:51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426])&gt;=16;HOUR([.B426])&lt;=17))" office:value-type="boolean" office:boolean-value="false" calcext:value-type="boolean">
            <text:p>FAŁSZ</text:p>
          </table:table-cell>
          <table:table-cell/>
          <table:table-cell table:formula="of:=IF(OR(WEEKDAY([.B426])=6;WEEKDAY([.B42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26];[.D426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877486007" calcext:value-type="float">
            <text:p>877486007</text:p>
          </table:table-cell>
          <table:table-cell office:value-type="date" office:date-value="2017-06-21T04:43:00" calcext:value-type="date">
            <text:p>2017-06-21 04:43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427])&gt;=16;HOUR([.B427])&lt;=17))" office:value-type="boolean" office:boolean-value="false" calcext:value-type="boolean">
            <text:p>FAŁSZ</text:p>
          </table:table-cell>
          <table:table-cell/>
          <table:table-cell table:formula="of:=IF(OR(WEEKDAY([.B427])=6;WEEKDAY([.B42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27];[.D427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841132434" calcext:value-type="float">
            <text:p>841132434</text:p>
          </table:table-cell>
          <table:table-cell office:value-type="date" office:date-value="2017-06-21T05:29:00" calcext:value-type="date">
            <text:p>2017-06-21 05:29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428])&gt;=16;HOUR([.B428])&lt;=17))" office:value-type="boolean" office:boolean-value="false" calcext:value-type="boolean">
            <text:p>FAŁSZ</text:p>
          </table:table-cell>
          <table:table-cell/>
          <table:table-cell table:formula="of:=IF(OR(WEEKDAY([.B428])=6;WEEKDAY([.B42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28];[.D428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649331617" calcext:value-type="float">
            <text:p>649331617</text:p>
          </table:table-cell>
          <table:table-cell office:value-type="date" office:date-value="2017-06-21T05:51:00" calcext:value-type="date">
            <text:p>2017-06-21 05:51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429])&gt;=16;HOUR([.B429])&lt;=17))" office:value-type="boolean" office:boolean-value="false" calcext:value-type="boolean">
            <text:p>FAŁSZ</text:p>
          </table:table-cell>
          <table:table-cell/>
          <table:table-cell table:formula="of:=IF(OR(WEEKDAY([.B429])=6;WEEKDAY([.B42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29];[.D429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749334956" calcext:value-type="float">
            <text:p>749334956</text:p>
          </table:table-cell>
          <table:table-cell office:value-type="date" office:date-value="2017-06-21T06:14:00" calcext:value-type="date">
            <text:p>2017-06-21 06:14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430])&gt;=16;HOUR([.B430])&lt;=17))" office:value-type="boolean" office:boolean-value="false" calcext:value-type="boolean">
            <text:p>FAŁSZ</text:p>
          </table:table-cell>
          <table:table-cell/>
          <table:table-cell table:formula="of:=IF(OR(WEEKDAY([.B430])=6;WEEKDAY([.B43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30];[.D430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863289533" calcext:value-type="float">
            <text:p>863289533</text:p>
          </table:table-cell>
          <table:table-cell office:value-type="date" office:date-value="2017-06-21T08:17:00" calcext:value-type="date">
            <text:p>2017-06-21 08:17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431])&gt;=16;HOUR([.B431])&lt;=17))" office:value-type="boolean" office:boolean-value="false" calcext:value-type="boolean">
            <text:p>FAŁSZ</text:p>
          </table:table-cell>
          <table:table-cell/>
          <table:table-cell table:formula="of:=IF(OR(WEEKDAY([.B431])=6;WEEKDAY([.B43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31];[.D431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607512980" calcext:value-type="float">
            <text:p>607512980</text:p>
          </table:table-cell>
          <table:table-cell office:value-type="date" office:date-value="2017-06-21T08:25:00" calcext:value-type="date">
            <text:p>2017-06-21 08:25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432])&gt;=16;HOUR([.B432])&lt;=17))" office:value-type="boolean" office:boolean-value="false" calcext:value-type="boolean">
            <text:p>FAŁSZ</text:p>
          </table:table-cell>
          <table:table-cell/>
          <table:table-cell table:formula="of:=IF(OR(WEEKDAY([.B432])=6;WEEKDAY([.B43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32];[.D432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429775040" calcext:value-type="float">
            <text:p>429775040</text:p>
          </table:table-cell>
          <table:table-cell office:value-type="date" office:date-value="2017-06-21T08:33:00" calcext:value-type="date">
            <text:p>2017-06-21 08:33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433])&gt;=16;HOUR([.B433])&lt;=17))" office:value-type="boolean" office:boolean-value="false" calcext:value-type="boolean">
            <text:p>FAŁSZ</text:p>
          </table:table-cell>
          <table:table-cell/>
          <table:table-cell table:formula="of:=IF(OR(WEEKDAY([.B433])=6;WEEKDAY([.B43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33];[.D433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461899668" calcext:value-type="float">
            <text:p>461899668</text:p>
          </table:table-cell>
          <table:table-cell office:value-type="date" office:date-value="2017-06-21T09:42:00" calcext:value-type="date">
            <text:p>2017-06-21 09:42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434])&gt;=16;HOUR([.B434])&lt;=17))" office:value-type="boolean" office:boolean-value="false" calcext:value-type="boolean">
            <text:p>FAŁSZ</text:p>
          </table:table-cell>
          <table:table-cell/>
          <table:table-cell table:formula="of:=IF(OR(WEEKDAY([.B434])=6;WEEKDAY([.B43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34];[.D434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526857160" calcext:value-type="float">
            <text:p>526857160</text:p>
          </table:table-cell>
          <table:table-cell office:value-type="date" office:date-value="2017-06-21T15:00:00" calcext:value-type="date">
            <text:p>2017-06-21 15: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435])&gt;=16;HOUR([.B435])&lt;=17))" office:value-type="boolean" office:boolean-value="false" calcext:value-type="boolean">
            <text:p>FAŁSZ</text:p>
          </table:table-cell>
          <table:table-cell/>
          <table:table-cell table:formula="of:=IF(OR(WEEKDAY([.B435])=6;WEEKDAY([.B43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35];[.D435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863358985" calcext:value-type="float">
            <text:p>863358985</text:p>
          </table:table-cell>
          <table:table-cell office:value-type="date" office:date-value="2017-06-21T16:28:00" calcext:value-type="date">
            <text:p>2017-06-21 16:28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436])&gt;=16;HOUR([.B436])&lt;=17))" office:value-type="boolean" office:boolean-value="true" calcext:value-type="boolean">
            <text:p>PRAWDA</text:p>
          </table:table-cell>
          <table:table-cell/>
          <table:table-cell table:formula="of:=IF(OR(WEEKDAY([.B436])=6;WEEKDAY([.B43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36];[.D436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985645574" calcext:value-type="float">
            <text:p>985645574</text:p>
          </table:table-cell>
          <table:table-cell office:value-type="date" office:date-value="2017-06-21T17:49:00" calcext:value-type="date">
            <text:p>2017-06-21 17:4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437])&gt;=16;HOUR([.B437])&lt;=17))" office:value-type="boolean" office:boolean-value="true" calcext:value-type="boolean">
            <text:p>PRAWDA</text:p>
          </table:table-cell>
          <table:table-cell/>
          <table:table-cell table:formula="of:=IF(OR(WEEKDAY([.B437])=6;WEEKDAY([.B43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37];[.D437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424565017" calcext:value-type="float">
            <text:p>424565017</text:p>
          </table:table-cell>
          <table:table-cell office:value-type="date" office:date-value="2017-06-21T18:12:00" calcext:value-type="date">
            <text:p>2017-06-21 18: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438])&gt;=16;HOUR([.B438])&lt;=17))" office:value-type="boolean" office:boolean-value="false" calcext:value-type="boolean">
            <text:p>FAŁSZ</text:p>
          </table:table-cell>
          <table:table-cell/>
          <table:table-cell table:formula="of:=IF(OR(WEEKDAY([.B438])=6;WEEKDAY([.B43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38];[.D438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454582442" calcext:value-type="float">
            <text:p>454582442</text:p>
          </table:table-cell>
          <table:table-cell office:value-type="date" office:date-value="2017-06-21T19:11:00" calcext:value-type="date">
            <text:p>2017-06-21 19:11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439])&gt;=16;HOUR([.B439])&lt;=17))" office:value-type="boolean" office:boolean-value="false" calcext:value-type="boolean">
            <text:p>FAŁSZ</text:p>
          </table:table-cell>
          <table:table-cell/>
          <table:table-cell table:formula="of:=IF(OR(WEEKDAY([.B439])=6;WEEKDAY([.B43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39];[.D439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696905596" calcext:value-type="float">
            <text:p>696905596</text:p>
          </table:table-cell>
          <table:table-cell office:value-type="date" office:date-value="2017-06-21T20:33:00" calcext:value-type="date">
            <text:p>2017-06-21 20:33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440])&gt;=16;HOUR([.B440])&lt;=17))" office:value-type="boolean" office:boolean-value="false" calcext:value-type="boolean">
            <text:p>FAŁSZ</text:p>
          </table:table-cell>
          <table:table-cell/>
          <table:table-cell table:formula="of:=IF(OR(WEEKDAY([.B440])=6;WEEKDAY([.B44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40];[.D440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948676112" calcext:value-type="float">
            <text:p>948676112</text:p>
          </table:table-cell>
          <table:table-cell office:value-type="date" office:date-value="2017-06-21T22:01:00" calcext:value-type="date">
            <text:p>2017-06-21 22:01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441])&gt;=16;HOUR([.B441])&lt;=17))" office:value-type="boolean" office:boolean-value="false" calcext:value-type="boolean">
            <text:p>FAŁSZ</text:p>
          </table:table-cell>
          <table:table-cell/>
          <table:table-cell table:formula="of:=IF(OR(WEEKDAY([.B441])=6;WEEKDAY([.B44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41];[.D441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514312745" calcext:value-type="float">
            <text:p>514312745</text:p>
          </table:table-cell>
          <table:table-cell office:value-type="date" office:date-value="2017-06-21T22:24:00" calcext:value-type="date">
            <text:p>2017-06-21 22:24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442])&gt;=16;HOUR([.B442])&lt;=17))" office:value-type="boolean" office:boolean-value="false" calcext:value-type="boolean">
            <text:p>FAŁSZ</text:p>
          </table:table-cell>
          <table:table-cell/>
          <table:table-cell table:formula="of:=IF(OR(WEEKDAY([.B442])=6;WEEKDAY([.B44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42];[.D442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748231234" calcext:value-type="float">
            <text:p>748231234</text:p>
          </table:table-cell>
          <table:table-cell office:value-type="date" office:date-value="2017-06-21T22:30:00" calcext:value-type="date">
            <text:p>2017-06-21 22:3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443])&gt;=16;HOUR([.B443])&lt;=17))" office:value-type="boolean" office:boolean-value="false" calcext:value-type="boolean">
            <text:p>FAŁSZ</text:p>
          </table:table-cell>
          <table:table-cell/>
          <table:table-cell table:formula="of:=IF(OR(WEEKDAY([.B443])=6;WEEKDAY([.B44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43];[.D443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959320060" calcext:value-type="float">
            <text:p>959320060</text:p>
          </table:table-cell>
          <table:table-cell office:value-type="date" office:date-value="2017-06-22T00:33:00" calcext:value-type="date">
            <text:p>2017-06-22 00:33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444])&gt;=16;HOUR([.B444])&lt;=17))" office:value-type="boolean" office:boolean-value="false" calcext:value-type="boolean">
            <text:p>FAŁSZ</text:p>
          </table:table-cell>
          <table:table-cell/>
          <table:table-cell table:formula="of:=IF(OR(WEEKDAY([.B444])=6;WEEKDAY([.B44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44];[.D444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968851363" calcext:value-type="float">
            <text:p>968851363</text:p>
          </table:table-cell>
          <table:table-cell office:value-type="date" office:date-value="2017-06-22T02:28:00" calcext:value-type="date">
            <text:p>2017-06-22 02:28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445])&gt;=16;HOUR([.B445])&lt;=17))" office:value-type="boolean" office:boolean-value="false" calcext:value-type="boolean">
            <text:p>FAŁSZ</text:p>
          </table:table-cell>
          <table:table-cell/>
          <table:table-cell table:formula="of:=IF(OR(WEEKDAY([.B445])=6;WEEKDAY([.B44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45];[.D445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598697955" calcext:value-type="float">
            <text:p>598697955</text:p>
          </table:table-cell>
          <table:table-cell office:value-type="date" office:date-value="2017-06-22T02:59:00" calcext:value-type="date">
            <text:p>2017-06-22 02:5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446])&gt;=16;HOUR([.B446])&lt;=17))" office:value-type="boolean" office:boolean-value="false" calcext:value-type="boolean">
            <text:p>FAŁSZ</text:p>
          </table:table-cell>
          <table:table-cell/>
          <table:table-cell table:formula="of:=IF(OR(WEEKDAY([.B446])=6;WEEKDAY([.B44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46];[.D446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749077759" calcext:value-type="float">
            <text:p>749077759</text:p>
          </table:table-cell>
          <table:table-cell office:value-type="date" office:date-value="2017-06-22T03:51:00" calcext:value-type="date">
            <text:p>2017-06-22 03:51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447])&gt;=16;HOUR([.B447])&lt;=17))" office:value-type="boolean" office:boolean-value="false" calcext:value-type="boolean">
            <text:p>FAŁSZ</text:p>
          </table:table-cell>
          <table:table-cell/>
          <table:table-cell table:formula="of:=IF(OR(WEEKDAY([.B447])=6;WEEKDAY([.B44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47];[.D447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861023707" calcext:value-type="float">
            <text:p>861023707</text:p>
          </table:table-cell>
          <table:table-cell office:value-type="date" office:date-value="2017-06-22T04:56:00" calcext:value-type="date">
            <text:p>2017-06-22 04:56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448])&gt;=16;HOUR([.B448])&lt;=17))" office:value-type="boolean" office:boolean-value="false" calcext:value-type="boolean">
            <text:p>FAŁSZ</text:p>
          </table:table-cell>
          <table:table-cell/>
          <table:table-cell table:formula="of:=IF(OR(WEEKDAY([.B448])=6;WEEKDAY([.B44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48];[.D448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567030780" calcext:value-type="float">
            <text:p>567030780</text:p>
          </table:table-cell>
          <table:table-cell office:value-type="date" office:date-value="2017-06-22T06:06:00" calcext:value-type="date">
            <text:p>2017-06-22 06:06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449])&gt;=16;HOUR([.B449])&lt;=17))" office:value-type="boolean" office:boolean-value="false" calcext:value-type="boolean">
            <text:p>FAŁSZ</text:p>
          </table:table-cell>
          <table:table-cell/>
          <table:table-cell table:formula="of:=IF(OR(WEEKDAY([.B449])=6;WEEKDAY([.B44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49];[.D449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838569295" calcext:value-type="float">
            <text:p>838569295</text:p>
          </table:table-cell>
          <table:table-cell office:value-type="date" office:date-value="2017-06-22T06:45:00" calcext:value-type="date">
            <text:p>2017-06-22 06:45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450])&gt;=16;HOUR([.B450])&lt;=17))" office:value-type="boolean" office:boolean-value="false" calcext:value-type="boolean">
            <text:p>FAŁSZ</text:p>
          </table:table-cell>
          <table:table-cell/>
          <table:table-cell table:formula="of:=IF(OR(WEEKDAY([.B450])=6;WEEKDAY([.B45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50];[.D450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899769065" calcext:value-type="float">
            <text:p>899769065</text:p>
          </table:table-cell>
          <table:table-cell office:value-type="date" office:date-value="2017-06-22T07:04:00" calcext:value-type="date">
            <text:p>2017-06-22 07:04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451])&gt;=16;HOUR([.B451])&lt;=17))" office:value-type="boolean" office:boolean-value="false" calcext:value-type="boolean">
            <text:p>FAŁSZ</text:p>
          </table:table-cell>
          <table:table-cell/>
          <table:table-cell table:formula="of:=IF(OR(WEEKDAY([.B451])=6;WEEKDAY([.B45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51];[.D451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417877992" calcext:value-type="float">
            <text:p>417877992</text:p>
          </table:table-cell>
          <table:table-cell office:value-type="date" office:date-value="2017-06-22T07:36:00" calcext:value-type="date">
            <text:p>2017-06-22 07:36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452])&gt;=16;HOUR([.B452])&lt;=17))" office:value-type="boolean" office:boolean-value="false" calcext:value-type="boolean">
            <text:p>FAŁSZ</text:p>
          </table:table-cell>
          <table:table-cell/>
          <table:table-cell table:formula="of:=IF(OR(WEEKDAY([.B452])=6;WEEKDAY([.B45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52];[.D452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808442845" calcext:value-type="float">
            <text:p>808442845</text:p>
          </table:table-cell>
          <table:table-cell office:value-type="date" office:date-value="2017-06-22T07:50:00" calcext:value-type="date">
            <text:p>2017-06-22 07:5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453])&gt;=16;HOUR([.B453])&lt;=17))" office:value-type="boolean" office:boolean-value="false" calcext:value-type="boolean">
            <text:p>FAŁSZ</text:p>
          </table:table-cell>
          <table:table-cell/>
          <table:table-cell table:formula="of:=IF(OR(WEEKDAY([.B453])=6;WEEKDAY([.B45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53];[.D453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938251806" calcext:value-type="float">
            <text:p>938251806</text:p>
          </table:table-cell>
          <table:table-cell office:value-type="date" office:date-value="2017-06-22T08:57:00" calcext:value-type="date">
            <text:p>2017-06-22 08:57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454])&gt;=16;HOUR([.B454])&lt;=17))" office:value-type="boolean" office:boolean-value="false" calcext:value-type="boolean">
            <text:p>FAŁSZ</text:p>
          </table:table-cell>
          <table:table-cell/>
          <table:table-cell table:formula="of:=IF(OR(WEEKDAY([.B454])=6;WEEKDAY([.B45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54];[.D454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618200981" calcext:value-type="float">
            <text:p>618200981</text:p>
          </table:table-cell>
          <table:table-cell office:value-type="date" office:date-value="2017-06-22T10:19:00" calcext:value-type="date">
            <text:p>2017-06-22 10:1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455])&gt;=16;HOUR([.B455])&lt;=17))" office:value-type="boolean" office:boolean-value="false" calcext:value-type="boolean">
            <text:p>FAŁSZ</text:p>
          </table:table-cell>
          <table:table-cell/>
          <table:table-cell table:formula="of:=IF(OR(WEEKDAY([.B455])=6;WEEKDAY([.B45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55];[.D455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493169743" calcext:value-type="float">
            <text:p>493169743</text:p>
          </table:table-cell>
          <table:table-cell office:value-type="date" office:date-value="2017-06-22T11:17:00" calcext:value-type="date">
            <text:p>2017-06-22 11:17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456])&gt;=16;HOUR([.B456])&lt;=17))" office:value-type="boolean" office:boolean-value="false" calcext:value-type="boolean">
            <text:p>FAŁSZ</text:p>
          </table:table-cell>
          <table:table-cell/>
          <table:table-cell table:formula="of:=IF(OR(WEEKDAY([.B456])=6;WEEKDAY([.B45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56];[.D456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757909385" calcext:value-type="float">
            <text:p>757909385</text:p>
          </table:table-cell>
          <table:table-cell office:value-type="date" office:date-value="2017-06-22T15:00:00" calcext:value-type="date">
            <text:p>2017-06-22 15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457])&gt;=16;HOUR([.B457])&lt;=17))" office:value-type="boolean" office:boolean-value="false" calcext:value-type="boolean">
            <text:p>FAŁSZ</text:p>
          </table:table-cell>
          <table:table-cell/>
          <table:table-cell table:formula="of:=IF(OR(WEEKDAY([.B457])=6;WEEKDAY([.B45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57];[.D457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734155720" calcext:value-type="float">
            <text:p>734155720</text:p>
          </table:table-cell>
          <table:table-cell office:value-type="date" office:date-value="2017-06-22T17:00:00" calcext:value-type="date">
            <text:p>2017-06-22 17: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458])&gt;=16;HOUR([.B458])&lt;=17))" office:value-type="boolean" office:boolean-value="true" calcext:value-type="boolean">
            <text:p>PRAWDA</text:p>
          </table:table-cell>
          <table:table-cell/>
          <table:table-cell table:formula="of:=IF(OR(WEEKDAY([.B458])=6;WEEKDAY([.B45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58];[.D458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647356857" calcext:value-type="float">
            <text:p>647356857</text:p>
          </table:table-cell>
          <table:table-cell office:value-type="date" office:date-value="2017-06-22T19:11:00" calcext:value-type="date">
            <text:p>2017-06-22 19:11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459])&gt;=16;HOUR([.B459])&lt;=17))" office:value-type="boolean" office:boolean-value="false" calcext:value-type="boolean">
            <text:p>FAŁSZ</text:p>
          </table:table-cell>
          <table:table-cell/>
          <table:table-cell table:formula="of:=IF(OR(WEEKDAY([.B459])=6;WEEKDAY([.B45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59];[.D459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903092306" calcext:value-type="float">
            <text:p>903092306</text:p>
          </table:table-cell>
          <table:table-cell office:value-type="date" office:date-value="2017-06-22T19:48:00" calcext:value-type="date">
            <text:p>2017-06-22 19:48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460])&gt;=16;HOUR([.B460])&lt;=17))" office:value-type="boolean" office:boolean-value="false" calcext:value-type="boolean">
            <text:p>FAŁSZ</text:p>
          </table:table-cell>
          <table:table-cell/>
          <table:table-cell table:formula="of:=IF(OR(WEEKDAY([.B460])=6;WEEKDAY([.B46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60];[.D460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448207297" calcext:value-type="float">
            <text:p>448207297</text:p>
          </table:table-cell>
          <table:table-cell office:value-type="date" office:date-value="2017-06-22T21:47:00" calcext:value-type="date">
            <text:p>2017-06-22 21:47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461])&gt;=16;HOUR([.B461])&lt;=17))" office:value-type="boolean" office:boolean-value="false" calcext:value-type="boolean">
            <text:p>FAŁSZ</text:p>
          </table:table-cell>
          <table:table-cell/>
          <table:table-cell table:formula="of:=IF(OR(WEEKDAY([.B461])=6;WEEKDAY([.B46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61];[.D461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837997596" calcext:value-type="float">
            <text:p>837997596</text:p>
          </table:table-cell>
          <table:table-cell office:value-type="date" office:date-value="2017-06-22T21:53:00" calcext:value-type="date">
            <text:p>2017-06-22 21:53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462])&gt;=16;HOUR([.B462])&lt;=17))" office:value-type="boolean" office:boolean-value="false" calcext:value-type="boolean">
            <text:p>FAŁSZ</text:p>
          </table:table-cell>
          <table:table-cell/>
          <table:table-cell table:formula="of:=IF(OR(WEEKDAY([.B462])=6;WEEKDAY([.B46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62];[.D462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862738873" calcext:value-type="float">
            <text:p>862738873</text:p>
          </table:table-cell>
          <table:table-cell office:value-type="date" office:date-value="2017-06-22T23:19:00" calcext:value-type="date">
            <text:p>2017-06-22 23:19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463])&gt;=16;HOUR([.B463])&lt;=17))" office:value-type="boolean" office:boolean-value="false" calcext:value-type="boolean">
            <text:p>FAŁSZ</text:p>
          </table:table-cell>
          <table:table-cell/>
          <table:table-cell table:formula="of:=IF(OR(WEEKDAY([.B463])=6;WEEKDAY([.B46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463];[.D463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783287152" calcext:value-type="float">
            <text:p>783287152</text:p>
          </table:table-cell>
          <table:table-cell office:value-type="date" office:date-value="2017-06-23T01:12:00" calcext:value-type="date">
            <text:p>2017-06-23 01:12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464])&gt;=16;HOUR([.B464])&lt;=17))" office:value-type="boolean" office:boolean-value="false" calcext:value-type="boolean">
            <text:p>FAŁSZ</text:p>
          </table:table-cell>
          <table:table-cell/>
          <table:table-cell table:formula="of:=IF(OR(WEEKDAY([.B464])=6;WEEKDAY([.B464])=7))" office:value-type="boolean" office:boolean-value="true" calcext:value-type="boolean">
            <text:p>PRAWDA</text:p>
          </table:table-cell>
          <table:table-cell/>
          <table:table-cell table:formula="of:=COM.MICROSOFT.TEXTJOIN(&quot;&quot;;1;[.C464];[.D464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475338338" calcext:value-type="float">
            <text:p>475338338</text:p>
          </table:table-cell>
          <table:table-cell office:value-type="date" office:date-value="2017-06-23T02:41:00" calcext:value-type="date">
            <text:p>2017-06-23 02:41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465])&gt;=16;HOUR([.B465])&lt;=17))" office:value-type="boolean" office:boolean-value="false" calcext:value-type="boolean">
            <text:p>FAŁSZ</text:p>
          </table:table-cell>
          <table:table-cell/>
          <table:table-cell table:formula="of:=IF(OR(WEEKDAY([.B465])=6;WEEKDAY([.B465])=7))" office:value-type="boolean" office:boolean-value="true" calcext:value-type="boolean">
            <text:p>PRAWDA</text:p>
          </table:table-cell>
          <table:table-cell/>
          <table:table-cell table:formula="of:=COM.MICROSOFT.TEXTJOIN(&quot;&quot;;1;[.C465];[.D465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526315496" calcext:value-type="float">
            <text:p>526315496</text:p>
          </table:table-cell>
          <table:table-cell office:value-type="date" office:date-value="2017-06-23T03:58:00" calcext:value-type="date">
            <text:p>2017-06-23 03:58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466])&gt;=16;HOUR([.B466])&lt;=17))" office:value-type="boolean" office:boolean-value="false" calcext:value-type="boolean">
            <text:p>FAŁSZ</text:p>
          </table:table-cell>
          <table:table-cell/>
          <table:table-cell table:formula="of:=IF(OR(WEEKDAY([.B466])=6;WEEKDAY([.B466])=7))" office:value-type="boolean" office:boolean-value="true" calcext:value-type="boolean">
            <text:p>PRAWDA</text:p>
          </table:table-cell>
          <table:table-cell/>
          <table:table-cell table:formula="of:=COM.MICROSOFT.TEXTJOIN(&quot;&quot;;1;[.C466];[.D466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948239076" calcext:value-type="float">
            <text:p>948239076</text:p>
          </table:table-cell>
          <table:table-cell office:value-type="date" office:date-value="2017-06-23T03:58:00" calcext:value-type="date">
            <text:p>2017-06-23 03:58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467])&gt;=16;HOUR([.B467])&lt;=17))" office:value-type="boolean" office:boolean-value="false" calcext:value-type="boolean">
            <text:p>FAŁSZ</text:p>
          </table:table-cell>
          <table:table-cell/>
          <table:table-cell table:formula="of:=IF(OR(WEEKDAY([.B467])=6;WEEKDAY([.B467])=7))" office:value-type="boolean" office:boolean-value="true" calcext:value-type="boolean">
            <text:p>PRAWDA</text:p>
          </table:table-cell>
          <table:table-cell/>
          <table:table-cell table:formula="of:=COM.MICROSOFT.TEXTJOIN(&quot;&quot;;1;[.C467];[.D467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804399102" calcext:value-type="float">
            <text:p>804399102</text:p>
          </table:table-cell>
          <table:table-cell office:value-type="date" office:date-value="2017-06-23T04:47:00" calcext:value-type="date">
            <text:p>2017-06-23 04:47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468])&gt;=16;HOUR([.B468])&lt;=17))" office:value-type="boolean" office:boolean-value="false" calcext:value-type="boolean">
            <text:p>FAŁSZ</text:p>
          </table:table-cell>
          <table:table-cell/>
          <table:table-cell table:formula="of:=IF(OR(WEEKDAY([.B468])=6;WEEKDAY([.B468])=7))" office:value-type="boolean" office:boolean-value="true" calcext:value-type="boolean">
            <text:p>PRAWDA</text:p>
          </table:table-cell>
          <table:table-cell/>
          <table:table-cell table:formula="of:=COM.MICROSOFT.TEXTJOIN(&quot;&quot;;1;[.C468];[.D468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975772949" calcext:value-type="float">
            <text:p>975772949</text:p>
          </table:table-cell>
          <table:table-cell office:value-type="date" office:date-value="2017-06-23T05:28:00" calcext:value-type="date">
            <text:p>2017-06-23 05:28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469])&gt;=16;HOUR([.B469])&lt;=17))" office:value-type="boolean" office:boolean-value="false" calcext:value-type="boolean">
            <text:p>FAŁSZ</text:p>
          </table:table-cell>
          <table:table-cell/>
          <table:table-cell table:formula="of:=IF(OR(WEEKDAY([.B469])=6;WEEKDAY([.B469])=7))" office:value-type="boolean" office:boolean-value="true" calcext:value-type="boolean">
            <text:p>PRAWDA</text:p>
          </table:table-cell>
          <table:table-cell/>
          <table:table-cell table:formula="of:=COM.MICROSOFT.TEXTJOIN(&quot;&quot;;1;[.C469];[.D469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586938473" calcext:value-type="float">
            <text:p>586938473</text:p>
          </table:table-cell>
          <table:table-cell office:value-type="date" office:date-value="2017-06-23T05:48:00" calcext:value-type="date">
            <text:p>2017-06-23 05:48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470])&gt;=16;HOUR([.B470])&lt;=17))" office:value-type="boolean" office:boolean-value="false" calcext:value-type="boolean">
            <text:p>FAŁSZ</text:p>
          </table:table-cell>
          <table:table-cell/>
          <table:table-cell table:formula="of:=IF(OR(WEEKDAY([.B470])=6;WEEKDAY([.B470])=7))" office:value-type="boolean" office:boolean-value="true" calcext:value-type="boolean">
            <text:p>PRAWDA</text:p>
          </table:table-cell>
          <table:table-cell/>
          <table:table-cell table:formula="of:=COM.MICROSOFT.TEXTJOIN(&quot;&quot;;1;[.C470];[.D470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794678287" calcext:value-type="float">
            <text:p>794678287</text:p>
          </table:table-cell>
          <table:table-cell office:value-type="date" office:date-value="2017-06-23T07:56:00" calcext:value-type="date">
            <text:p>2017-06-23 07:56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471])&gt;=16;HOUR([.B471])&lt;=17))" office:value-type="boolean" office:boolean-value="false" calcext:value-type="boolean">
            <text:p>FAŁSZ</text:p>
          </table:table-cell>
          <table:table-cell/>
          <table:table-cell table:formula="of:=IF(OR(WEEKDAY([.B471])=6;WEEKDAY([.B471])=7))" office:value-type="boolean" office:boolean-value="true" calcext:value-type="boolean">
            <text:p>PRAWDA</text:p>
          </table:table-cell>
          <table:table-cell/>
          <table:table-cell table:formula="of:=COM.MICROSOFT.TEXTJOIN(&quot;&quot;;1;[.C471];[.D471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973105649" calcext:value-type="float">
            <text:p>973105649</text:p>
          </table:table-cell>
          <table:table-cell office:value-type="date" office:date-value="2017-06-23T09:18:00" calcext:value-type="date">
            <text:p>2017-06-23 09:18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472])&gt;=16;HOUR([.B472])&lt;=17))" office:value-type="boolean" office:boolean-value="false" calcext:value-type="boolean">
            <text:p>FAŁSZ</text:p>
          </table:table-cell>
          <table:table-cell/>
          <table:table-cell table:formula="of:=IF(OR(WEEKDAY([.B472])=6;WEEKDAY([.B472])=7))" office:value-type="boolean" office:boolean-value="true" calcext:value-type="boolean">
            <text:p>PRAWDA</text:p>
          </table:table-cell>
          <table:table-cell/>
          <table:table-cell table:formula="of:=COM.MICROSOFT.TEXTJOIN(&quot;&quot;;1;[.C472];[.D472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532752868" calcext:value-type="float">
            <text:p>532752868</text:p>
          </table:table-cell>
          <table:table-cell office:value-type="date" office:date-value="2017-06-23T10:46:00" calcext:value-type="date">
            <text:p>2017-06-23 10:46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473])&gt;=16;HOUR([.B473])&lt;=17))" office:value-type="boolean" office:boolean-value="false" calcext:value-type="boolean">
            <text:p>FAŁSZ</text:p>
          </table:table-cell>
          <table:table-cell/>
          <table:table-cell table:formula="of:=IF(OR(WEEKDAY([.B473])=6;WEEKDAY([.B473])=7))" office:value-type="boolean" office:boolean-value="true" calcext:value-type="boolean">
            <text:p>PRAWDA</text:p>
          </table:table-cell>
          <table:table-cell/>
          <table:table-cell table:formula="of:=COM.MICROSOFT.TEXTJOIN(&quot;&quot;;1;[.C473];[.D473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881862064" calcext:value-type="float">
            <text:p>881862064</text:p>
          </table:table-cell>
          <table:table-cell office:value-type="date" office:date-value="2017-06-23T12:10:00" calcext:value-type="date">
            <text:p>2017-06-23 12:1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474])&gt;=16;HOUR([.B474])&lt;=17))" office:value-type="boolean" office:boolean-value="false" calcext:value-type="boolean">
            <text:p>FAŁSZ</text:p>
          </table:table-cell>
          <table:table-cell/>
          <table:table-cell table:formula="of:=IF(OR(WEEKDAY([.B474])=6;WEEKDAY([.B474])=7))" office:value-type="boolean" office:boolean-value="true" calcext:value-type="boolean">
            <text:p>PRAWDA</text:p>
          </table:table-cell>
          <table:table-cell/>
          <table:table-cell table:formula="of:=COM.MICROSOFT.TEXTJOIN(&quot;&quot;;1;[.C474];[.D474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767574622" calcext:value-type="float">
            <text:p>767574622</text:p>
          </table:table-cell>
          <table:table-cell office:value-type="date" office:date-value="2017-06-23T12:33:00" calcext:value-type="date">
            <text:p>2017-06-23 12:33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475])&gt;=16;HOUR([.B475])&lt;=17))" office:value-type="boolean" office:boolean-value="false" calcext:value-type="boolean">
            <text:p>FAŁSZ</text:p>
          </table:table-cell>
          <table:table-cell/>
          <table:table-cell table:formula="of:=IF(OR(WEEKDAY([.B475])=6;WEEKDAY([.B475])=7))" office:value-type="boolean" office:boolean-value="true" calcext:value-type="boolean">
            <text:p>PRAWDA</text:p>
          </table:table-cell>
          <table:table-cell/>
          <table:table-cell table:formula="of:=COM.MICROSOFT.TEXTJOIN(&quot;&quot;;1;[.C475];[.D475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500646455" calcext:value-type="float">
            <text:p>500646455</text:p>
          </table:table-cell>
          <table:table-cell office:value-type="date" office:date-value="2017-06-23T13:11:00" calcext:value-type="date">
            <text:p>2017-06-23 13:11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476])&gt;=16;HOUR([.B476])&lt;=17))" office:value-type="boolean" office:boolean-value="false" calcext:value-type="boolean">
            <text:p>FAŁSZ</text:p>
          </table:table-cell>
          <table:table-cell/>
          <table:table-cell table:formula="of:=IF(OR(WEEKDAY([.B476])=6;WEEKDAY([.B476])=7))" office:value-type="boolean" office:boolean-value="true" calcext:value-type="boolean">
            <text:p>PRAWDA</text:p>
          </table:table-cell>
          <table:table-cell/>
          <table:table-cell table:formula="of:=COM.MICROSOFT.TEXTJOIN(&quot;&quot;;1;[.C476];[.D476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679376843" calcext:value-type="float">
            <text:p>679376843</text:p>
          </table:table-cell>
          <table:table-cell office:value-type="date" office:date-value="2017-06-23T14:27:00" calcext:value-type="date">
            <text:p>2017-06-23 14:27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477])&gt;=16;HOUR([.B477])&lt;=17))" office:value-type="boolean" office:boolean-value="false" calcext:value-type="boolean">
            <text:p>FAŁSZ</text:p>
          </table:table-cell>
          <table:table-cell/>
          <table:table-cell table:formula="of:=IF(OR(WEEKDAY([.B477])=6;WEEKDAY([.B477])=7))" office:value-type="boolean" office:boolean-value="true" calcext:value-type="boolean">
            <text:p>PRAWDA</text:p>
          </table:table-cell>
          <table:table-cell/>
          <table:table-cell table:formula="of:=COM.MICROSOFT.TEXTJOIN(&quot;&quot;;1;[.C477];[.D477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964667885" calcext:value-type="float">
            <text:p>964667885</text:p>
          </table:table-cell>
          <table:table-cell office:value-type="date" office:date-value="2017-06-23T15:00:00" calcext:value-type="date">
            <text:p>2017-06-23 15: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478])&gt;=16;HOUR([.B478])&lt;=17))" office:value-type="boolean" office:boolean-value="false" calcext:value-type="boolean">
            <text:p>FAŁSZ</text:p>
          </table:table-cell>
          <table:table-cell/>
          <table:table-cell table:formula="of:=IF(OR(WEEKDAY([.B478])=6;WEEKDAY([.B478])=7))" office:value-type="boolean" office:boolean-value="true" calcext:value-type="boolean">
            <text:p>PRAWDA</text:p>
          </table:table-cell>
          <table:table-cell/>
          <table:table-cell table:formula="of:=COM.MICROSOFT.TEXTJOIN(&quot;&quot;;1;[.C478];[.D478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428277131" calcext:value-type="float">
            <text:p>428277131</text:p>
          </table:table-cell>
          <table:table-cell office:value-type="date" office:date-value="2017-06-23T15:04:00" calcext:value-type="date">
            <text:p>2017-06-23 15:04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479])&gt;=16;HOUR([.B479])&lt;=17))" office:value-type="boolean" office:boolean-value="false" calcext:value-type="boolean">
            <text:p>FAŁSZ</text:p>
          </table:table-cell>
          <table:table-cell/>
          <table:table-cell table:formula="of:=IF(OR(WEEKDAY([.B479])=6;WEEKDAY([.B479])=7))" office:value-type="boolean" office:boolean-value="true" calcext:value-type="boolean">
            <text:p>PRAWDA</text:p>
          </table:table-cell>
          <table:table-cell/>
          <table:table-cell table:formula="of:=COM.MICROSOFT.TEXTJOIN(&quot;&quot;;1;[.C479];[.D479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629619430" calcext:value-type="float">
            <text:p>629619430</text:p>
          </table:table-cell>
          <table:table-cell office:value-type="date" office:date-value="2017-06-23T16:27:00" calcext:value-type="date">
            <text:p>2017-06-23 16:27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480])&gt;=16;HOUR([.B480])&lt;=17))" office:value-type="boolean" office:boolean-value="true" calcext:value-type="boolean">
            <text:p>PRAWDA</text:p>
          </table:table-cell>
          <table:table-cell/>
          <table:table-cell table:formula="of:=IF(OR(WEEKDAY([.B480])=6;WEEKDAY([.B480])=7))" office:value-type="boolean" office:boolean-value="true" calcext:value-type="boolean">
            <text:p>PRAWDA</text:p>
          </table:table-cell>
          <table:table-cell/>
          <table:table-cell table:formula="of:=COM.MICROSOFT.TEXTJOIN(&quot;&quot;;1;[.C480];[.D480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929921466" calcext:value-type="float">
            <text:p>929921466</text:p>
          </table:table-cell>
          <table:table-cell office:value-type="date" office:date-value="2017-06-23T17:16:00" calcext:value-type="date">
            <text:p>2017-06-23 17:16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481])&gt;=16;HOUR([.B481])&lt;=17))" office:value-type="boolean" office:boolean-value="true" calcext:value-type="boolean">
            <text:p>PRAWDA</text:p>
          </table:table-cell>
          <table:table-cell/>
          <table:table-cell table:formula="of:=IF(OR(WEEKDAY([.B481])=6;WEEKDAY([.B481])=7))" office:value-type="boolean" office:boolean-value="true" calcext:value-type="boolean">
            <text:p>PRAWDA</text:p>
          </table:table-cell>
          <table:table-cell/>
          <table:table-cell table:formula="of:=COM.MICROSOFT.TEXTJOIN(&quot;&quot;;1;[.C481];[.D481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612102741" calcext:value-type="float">
            <text:p>612102741</text:p>
          </table:table-cell>
          <table:table-cell office:value-type="date" office:date-value="2017-06-23T17:54:00" calcext:value-type="date">
            <text:p>2017-06-23 17:54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482])&gt;=16;HOUR([.B482])&lt;=17))" office:value-type="boolean" office:boolean-value="true" calcext:value-type="boolean">
            <text:p>PRAWDA</text:p>
          </table:table-cell>
          <table:table-cell/>
          <table:table-cell table:formula="of:=IF(OR(WEEKDAY([.B482])=6;WEEKDAY([.B482])=7))" office:value-type="boolean" office:boolean-value="true" calcext:value-type="boolean">
            <text:p>PRAWDA</text:p>
          </table:table-cell>
          <table:table-cell/>
          <table:table-cell table:formula="of:=COM.MICROSOFT.TEXTJOIN(&quot;&quot;;1;[.C482];[.D482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853511075" calcext:value-type="float">
            <text:p>853511075</text:p>
          </table:table-cell>
          <table:table-cell office:value-type="date" office:date-value="2017-06-23T18:59:00" calcext:value-type="date">
            <text:p>2017-06-23 18:5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483])&gt;=16;HOUR([.B483])&lt;=17))" office:value-type="boolean" office:boolean-value="false" calcext:value-type="boolean">
            <text:p>FAŁSZ</text:p>
          </table:table-cell>
          <table:table-cell/>
          <table:table-cell table:formula="of:=IF(OR(WEEKDAY([.B483])=6;WEEKDAY([.B483])=7))" office:value-type="boolean" office:boolean-value="true" calcext:value-type="boolean">
            <text:p>PRAWDA</text:p>
          </table:table-cell>
          <table:table-cell/>
          <table:table-cell table:formula="of:=COM.MICROSOFT.TEXTJOIN(&quot;&quot;;1;[.C483];[.D483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968679923" calcext:value-type="float">
            <text:p>968679923</text:p>
          </table:table-cell>
          <table:table-cell office:value-type="date" office:date-value="2017-06-23T20:51:00" calcext:value-type="date">
            <text:p>2017-06-23 20:51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484])&gt;=16;HOUR([.B484])&lt;=17))" office:value-type="boolean" office:boolean-value="false" calcext:value-type="boolean">
            <text:p>FAŁSZ</text:p>
          </table:table-cell>
          <table:table-cell/>
          <table:table-cell table:formula="of:=IF(OR(WEEKDAY([.B484])=6;WEEKDAY([.B484])=7))" office:value-type="boolean" office:boolean-value="true" calcext:value-type="boolean">
            <text:p>PRAWDA</text:p>
          </table:table-cell>
          <table:table-cell/>
          <table:table-cell table:formula="of:=COM.MICROSOFT.TEXTJOIN(&quot;&quot;;1;[.C484];[.D484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429700474" calcext:value-type="float">
            <text:p>429700474</text:p>
          </table:table-cell>
          <table:table-cell office:value-type="date" office:date-value="2017-06-23T21:53:00" calcext:value-type="date">
            <text:p>2017-06-23 21:53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485])&gt;=16;HOUR([.B485])&lt;=17))" office:value-type="boolean" office:boolean-value="false" calcext:value-type="boolean">
            <text:p>FAŁSZ</text:p>
          </table:table-cell>
          <table:table-cell/>
          <table:table-cell table:formula="of:=IF(OR(WEEKDAY([.B485])=6;WEEKDAY([.B485])=7))" office:value-type="boolean" office:boolean-value="true" calcext:value-type="boolean">
            <text:p>PRAWDA</text:p>
          </table:table-cell>
          <table:table-cell/>
          <table:table-cell table:formula="of:=COM.MICROSOFT.TEXTJOIN(&quot;&quot;;1;[.C485];[.D485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427584666" calcext:value-type="float">
            <text:p>427584666</text:p>
          </table:table-cell>
          <table:table-cell office:value-type="date" office:date-value="2017-06-23T23:21:00" calcext:value-type="date">
            <text:p>2017-06-23 23:21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486])&gt;=16;HOUR([.B486])&lt;=17))" office:value-type="boolean" office:boolean-value="false" calcext:value-type="boolean">
            <text:p>FAŁSZ</text:p>
          </table:table-cell>
          <table:table-cell/>
          <table:table-cell table:formula="of:=IF(OR(WEEKDAY([.B486])=6;WEEKDAY([.B486])=7))" office:value-type="boolean" office:boolean-value="true" calcext:value-type="boolean">
            <text:p>PRAWDA</text:p>
          </table:table-cell>
          <table:table-cell/>
          <table:table-cell table:formula="of:=COM.MICROSOFT.TEXTJOIN(&quot;&quot;;1;[.C486];[.D486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588094672" calcext:value-type="float">
            <text:p>588094672</text:p>
          </table:table-cell>
          <table:table-cell office:value-type="date" office:date-value="2017-06-24T00:03:00" calcext:value-type="date">
            <text:p>2017-06-24 00:03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487])&gt;=16;HOUR([.B487])&lt;=17))" office:value-type="boolean" office:boolean-value="false" calcext:value-type="boolean">
            <text:p>FAŁSZ</text:p>
          </table:table-cell>
          <table:table-cell/>
          <table:table-cell table:formula="of:=IF(OR(WEEKDAY([.B487])=6;WEEKDAY([.B487])=7))" office:value-type="boolean" office:boolean-value="true" calcext:value-type="boolean">
            <text:p>PRAWDA</text:p>
          </table:table-cell>
          <table:table-cell/>
          <table:table-cell table:formula="of:=COM.MICROSOFT.TEXTJOIN(&quot;&quot;;1;[.C487];[.D487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447241564" calcext:value-type="float">
            <text:p>447241564</text:p>
          </table:table-cell>
          <table:table-cell office:value-type="date" office:date-value="2017-06-24T01:43:00" calcext:value-type="date">
            <text:p>2017-06-24 01:43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488])&gt;=16;HOUR([.B488])&lt;=17))" office:value-type="boolean" office:boolean-value="false" calcext:value-type="boolean">
            <text:p>FAŁSZ</text:p>
          </table:table-cell>
          <table:table-cell/>
          <table:table-cell table:formula="of:=IF(OR(WEEKDAY([.B488])=6;WEEKDAY([.B488])=7))" office:value-type="boolean" office:boolean-value="true" calcext:value-type="boolean">
            <text:p>PRAWDA</text:p>
          </table:table-cell>
          <table:table-cell/>
          <table:table-cell table:formula="of:=COM.MICROSOFT.TEXTJOIN(&quot;&quot;;1;[.C488];[.D488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804301225" calcext:value-type="float">
            <text:p>804301225</text:p>
          </table:table-cell>
          <table:table-cell office:value-type="date" office:date-value="2017-06-24T03:42:00" calcext:value-type="date">
            <text:p>2017-06-24 03:42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489])&gt;=16;HOUR([.B489])&lt;=17))" office:value-type="boolean" office:boolean-value="false" calcext:value-type="boolean">
            <text:p>FAŁSZ</text:p>
          </table:table-cell>
          <table:table-cell/>
          <table:table-cell table:formula="of:=IF(OR(WEEKDAY([.B489])=6;WEEKDAY([.B489])=7))" office:value-type="boolean" office:boolean-value="true" calcext:value-type="boolean">
            <text:p>PRAWDA</text:p>
          </table:table-cell>
          <table:table-cell/>
          <table:table-cell table:formula="of:=COM.MICROSOFT.TEXTJOIN(&quot;&quot;;1;[.C489];[.D489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701495440" calcext:value-type="float">
            <text:p>701495440</text:p>
          </table:table-cell>
          <table:table-cell office:value-type="date" office:date-value="2017-06-24T05:03:00" calcext:value-type="date">
            <text:p>2017-06-24 05:03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490])&gt;=16;HOUR([.B490])&lt;=17))" office:value-type="boolean" office:boolean-value="false" calcext:value-type="boolean">
            <text:p>FAŁSZ</text:p>
          </table:table-cell>
          <table:table-cell/>
          <table:table-cell table:formula="of:=IF(OR(WEEKDAY([.B490])=6;WEEKDAY([.B490])=7))" office:value-type="boolean" office:boolean-value="true" calcext:value-type="boolean">
            <text:p>PRAWDA</text:p>
          </table:table-cell>
          <table:table-cell/>
          <table:table-cell table:formula="of:=COM.MICROSOFT.TEXTJOIN(&quot;&quot;;1;[.C490];[.D490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770924109" calcext:value-type="float">
            <text:p>770924109</text:p>
          </table:table-cell>
          <table:table-cell office:value-type="date" office:date-value="2017-06-24T06:57:00" calcext:value-type="date">
            <text:p>2017-06-24 06:57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491])&gt;=16;HOUR([.B491])&lt;=17))" office:value-type="boolean" office:boolean-value="false" calcext:value-type="boolean">
            <text:p>FAŁSZ</text:p>
          </table:table-cell>
          <table:table-cell/>
          <table:table-cell table:formula="of:=IF(OR(WEEKDAY([.B491])=6;WEEKDAY([.B491])=7))" office:value-type="boolean" office:boolean-value="true" calcext:value-type="boolean">
            <text:p>PRAWDA</text:p>
          </table:table-cell>
          <table:table-cell/>
          <table:table-cell table:formula="of:=COM.MICROSOFT.TEXTJOIN(&quot;&quot;;1;[.C491];[.D491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728413307" calcext:value-type="float">
            <text:p>728413307</text:p>
          </table:table-cell>
          <table:table-cell office:value-type="date" office:date-value="2017-06-24T08:22:00" calcext:value-type="date">
            <text:p>2017-06-24 08:2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492])&gt;=16;HOUR([.B492])&lt;=17))" office:value-type="boolean" office:boolean-value="false" calcext:value-type="boolean">
            <text:p>FAŁSZ</text:p>
          </table:table-cell>
          <table:table-cell/>
          <table:table-cell table:formula="of:=IF(OR(WEEKDAY([.B492])=6;WEEKDAY([.B492])=7))" office:value-type="boolean" office:boolean-value="true" calcext:value-type="boolean">
            <text:p>PRAWDA</text:p>
          </table:table-cell>
          <table:table-cell/>
          <table:table-cell table:formula="of:=COM.MICROSOFT.TEXTJOIN(&quot;&quot;;1;[.C492];[.D492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713470056" calcext:value-type="float">
            <text:p>713470056</text:p>
          </table:table-cell>
          <table:table-cell office:value-type="date" office:date-value="2017-06-24T09:11:00" calcext:value-type="date">
            <text:p>2017-06-24 09:11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493])&gt;=16;HOUR([.B493])&lt;=17))" office:value-type="boolean" office:boolean-value="false" calcext:value-type="boolean">
            <text:p>FAŁSZ</text:p>
          </table:table-cell>
          <table:table-cell/>
          <table:table-cell table:formula="of:=IF(OR(WEEKDAY([.B493])=6;WEEKDAY([.B493])=7))" office:value-type="boolean" office:boolean-value="true" calcext:value-type="boolean">
            <text:p>PRAWDA</text:p>
          </table:table-cell>
          <table:table-cell/>
          <table:table-cell table:formula="of:=COM.MICROSOFT.TEXTJOIN(&quot;&quot;;1;[.C493];[.D493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617700138" calcext:value-type="float">
            <text:p>617700138</text:p>
          </table:table-cell>
          <table:table-cell office:value-type="date" office:date-value="2017-06-24T09:55:00" calcext:value-type="date">
            <text:p>2017-06-24 09:55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494])&gt;=16;HOUR([.B494])&lt;=17))" office:value-type="boolean" office:boolean-value="false" calcext:value-type="boolean">
            <text:p>FAŁSZ</text:p>
          </table:table-cell>
          <table:table-cell/>
          <table:table-cell table:formula="of:=IF(OR(WEEKDAY([.B494])=6;WEEKDAY([.B494])=7))" office:value-type="boolean" office:boolean-value="true" calcext:value-type="boolean">
            <text:p>PRAWDA</text:p>
          </table:table-cell>
          <table:table-cell/>
          <table:table-cell table:formula="of:=COM.MICROSOFT.TEXTJOIN(&quot;&quot;;1;[.C494];[.D494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886876289" calcext:value-type="float">
            <text:p>886876289</text:p>
          </table:table-cell>
          <table:table-cell office:value-type="date" office:date-value="2017-06-24T10:44:00" calcext:value-type="date">
            <text:p>2017-06-24 10:44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495])&gt;=16;HOUR([.B495])&lt;=17))" office:value-type="boolean" office:boolean-value="false" calcext:value-type="boolean">
            <text:p>FAŁSZ</text:p>
          </table:table-cell>
          <table:table-cell/>
          <table:table-cell table:formula="of:=IF(OR(WEEKDAY([.B495])=6;WEEKDAY([.B495])=7))" office:value-type="boolean" office:boolean-value="true" calcext:value-type="boolean">
            <text:p>PRAWDA</text:p>
          </table:table-cell>
          <table:table-cell/>
          <table:table-cell table:formula="of:=COM.MICROSOFT.TEXTJOIN(&quot;&quot;;1;[.C495];[.D495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550424375" calcext:value-type="float">
            <text:p>550424375</text:p>
          </table:table-cell>
          <table:table-cell office:value-type="date" office:date-value="2017-06-24T11:40:00" calcext:value-type="date">
            <text:p>2017-06-24 11:4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496])&gt;=16;HOUR([.B496])&lt;=17))" office:value-type="boolean" office:boolean-value="false" calcext:value-type="boolean">
            <text:p>FAŁSZ</text:p>
          </table:table-cell>
          <table:table-cell/>
          <table:table-cell table:formula="of:=IF(OR(WEEKDAY([.B496])=6;WEEKDAY([.B496])=7))" office:value-type="boolean" office:boolean-value="true" calcext:value-type="boolean">
            <text:p>PRAWDA</text:p>
          </table:table-cell>
          <table:table-cell/>
          <table:table-cell table:formula="of:=COM.MICROSOFT.TEXTJOIN(&quot;&quot;;1;[.C496];[.D496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787165065" calcext:value-type="float">
            <text:p>787165065</text:p>
          </table:table-cell>
          <table:table-cell office:value-type="date" office:date-value="2017-06-24T13:21:00" calcext:value-type="date">
            <text:p>2017-06-24 13:21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497])&gt;=16;HOUR([.B497])&lt;=17))" office:value-type="boolean" office:boolean-value="false" calcext:value-type="boolean">
            <text:p>FAŁSZ</text:p>
          </table:table-cell>
          <table:table-cell/>
          <table:table-cell table:formula="of:=IF(OR(WEEKDAY([.B497])=6;WEEKDAY([.B497])=7))" office:value-type="boolean" office:boolean-value="true" calcext:value-type="boolean">
            <text:p>PRAWDA</text:p>
          </table:table-cell>
          <table:table-cell/>
          <table:table-cell table:formula="of:=COM.MICROSOFT.TEXTJOIN(&quot;&quot;;1;[.C497];[.D497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717620954" calcext:value-type="float">
            <text:p>717620954</text:p>
          </table:table-cell>
          <table:table-cell office:value-type="date" office:date-value="2017-06-24T14:50:00" calcext:value-type="date">
            <text:p>2017-06-24 14:5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498])&gt;=16;HOUR([.B498])&lt;=17))" office:value-type="boolean" office:boolean-value="false" calcext:value-type="boolean">
            <text:p>FAŁSZ</text:p>
          </table:table-cell>
          <table:table-cell/>
          <table:table-cell table:formula="of:=IF(OR(WEEKDAY([.B498])=6;WEEKDAY([.B498])=7))" office:value-type="boolean" office:boolean-value="true" calcext:value-type="boolean">
            <text:p>PRAWDA</text:p>
          </table:table-cell>
          <table:table-cell/>
          <table:table-cell table:formula="of:=COM.MICROSOFT.TEXTJOIN(&quot;&quot;;1;[.C498];[.D498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581807714" calcext:value-type="float">
            <text:p>581807714</text:p>
          </table:table-cell>
          <table:table-cell office:value-type="date" office:date-value="2017-06-24T15:00:00" calcext:value-type="date">
            <text:p>2017-06-24 15: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499])&gt;=16;HOUR([.B499])&lt;=17))" office:value-type="boolean" office:boolean-value="false" calcext:value-type="boolean">
            <text:p>FAŁSZ</text:p>
          </table:table-cell>
          <table:table-cell/>
          <table:table-cell table:formula="of:=IF(OR(WEEKDAY([.B499])=6;WEEKDAY([.B499])=7))" office:value-type="boolean" office:boolean-value="true" calcext:value-type="boolean">
            <text:p>PRAWDA</text:p>
          </table:table-cell>
          <table:table-cell/>
          <table:table-cell table:formula="of:=COM.MICROSOFT.TEXTJOIN(&quot;&quot;;1;[.C499];[.D499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445608302" calcext:value-type="float">
            <text:p>445608302</text:p>
          </table:table-cell>
          <table:table-cell office:value-type="date" office:date-value="2017-06-24T16:24:00" calcext:value-type="date">
            <text:p>2017-06-24 16:24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500])&gt;=16;HOUR([.B500])&lt;=17))" office:value-type="boolean" office:boolean-value="true" calcext:value-type="boolean">
            <text:p>PRAWDA</text:p>
          </table:table-cell>
          <table:table-cell/>
          <table:table-cell table:formula="of:=IF(OR(WEEKDAY([.B500])=6;WEEKDAY([.B500])=7))" office:value-type="boolean" office:boolean-value="true" calcext:value-type="boolean">
            <text:p>PRAWDA</text:p>
          </table:table-cell>
          <table:table-cell/>
          <table:table-cell table:formula="of:=COM.MICROSOFT.TEXTJOIN(&quot;&quot;;1;[.C500];[.D500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947890453" calcext:value-type="float">
            <text:p>947890453</text:p>
          </table:table-cell>
          <table:table-cell office:value-type="date" office:date-value="2017-06-24T16:39:00" calcext:value-type="date">
            <text:p>2017-06-24 16:39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501])&gt;=16;HOUR([.B501])&lt;=17))" office:value-type="boolean" office:boolean-value="true" calcext:value-type="boolean">
            <text:p>PRAWDA</text:p>
          </table:table-cell>
          <table:table-cell/>
          <table:table-cell table:formula="of:=IF(OR(WEEKDAY([.B501])=6;WEEKDAY([.B501])=7))" office:value-type="boolean" office:boolean-value="true" calcext:value-type="boolean">
            <text:p>PRAWDA</text:p>
          </table:table-cell>
          <table:table-cell/>
          <table:table-cell table:formula="of:=COM.MICROSOFT.TEXTJOIN(&quot;&quot;;1;[.C501];[.D501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523469687" calcext:value-type="float">
            <text:p>523469687</text:p>
          </table:table-cell>
          <table:table-cell office:value-type="date" office:date-value="2017-06-24T18:39:00" calcext:value-type="date">
            <text:p>2017-06-24 18:39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502])&gt;=16;HOUR([.B502])&lt;=17))" office:value-type="boolean" office:boolean-value="false" calcext:value-type="boolean">
            <text:p>FAŁSZ</text:p>
          </table:table-cell>
          <table:table-cell/>
          <table:table-cell table:formula="of:=IF(OR(WEEKDAY([.B502])=6;WEEKDAY([.B502])=7))" office:value-type="boolean" office:boolean-value="true" calcext:value-type="boolean">
            <text:p>PRAWDA</text:p>
          </table:table-cell>
          <table:table-cell/>
          <table:table-cell table:formula="of:=COM.MICROSOFT.TEXTJOIN(&quot;&quot;;1;[.C502];[.D502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957227968" calcext:value-type="float">
            <text:p>957227968</text:p>
          </table:table-cell>
          <table:table-cell office:value-type="date" office:date-value="2017-06-24T18:55:00" calcext:value-type="date">
            <text:p>2017-06-24 18:55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503])&gt;=16;HOUR([.B503])&lt;=17))" office:value-type="boolean" office:boolean-value="false" calcext:value-type="boolean">
            <text:p>FAŁSZ</text:p>
          </table:table-cell>
          <table:table-cell/>
          <table:table-cell table:formula="of:=IF(OR(WEEKDAY([.B503])=6;WEEKDAY([.B503])=7))" office:value-type="boolean" office:boolean-value="true" calcext:value-type="boolean">
            <text:p>PRAWDA</text:p>
          </table:table-cell>
          <table:table-cell/>
          <table:table-cell table:formula="of:=COM.MICROSOFT.TEXTJOIN(&quot;&quot;;1;[.C503];[.D503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716938595" calcext:value-type="float">
            <text:p>716938595</text:p>
          </table:table-cell>
          <table:table-cell office:value-type="date" office:date-value="2017-06-24T19:29:00" calcext:value-type="date">
            <text:p>2017-06-24 19:2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504])&gt;=16;HOUR([.B504])&lt;=17))" office:value-type="boolean" office:boolean-value="false" calcext:value-type="boolean">
            <text:p>FAŁSZ</text:p>
          </table:table-cell>
          <table:table-cell/>
          <table:table-cell table:formula="of:=IF(OR(WEEKDAY([.B504])=6;WEEKDAY([.B504])=7))" office:value-type="boolean" office:boolean-value="true" calcext:value-type="boolean">
            <text:p>PRAWDA</text:p>
          </table:table-cell>
          <table:table-cell/>
          <table:table-cell table:formula="of:=COM.MICROSOFT.TEXTJOIN(&quot;&quot;;1;[.C504];[.D504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631227933" calcext:value-type="float">
            <text:p>631227933</text:p>
          </table:table-cell>
          <table:table-cell office:value-type="date" office:date-value="2017-06-24T20:45:00" calcext:value-type="date">
            <text:p>2017-06-24 20:45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505])&gt;=16;HOUR([.B505])&lt;=17))" office:value-type="boolean" office:boolean-value="false" calcext:value-type="boolean">
            <text:p>FAŁSZ</text:p>
          </table:table-cell>
          <table:table-cell/>
          <table:table-cell table:formula="of:=IF(OR(WEEKDAY([.B505])=6;WEEKDAY([.B505])=7))" office:value-type="boolean" office:boolean-value="true" calcext:value-type="boolean">
            <text:p>PRAWDA</text:p>
          </table:table-cell>
          <table:table-cell/>
          <table:table-cell table:formula="of:=COM.MICROSOFT.TEXTJOIN(&quot;&quot;;1;[.C505];[.D505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969444620" calcext:value-type="float">
            <text:p>969444620</text:p>
          </table:table-cell>
          <table:table-cell office:value-type="date" office:date-value="2017-06-24T21:28:00" calcext:value-type="date">
            <text:p>2017-06-24 21:28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506])&gt;=16;HOUR([.B506])&lt;=17))" office:value-type="boolean" office:boolean-value="false" calcext:value-type="boolean">
            <text:p>FAŁSZ</text:p>
          </table:table-cell>
          <table:table-cell/>
          <table:table-cell table:formula="of:=IF(OR(WEEKDAY([.B506])=6;WEEKDAY([.B506])=7))" office:value-type="boolean" office:boolean-value="true" calcext:value-type="boolean">
            <text:p>PRAWDA</text:p>
          </table:table-cell>
          <table:table-cell/>
          <table:table-cell table:formula="of:=COM.MICROSOFT.TEXTJOIN(&quot;&quot;;1;[.C506];[.D506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680319208" calcext:value-type="float">
            <text:p>680319208</text:p>
          </table:table-cell>
          <table:table-cell office:value-type="date" office:date-value="2017-06-24T23:14:00" calcext:value-type="date">
            <text:p>2017-06-24 23:14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507])&gt;=16;HOUR([.B507])&lt;=17))" office:value-type="boolean" office:boolean-value="false" calcext:value-type="boolean">
            <text:p>FAŁSZ</text:p>
          </table:table-cell>
          <table:table-cell/>
          <table:table-cell table:formula="of:=IF(OR(WEEKDAY([.B507])=6;WEEKDAY([.B507])=7))" office:value-type="boolean" office:boolean-value="true" calcext:value-type="boolean">
            <text:p>PRAWDA</text:p>
          </table:table-cell>
          <table:table-cell/>
          <table:table-cell table:formula="of:=COM.MICROSOFT.TEXTJOIN(&quot;&quot;;1;[.C507];[.D507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605621608" calcext:value-type="float">
            <text:p>605621608</text:p>
          </table:table-cell>
          <table:table-cell office:value-type="date" office:date-value="2017-06-25T01:02:00" calcext:value-type="date">
            <text:p>2017-06-25 01:0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508])&gt;=16;HOUR([.B508])&lt;=17))" office:value-type="boolean" office:boolean-value="false" calcext:value-type="boolean">
            <text:p>FAŁSZ</text:p>
          </table:table-cell>
          <table:table-cell/>
          <table:table-cell table:formula="of:=IF(OR(WEEKDAY([.B508])=6;WEEKDAY([.B50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08];[.D508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499798549" calcext:value-type="float">
            <text:p>499798549</text:p>
          </table:table-cell>
          <table:table-cell office:value-type="date" office:date-value="2017-06-25T01:47:00" calcext:value-type="date">
            <text:p>2017-06-25 01:47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509])&gt;=16;HOUR([.B509])&lt;=17))" office:value-type="boolean" office:boolean-value="false" calcext:value-type="boolean">
            <text:p>FAŁSZ</text:p>
          </table:table-cell>
          <table:table-cell/>
          <table:table-cell table:formula="of:=IF(OR(WEEKDAY([.B509])=6;WEEKDAY([.B50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09];[.D509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603806238" calcext:value-type="float">
            <text:p>603806238</text:p>
          </table:table-cell>
          <table:table-cell office:value-type="date" office:date-value="2017-06-25T03:58:00" calcext:value-type="date">
            <text:p>2017-06-25 03:58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510])&gt;=16;HOUR([.B510])&lt;=17))" office:value-type="boolean" office:boolean-value="false" calcext:value-type="boolean">
            <text:p>FAŁSZ</text:p>
          </table:table-cell>
          <table:table-cell/>
          <table:table-cell table:formula="of:=IF(OR(WEEKDAY([.B510])=6;WEEKDAY([.B51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10];[.D510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749198114" calcext:value-type="float">
            <text:p>749198114</text:p>
          </table:table-cell>
          <table:table-cell office:value-type="date" office:date-value="2017-06-25T05:01:00" calcext:value-type="date">
            <text:p>2017-06-25 05:01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511])&gt;=16;HOUR([.B511])&lt;=17))" office:value-type="boolean" office:boolean-value="false" calcext:value-type="boolean">
            <text:p>FAŁSZ</text:p>
          </table:table-cell>
          <table:table-cell/>
          <table:table-cell table:formula="of:=IF(OR(WEEKDAY([.B511])=6;WEEKDAY([.B51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11];[.D511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855588685" calcext:value-type="float">
            <text:p>855588685</text:p>
          </table:table-cell>
          <table:table-cell office:value-type="date" office:date-value="2017-06-25T06:58:00" calcext:value-type="date">
            <text:p>2017-06-25 06:58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512])&gt;=16;HOUR([.B512])&lt;=17))" office:value-type="boolean" office:boolean-value="false" calcext:value-type="boolean">
            <text:p>FAŁSZ</text:p>
          </table:table-cell>
          <table:table-cell/>
          <table:table-cell table:formula="of:=IF(OR(WEEKDAY([.B512])=6;WEEKDAY([.B51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12];[.D512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459963498" calcext:value-type="float">
            <text:p>459963498</text:p>
          </table:table-cell>
          <table:table-cell office:value-type="date" office:date-value="2017-06-25T08:24:00" calcext:value-type="date">
            <text:p>2017-06-25 08:24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513])&gt;=16;HOUR([.B513])&lt;=17))" office:value-type="boolean" office:boolean-value="false" calcext:value-type="boolean">
            <text:p>FAŁSZ</text:p>
          </table:table-cell>
          <table:table-cell/>
          <table:table-cell table:formula="of:=IF(OR(WEEKDAY([.B513])=6;WEEKDAY([.B51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13];[.D513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793466170" calcext:value-type="float">
            <text:p>793466170</text:p>
          </table:table-cell>
          <table:table-cell office:value-type="date" office:date-value="2017-06-25T10:01:00" calcext:value-type="date">
            <text:p>2017-06-25 10:01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514])&gt;=16;HOUR([.B514])&lt;=17))" office:value-type="boolean" office:boolean-value="false" calcext:value-type="boolean">
            <text:p>FAŁSZ</text:p>
          </table:table-cell>
          <table:table-cell/>
          <table:table-cell table:formula="of:=IF(OR(WEEKDAY([.B514])=6;WEEKDAY([.B51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14];[.D514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682489023" calcext:value-type="float">
            <text:p>682489023</text:p>
          </table:table-cell>
          <table:table-cell office:value-type="date" office:date-value="2017-06-25T11:13:00" calcext:value-type="date">
            <text:p>2017-06-25 11:13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515])&gt;=16;HOUR([.B515])&lt;=17))" office:value-type="boolean" office:boolean-value="false" calcext:value-type="boolean">
            <text:p>FAŁSZ</text:p>
          </table:table-cell>
          <table:table-cell/>
          <table:table-cell table:formula="of:=IF(OR(WEEKDAY([.B515])=6;WEEKDAY([.B51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15];[.D515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588237872" calcext:value-type="float">
            <text:p>588237872</text:p>
          </table:table-cell>
          <table:table-cell office:value-type="date" office:date-value="2017-06-25T13:02:00" calcext:value-type="date">
            <text:p>2017-06-25 13:0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516])&gt;=16;HOUR([.B516])&lt;=17))" office:value-type="boolean" office:boolean-value="false" calcext:value-type="boolean">
            <text:p>FAŁSZ</text:p>
          </table:table-cell>
          <table:table-cell/>
          <table:table-cell table:formula="of:=IF(OR(WEEKDAY([.B516])=6;WEEKDAY([.B51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16];[.D516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478685636" calcext:value-type="float">
            <text:p>478685636</text:p>
          </table:table-cell>
          <table:table-cell office:value-type="date" office:date-value="2017-06-25T13:06:00" calcext:value-type="date">
            <text:p>2017-06-25 13:06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517])&gt;=16;HOUR([.B517])&lt;=17))" office:value-type="boolean" office:boolean-value="false" calcext:value-type="boolean">
            <text:p>FAŁSZ</text:p>
          </table:table-cell>
          <table:table-cell/>
          <table:table-cell table:formula="of:=IF(OR(WEEKDAY([.B517])=6;WEEKDAY([.B51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17];[.D517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774658060" calcext:value-type="float">
            <text:p>774658060</text:p>
          </table:table-cell>
          <table:table-cell office:value-type="date" office:date-value="2017-06-25T13:29:00" calcext:value-type="date">
            <text:p>2017-06-25 13:29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518])&gt;=16;HOUR([.B518])&lt;=17))" office:value-type="boolean" office:boolean-value="false" calcext:value-type="boolean">
            <text:p>FAŁSZ</text:p>
          </table:table-cell>
          <table:table-cell/>
          <table:table-cell table:formula="of:=IF(OR(WEEKDAY([.B518])=6;WEEKDAY([.B51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18];[.D518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837080319" calcext:value-type="float">
            <text:p>837080319</text:p>
          </table:table-cell>
          <table:table-cell office:value-type="date" office:date-value="2017-06-25T13:58:00" calcext:value-type="date">
            <text:p>2017-06-25 13:58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519])&gt;=16;HOUR([.B519])&lt;=17))" office:value-type="boolean" office:boolean-value="false" calcext:value-type="boolean">
            <text:p>FAŁSZ</text:p>
          </table:table-cell>
          <table:table-cell/>
          <table:table-cell table:formula="of:=IF(OR(WEEKDAY([.B519])=6;WEEKDAY([.B51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19];[.D519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479746482" calcext:value-type="float">
            <text:p>479746482</text:p>
          </table:table-cell>
          <table:table-cell office:value-type="date" office:date-value="2017-06-25T14:20:00" calcext:value-type="date">
            <text:p>2017-06-25 14:2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520])&gt;=16;HOUR([.B520])&lt;=17))" office:value-type="boolean" office:boolean-value="false" calcext:value-type="boolean">
            <text:p>FAŁSZ</text:p>
          </table:table-cell>
          <table:table-cell/>
          <table:table-cell table:formula="of:=IF(OR(WEEKDAY([.B520])=6;WEEKDAY([.B52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20];[.D520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614123855" calcext:value-type="float">
            <text:p>614123855</text:p>
          </table:table-cell>
          <table:table-cell office:value-type="date" office:date-value="2017-06-25T14:52:00" calcext:value-type="date">
            <text:p>2017-06-25 14:5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521])&gt;=16;HOUR([.B521])&lt;=17))" office:value-type="boolean" office:boolean-value="false" calcext:value-type="boolean">
            <text:p>FAŁSZ</text:p>
          </table:table-cell>
          <table:table-cell/>
          <table:table-cell table:formula="of:=IF(OR(WEEKDAY([.B521])=6;WEEKDAY([.B52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21];[.D521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577397284" calcext:value-type="float">
            <text:p>577397284</text:p>
          </table:table-cell>
          <table:table-cell office:value-type="date" office:date-value="2017-06-25T15:00:00" calcext:value-type="date">
            <text:p>2017-06-25 15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522])&gt;=16;HOUR([.B522])&lt;=17))" office:value-type="boolean" office:boolean-value="false" calcext:value-type="boolean">
            <text:p>FAŁSZ</text:p>
          </table:table-cell>
          <table:table-cell/>
          <table:table-cell table:formula="of:=IF(OR(WEEKDAY([.B522])=6;WEEKDAY([.B52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22];[.D522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631142012" calcext:value-type="float">
            <text:p>631142012</text:p>
          </table:table-cell>
          <table:table-cell office:value-type="date" office:date-value="2017-06-25T15:01:00" calcext:value-type="date">
            <text:p>2017-06-25 15:01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523])&gt;=16;HOUR([.B523])&lt;=17))" office:value-type="boolean" office:boolean-value="false" calcext:value-type="boolean">
            <text:p>FAŁSZ</text:p>
          </table:table-cell>
          <table:table-cell/>
          <table:table-cell table:formula="of:=IF(OR(WEEKDAY([.B523])=6;WEEKDAY([.B52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23];[.D523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703777575" calcext:value-type="float">
            <text:p>703777575</text:p>
          </table:table-cell>
          <table:table-cell office:value-type="date" office:date-value="2017-06-25T15:13:00" calcext:value-type="date">
            <text:p>2017-06-25 15:13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524])&gt;=16;HOUR([.B524])&lt;=17))" office:value-type="boolean" office:boolean-value="false" calcext:value-type="boolean">
            <text:p>FAŁSZ</text:p>
          </table:table-cell>
          <table:table-cell/>
          <table:table-cell table:formula="of:=IF(OR(WEEKDAY([.B524])=6;WEEKDAY([.B52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24];[.D524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404281537" calcext:value-type="float">
            <text:p>404281537</text:p>
          </table:table-cell>
          <table:table-cell office:value-type="date" office:date-value="2017-06-25T16:03:00" calcext:value-type="date">
            <text:p>2017-06-25 16:03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525])&gt;=16;HOUR([.B525])&lt;=17))" office:value-type="boolean" office:boolean-value="true" calcext:value-type="boolean">
            <text:p>PRAWDA</text:p>
          </table:table-cell>
          <table:table-cell/>
          <table:table-cell table:formula="of:=IF(OR(WEEKDAY([.B525])=6;WEEKDAY([.B52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25];[.D525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649343885" calcext:value-type="float">
            <text:p>649343885</text:p>
          </table:table-cell>
          <table:table-cell office:value-type="date" office:date-value="2017-06-25T18:15:00" calcext:value-type="date">
            <text:p>2017-06-25 18:15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526])&gt;=16;HOUR([.B526])&lt;=17))" office:value-type="boolean" office:boolean-value="false" calcext:value-type="boolean">
            <text:p>FAŁSZ</text:p>
          </table:table-cell>
          <table:table-cell/>
          <table:table-cell table:formula="of:=IF(OR(WEEKDAY([.B526])=6;WEEKDAY([.B52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26];[.D526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595415973" calcext:value-type="float">
            <text:p>595415973</text:p>
          </table:table-cell>
          <table:table-cell office:value-type="date" office:date-value="2017-06-25T19:08:00" calcext:value-type="date">
            <text:p>2017-06-25 19:08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527])&gt;=16;HOUR([.B527])&lt;=17))" office:value-type="boolean" office:boolean-value="false" calcext:value-type="boolean">
            <text:p>FAŁSZ</text:p>
          </table:table-cell>
          <table:table-cell/>
          <table:table-cell table:formula="of:=IF(OR(WEEKDAY([.B527])=6;WEEKDAY([.B52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27];[.D527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602349278" calcext:value-type="float">
            <text:p>602349278</text:p>
          </table:table-cell>
          <table:table-cell office:value-type="date" office:date-value="2017-06-25T19:20:00" calcext:value-type="date">
            <text:p>2017-06-25 19:2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528])&gt;=16;HOUR([.B528])&lt;=17))" office:value-type="boolean" office:boolean-value="false" calcext:value-type="boolean">
            <text:p>FAŁSZ</text:p>
          </table:table-cell>
          <table:table-cell/>
          <table:table-cell table:formula="of:=IF(OR(WEEKDAY([.B528])=6;WEEKDAY([.B52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28];[.D528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975543950" calcext:value-type="float">
            <text:p>975543950</text:p>
          </table:table-cell>
          <table:table-cell office:value-type="date" office:date-value="2017-06-25T20:05:00" calcext:value-type="date">
            <text:p>2017-06-25 20:05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529])&gt;=16;HOUR([.B529])&lt;=17))" office:value-type="boolean" office:boolean-value="false" calcext:value-type="boolean">
            <text:p>FAŁSZ</text:p>
          </table:table-cell>
          <table:table-cell/>
          <table:table-cell table:formula="of:=IF(OR(WEEKDAY([.B529])=6;WEEKDAY([.B52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29];[.D529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498101078" calcext:value-type="float">
            <text:p>498101078</text:p>
          </table:table-cell>
          <table:table-cell office:value-type="date" office:date-value="2017-06-25T21:24:00" calcext:value-type="date">
            <text:p>2017-06-25 21:24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530])&gt;=16;HOUR([.B530])&lt;=17))" office:value-type="boolean" office:boolean-value="false" calcext:value-type="boolean">
            <text:p>FAŁSZ</text:p>
          </table:table-cell>
          <table:table-cell/>
          <table:table-cell table:formula="of:=IF(OR(WEEKDAY([.B530])=6;WEEKDAY([.B53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30];[.D530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534160537" calcext:value-type="float">
            <text:p>534160537</text:p>
          </table:table-cell>
          <table:table-cell office:value-type="date" office:date-value="2017-06-25T22:24:00" calcext:value-type="date">
            <text:p>2017-06-25 22:24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531])&gt;=16;HOUR([.B531])&lt;=17))" office:value-type="boolean" office:boolean-value="false" calcext:value-type="boolean">
            <text:p>FAŁSZ</text:p>
          </table:table-cell>
          <table:table-cell/>
          <table:table-cell table:formula="of:=IF(OR(WEEKDAY([.B531])=6;WEEKDAY([.B53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31];[.D531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797540105" calcext:value-type="float">
            <text:p>797540105</text:p>
          </table:table-cell>
          <table:table-cell office:value-type="date" office:date-value="2017-06-25T23:54:00" calcext:value-type="date">
            <text:p>2017-06-25 23:54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532])&gt;=16;HOUR([.B532])&lt;=17))" office:value-type="boolean" office:boolean-value="false" calcext:value-type="boolean">
            <text:p>FAŁSZ</text:p>
          </table:table-cell>
          <table:table-cell/>
          <table:table-cell table:formula="of:=IF(OR(WEEKDAY([.B532])=6;WEEKDAY([.B53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32];[.D532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889460614" calcext:value-type="float">
            <text:p>889460614</text:p>
          </table:table-cell>
          <table:table-cell office:value-type="date" office:date-value="2017-06-26T00:40:00" calcext:value-type="date">
            <text:p>2017-06-26 00:4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533])&gt;=16;HOUR([.B533])&lt;=17))" office:value-type="boolean" office:boolean-value="false" calcext:value-type="boolean">
            <text:p>FAŁSZ</text:p>
          </table:table-cell>
          <table:table-cell/>
          <table:table-cell table:formula="of:=IF(OR(WEEKDAY([.B533])=6;WEEKDAY([.B53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33];[.D533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487760141" calcext:value-type="float">
            <text:p>487760141</text:p>
          </table:table-cell>
          <table:table-cell office:value-type="date" office:date-value="2017-06-26T01:30:00" calcext:value-type="date">
            <text:p>2017-06-26 01:3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534])&gt;=16;HOUR([.B534])&lt;=17))" office:value-type="boolean" office:boolean-value="false" calcext:value-type="boolean">
            <text:p>FAŁSZ</text:p>
          </table:table-cell>
          <table:table-cell/>
          <table:table-cell table:formula="of:=IF(OR(WEEKDAY([.B534])=6;WEEKDAY([.B53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34];[.D534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743866393" calcext:value-type="float">
            <text:p>743866393</text:p>
          </table:table-cell>
          <table:table-cell office:value-type="date" office:date-value="2017-06-26T02:35:00" calcext:value-type="date">
            <text:p>2017-06-26 02:35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535])&gt;=16;HOUR([.B535])&lt;=17))" office:value-type="boolean" office:boolean-value="false" calcext:value-type="boolean">
            <text:p>FAŁSZ</text:p>
          </table:table-cell>
          <table:table-cell/>
          <table:table-cell table:formula="of:=IF(OR(WEEKDAY([.B535])=6;WEEKDAY([.B53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35];[.D535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924684640" calcext:value-type="float">
            <text:p>924684640</text:p>
          </table:table-cell>
          <table:table-cell office:value-type="date" office:date-value="2017-06-26T02:48:00" calcext:value-type="date">
            <text:p>2017-06-26 02:48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536])&gt;=16;HOUR([.B536])&lt;=17))" office:value-type="boolean" office:boolean-value="false" calcext:value-type="boolean">
            <text:p>FAŁSZ</text:p>
          </table:table-cell>
          <table:table-cell/>
          <table:table-cell table:formula="of:=IF(OR(WEEKDAY([.B536])=6;WEEKDAY([.B53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36];[.D536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918687751" calcext:value-type="float">
            <text:p>918687751</text:p>
          </table:table-cell>
          <table:table-cell office:value-type="date" office:date-value="2017-06-26T04:45:00" calcext:value-type="date">
            <text:p>2017-06-26 04:45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537])&gt;=16;HOUR([.B537])&lt;=17))" office:value-type="boolean" office:boolean-value="false" calcext:value-type="boolean">
            <text:p>FAŁSZ</text:p>
          </table:table-cell>
          <table:table-cell/>
          <table:table-cell table:formula="of:=IF(OR(WEEKDAY([.B537])=6;WEEKDAY([.B53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37];[.D537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725157885" calcext:value-type="float">
            <text:p>725157885</text:p>
          </table:table-cell>
          <table:table-cell office:value-type="date" office:date-value="2017-06-26T04:47:00" calcext:value-type="date">
            <text:p>2017-06-26 04:47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538])&gt;=16;HOUR([.B538])&lt;=17))" office:value-type="boolean" office:boolean-value="false" calcext:value-type="boolean">
            <text:p>FAŁSZ</text:p>
          </table:table-cell>
          <table:table-cell/>
          <table:table-cell table:formula="of:=IF(OR(WEEKDAY([.B538])=6;WEEKDAY([.B53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38];[.D538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727223644" calcext:value-type="float">
            <text:p>727223644</text:p>
          </table:table-cell>
          <table:table-cell office:value-type="date" office:date-value="2017-06-26T05:34:00" calcext:value-type="date">
            <text:p>2017-06-26 05:34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539])&gt;=16;HOUR([.B539])&lt;=17))" office:value-type="boolean" office:boolean-value="false" calcext:value-type="boolean">
            <text:p>FAŁSZ</text:p>
          </table:table-cell>
          <table:table-cell/>
          <table:table-cell table:formula="of:=IF(OR(WEEKDAY([.B539])=6;WEEKDAY([.B53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39];[.D539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964088692" calcext:value-type="float">
            <text:p>964088692</text:p>
          </table:table-cell>
          <table:table-cell office:value-type="date" office:date-value="2017-06-26T07:27:00" calcext:value-type="date">
            <text:p>2017-06-26 07:27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540])&gt;=16;HOUR([.B540])&lt;=17))" office:value-type="boolean" office:boolean-value="false" calcext:value-type="boolean">
            <text:p>FAŁSZ</text:p>
          </table:table-cell>
          <table:table-cell/>
          <table:table-cell table:formula="of:=IF(OR(WEEKDAY([.B540])=6;WEEKDAY([.B54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40];[.D540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484784828" calcext:value-type="float">
            <text:p>484784828</text:p>
          </table:table-cell>
          <table:table-cell office:value-type="date" office:date-value="2017-06-26T09:39:00" calcext:value-type="date">
            <text:p>2017-06-26 09:39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541])&gt;=16;HOUR([.B541])&lt;=17))" office:value-type="boolean" office:boolean-value="false" calcext:value-type="boolean">
            <text:p>FAŁSZ</text:p>
          </table:table-cell>
          <table:table-cell/>
          <table:table-cell table:formula="of:=IF(OR(WEEKDAY([.B541])=6;WEEKDAY([.B54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41];[.D541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876854893" calcext:value-type="float">
            <text:p>876854893</text:p>
          </table:table-cell>
          <table:table-cell office:value-type="date" office:date-value="2017-06-26T10:48:00" calcext:value-type="date">
            <text:p>2017-06-26 10:48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542])&gt;=16;HOUR([.B542])&lt;=17))" office:value-type="boolean" office:boolean-value="false" calcext:value-type="boolean">
            <text:p>FAŁSZ</text:p>
          </table:table-cell>
          <table:table-cell/>
          <table:table-cell table:formula="of:=IF(OR(WEEKDAY([.B542])=6;WEEKDAY([.B54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42];[.D542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626987134" calcext:value-type="float">
            <text:p>626987134</text:p>
          </table:table-cell>
          <table:table-cell office:value-type="date" office:date-value="2017-06-26T13:03:00" calcext:value-type="date">
            <text:p>2017-06-26 13:03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543])&gt;=16;HOUR([.B543])&lt;=17))" office:value-type="boolean" office:boolean-value="false" calcext:value-type="boolean">
            <text:p>FAŁSZ</text:p>
          </table:table-cell>
          <table:table-cell/>
          <table:table-cell table:formula="of:=IF(OR(WEEKDAY([.B543])=6;WEEKDAY([.B54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43];[.D543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874070041" calcext:value-type="float">
            <text:p>874070041</text:p>
          </table:table-cell>
          <table:table-cell office:value-type="date" office:date-value="2017-06-26T15:00:00" calcext:value-type="date">
            <text:p>2017-06-26 15: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544])&gt;=16;HOUR([.B544])&lt;=17))" office:value-type="boolean" office:boolean-value="false" calcext:value-type="boolean">
            <text:p>FAŁSZ</text:p>
          </table:table-cell>
          <table:table-cell/>
          <table:table-cell table:formula="of:=IF(OR(WEEKDAY([.B544])=6;WEEKDAY([.B54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44];[.D544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823332945" calcext:value-type="float">
            <text:p>823332945</text:p>
          </table:table-cell>
          <table:table-cell office:value-type="date" office:date-value="2017-06-26T15:17:00" calcext:value-type="date">
            <text:p>2017-06-26 15:17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545])&gt;=16;HOUR([.B545])&lt;=17))" office:value-type="boolean" office:boolean-value="false" calcext:value-type="boolean">
            <text:p>FAŁSZ</text:p>
          </table:table-cell>
          <table:table-cell/>
          <table:table-cell table:formula="of:=IF(OR(WEEKDAY([.B545])=6;WEEKDAY([.B54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45];[.D545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561666342" calcext:value-type="float">
            <text:p>561666342</text:p>
          </table:table-cell>
          <table:table-cell office:value-type="date" office:date-value="2017-06-26T15:19:00" calcext:value-type="date">
            <text:p>2017-06-26 15:19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546])&gt;=16;HOUR([.B546])&lt;=17))" office:value-type="boolean" office:boolean-value="false" calcext:value-type="boolean">
            <text:p>FAŁSZ</text:p>
          </table:table-cell>
          <table:table-cell/>
          <table:table-cell table:formula="of:=IF(OR(WEEKDAY([.B546])=6;WEEKDAY([.B54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46];[.D546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962027372" calcext:value-type="float">
            <text:p>962027372</text:p>
          </table:table-cell>
          <table:table-cell office:value-type="date" office:date-value="2017-06-26T15:41:00" calcext:value-type="date">
            <text:p>2017-06-26 15:41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547])&gt;=16;HOUR([.B547])&lt;=17))" office:value-type="boolean" office:boolean-value="false" calcext:value-type="boolean">
            <text:p>FAŁSZ</text:p>
          </table:table-cell>
          <table:table-cell/>
          <table:table-cell table:formula="of:=IF(OR(WEEKDAY([.B547])=6;WEEKDAY([.B54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47];[.D547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759085835" calcext:value-type="float">
            <text:p>759085835</text:p>
          </table:table-cell>
          <table:table-cell office:value-type="date" office:date-value="2017-06-26T17:20:00" calcext:value-type="date">
            <text:p>2017-06-26 17:2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548])&gt;=16;HOUR([.B548])&lt;=17))" office:value-type="boolean" office:boolean-value="true" calcext:value-type="boolean">
            <text:p>PRAWDA</text:p>
          </table:table-cell>
          <table:table-cell/>
          <table:table-cell table:formula="of:=IF(OR(WEEKDAY([.B548])=6;WEEKDAY([.B54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48];[.D548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867158012" calcext:value-type="float">
            <text:p>867158012</text:p>
          </table:table-cell>
          <table:table-cell office:value-type="date" office:date-value="2017-06-26T19:26:00" calcext:value-type="date">
            <text:p>2017-06-26 19:26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549])&gt;=16;HOUR([.B549])&lt;=17))" office:value-type="boolean" office:boolean-value="false" calcext:value-type="boolean">
            <text:p>FAŁSZ</text:p>
          </table:table-cell>
          <table:table-cell/>
          <table:table-cell table:formula="of:=IF(OR(WEEKDAY([.B549])=6;WEEKDAY([.B54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49];[.D549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400480111" calcext:value-type="float">
            <text:p>400480111</text:p>
          </table:table-cell>
          <table:table-cell office:value-type="date" office:date-value="2017-06-26T21:11:00" calcext:value-type="date">
            <text:p>2017-06-26 21:11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550])&gt;=16;HOUR([.B550])&lt;=17))" office:value-type="boolean" office:boolean-value="false" calcext:value-type="boolean">
            <text:p>FAŁSZ</text:p>
          </table:table-cell>
          <table:table-cell/>
          <table:table-cell table:formula="of:=IF(OR(WEEKDAY([.B550])=6;WEEKDAY([.B55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50];[.D550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625844349" calcext:value-type="float">
            <text:p>625844349</text:p>
          </table:table-cell>
          <table:table-cell office:value-type="date" office:date-value="2017-06-26T22:02:00" calcext:value-type="date">
            <text:p>2017-06-26 22:02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551])&gt;=16;HOUR([.B551])&lt;=17))" office:value-type="boolean" office:boolean-value="false" calcext:value-type="boolean">
            <text:p>FAŁSZ</text:p>
          </table:table-cell>
          <table:table-cell/>
          <table:table-cell table:formula="of:=IF(OR(WEEKDAY([.B551])=6;WEEKDAY([.B55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51];[.D551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721591778" calcext:value-type="float">
            <text:p>721591778</text:p>
          </table:table-cell>
          <table:table-cell office:value-type="date" office:date-value="2017-06-26T23:48:00" calcext:value-type="date">
            <text:p>2017-06-26 23:48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552])&gt;=16;HOUR([.B552])&lt;=17))" office:value-type="boolean" office:boolean-value="false" calcext:value-type="boolean">
            <text:p>FAŁSZ</text:p>
          </table:table-cell>
          <table:table-cell/>
          <table:table-cell table:formula="of:=IF(OR(WEEKDAY([.B552])=6;WEEKDAY([.B55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52];[.D552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476114766" calcext:value-type="float">
            <text:p>476114766</text:p>
          </table:table-cell>
          <table:table-cell office:value-type="date" office:date-value="2017-06-27T01:04:00" calcext:value-type="date">
            <text:p>2017-06-27 01:04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553])&gt;=16;HOUR([.B553])&lt;=17))" office:value-type="boolean" office:boolean-value="false" calcext:value-type="boolean">
            <text:p>FAŁSZ</text:p>
          </table:table-cell>
          <table:table-cell/>
          <table:table-cell table:formula="of:=IF(OR(WEEKDAY([.B553])=6;WEEKDAY([.B55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53];[.D553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707120954" calcext:value-type="float">
            <text:p>707120954</text:p>
          </table:table-cell>
          <table:table-cell office:value-type="date" office:date-value="2017-06-27T02:20:00" calcext:value-type="date">
            <text:p>2017-06-27 02:2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554])&gt;=16;HOUR([.B554])&lt;=17))" office:value-type="boolean" office:boolean-value="false" calcext:value-type="boolean">
            <text:p>FAŁSZ</text:p>
          </table:table-cell>
          <table:table-cell/>
          <table:table-cell table:formula="of:=IF(OR(WEEKDAY([.B554])=6;WEEKDAY([.B55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54];[.D554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525447282" calcext:value-type="float">
            <text:p>525447282</text:p>
          </table:table-cell>
          <table:table-cell office:value-type="date" office:date-value="2017-06-27T03:52:00" calcext:value-type="date">
            <text:p>2017-06-27 03:52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555])&gt;=16;HOUR([.B555])&lt;=17))" office:value-type="boolean" office:boolean-value="false" calcext:value-type="boolean">
            <text:p>FAŁSZ</text:p>
          </table:table-cell>
          <table:table-cell/>
          <table:table-cell table:formula="of:=IF(OR(WEEKDAY([.B555])=6;WEEKDAY([.B55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55];[.D555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543692329" calcext:value-type="float">
            <text:p>543692329</text:p>
          </table:table-cell>
          <table:table-cell office:value-type="date" office:date-value="2017-06-27T05:31:00" calcext:value-type="date">
            <text:p>2017-06-27 05:31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556])&gt;=16;HOUR([.B556])&lt;=17))" office:value-type="boolean" office:boolean-value="false" calcext:value-type="boolean">
            <text:p>FAŁSZ</text:p>
          </table:table-cell>
          <table:table-cell/>
          <table:table-cell table:formula="of:=IF(OR(WEEKDAY([.B556])=6;WEEKDAY([.B55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56];[.D556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839214824" calcext:value-type="float">
            <text:p>839214824</text:p>
          </table:table-cell>
          <table:table-cell office:value-type="date" office:date-value="2017-06-27T06:42:00" calcext:value-type="date">
            <text:p>2017-06-27 06:4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557])&gt;=16;HOUR([.B557])&lt;=17))" office:value-type="boolean" office:boolean-value="false" calcext:value-type="boolean">
            <text:p>FAŁSZ</text:p>
          </table:table-cell>
          <table:table-cell/>
          <table:table-cell table:formula="of:=IF(OR(WEEKDAY([.B557])=6;WEEKDAY([.B55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57];[.D557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875568125" calcext:value-type="float">
            <text:p>875568125</text:p>
          </table:table-cell>
          <table:table-cell office:value-type="date" office:date-value="2017-06-27T08:47:00" calcext:value-type="date">
            <text:p>2017-06-27 08:47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558])&gt;=16;HOUR([.B558])&lt;=17))" office:value-type="boolean" office:boolean-value="false" calcext:value-type="boolean">
            <text:p>FAŁSZ</text:p>
          </table:table-cell>
          <table:table-cell/>
          <table:table-cell table:formula="of:=IF(OR(WEEKDAY([.B558])=6;WEEKDAY([.B55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58];[.D558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663758847" calcext:value-type="float">
            <text:p>663758847</text:p>
          </table:table-cell>
          <table:table-cell office:value-type="date" office:date-value="2017-06-27T10:57:00" calcext:value-type="date">
            <text:p>2017-06-27 10:57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559])&gt;=16;HOUR([.B559])&lt;=17))" office:value-type="boolean" office:boolean-value="false" calcext:value-type="boolean">
            <text:p>FAŁSZ</text:p>
          </table:table-cell>
          <table:table-cell/>
          <table:table-cell table:formula="of:=IF(OR(WEEKDAY([.B559])=6;WEEKDAY([.B55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59];[.D559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827186109" calcext:value-type="float">
            <text:p>827186109</text:p>
          </table:table-cell>
          <table:table-cell office:value-type="date" office:date-value="2017-06-27T12:10:00" calcext:value-type="date">
            <text:p>2017-06-27 12:1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560])&gt;=16;HOUR([.B560])&lt;=17))" office:value-type="boolean" office:boolean-value="false" calcext:value-type="boolean">
            <text:p>FAŁSZ</text:p>
          </table:table-cell>
          <table:table-cell/>
          <table:table-cell table:formula="of:=IF(OR(WEEKDAY([.B560])=6;WEEKDAY([.B56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60];[.D560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452847668" calcext:value-type="float">
            <text:p>452847668</text:p>
          </table:table-cell>
          <table:table-cell office:value-type="date" office:date-value="2017-06-27T14:00:00" calcext:value-type="date">
            <text:p>2017-06-27 14: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561])&gt;=16;HOUR([.B561])&lt;=17))" office:value-type="boolean" office:boolean-value="false" calcext:value-type="boolean">
            <text:p>FAŁSZ</text:p>
          </table:table-cell>
          <table:table-cell/>
          <table:table-cell table:formula="of:=IF(OR(WEEKDAY([.B561])=6;WEEKDAY([.B56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61];[.D561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983117648" calcext:value-type="float">
            <text:p>983117648</text:p>
          </table:table-cell>
          <table:table-cell office:value-type="date" office:date-value="2017-06-27T14:59:00" calcext:value-type="date">
            <text:p>2017-06-27 14:59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562])&gt;=16;HOUR([.B562])&lt;=17))" office:value-type="boolean" office:boolean-value="false" calcext:value-type="boolean">
            <text:p>FAŁSZ</text:p>
          </table:table-cell>
          <table:table-cell/>
          <table:table-cell table:formula="of:=IF(OR(WEEKDAY([.B562])=6;WEEKDAY([.B56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62];[.D562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760301781" calcext:value-type="float">
            <text:p>760301781</text:p>
          </table:table-cell>
          <table:table-cell office:value-type="date" office:date-value="2017-06-27T15:00:00" calcext:value-type="date">
            <text:p>2017-06-27 15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563])&gt;=16;HOUR([.B563])&lt;=17))" office:value-type="boolean" office:boolean-value="false" calcext:value-type="boolean">
            <text:p>FAŁSZ</text:p>
          </table:table-cell>
          <table:table-cell/>
          <table:table-cell table:formula="of:=IF(OR(WEEKDAY([.B563])=6;WEEKDAY([.B56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63];[.D563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822001216" calcext:value-type="float">
            <text:p>822001216</text:p>
          </table:table-cell>
          <table:table-cell office:value-type="date" office:date-value="2017-06-27T15:55:00" calcext:value-type="date">
            <text:p>2017-06-27 15:55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564])&gt;=16;HOUR([.B564])&lt;=17))" office:value-type="boolean" office:boolean-value="false" calcext:value-type="boolean">
            <text:p>FAŁSZ</text:p>
          </table:table-cell>
          <table:table-cell/>
          <table:table-cell table:formula="of:=IF(OR(WEEKDAY([.B564])=6;WEEKDAY([.B56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64];[.D564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918191592" calcext:value-type="float">
            <text:p>918191592</text:p>
          </table:table-cell>
          <table:table-cell office:value-type="date" office:date-value="2017-06-27T16:23:00" calcext:value-type="date">
            <text:p>2017-06-27 16:23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565])&gt;=16;HOUR([.B565])&lt;=17))" office:value-type="boolean" office:boolean-value="true" calcext:value-type="boolean">
            <text:p>PRAWDA</text:p>
          </table:table-cell>
          <table:table-cell/>
          <table:table-cell table:formula="of:=IF(OR(WEEKDAY([.B565])=6;WEEKDAY([.B56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65];[.D565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949866347" calcext:value-type="float">
            <text:p>949866347</text:p>
          </table:table-cell>
          <table:table-cell office:value-type="date" office:date-value="2017-06-27T17:11:00" calcext:value-type="date">
            <text:p>2017-06-27 17:11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566])&gt;=16;HOUR([.B566])&lt;=17))" office:value-type="boolean" office:boolean-value="true" calcext:value-type="boolean">
            <text:p>PRAWDA</text:p>
          </table:table-cell>
          <table:table-cell/>
          <table:table-cell table:formula="of:=IF(OR(WEEKDAY([.B566])=6;WEEKDAY([.B56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66];[.D566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816244572" calcext:value-type="float">
            <text:p>816244572</text:p>
          </table:table-cell>
          <table:table-cell office:value-type="date" office:date-value="2017-06-27T18:31:00" calcext:value-type="date">
            <text:p>2017-06-27 18:31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567])&gt;=16;HOUR([.B567])&lt;=17))" office:value-type="boolean" office:boolean-value="false" calcext:value-type="boolean">
            <text:p>FAŁSZ</text:p>
          </table:table-cell>
          <table:table-cell/>
          <table:table-cell table:formula="of:=IF(OR(WEEKDAY([.B567])=6;WEEKDAY([.B56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67];[.D567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494435189" calcext:value-type="float">
            <text:p>494435189</text:p>
          </table:table-cell>
          <table:table-cell office:value-type="date" office:date-value="2017-06-27T19:34:00" calcext:value-type="date">
            <text:p>2017-06-27 19:34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568])&gt;=16;HOUR([.B568])&lt;=17))" office:value-type="boolean" office:boolean-value="false" calcext:value-type="boolean">
            <text:p>FAŁSZ</text:p>
          </table:table-cell>
          <table:table-cell/>
          <table:table-cell table:formula="of:=IF(OR(WEEKDAY([.B568])=6;WEEKDAY([.B56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68];[.D568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468971163" calcext:value-type="float">
            <text:p>468971163</text:p>
          </table:table-cell>
          <table:table-cell office:value-type="date" office:date-value="2017-06-27T20:19:00" calcext:value-type="date">
            <text:p>2017-06-27 20:19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569])&gt;=16;HOUR([.B569])&lt;=17))" office:value-type="boolean" office:boolean-value="false" calcext:value-type="boolean">
            <text:p>FAŁSZ</text:p>
          </table:table-cell>
          <table:table-cell/>
          <table:table-cell table:formula="of:=IF(OR(WEEKDAY([.B569])=6;WEEKDAY([.B56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69];[.D569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840157226" calcext:value-type="float">
            <text:p>840157226</text:p>
          </table:table-cell>
          <table:table-cell office:value-type="date" office:date-value="2017-06-27T20:48:00" calcext:value-type="date">
            <text:p>2017-06-27 20:48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570])&gt;=16;HOUR([.B570])&lt;=17))" office:value-type="boolean" office:boolean-value="false" calcext:value-type="boolean">
            <text:p>FAŁSZ</text:p>
          </table:table-cell>
          <table:table-cell/>
          <table:table-cell table:formula="of:=IF(OR(WEEKDAY([.B570])=6;WEEKDAY([.B57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70];[.D570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584715169" calcext:value-type="float">
            <text:p>584715169</text:p>
          </table:table-cell>
          <table:table-cell office:value-type="date" office:date-value="2017-06-27T21:05:00" calcext:value-type="date">
            <text:p>2017-06-27 21:05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571])&gt;=16;HOUR([.B571])&lt;=17))" office:value-type="boolean" office:boolean-value="false" calcext:value-type="boolean">
            <text:p>FAŁSZ</text:p>
          </table:table-cell>
          <table:table-cell/>
          <table:table-cell table:formula="of:=IF(OR(WEEKDAY([.B571])=6;WEEKDAY([.B57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71];[.D571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689059627" calcext:value-type="float">
            <text:p>689059627</text:p>
          </table:table-cell>
          <table:table-cell office:value-type="date" office:date-value="2017-06-27T22:39:00" calcext:value-type="date">
            <text:p>2017-06-27 22:39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572])&gt;=16;HOUR([.B572])&lt;=17))" office:value-type="boolean" office:boolean-value="false" calcext:value-type="boolean">
            <text:p>FAŁSZ</text:p>
          </table:table-cell>
          <table:table-cell/>
          <table:table-cell table:formula="of:=IF(OR(WEEKDAY([.B572])=6;WEEKDAY([.B57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72];[.D572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919871667" calcext:value-type="float">
            <text:p>919871667</text:p>
          </table:table-cell>
          <table:table-cell office:value-type="date" office:date-value="2017-06-28T00:32:00" calcext:value-type="date">
            <text:p>2017-06-28 00:32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573])&gt;=16;HOUR([.B573])&lt;=17))" office:value-type="boolean" office:boolean-value="false" calcext:value-type="boolean">
            <text:p>FAŁSZ</text:p>
          </table:table-cell>
          <table:table-cell/>
          <table:table-cell table:formula="of:=IF(OR(WEEKDAY([.B573])=6;WEEKDAY([.B57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73];[.D573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915505334" calcext:value-type="float">
            <text:p>915505334</text:p>
          </table:table-cell>
          <table:table-cell office:value-type="date" office:date-value="2017-06-28T01:45:00" calcext:value-type="date">
            <text:p>2017-06-28 01:45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574])&gt;=16;HOUR([.B574])&lt;=17))" office:value-type="boolean" office:boolean-value="false" calcext:value-type="boolean">
            <text:p>FAŁSZ</text:p>
          </table:table-cell>
          <table:table-cell/>
          <table:table-cell table:formula="of:=IF(OR(WEEKDAY([.B574])=6;WEEKDAY([.B57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74];[.D574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759692949" calcext:value-type="float">
            <text:p>759692949</text:p>
          </table:table-cell>
          <table:table-cell office:value-type="date" office:date-value="2017-06-28T03:04:00" calcext:value-type="date">
            <text:p>2017-06-28 03:04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575])&gt;=16;HOUR([.B575])&lt;=17))" office:value-type="boolean" office:boolean-value="false" calcext:value-type="boolean">
            <text:p>FAŁSZ</text:p>
          </table:table-cell>
          <table:table-cell/>
          <table:table-cell table:formula="of:=IF(OR(WEEKDAY([.B575])=6;WEEKDAY([.B57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75];[.D575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515476812" calcext:value-type="float">
            <text:p>515476812</text:p>
          </table:table-cell>
          <table:table-cell office:value-type="date" office:date-value="2017-06-28T03:24:00" calcext:value-type="date">
            <text:p>2017-06-28 03:24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576])&gt;=16;HOUR([.B576])&lt;=17))" office:value-type="boolean" office:boolean-value="false" calcext:value-type="boolean">
            <text:p>FAŁSZ</text:p>
          </table:table-cell>
          <table:table-cell/>
          <table:table-cell table:formula="of:=IF(OR(WEEKDAY([.B576])=6;WEEKDAY([.B57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76];[.D576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644540269" calcext:value-type="float">
            <text:p>644540269</text:p>
          </table:table-cell>
          <table:table-cell office:value-type="date" office:date-value="2017-06-28T04:36:00" calcext:value-type="date">
            <text:p>2017-06-28 04:36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577])&gt;=16;HOUR([.B577])&lt;=17))" office:value-type="boolean" office:boolean-value="false" calcext:value-type="boolean">
            <text:p>FAŁSZ</text:p>
          </table:table-cell>
          <table:table-cell/>
          <table:table-cell table:formula="of:=IF(OR(WEEKDAY([.B577])=6;WEEKDAY([.B57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77];[.D577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849443195" calcext:value-type="float">
            <text:p>849443195</text:p>
          </table:table-cell>
          <table:table-cell office:value-type="date" office:date-value="2017-06-28T05:27:00" calcext:value-type="date">
            <text:p>2017-06-28 05:27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578])&gt;=16;HOUR([.B578])&lt;=17))" office:value-type="boolean" office:boolean-value="false" calcext:value-type="boolean">
            <text:p>FAŁSZ</text:p>
          </table:table-cell>
          <table:table-cell/>
          <table:table-cell table:formula="of:=IF(OR(WEEKDAY([.B578])=6;WEEKDAY([.B57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78];[.D578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573013091" calcext:value-type="float">
            <text:p>573013091</text:p>
          </table:table-cell>
          <table:table-cell office:value-type="date" office:date-value="2017-06-28T07:39:00" calcext:value-type="date">
            <text:p>2017-06-28 07:39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579])&gt;=16;HOUR([.B579])&lt;=17))" office:value-type="boolean" office:boolean-value="false" calcext:value-type="boolean">
            <text:p>FAŁSZ</text:p>
          </table:table-cell>
          <table:table-cell/>
          <table:table-cell table:formula="of:=IF(OR(WEEKDAY([.B579])=6;WEEKDAY([.B57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79];[.D579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965204710" calcext:value-type="float">
            <text:p>965204710</text:p>
          </table:table-cell>
          <table:table-cell office:value-type="date" office:date-value="2017-06-28T08:20:00" calcext:value-type="date">
            <text:p>2017-06-28 08:2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580])&gt;=16;HOUR([.B580])&lt;=17))" office:value-type="boolean" office:boolean-value="false" calcext:value-type="boolean">
            <text:p>FAŁSZ</text:p>
          </table:table-cell>
          <table:table-cell/>
          <table:table-cell table:formula="of:=IF(OR(WEEKDAY([.B580])=6;WEEKDAY([.B58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80];[.D580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584921385" calcext:value-type="float">
            <text:p>584921385</text:p>
          </table:table-cell>
          <table:table-cell office:value-type="date" office:date-value="2017-06-28T08:26:00" calcext:value-type="date">
            <text:p>2017-06-28 08:26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581])&gt;=16;HOUR([.B581])&lt;=17))" office:value-type="boolean" office:boolean-value="false" calcext:value-type="boolean">
            <text:p>FAŁSZ</text:p>
          </table:table-cell>
          <table:table-cell/>
          <table:table-cell table:formula="of:=IF(OR(WEEKDAY([.B581])=6;WEEKDAY([.B58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81];[.D581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678791691" calcext:value-type="float">
            <text:p>678791691</text:p>
          </table:table-cell>
          <table:table-cell office:value-type="date" office:date-value="2017-06-28T10:10:00" calcext:value-type="date">
            <text:p>2017-06-28 10:1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582])&gt;=16;HOUR([.B582])&lt;=17))" office:value-type="boolean" office:boolean-value="false" calcext:value-type="boolean">
            <text:p>FAŁSZ</text:p>
          </table:table-cell>
          <table:table-cell/>
          <table:table-cell table:formula="of:=IF(OR(WEEKDAY([.B582])=6;WEEKDAY([.B58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82];[.D582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510640958" calcext:value-type="float">
            <text:p>510640958</text:p>
          </table:table-cell>
          <table:table-cell office:value-type="date" office:date-value="2017-06-28T11:08:00" calcext:value-type="date">
            <text:p>2017-06-28 11:08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583])&gt;=16;HOUR([.B583])&lt;=17))" office:value-type="boolean" office:boolean-value="false" calcext:value-type="boolean">
            <text:p>FAŁSZ</text:p>
          </table:table-cell>
          <table:table-cell/>
          <table:table-cell table:formula="of:=IF(OR(WEEKDAY([.B583])=6;WEEKDAY([.B58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83];[.D583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634369839" calcext:value-type="float">
            <text:p>634369839</text:p>
          </table:table-cell>
          <table:table-cell office:value-type="date" office:date-value="2017-06-28T11:15:00" calcext:value-type="date">
            <text:p>2017-06-28 11:15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584])&gt;=16;HOUR([.B584])&lt;=17))" office:value-type="boolean" office:boolean-value="false" calcext:value-type="boolean">
            <text:p>FAŁSZ</text:p>
          </table:table-cell>
          <table:table-cell/>
          <table:table-cell table:formula="of:=IF(OR(WEEKDAY([.B584])=6;WEEKDAY([.B58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84];[.D584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703274814" calcext:value-type="float">
            <text:p>703274814</text:p>
          </table:table-cell>
          <table:table-cell office:value-type="date" office:date-value="2017-06-28T11:48:00" calcext:value-type="date">
            <text:p>2017-06-28 11:48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585])&gt;=16;HOUR([.B585])&lt;=17))" office:value-type="boolean" office:boolean-value="false" calcext:value-type="boolean">
            <text:p>FAŁSZ</text:p>
          </table:table-cell>
          <table:table-cell/>
          <table:table-cell table:formula="of:=IF(OR(WEEKDAY([.B585])=6;WEEKDAY([.B58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85];[.D585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914603276" calcext:value-type="float">
            <text:p>914603276</text:p>
          </table:table-cell>
          <table:table-cell office:value-type="date" office:date-value="2017-06-28T13:26:00" calcext:value-type="date">
            <text:p>2017-06-28 13:26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586])&gt;=16;HOUR([.B586])&lt;=17))" office:value-type="boolean" office:boolean-value="false" calcext:value-type="boolean">
            <text:p>FAŁSZ</text:p>
          </table:table-cell>
          <table:table-cell/>
          <table:table-cell table:formula="of:=IF(OR(WEEKDAY([.B586])=6;WEEKDAY([.B58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86];[.D586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949517506" calcext:value-type="float">
            <text:p>949517506</text:p>
          </table:table-cell>
          <table:table-cell office:value-type="date" office:date-value="2017-06-28T15:00:00" calcext:value-type="date">
            <text:p>2017-06-28 15: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587])&gt;=16;HOUR([.B587])&lt;=17))" office:value-type="boolean" office:boolean-value="false" calcext:value-type="boolean">
            <text:p>FAŁSZ</text:p>
          </table:table-cell>
          <table:table-cell/>
          <table:table-cell table:formula="of:=IF(OR(WEEKDAY([.B587])=6;WEEKDAY([.B58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87];[.D587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903593729" calcext:value-type="float">
            <text:p>903593729</text:p>
          </table:table-cell>
          <table:table-cell office:value-type="date" office:date-value="2017-06-28T15:21:00" calcext:value-type="date">
            <text:p>2017-06-28 15:21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588])&gt;=16;HOUR([.B588])&lt;=17))" office:value-type="boolean" office:boolean-value="false" calcext:value-type="boolean">
            <text:p>FAŁSZ</text:p>
          </table:table-cell>
          <table:table-cell/>
          <table:table-cell table:formula="of:=IF(OR(WEEKDAY([.B588])=6;WEEKDAY([.B58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88];[.D588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457330652" calcext:value-type="float">
            <text:p>457330652</text:p>
          </table:table-cell>
          <table:table-cell office:value-type="date" office:date-value="2017-06-28T15:31:00" calcext:value-type="date">
            <text:p>2017-06-28 15:31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589])&gt;=16;HOUR([.B589])&lt;=17))" office:value-type="boolean" office:boolean-value="false" calcext:value-type="boolean">
            <text:p>FAŁSZ</text:p>
          </table:table-cell>
          <table:table-cell/>
          <table:table-cell table:formula="of:=IF(OR(WEEKDAY([.B589])=6;WEEKDAY([.B58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89];[.D589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561803647" calcext:value-type="float">
            <text:p>561803647</text:p>
          </table:table-cell>
          <table:table-cell office:value-type="date" office:date-value="2017-06-28T16:19:00" calcext:value-type="date">
            <text:p>2017-06-28 16:1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590])&gt;=16;HOUR([.B590])&lt;=17))" office:value-type="boolean" office:boolean-value="true" calcext:value-type="boolean">
            <text:p>PRAWDA</text:p>
          </table:table-cell>
          <table:table-cell/>
          <table:table-cell table:formula="of:=IF(OR(WEEKDAY([.B590])=6;WEEKDAY([.B59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90];[.D590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655663099" calcext:value-type="float">
            <text:p>655663099</text:p>
          </table:table-cell>
          <table:table-cell office:value-type="date" office:date-value="2017-06-28T16:43:00" calcext:value-type="date">
            <text:p>2017-06-28 16:43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591])&gt;=16;HOUR([.B591])&lt;=17))" office:value-type="boolean" office:boolean-value="true" calcext:value-type="boolean">
            <text:p>PRAWDA</text:p>
          </table:table-cell>
          <table:table-cell/>
          <table:table-cell table:formula="of:=IF(OR(WEEKDAY([.B591])=6;WEEKDAY([.B59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91];[.D591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770030019" calcext:value-type="float">
            <text:p>770030019</text:p>
          </table:table-cell>
          <table:table-cell office:value-type="date" office:date-value="2017-06-28T18:07:00" calcext:value-type="date">
            <text:p>2017-06-28 18:07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592])&gt;=16;HOUR([.B592])&lt;=17))" office:value-type="boolean" office:boolean-value="false" calcext:value-type="boolean">
            <text:p>FAŁSZ</text:p>
          </table:table-cell>
          <table:table-cell/>
          <table:table-cell table:formula="of:=IF(OR(WEEKDAY([.B592])=6;WEEKDAY([.B59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92];[.D592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980694107" calcext:value-type="float">
            <text:p>980694107</text:p>
          </table:table-cell>
          <table:table-cell office:value-type="date" office:date-value="2017-06-28T18:43:00" calcext:value-type="date">
            <text:p>2017-06-28 18:43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593])&gt;=16;HOUR([.B593])&lt;=17))" office:value-type="boolean" office:boolean-value="false" calcext:value-type="boolean">
            <text:p>FAŁSZ</text:p>
          </table:table-cell>
          <table:table-cell/>
          <table:table-cell table:formula="of:=IF(OR(WEEKDAY([.B593])=6;WEEKDAY([.B59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93];[.D593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550916550" calcext:value-type="float">
            <text:p>550916550</text:p>
          </table:table-cell>
          <table:table-cell office:value-type="date" office:date-value="2017-06-28T19:41:00" calcext:value-type="date">
            <text:p>2017-06-28 19:41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594])&gt;=16;HOUR([.B594])&lt;=17))" office:value-type="boolean" office:boolean-value="false" calcext:value-type="boolean">
            <text:p>FAŁSZ</text:p>
          </table:table-cell>
          <table:table-cell/>
          <table:table-cell table:formula="of:=IF(OR(WEEKDAY([.B594])=6;WEEKDAY([.B59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94];[.D594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502291735" calcext:value-type="float">
            <text:p>502291735</text:p>
          </table:table-cell>
          <table:table-cell office:value-type="date" office:date-value="2017-06-28T20:59:00" calcext:value-type="date">
            <text:p>2017-06-28 20:59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595])&gt;=16;HOUR([.B595])&lt;=17))" office:value-type="boolean" office:boolean-value="false" calcext:value-type="boolean">
            <text:p>FAŁSZ</text:p>
          </table:table-cell>
          <table:table-cell/>
          <table:table-cell table:formula="of:=IF(OR(WEEKDAY([.B595])=6;WEEKDAY([.B59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95];[.D595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485153168" calcext:value-type="float">
            <text:p>485153168</text:p>
          </table:table-cell>
          <table:table-cell office:value-type="date" office:date-value="2017-06-28T23:21:00" calcext:value-type="date">
            <text:p>2017-06-28 23:21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596])&gt;=16;HOUR([.B596])&lt;=17))" office:value-type="boolean" office:boolean-value="false" calcext:value-type="boolean">
            <text:p>FAŁSZ</text:p>
          </table:table-cell>
          <table:table-cell/>
          <table:table-cell table:formula="of:=IF(OR(WEEKDAY([.B596])=6;WEEKDAY([.B59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96];[.D596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406344491" calcext:value-type="float">
            <text:p>406344491</text:p>
          </table:table-cell>
          <table:table-cell office:value-type="date" office:date-value="2017-06-29T01:07:00" calcext:value-type="date">
            <text:p>2017-06-29 01:07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597])&gt;=16;HOUR([.B597])&lt;=17))" office:value-type="boolean" office:boolean-value="false" calcext:value-type="boolean">
            <text:p>FAŁSZ</text:p>
          </table:table-cell>
          <table:table-cell/>
          <table:table-cell table:formula="of:=IF(OR(WEEKDAY([.B597])=6;WEEKDAY([.B59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97];[.D597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844094061" calcext:value-type="float">
            <text:p>844094061</text:p>
          </table:table-cell>
          <table:table-cell office:value-type="date" office:date-value="2017-06-29T01:19:00" calcext:value-type="date">
            <text:p>2017-06-29 01:19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598])&gt;=16;HOUR([.B598])&lt;=17))" office:value-type="boolean" office:boolean-value="false" calcext:value-type="boolean">
            <text:p>FAŁSZ</text:p>
          </table:table-cell>
          <table:table-cell/>
          <table:table-cell table:formula="of:=IF(OR(WEEKDAY([.B598])=6;WEEKDAY([.B59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98];[.D598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567295310" calcext:value-type="float">
            <text:p>567295310</text:p>
          </table:table-cell>
          <table:table-cell office:value-type="date" office:date-value="2017-06-29T03:19:00" calcext:value-type="date">
            <text:p>2017-06-29 03:19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599])&gt;=16;HOUR([.B599])&lt;=17))" office:value-type="boolean" office:boolean-value="false" calcext:value-type="boolean">
            <text:p>FAŁSZ</text:p>
          </table:table-cell>
          <table:table-cell/>
          <table:table-cell table:formula="of:=IF(OR(WEEKDAY([.B599])=6;WEEKDAY([.B59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599];[.D599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778979692" calcext:value-type="float">
            <text:p>778979692</text:p>
          </table:table-cell>
          <table:table-cell office:value-type="date" office:date-value="2017-06-29T04:02:00" calcext:value-type="date">
            <text:p>2017-06-29 04:0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600])&gt;=16;HOUR([.B600])&lt;=17))" office:value-type="boolean" office:boolean-value="false" calcext:value-type="boolean">
            <text:p>FAŁSZ</text:p>
          </table:table-cell>
          <table:table-cell/>
          <table:table-cell table:formula="of:=IF(OR(WEEKDAY([.B600])=6;WEEKDAY([.B60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00];[.D600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835797514" calcext:value-type="float">
            <text:p>835797514</text:p>
          </table:table-cell>
          <table:table-cell office:value-type="date" office:date-value="2017-06-29T04:38:00" calcext:value-type="date">
            <text:p>2017-06-29 04:38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601])&gt;=16;HOUR([.B601])&lt;=17))" office:value-type="boolean" office:boolean-value="false" calcext:value-type="boolean">
            <text:p>FAŁSZ</text:p>
          </table:table-cell>
          <table:table-cell/>
          <table:table-cell table:formula="of:=IF(OR(WEEKDAY([.B601])=6;WEEKDAY([.B60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01];[.D601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834681329" calcext:value-type="float">
            <text:p>834681329</text:p>
          </table:table-cell>
          <table:table-cell office:value-type="date" office:date-value="2017-06-29T04:52:00" calcext:value-type="date">
            <text:p>2017-06-29 04:5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602])&gt;=16;HOUR([.B602])&lt;=17))" office:value-type="boolean" office:boolean-value="false" calcext:value-type="boolean">
            <text:p>FAŁSZ</text:p>
          </table:table-cell>
          <table:table-cell/>
          <table:table-cell table:formula="of:=IF(OR(WEEKDAY([.B602])=6;WEEKDAY([.B60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02];[.D602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513633872" calcext:value-type="float">
            <text:p>513633872</text:p>
          </table:table-cell>
          <table:table-cell office:value-type="date" office:date-value="2017-06-29T05:59:00" calcext:value-type="date">
            <text:p>2017-06-29 05:59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603])&gt;=16;HOUR([.B603])&lt;=17))" office:value-type="boolean" office:boolean-value="false" calcext:value-type="boolean">
            <text:p>FAŁSZ</text:p>
          </table:table-cell>
          <table:table-cell/>
          <table:table-cell table:formula="of:=IF(OR(WEEKDAY([.B603])=6;WEEKDAY([.B60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03];[.D603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968455120" calcext:value-type="float">
            <text:p>968455120</text:p>
          </table:table-cell>
          <table:table-cell office:value-type="date" office:date-value="2017-06-29T06:29:00" calcext:value-type="date">
            <text:p>2017-06-29 06:29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604])&gt;=16;HOUR([.B604])&lt;=17))" office:value-type="boolean" office:boolean-value="false" calcext:value-type="boolean">
            <text:p>FAŁSZ</text:p>
          </table:table-cell>
          <table:table-cell/>
          <table:table-cell table:formula="of:=IF(OR(WEEKDAY([.B604])=6;WEEKDAY([.B60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04];[.D604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709904329" calcext:value-type="float">
            <text:p>709904329</text:p>
          </table:table-cell>
          <table:table-cell office:value-type="date" office:date-value="2017-06-29T07:30:00" calcext:value-type="date">
            <text:p>2017-06-29 07:3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605])&gt;=16;HOUR([.B605])&lt;=17))" office:value-type="boolean" office:boolean-value="false" calcext:value-type="boolean">
            <text:p>FAŁSZ</text:p>
          </table:table-cell>
          <table:table-cell/>
          <table:table-cell table:formula="of:=IF(OR(WEEKDAY([.B605])=6;WEEKDAY([.B60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05];[.D605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742749055" calcext:value-type="float">
            <text:p>742749055</text:p>
          </table:table-cell>
          <table:table-cell office:value-type="date" office:date-value="2017-06-29T08:10:00" calcext:value-type="date">
            <text:p>2017-06-29 08:1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606])&gt;=16;HOUR([.B606])&lt;=17))" office:value-type="boolean" office:boolean-value="false" calcext:value-type="boolean">
            <text:p>FAŁSZ</text:p>
          </table:table-cell>
          <table:table-cell/>
          <table:table-cell table:formula="of:=IF(OR(WEEKDAY([.B606])=6;WEEKDAY([.B60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06];[.D606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873302120" calcext:value-type="float">
            <text:p>873302120</text:p>
          </table:table-cell>
          <table:table-cell office:value-type="date" office:date-value="2017-06-29T10:15:00" calcext:value-type="date">
            <text:p>2017-06-29 10:15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607])&gt;=16;HOUR([.B607])&lt;=17))" office:value-type="boolean" office:boolean-value="false" calcext:value-type="boolean">
            <text:p>FAŁSZ</text:p>
          </table:table-cell>
          <table:table-cell/>
          <table:table-cell table:formula="of:=IF(OR(WEEKDAY([.B607])=6;WEEKDAY([.B60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07];[.D607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927314137" calcext:value-type="float">
            <text:p>927314137</text:p>
          </table:table-cell>
          <table:table-cell office:value-type="date" office:date-value="2017-06-29T10:53:00" calcext:value-type="date">
            <text:p>2017-06-29 10:53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608])&gt;=16;HOUR([.B608])&lt;=17))" office:value-type="boolean" office:boolean-value="false" calcext:value-type="boolean">
            <text:p>FAŁSZ</text:p>
          </table:table-cell>
          <table:table-cell/>
          <table:table-cell table:formula="of:=IF(OR(WEEKDAY([.B608])=6;WEEKDAY([.B60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08];[.D608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747958808" calcext:value-type="float">
            <text:p>747958808</text:p>
          </table:table-cell>
          <table:table-cell office:value-type="date" office:date-value="2017-06-29T11:59:00" calcext:value-type="date">
            <text:p>2017-06-29 11:59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609])&gt;=16;HOUR([.B609])&lt;=17))" office:value-type="boolean" office:boolean-value="false" calcext:value-type="boolean">
            <text:p>FAŁSZ</text:p>
          </table:table-cell>
          <table:table-cell/>
          <table:table-cell table:formula="of:=IF(OR(WEEKDAY([.B609])=6;WEEKDAY([.B60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09];[.D609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499041184" calcext:value-type="float">
            <text:p>499041184</text:p>
          </table:table-cell>
          <table:table-cell office:value-type="date" office:date-value="2017-06-29T12:44:00" calcext:value-type="date">
            <text:p>2017-06-29 12:44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610])&gt;=16;HOUR([.B610])&lt;=17))" office:value-type="boolean" office:boolean-value="false" calcext:value-type="boolean">
            <text:p>FAŁSZ</text:p>
          </table:table-cell>
          <table:table-cell/>
          <table:table-cell table:formula="of:=IF(OR(WEEKDAY([.B610])=6;WEEKDAY([.B61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10];[.D610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415759916" calcext:value-type="float">
            <text:p>415759916</text:p>
          </table:table-cell>
          <table:table-cell office:value-type="date" office:date-value="2017-06-29T15:00:00" calcext:value-type="date">
            <text:p>2017-06-29 15: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611])&gt;=16;HOUR([.B611])&lt;=17))" office:value-type="boolean" office:boolean-value="false" calcext:value-type="boolean">
            <text:p>FAŁSZ</text:p>
          </table:table-cell>
          <table:table-cell/>
          <table:table-cell table:formula="of:=IF(OR(WEEKDAY([.B611])=6;WEEKDAY([.B61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11];[.D611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958820600" calcext:value-type="float">
            <text:p>958820600</text:p>
          </table:table-cell>
          <table:table-cell office:value-type="date" office:date-value="2017-06-29T16:07:00" calcext:value-type="date">
            <text:p>2017-06-29 16:07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612])&gt;=16;HOUR([.B612])&lt;=17))" office:value-type="boolean" office:boolean-value="true" calcext:value-type="boolean">
            <text:p>PRAWDA</text:p>
          </table:table-cell>
          <table:table-cell/>
          <table:table-cell table:formula="of:=IF(OR(WEEKDAY([.B612])=6;WEEKDAY([.B61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12];[.D612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955079255" calcext:value-type="float">
            <text:p>955079255</text:p>
          </table:table-cell>
          <table:table-cell office:value-type="date" office:date-value="2017-06-29T17:40:00" calcext:value-type="date">
            <text:p>2017-06-29 17:4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613])&gt;=16;HOUR([.B613])&lt;=17))" office:value-type="boolean" office:boolean-value="true" calcext:value-type="boolean">
            <text:p>PRAWDA</text:p>
          </table:table-cell>
          <table:table-cell/>
          <table:table-cell table:formula="of:=IF(OR(WEEKDAY([.B613])=6;WEEKDAY([.B61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13];[.D613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548034509" calcext:value-type="float">
            <text:p>548034509</text:p>
          </table:table-cell>
          <table:table-cell office:value-type="date" office:date-value="2017-06-29T19:32:00" calcext:value-type="date">
            <text:p>2017-06-29 19:3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614])&gt;=16;HOUR([.B614])&lt;=17))" office:value-type="boolean" office:boolean-value="false" calcext:value-type="boolean">
            <text:p>FAŁSZ</text:p>
          </table:table-cell>
          <table:table-cell/>
          <table:table-cell table:formula="of:=IF(OR(WEEKDAY([.B614])=6;WEEKDAY([.B61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14];[.D614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468911119" calcext:value-type="float">
            <text:p>468911119</text:p>
          </table:table-cell>
          <table:table-cell office:value-type="date" office:date-value="2017-06-29T20:52:00" calcext:value-type="date">
            <text:p>2017-06-29 20:5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615])&gt;=16;HOUR([.B615])&lt;=17))" office:value-type="boolean" office:boolean-value="false" calcext:value-type="boolean">
            <text:p>FAŁSZ</text:p>
          </table:table-cell>
          <table:table-cell/>
          <table:table-cell table:formula="of:=IF(OR(WEEKDAY([.B615])=6;WEEKDAY([.B61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15];[.D615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547559371" calcext:value-type="float">
            <text:p>547559371</text:p>
          </table:table-cell>
          <table:table-cell office:value-type="date" office:date-value="2017-06-29T22:00:00" calcext:value-type="date">
            <text:p>2017-06-29 22: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616])&gt;=16;HOUR([.B616])&lt;=17))" office:value-type="boolean" office:boolean-value="false" calcext:value-type="boolean">
            <text:p>FAŁSZ</text:p>
          </table:table-cell>
          <table:table-cell/>
          <table:table-cell table:formula="of:=IF(OR(WEEKDAY([.B616])=6;WEEKDAY([.B61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16];[.D616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753662180" calcext:value-type="float">
            <text:p>753662180</text:p>
          </table:table-cell>
          <table:table-cell office:value-type="date" office:date-value="2017-06-30T00:03:00" calcext:value-type="date">
            <text:p>2017-06-30 00:03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617])&gt;=16;HOUR([.B617])&lt;=17))" office:value-type="boolean" office:boolean-value="false" calcext:value-type="boolean">
            <text:p>FAŁSZ</text:p>
          </table:table-cell>
          <table:table-cell/>
          <table:table-cell table:formula="of:=IF(OR(WEEKDAY([.B617])=6;WEEKDAY([.B617])=7))" office:value-type="boolean" office:boolean-value="true" calcext:value-type="boolean">
            <text:p>PRAWDA</text:p>
          </table:table-cell>
          <table:table-cell/>
          <table:table-cell table:formula="of:=COM.MICROSOFT.TEXTJOIN(&quot;&quot;;1;[.C617];[.D617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974871484" calcext:value-type="float">
            <text:p>974871484</text:p>
          </table:table-cell>
          <table:table-cell office:value-type="date" office:date-value="2017-06-30T01:11:00" calcext:value-type="date">
            <text:p>2017-06-30 01:11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618])&gt;=16;HOUR([.B618])&lt;=17))" office:value-type="boolean" office:boolean-value="false" calcext:value-type="boolean">
            <text:p>FAŁSZ</text:p>
          </table:table-cell>
          <table:table-cell/>
          <table:table-cell table:formula="of:=IF(OR(WEEKDAY([.B618])=6;WEEKDAY([.B618])=7))" office:value-type="boolean" office:boolean-value="true" calcext:value-type="boolean">
            <text:p>PRAWDA</text:p>
          </table:table-cell>
          <table:table-cell/>
          <table:table-cell table:formula="of:=COM.MICROSOFT.TEXTJOIN(&quot;&quot;;1;[.C618];[.D618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820562194" calcext:value-type="float">
            <text:p>820562194</text:p>
          </table:table-cell>
          <table:table-cell office:value-type="date" office:date-value="2017-06-30T03:03:00" calcext:value-type="date">
            <text:p>2017-06-30 03:03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619])&gt;=16;HOUR([.B619])&lt;=17))" office:value-type="boolean" office:boolean-value="false" calcext:value-type="boolean">
            <text:p>FAŁSZ</text:p>
          </table:table-cell>
          <table:table-cell/>
          <table:table-cell table:formula="of:=IF(OR(WEEKDAY([.B619])=6;WEEKDAY([.B619])=7))" office:value-type="boolean" office:boolean-value="true" calcext:value-type="boolean">
            <text:p>PRAWDA</text:p>
          </table:table-cell>
          <table:table-cell/>
          <table:table-cell table:formula="of:=COM.MICROSOFT.TEXTJOIN(&quot;&quot;;1;[.C619];[.D619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810733404" calcext:value-type="float">
            <text:p>810733404</text:p>
          </table:table-cell>
          <table:table-cell office:value-type="date" office:date-value="2017-06-30T03:36:00" calcext:value-type="date">
            <text:p>2017-06-30 03:36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620])&gt;=16;HOUR([.B620])&lt;=17))" office:value-type="boolean" office:boolean-value="false" calcext:value-type="boolean">
            <text:p>FAŁSZ</text:p>
          </table:table-cell>
          <table:table-cell/>
          <table:table-cell table:formula="of:=IF(OR(WEEKDAY([.B620])=6;WEEKDAY([.B620])=7))" office:value-type="boolean" office:boolean-value="true" calcext:value-type="boolean">
            <text:p>PRAWDA</text:p>
          </table:table-cell>
          <table:table-cell/>
          <table:table-cell table:formula="of:=COM.MICROSOFT.TEXTJOIN(&quot;&quot;;1;[.C620];[.D620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512058109" calcext:value-type="float">
            <text:p>512058109</text:p>
          </table:table-cell>
          <table:table-cell office:value-type="date" office:date-value="2017-06-30T04:25:00" calcext:value-type="date">
            <text:p>2017-06-30 04:25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621])&gt;=16;HOUR([.B621])&lt;=17))" office:value-type="boolean" office:boolean-value="false" calcext:value-type="boolean">
            <text:p>FAŁSZ</text:p>
          </table:table-cell>
          <table:table-cell/>
          <table:table-cell table:formula="of:=IF(OR(WEEKDAY([.B621])=6;WEEKDAY([.B621])=7))" office:value-type="boolean" office:boolean-value="true" calcext:value-type="boolean">
            <text:p>PRAWDA</text:p>
          </table:table-cell>
          <table:table-cell/>
          <table:table-cell table:formula="of:=COM.MICROSOFT.TEXTJOIN(&quot;&quot;;1;[.C621];[.D621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846923988" calcext:value-type="float">
            <text:p>846923988</text:p>
          </table:table-cell>
          <table:table-cell office:value-type="date" office:date-value="2017-06-30T05:37:00" calcext:value-type="date">
            <text:p>2017-06-30 05:37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622])&gt;=16;HOUR([.B622])&lt;=17))" office:value-type="boolean" office:boolean-value="false" calcext:value-type="boolean">
            <text:p>FAŁSZ</text:p>
          </table:table-cell>
          <table:table-cell/>
          <table:table-cell table:formula="of:=IF(OR(WEEKDAY([.B622])=6;WEEKDAY([.B622])=7))" office:value-type="boolean" office:boolean-value="true" calcext:value-type="boolean">
            <text:p>PRAWDA</text:p>
          </table:table-cell>
          <table:table-cell/>
          <table:table-cell table:formula="of:=COM.MICROSOFT.TEXTJOIN(&quot;&quot;;1;[.C622];[.D622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663959819" calcext:value-type="float">
            <text:p>663959819</text:p>
          </table:table-cell>
          <table:table-cell office:value-type="date" office:date-value="2017-06-30T05:46:00" calcext:value-type="date">
            <text:p>2017-06-30 05:46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623])&gt;=16;HOUR([.B623])&lt;=17))" office:value-type="boolean" office:boolean-value="false" calcext:value-type="boolean">
            <text:p>FAŁSZ</text:p>
          </table:table-cell>
          <table:table-cell/>
          <table:table-cell table:formula="of:=IF(OR(WEEKDAY([.B623])=6;WEEKDAY([.B623])=7))" office:value-type="boolean" office:boolean-value="true" calcext:value-type="boolean">
            <text:p>PRAWDA</text:p>
          </table:table-cell>
          <table:table-cell/>
          <table:table-cell table:formula="of:=COM.MICROSOFT.TEXTJOIN(&quot;&quot;;1;[.C623];[.D623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538645328" calcext:value-type="float">
            <text:p>538645328</text:p>
          </table:table-cell>
          <table:table-cell office:value-type="date" office:date-value="2017-06-30T06:47:00" calcext:value-type="date">
            <text:p>2017-06-30 06:47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624])&gt;=16;HOUR([.B624])&lt;=17))" office:value-type="boolean" office:boolean-value="false" calcext:value-type="boolean">
            <text:p>FAŁSZ</text:p>
          </table:table-cell>
          <table:table-cell/>
          <table:table-cell table:formula="of:=IF(OR(WEEKDAY([.B624])=6;WEEKDAY([.B624])=7))" office:value-type="boolean" office:boolean-value="true" calcext:value-type="boolean">
            <text:p>PRAWDA</text:p>
          </table:table-cell>
          <table:table-cell/>
          <table:table-cell table:formula="of:=COM.MICROSOFT.TEXTJOIN(&quot;&quot;;1;[.C624];[.D624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713314488" calcext:value-type="float">
            <text:p>713314488</text:p>
          </table:table-cell>
          <table:table-cell office:value-type="date" office:date-value="2017-06-30T08:31:00" calcext:value-type="date">
            <text:p>2017-06-30 08:31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625])&gt;=16;HOUR([.B625])&lt;=17))" office:value-type="boolean" office:boolean-value="false" calcext:value-type="boolean">
            <text:p>FAŁSZ</text:p>
          </table:table-cell>
          <table:table-cell/>
          <table:table-cell table:formula="of:=IF(OR(WEEKDAY([.B625])=6;WEEKDAY([.B625])=7))" office:value-type="boolean" office:boolean-value="true" calcext:value-type="boolean">
            <text:p>PRAWDA</text:p>
          </table:table-cell>
          <table:table-cell/>
          <table:table-cell table:formula="of:=COM.MICROSOFT.TEXTJOIN(&quot;&quot;;1;[.C625];[.D625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722823431" calcext:value-type="float">
            <text:p>722823431</text:p>
          </table:table-cell>
          <table:table-cell office:value-type="date" office:date-value="2017-06-30T09:50:00" calcext:value-type="date">
            <text:p>2017-06-30 09:5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626])&gt;=16;HOUR([.B626])&lt;=17))" office:value-type="boolean" office:boolean-value="false" calcext:value-type="boolean">
            <text:p>FAŁSZ</text:p>
          </table:table-cell>
          <table:table-cell/>
          <table:table-cell table:formula="of:=IF(OR(WEEKDAY([.B626])=6;WEEKDAY([.B626])=7))" office:value-type="boolean" office:boolean-value="true" calcext:value-type="boolean">
            <text:p>PRAWDA</text:p>
          </table:table-cell>
          <table:table-cell/>
          <table:table-cell table:formula="of:=COM.MICROSOFT.TEXTJOIN(&quot;&quot;;1;[.C626];[.D626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574732359" calcext:value-type="float">
            <text:p>574732359</text:p>
          </table:table-cell>
          <table:table-cell office:value-type="date" office:date-value="2017-06-30T11:12:00" calcext:value-type="date">
            <text:p>2017-06-30 11:12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627])&gt;=16;HOUR([.B627])&lt;=17))" office:value-type="boolean" office:boolean-value="false" calcext:value-type="boolean">
            <text:p>FAŁSZ</text:p>
          </table:table-cell>
          <table:table-cell/>
          <table:table-cell table:formula="of:=IF(OR(WEEKDAY([.B627])=6;WEEKDAY([.B627])=7))" office:value-type="boolean" office:boolean-value="true" calcext:value-type="boolean">
            <text:p>PRAWDA</text:p>
          </table:table-cell>
          <table:table-cell/>
          <table:table-cell table:formula="of:=COM.MICROSOFT.TEXTJOIN(&quot;&quot;;1;[.C627];[.D627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686718630" calcext:value-type="float">
            <text:p>686718630</text:p>
          </table:table-cell>
          <table:table-cell office:value-type="date" office:date-value="2017-06-30T13:05:00" calcext:value-type="date">
            <text:p>2017-06-30 13:05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628])&gt;=16;HOUR([.B628])&lt;=17))" office:value-type="boolean" office:boolean-value="false" calcext:value-type="boolean">
            <text:p>FAŁSZ</text:p>
          </table:table-cell>
          <table:table-cell/>
          <table:table-cell table:formula="of:=IF(OR(WEEKDAY([.B628])=6;WEEKDAY([.B628])=7))" office:value-type="boolean" office:boolean-value="true" calcext:value-type="boolean">
            <text:p>PRAWDA</text:p>
          </table:table-cell>
          <table:table-cell/>
          <table:table-cell table:formula="of:=COM.MICROSOFT.TEXTJOIN(&quot;&quot;;1;[.C628];[.D628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458852918" calcext:value-type="float">
            <text:p>458852918</text:p>
          </table:table-cell>
          <table:table-cell office:value-type="date" office:date-value="2017-06-30T13:45:00" calcext:value-type="date">
            <text:p>2017-06-30 13:45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629])&gt;=16;HOUR([.B629])&lt;=17))" office:value-type="boolean" office:boolean-value="false" calcext:value-type="boolean">
            <text:p>FAŁSZ</text:p>
          </table:table-cell>
          <table:table-cell/>
          <table:table-cell table:formula="of:=IF(OR(WEEKDAY([.B629])=6;WEEKDAY([.B629])=7))" office:value-type="boolean" office:boolean-value="true" calcext:value-type="boolean">
            <text:p>PRAWDA</text:p>
          </table:table-cell>
          <table:table-cell/>
          <table:table-cell table:formula="of:=COM.MICROSOFT.TEXTJOIN(&quot;&quot;;1;[.C629];[.D629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927014105" calcext:value-type="float">
            <text:p>927014105</text:p>
          </table:table-cell>
          <table:table-cell office:value-type="date" office:date-value="2017-06-30T15:00:00" calcext:value-type="date">
            <text:p>2017-06-30 15: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630])&gt;=16;HOUR([.B630])&lt;=17))" office:value-type="boolean" office:boolean-value="false" calcext:value-type="boolean">
            <text:p>FAŁSZ</text:p>
          </table:table-cell>
          <table:table-cell/>
          <table:table-cell table:formula="of:=IF(OR(WEEKDAY([.B630])=6;WEEKDAY([.B630])=7))" office:value-type="boolean" office:boolean-value="true" calcext:value-type="boolean">
            <text:p>PRAWDA</text:p>
          </table:table-cell>
          <table:table-cell/>
          <table:table-cell table:formula="of:=COM.MICROSOFT.TEXTJOIN(&quot;&quot;;1;[.C630];[.D630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787700181" calcext:value-type="float">
            <text:p>787700181</text:p>
          </table:table-cell>
          <table:table-cell office:value-type="date" office:date-value="2017-06-30T15:59:00" calcext:value-type="date">
            <text:p>2017-06-30 15:59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631])&gt;=16;HOUR([.B631])&lt;=17))" office:value-type="boolean" office:boolean-value="false" calcext:value-type="boolean">
            <text:p>FAŁSZ</text:p>
          </table:table-cell>
          <table:table-cell/>
          <table:table-cell table:formula="of:=IF(OR(WEEKDAY([.B631])=6;WEEKDAY([.B631])=7))" office:value-type="boolean" office:boolean-value="true" calcext:value-type="boolean">
            <text:p>PRAWDA</text:p>
          </table:table-cell>
          <table:table-cell/>
          <table:table-cell table:formula="of:=COM.MICROSOFT.TEXTJOIN(&quot;&quot;;1;[.C631];[.D631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621460025" calcext:value-type="float">
            <text:p>621460025</text:p>
          </table:table-cell>
          <table:table-cell office:value-type="date" office:date-value="2017-06-30T16:04:00" calcext:value-type="date">
            <text:p>2017-06-30 16:04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632])&gt;=16;HOUR([.B632])&lt;=17))" office:value-type="boolean" office:boolean-value="true" calcext:value-type="boolean">
            <text:p>PRAWDA</text:p>
          </table:table-cell>
          <table:table-cell/>
          <table:table-cell table:formula="of:=IF(OR(WEEKDAY([.B632])=6;WEEKDAY([.B632])=7))" office:value-type="boolean" office:boolean-value="true" calcext:value-type="boolean">
            <text:p>PRAWDA</text:p>
          </table:table-cell>
          <table:table-cell/>
          <table:table-cell table:formula="of:=COM.MICROSOFT.TEXTJOIN(&quot;&quot;;1;[.C632];[.D632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720910870" calcext:value-type="float">
            <text:p>720910870</text:p>
          </table:table-cell>
          <table:table-cell office:value-type="date" office:date-value="2017-06-30T16:19:00" calcext:value-type="date">
            <text:p>2017-06-30 16:1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633])&gt;=16;HOUR([.B633])&lt;=17))" office:value-type="boolean" office:boolean-value="true" calcext:value-type="boolean">
            <text:p>PRAWDA</text:p>
          </table:table-cell>
          <table:table-cell/>
          <table:table-cell table:formula="of:=IF(OR(WEEKDAY([.B633])=6;WEEKDAY([.B633])=7))" office:value-type="boolean" office:boolean-value="true" calcext:value-type="boolean">
            <text:p>PRAWDA</text:p>
          </table:table-cell>
          <table:table-cell/>
          <table:table-cell table:formula="of:=COM.MICROSOFT.TEXTJOIN(&quot;&quot;;1;[.C633];[.D633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644763133" calcext:value-type="float">
            <text:p>644763133</text:p>
          </table:table-cell>
          <table:table-cell office:value-type="date" office:date-value="2017-06-30T16:34:00" calcext:value-type="date">
            <text:p>2017-06-30 16:34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634])&gt;=16;HOUR([.B634])&lt;=17))" office:value-type="boolean" office:boolean-value="true" calcext:value-type="boolean">
            <text:p>PRAWDA</text:p>
          </table:table-cell>
          <table:table-cell/>
          <table:table-cell table:formula="of:=IF(OR(WEEKDAY([.B634])=6;WEEKDAY([.B634])=7))" office:value-type="boolean" office:boolean-value="true" calcext:value-type="boolean">
            <text:p>PRAWDA</text:p>
          </table:table-cell>
          <table:table-cell/>
          <table:table-cell table:formula="of:=COM.MICROSOFT.TEXTJOIN(&quot;&quot;;1;[.C634];[.D634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914374164" calcext:value-type="float">
            <text:p>914374164</text:p>
          </table:table-cell>
          <table:table-cell office:value-type="date" office:date-value="2017-06-30T17:39:00" calcext:value-type="date">
            <text:p>2017-06-30 17:3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635])&gt;=16;HOUR([.B635])&lt;=17))" office:value-type="boolean" office:boolean-value="true" calcext:value-type="boolean">
            <text:p>PRAWDA</text:p>
          </table:table-cell>
          <table:table-cell/>
          <table:table-cell table:formula="of:=IF(OR(WEEKDAY([.B635])=6;WEEKDAY([.B635])=7))" office:value-type="boolean" office:boolean-value="true" calcext:value-type="boolean">
            <text:p>PRAWDA</text:p>
          </table:table-cell>
          <table:table-cell/>
          <table:table-cell table:formula="of:=COM.MICROSOFT.TEXTJOIN(&quot;&quot;;1;[.C635];[.D635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838782455" calcext:value-type="float">
            <text:p>838782455</text:p>
          </table:table-cell>
          <table:table-cell office:value-type="date" office:date-value="2017-06-30T18:44:00" calcext:value-type="date">
            <text:p>2017-06-30 18:44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636])&gt;=16;HOUR([.B636])&lt;=17))" office:value-type="boolean" office:boolean-value="false" calcext:value-type="boolean">
            <text:p>FAŁSZ</text:p>
          </table:table-cell>
          <table:table-cell/>
          <table:table-cell table:formula="of:=IF(OR(WEEKDAY([.B636])=6;WEEKDAY([.B636])=7))" office:value-type="boolean" office:boolean-value="true" calcext:value-type="boolean">
            <text:p>PRAWDA</text:p>
          </table:table-cell>
          <table:table-cell/>
          <table:table-cell table:formula="of:=COM.MICROSOFT.TEXTJOIN(&quot;&quot;;1;[.C636];[.D636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610551165" calcext:value-type="float">
            <text:p>610551165</text:p>
          </table:table-cell>
          <table:table-cell office:value-type="date" office:date-value="2017-06-30T20:38:00" calcext:value-type="date">
            <text:p>2017-06-30 20:38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637])&gt;=16;HOUR([.B637])&lt;=17))" office:value-type="boolean" office:boolean-value="false" calcext:value-type="boolean">
            <text:p>FAŁSZ</text:p>
          </table:table-cell>
          <table:table-cell/>
          <table:table-cell table:formula="of:=IF(OR(WEEKDAY([.B637])=6;WEEKDAY([.B637])=7))" office:value-type="boolean" office:boolean-value="true" calcext:value-type="boolean">
            <text:p>PRAWDA</text:p>
          </table:table-cell>
          <table:table-cell/>
          <table:table-cell table:formula="of:=COM.MICROSOFT.TEXTJOIN(&quot;&quot;;1;[.C637];[.D637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569386520" calcext:value-type="float">
            <text:p>569386520</text:p>
          </table:table-cell>
          <table:table-cell office:value-type="date" office:date-value="2017-06-30T22:08:00" calcext:value-type="date">
            <text:p>2017-06-30 22:08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638])&gt;=16;HOUR([.B638])&lt;=17))" office:value-type="boolean" office:boolean-value="false" calcext:value-type="boolean">
            <text:p>FAŁSZ</text:p>
          </table:table-cell>
          <table:table-cell/>
          <table:table-cell table:formula="of:=IF(OR(WEEKDAY([.B638])=6;WEEKDAY([.B638])=7))" office:value-type="boolean" office:boolean-value="true" calcext:value-type="boolean">
            <text:p>PRAWDA</text:p>
          </table:table-cell>
          <table:table-cell/>
          <table:table-cell table:formula="of:=COM.MICROSOFT.TEXTJOIN(&quot;&quot;;1;[.C638];[.D638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688186998" calcext:value-type="float">
            <text:p>688186998</text:p>
          </table:table-cell>
          <table:table-cell office:value-type="date" office:date-value="2017-07-01T00:31:00" calcext:value-type="date">
            <text:p>2017-07-01 00:31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639])&gt;=16;HOUR([.B639])&lt;=17))" office:value-type="boolean" office:boolean-value="false" calcext:value-type="boolean">
            <text:p>FAŁSZ</text:p>
          </table:table-cell>
          <table:table-cell/>
          <table:table-cell table:formula="of:=IF(OR(WEEKDAY([.B639])=6;WEEKDAY([.B639])=7))" office:value-type="boolean" office:boolean-value="true" calcext:value-type="boolean">
            <text:p>PRAWDA</text:p>
          </table:table-cell>
          <table:table-cell/>
          <table:table-cell table:formula="of:=COM.MICROSOFT.TEXTJOIN(&quot;&quot;;1;[.C639];[.D639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856457375" calcext:value-type="float">
            <text:p>856457375</text:p>
          </table:table-cell>
          <table:table-cell office:value-type="date" office:date-value="2017-07-01T01:10:00" calcext:value-type="date">
            <text:p>2017-07-01 01:1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640])&gt;=16;HOUR([.B640])&lt;=17))" office:value-type="boolean" office:boolean-value="false" calcext:value-type="boolean">
            <text:p>FAŁSZ</text:p>
          </table:table-cell>
          <table:table-cell/>
          <table:table-cell table:formula="of:=IF(OR(WEEKDAY([.B640])=6;WEEKDAY([.B640])=7))" office:value-type="boolean" office:boolean-value="true" calcext:value-type="boolean">
            <text:p>PRAWDA</text:p>
          </table:table-cell>
          <table:table-cell/>
          <table:table-cell table:formula="of:=COM.MICROSOFT.TEXTJOIN(&quot;&quot;;1;[.C640];[.D640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977940880" calcext:value-type="float">
            <text:p>977940880</text:p>
          </table:table-cell>
          <table:table-cell office:value-type="date" office:date-value="2017-07-01T01:30:00" calcext:value-type="date">
            <text:p>2017-07-01 01:3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641])&gt;=16;HOUR([.B641])&lt;=17))" office:value-type="boolean" office:boolean-value="false" calcext:value-type="boolean">
            <text:p>FAŁSZ</text:p>
          </table:table-cell>
          <table:table-cell/>
          <table:table-cell table:formula="of:=IF(OR(WEEKDAY([.B641])=6;WEEKDAY([.B641])=7))" office:value-type="boolean" office:boolean-value="true" calcext:value-type="boolean">
            <text:p>PRAWDA</text:p>
          </table:table-cell>
          <table:table-cell/>
          <table:table-cell table:formula="of:=COM.MICROSOFT.TEXTJOIN(&quot;&quot;;1;[.C641];[.D641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664727188" calcext:value-type="float">
            <text:p>664727188</text:p>
          </table:table-cell>
          <table:table-cell office:value-type="date" office:date-value="2017-07-01T01:50:00" calcext:value-type="date">
            <text:p>2017-07-01 01:5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642])&gt;=16;HOUR([.B642])&lt;=17))" office:value-type="boolean" office:boolean-value="false" calcext:value-type="boolean">
            <text:p>FAŁSZ</text:p>
          </table:table-cell>
          <table:table-cell/>
          <table:table-cell table:formula="of:=IF(OR(WEEKDAY([.B642])=6;WEEKDAY([.B642])=7))" office:value-type="boolean" office:boolean-value="true" calcext:value-type="boolean">
            <text:p>PRAWDA</text:p>
          </table:table-cell>
          <table:table-cell/>
          <table:table-cell table:formula="of:=COM.MICROSOFT.TEXTJOIN(&quot;&quot;;1;[.C642];[.D642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577388655" calcext:value-type="float">
            <text:p>577388655</text:p>
          </table:table-cell>
          <table:table-cell office:value-type="date" office:date-value="2017-07-01T02:46:00" calcext:value-type="date">
            <text:p>2017-07-01 02:46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643])&gt;=16;HOUR([.B643])&lt;=17))" office:value-type="boolean" office:boolean-value="false" calcext:value-type="boolean">
            <text:p>FAŁSZ</text:p>
          </table:table-cell>
          <table:table-cell/>
          <table:table-cell table:formula="of:=IF(OR(WEEKDAY([.B643])=6;WEEKDAY([.B643])=7))" office:value-type="boolean" office:boolean-value="true" calcext:value-type="boolean">
            <text:p>PRAWDA</text:p>
          </table:table-cell>
          <table:table-cell/>
          <table:table-cell table:formula="of:=COM.MICROSOFT.TEXTJOIN(&quot;&quot;;1;[.C643];[.D643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542611566" calcext:value-type="float">
            <text:p>542611566</text:p>
          </table:table-cell>
          <table:table-cell office:value-type="date" office:date-value="2017-07-01T03:41:00" calcext:value-type="date">
            <text:p>2017-07-01 03:41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644])&gt;=16;HOUR([.B644])&lt;=17))" office:value-type="boolean" office:boolean-value="false" calcext:value-type="boolean">
            <text:p>FAŁSZ</text:p>
          </table:table-cell>
          <table:table-cell/>
          <table:table-cell table:formula="of:=IF(OR(WEEKDAY([.B644])=6;WEEKDAY([.B644])=7))" office:value-type="boolean" office:boolean-value="true" calcext:value-type="boolean">
            <text:p>PRAWDA</text:p>
          </table:table-cell>
          <table:table-cell/>
          <table:table-cell table:formula="of:=COM.MICROSOFT.TEXTJOIN(&quot;&quot;;1;[.C644];[.D644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448722502" calcext:value-type="float">
            <text:p>448722502</text:p>
          </table:table-cell>
          <table:table-cell office:value-type="date" office:date-value="2017-07-01T05:32:00" calcext:value-type="date">
            <text:p>2017-07-01 05:3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645])&gt;=16;HOUR([.B645])&lt;=17))" office:value-type="boolean" office:boolean-value="false" calcext:value-type="boolean">
            <text:p>FAŁSZ</text:p>
          </table:table-cell>
          <table:table-cell/>
          <table:table-cell table:formula="of:=IF(OR(WEEKDAY([.B645])=6;WEEKDAY([.B645])=7))" office:value-type="boolean" office:boolean-value="true" calcext:value-type="boolean">
            <text:p>PRAWDA</text:p>
          </table:table-cell>
          <table:table-cell/>
          <table:table-cell table:formula="of:=COM.MICROSOFT.TEXTJOIN(&quot;&quot;;1;[.C645];[.D645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768531974" calcext:value-type="float">
            <text:p>768531974</text:p>
          </table:table-cell>
          <table:table-cell office:value-type="date" office:date-value="2017-07-01T07:20:00" calcext:value-type="date">
            <text:p>2017-07-01 07:2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646])&gt;=16;HOUR([.B646])&lt;=17))" office:value-type="boolean" office:boolean-value="false" calcext:value-type="boolean">
            <text:p>FAŁSZ</text:p>
          </table:table-cell>
          <table:table-cell/>
          <table:table-cell table:formula="of:=IF(OR(WEEKDAY([.B646])=6;WEEKDAY([.B646])=7))" office:value-type="boolean" office:boolean-value="true" calcext:value-type="boolean">
            <text:p>PRAWDA</text:p>
          </table:table-cell>
          <table:table-cell/>
          <table:table-cell table:formula="of:=COM.MICROSOFT.TEXTJOIN(&quot;&quot;;1;[.C646];[.D646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412860843" calcext:value-type="float">
            <text:p>412860843</text:p>
          </table:table-cell>
          <table:table-cell office:value-type="date" office:date-value="2017-07-01T09:23:00" calcext:value-type="date">
            <text:p>2017-07-01 09:23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647])&gt;=16;HOUR([.B647])&lt;=17))" office:value-type="boolean" office:boolean-value="false" calcext:value-type="boolean">
            <text:p>FAŁSZ</text:p>
          </table:table-cell>
          <table:table-cell/>
          <table:table-cell table:formula="of:=IF(OR(WEEKDAY([.B647])=6;WEEKDAY([.B647])=7))" office:value-type="boolean" office:boolean-value="true" calcext:value-type="boolean">
            <text:p>PRAWDA</text:p>
          </table:table-cell>
          <table:table-cell/>
          <table:table-cell table:formula="of:=COM.MICROSOFT.TEXTJOIN(&quot;&quot;;1;[.C647];[.D647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929981201" calcext:value-type="float">
            <text:p>929981201</text:p>
          </table:table-cell>
          <table:table-cell office:value-type="date" office:date-value="2017-07-01T10:06:00" calcext:value-type="date">
            <text:p>2017-07-01 10:06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648])&gt;=16;HOUR([.B648])&lt;=17))" office:value-type="boolean" office:boolean-value="false" calcext:value-type="boolean">
            <text:p>FAŁSZ</text:p>
          </table:table-cell>
          <table:table-cell/>
          <table:table-cell table:formula="of:=IF(OR(WEEKDAY([.B648])=6;WEEKDAY([.B648])=7))" office:value-type="boolean" office:boolean-value="true" calcext:value-type="boolean">
            <text:p>PRAWDA</text:p>
          </table:table-cell>
          <table:table-cell/>
          <table:table-cell table:formula="of:=COM.MICROSOFT.TEXTJOIN(&quot;&quot;;1;[.C648];[.D648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952183510" calcext:value-type="float">
            <text:p>952183510</text:p>
          </table:table-cell>
          <table:table-cell office:value-type="date" office:date-value="2017-07-01T11:09:00" calcext:value-type="date">
            <text:p>2017-07-01 11:09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649])&gt;=16;HOUR([.B649])&lt;=17))" office:value-type="boolean" office:boolean-value="false" calcext:value-type="boolean">
            <text:p>FAŁSZ</text:p>
          </table:table-cell>
          <table:table-cell/>
          <table:table-cell table:formula="of:=IF(OR(WEEKDAY([.B649])=6;WEEKDAY([.B649])=7))" office:value-type="boolean" office:boolean-value="true" calcext:value-type="boolean">
            <text:p>PRAWDA</text:p>
          </table:table-cell>
          <table:table-cell/>
          <table:table-cell table:formula="of:=COM.MICROSOFT.TEXTJOIN(&quot;&quot;;1;[.C649];[.D649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416932832" calcext:value-type="float">
            <text:p>416932832</text:p>
          </table:table-cell>
          <table:table-cell office:value-type="date" office:date-value="2017-07-01T11:28:00" calcext:value-type="date">
            <text:p>2017-07-01 11:28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650])&gt;=16;HOUR([.B650])&lt;=17))" office:value-type="boolean" office:boolean-value="false" calcext:value-type="boolean">
            <text:p>FAŁSZ</text:p>
          </table:table-cell>
          <table:table-cell/>
          <table:table-cell table:formula="of:=IF(OR(WEEKDAY([.B650])=6;WEEKDAY([.B650])=7))" office:value-type="boolean" office:boolean-value="true" calcext:value-type="boolean">
            <text:p>PRAWDA</text:p>
          </table:table-cell>
          <table:table-cell/>
          <table:table-cell table:formula="of:=COM.MICROSOFT.TEXTJOIN(&quot;&quot;;1;[.C650];[.D650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476020352" calcext:value-type="float">
            <text:p>476020352</text:p>
          </table:table-cell>
          <table:table-cell office:value-type="date" office:date-value="2017-07-01T13:30:00" calcext:value-type="date">
            <text:p>2017-07-01 13:3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651])&gt;=16;HOUR([.B651])&lt;=17))" office:value-type="boolean" office:boolean-value="false" calcext:value-type="boolean">
            <text:p>FAŁSZ</text:p>
          </table:table-cell>
          <table:table-cell/>
          <table:table-cell table:formula="of:=IF(OR(WEEKDAY([.B651])=6;WEEKDAY([.B651])=7))" office:value-type="boolean" office:boolean-value="true" calcext:value-type="boolean">
            <text:p>PRAWDA</text:p>
          </table:table-cell>
          <table:table-cell/>
          <table:table-cell table:formula="of:=COM.MICROSOFT.TEXTJOIN(&quot;&quot;;1;[.C651];[.D651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748098707" calcext:value-type="float">
            <text:p>748098707</text:p>
          </table:table-cell>
          <table:table-cell office:value-type="date" office:date-value="2017-07-01T14:03:00" calcext:value-type="date">
            <text:p>2017-07-01 14:03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652])&gt;=16;HOUR([.B652])&lt;=17))" office:value-type="boolean" office:boolean-value="false" calcext:value-type="boolean">
            <text:p>FAŁSZ</text:p>
          </table:table-cell>
          <table:table-cell/>
          <table:table-cell table:formula="of:=IF(OR(WEEKDAY([.B652])=6;WEEKDAY([.B652])=7))" office:value-type="boolean" office:boolean-value="true" calcext:value-type="boolean">
            <text:p>PRAWDA</text:p>
          </table:table-cell>
          <table:table-cell/>
          <table:table-cell table:formula="of:=COM.MICROSOFT.TEXTJOIN(&quot;&quot;;1;[.C652];[.D652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557581462" calcext:value-type="float">
            <text:p>557581462</text:p>
          </table:table-cell>
          <table:table-cell office:value-type="date" office:date-value="2017-07-01T14:26:00" calcext:value-type="date">
            <text:p>2017-07-01 14:26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653])&gt;=16;HOUR([.B653])&lt;=17))" office:value-type="boolean" office:boolean-value="false" calcext:value-type="boolean">
            <text:p>FAŁSZ</text:p>
          </table:table-cell>
          <table:table-cell/>
          <table:table-cell table:formula="of:=IF(OR(WEEKDAY([.B653])=6;WEEKDAY([.B653])=7))" office:value-type="boolean" office:boolean-value="true" calcext:value-type="boolean">
            <text:p>PRAWDA</text:p>
          </table:table-cell>
          <table:table-cell/>
          <table:table-cell table:formula="of:=COM.MICROSOFT.TEXTJOIN(&quot;&quot;;1;[.C653];[.D653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557237983" calcext:value-type="float">
            <text:p>557237983</text:p>
          </table:table-cell>
          <table:table-cell office:value-type="date" office:date-value="2017-07-01T15:00:00" calcext:value-type="date">
            <text:p>2017-07-01 15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654])&gt;=16;HOUR([.B654])&lt;=17))" office:value-type="boolean" office:boolean-value="false" calcext:value-type="boolean">
            <text:p>FAŁSZ</text:p>
          </table:table-cell>
          <table:table-cell/>
          <table:table-cell table:formula="of:=IF(OR(WEEKDAY([.B654])=6;WEEKDAY([.B654])=7))" office:value-type="boolean" office:boolean-value="true" calcext:value-type="boolean">
            <text:p>PRAWDA</text:p>
          </table:table-cell>
          <table:table-cell/>
          <table:table-cell table:formula="of:=COM.MICROSOFT.TEXTJOIN(&quot;&quot;;1;[.C654];[.D654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555191112" calcext:value-type="float">
            <text:p>555191112</text:p>
          </table:table-cell>
          <table:table-cell office:value-type="date" office:date-value="2017-07-01T15:25:00" calcext:value-type="date">
            <text:p>2017-07-01 15:25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655])&gt;=16;HOUR([.B655])&lt;=17))" office:value-type="boolean" office:boolean-value="false" calcext:value-type="boolean">
            <text:p>FAŁSZ</text:p>
          </table:table-cell>
          <table:table-cell/>
          <table:table-cell table:formula="of:=IF(OR(WEEKDAY([.B655])=6;WEEKDAY([.B655])=7))" office:value-type="boolean" office:boolean-value="true" calcext:value-type="boolean">
            <text:p>PRAWDA</text:p>
          </table:table-cell>
          <table:table-cell/>
          <table:table-cell table:formula="of:=COM.MICROSOFT.TEXTJOIN(&quot;&quot;;1;[.C655];[.D655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975513406" calcext:value-type="float">
            <text:p>975513406</text:p>
          </table:table-cell>
          <table:table-cell office:value-type="date" office:date-value="2017-07-01T15:25:00" calcext:value-type="date">
            <text:p>2017-07-01 15:25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656])&gt;=16;HOUR([.B656])&lt;=17))" office:value-type="boolean" office:boolean-value="false" calcext:value-type="boolean">
            <text:p>FAŁSZ</text:p>
          </table:table-cell>
          <table:table-cell/>
          <table:table-cell table:formula="of:=IF(OR(WEEKDAY([.B656])=6;WEEKDAY([.B656])=7))" office:value-type="boolean" office:boolean-value="true" calcext:value-type="boolean">
            <text:p>PRAWDA</text:p>
          </table:table-cell>
          <table:table-cell/>
          <table:table-cell table:formula="of:=COM.MICROSOFT.TEXTJOIN(&quot;&quot;;1;[.C656];[.D656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493039952" calcext:value-type="float">
            <text:p>493039952</text:p>
          </table:table-cell>
          <table:table-cell office:value-type="date" office:date-value="2017-07-01T16:33:00" calcext:value-type="date">
            <text:p>2017-07-01 16:33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657])&gt;=16;HOUR([.B657])&lt;=17))" office:value-type="boolean" office:boolean-value="true" calcext:value-type="boolean">
            <text:p>PRAWDA</text:p>
          </table:table-cell>
          <table:table-cell/>
          <table:table-cell table:formula="of:=IF(OR(WEEKDAY([.B657])=6;WEEKDAY([.B657])=7))" office:value-type="boolean" office:boolean-value="true" calcext:value-type="boolean">
            <text:p>PRAWDA</text:p>
          </table:table-cell>
          <table:table-cell/>
          <table:table-cell table:formula="of:=COM.MICROSOFT.TEXTJOIN(&quot;&quot;;1;[.C657];[.D657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880629729" calcext:value-type="float">
            <text:p>880629729</text:p>
          </table:table-cell>
          <table:table-cell office:value-type="date" office:date-value="2017-07-01T17:53:00" calcext:value-type="date">
            <text:p>2017-07-01 17:53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658])&gt;=16;HOUR([.B658])&lt;=17))" office:value-type="boolean" office:boolean-value="true" calcext:value-type="boolean">
            <text:p>PRAWDA</text:p>
          </table:table-cell>
          <table:table-cell/>
          <table:table-cell table:formula="of:=IF(OR(WEEKDAY([.B658])=6;WEEKDAY([.B658])=7))" office:value-type="boolean" office:boolean-value="true" calcext:value-type="boolean">
            <text:p>PRAWDA</text:p>
          </table:table-cell>
          <table:table-cell/>
          <table:table-cell table:formula="of:=COM.MICROSOFT.TEXTJOIN(&quot;&quot;;1;[.C658];[.D658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822938429" calcext:value-type="float">
            <text:p>822938429</text:p>
          </table:table-cell>
          <table:table-cell office:value-type="date" office:date-value="2017-07-01T18:19:00" calcext:value-type="date">
            <text:p>2017-07-01 18:19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659])&gt;=16;HOUR([.B659])&lt;=17))" office:value-type="boolean" office:boolean-value="false" calcext:value-type="boolean">
            <text:p>FAŁSZ</text:p>
          </table:table-cell>
          <table:table-cell/>
          <table:table-cell table:formula="of:=IF(OR(WEEKDAY([.B659])=6;WEEKDAY([.B659])=7))" office:value-type="boolean" office:boolean-value="true" calcext:value-type="boolean">
            <text:p>PRAWDA</text:p>
          </table:table-cell>
          <table:table-cell/>
          <table:table-cell table:formula="of:=COM.MICROSOFT.TEXTJOIN(&quot;&quot;;1;[.C659];[.D659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498923616" calcext:value-type="float">
            <text:p>498923616</text:p>
          </table:table-cell>
          <table:table-cell office:value-type="date" office:date-value="2017-07-01T19:24:00" calcext:value-type="date">
            <text:p>2017-07-01 19:24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660])&gt;=16;HOUR([.B660])&lt;=17))" office:value-type="boolean" office:boolean-value="false" calcext:value-type="boolean">
            <text:p>FAŁSZ</text:p>
          </table:table-cell>
          <table:table-cell/>
          <table:table-cell table:formula="of:=IF(OR(WEEKDAY([.B660])=6;WEEKDAY([.B660])=7))" office:value-type="boolean" office:boolean-value="true" calcext:value-type="boolean">
            <text:p>PRAWDA</text:p>
          </table:table-cell>
          <table:table-cell/>
          <table:table-cell table:formula="of:=COM.MICROSOFT.TEXTJOIN(&quot;&quot;;1;[.C660];[.D660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953942791" calcext:value-type="float">
            <text:p>953942791</text:p>
          </table:table-cell>
          <table:table-cell office:value-type="date" office:date-value="2017-07-01T20:21:00" calcext:value-type="date">
            <text:p>2017-07-01 20:21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661])&gt;=16;HOUR([.B661])&lt;=17))" office:value-type="boolean" office:boolean-value="false" calcext:value-type="boolean">
            <text:p>FAŁSZ</text:p>
          </table:table-cell>
          <table:table-cell/>
          <table:table-cell table:formula="of:=IF(OR(WEEKDAY([.B661])=6;WEEKDAY([.B661])=7))" office:value-type="boolean" office:boolean-value="true" calcext:value-type="boolean">
            <text:p>PRAWDA</text:p>
          </table:table-cell>
          <table:table-cell/>
          <table:table-cell table:formula="of:=COM.MICROSOFT.TEXTJOIN(&quot;&quot;;1;[.C661];[.D661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696795823" calcext:value-type="float">
            <text:p>696795823</text:p>
          </table:table-cell>
          <table:table-cell office:value-type="date" office:date-value="2017-07-01T20:58:00" calcext:value-type="date">
            <text:p>2017-07-01 20:58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662])&gt;=16;HOUR([.B662])&lt;=17))" office:value-type="boolean" office:boolean-value="false" calcext:value-type="boolean">
            <text:p>FAŁSZ</text:p>
          </table:table-cell>
          <table:table-cell/>
          <table:table-cell table:formula="of:=IF(OR(WEEKDAY([.B662])=6;WEEKDAY([.B662])=7))" office:value-type="boolean" office:boolean-value="true" calcext:value-type="boolean">
            <text:p>PRAWDA</text:p>
          </table:table-cell>
          <table:table-cell/>
          <table:table-cell table:formula="of:=COM.MICROSOFT.TEXTJOIN(&quot;&quot;;1;[.C662];[.D662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901529347" calcext:value-type="float">
            <text:p>901529347</text:p>
          </table:table-cell>
          <table:table-cell office:value-type="date" office:date-value="2017-07-01T22:55:00" calcext:value-type="date">
            <text:p>2017-07-01 22:55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663])&gt;=16;HOUR([.B663])&lt;=17))" office:value-type="boolean" office:boolean-value="false" calcext:value-type="boolean">
            <text:p>FAŁSZ</text:p>
          </table:table-cell>
          <table:table-cell/>
          <table:table-cell table:formula="of:=IF(OR(WEEKDAY([.B663])=6;WEEKDAY([.B663])=7))" office:value-type="boolean" office:boolean-value="true" calcext:value-type="boolean">
            <text:p>PRAWDA</text:p>
          </table:table-cell>
          <table:table-cell/>
          <table:table-cell table:formula="of:=COM.MICROSOFT.TEXTJOIN(&quot;&quot;;1;[.C663];[.D663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852767608" calcext:value-type="float">
            <text:p>852767608</text:p>
          </table:table-cell>
          <table:table-cell office:value-type="date" office:date-value="2017-07-01T23:49:00" calcext:value-type="date">
            <text:p>2017-07-01 23:49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664])&gt;=16;HOUR([.B664])&lt;=17))" office:value-type="boolean" office:boolean-value="false" calcext:value-type="boolean">
            <text:p>FAŁSZ</text:p>
          </table:table-cell>
          <table:table-cell/>
          <table:table-cell table:formula="of:=IF(OR(WEEKDAY([.B664])=6;WEEKDAY([.B664])=7))" office:value-type="boolean" office:boolean-value="true" calcext:value-type="boolean">
            <text:p>PRAWDA</text:p>
          </table:table-cell>
          <table:table-cell/>
          <table:table-cell table:formula="of:=COM.MICROSOFT.TEXTJOIN(&quot;&quot;;1;[.C664];[.D664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757519899" calcext:value-type="float">
            <text:p>757519899</text:p>
          </table:table-cell>
          <table:table-cell office:value-type="date" office:date-value="2017-07-02T01:15:00" calcext:value-type="date">
            <text:p>2017-07-02 01:15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665])&gt;=16;HOUR([.B665])&lt;=17))" office:value-type="boolean" office:boolean-value="false" calcext:value-type="boolean">
            <text:p>FAŁSZ</text:p>
          </table:table-cell>
          <table:table-cell/>
          <table:table-cell table:formula="of:=IF(OR(WEEKDAY([.B665])=6;WEEKDAY([.B66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65];[.D665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601071162" calcext:value-type="float">
            <text:p>601071162</text:p>
          </table:table-cell>
          <table:table-cell office:value-type="date" office:date-value="2017-07-02T02:53:00" calcext:value-type="date">
            <text:p>2017-07-02 02:53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666])&gt;=16;HOUR([.B666])&lt;=17))" office:value-type="boolean" office:boolean-value="false" calcext:value-type="boolean">
            <text:p>FAŁSZ</text:p>
          </table:table-cell>
          <table:table-cell/>
          <table:table-cell table:formula="of:=IF(OR(WEEKDAY([.B666])=6;WEEKDAY([.B66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66];[.D666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751080209" calcext:value-type="float">
            <text:p>751080209</text:p>
          </table:table-cell>
          <table:table-cell office:value-type="date" office:date-value="2017-07-02T03:39:00" calcext:value-type="date">
            <text:p>2017-07-02 03:39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667])&gt;=16;HOUR([.B667])&lt;=17))" office:value-type="boolean" office:boolean-value="false" calcext:value-type="boolean">
            <text:p>FAŁSZ</text:p>
          </table:table-cell>
          <table:table-cell/>
          <table:table-cell table:formula="of:=IF(OR(WEEKDAY([.B667])=6;WEEKDAY([.B66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67];[.D667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557059595" calcext:value-type="float">
            <text:p>557059595</text:p>
          </table:table-cell>
          <table:table-cell office:value-type="date" office:date-value="2017-07-02T04:06:00" calcext:value-type="date">
            <text:p>2017-07-02 04:06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668])&gt;=16;HOUR([.B668])&lt;=17))" office:value-type="boolean" office:boolean-value="false" calcext:value-type="boolean">
            <text:p>FAŁSZ</text:p>
          </table:table-cell>
          <table:table-cell/>
          <table:table-cell table:formula="of:=IF(OR(WEEKDAY([.B668])=6;WEEKDAY([.B66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68];[.D668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919448492" calcext:value-type="float">
            <text:p>919448492</text:p>
          </table:table-cell>
          <table:table-cell office:value-type="date" office:date-value="2017-07-02T04:32:00" calcext:value-type="date">
            <text:p>2017-07-02 04:3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669])&gt;=16;HOUR([.B669])&lt;=17))" office:value-type="boolean" office:boolean-value="false" calcext:value-type="boolean">
            <text:p>FAŁSZ</text:p>
          </table:table-cell>
          <table:table-cell/>
          <table:table-cell table:formula="of:=IF(OR(WEEKDAY([.B669])=6;WEEKDAY([.B66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69];[.D669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630181135" calcext:value-type="float">
            <text:p>630181135</text:p>
          </table:table-cell>
          <table:table-cell office:value-type="date" office:date-value="2017-07-02T05:09:00" calcext:value-type="date">
            <text:p>2017-07-02 05:09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670])&gt;=16;HOUR([.B670])&lt;=17))" office:value-type="boolean" office:boolean-value="false" calcext:value-type="boolean">
            <text:p>FAŁSZ</text:p>
          </table:table-cell>
          <table:table-cell/>
          <table:table-cell table:formula="of:=IF(OR(WEEKDAY([.B670])=6;WEEKDAY([.B67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70];[.D670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921394114" calcext:value-type="float">
            <text:p>921394114</text:p>
          </table:table-cell>
          <table:table-cell office:value-type="date" office:date-value="2017-07-02T07:14:00" calcext:value-type="date">
            <text:p>2017-07-02 07:14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671])&gt;=16;HOUR([.B671])&lt;=17))" office:value-type="boolean" office:boolean-value="false" calcext:value-type="boolean">
            <text:p>FAŁSZ</text:p>
          </table:table-cell>
          <table:table-cell/>
          <table:table-cell table:formula="of:=IF(OR(WEEKDAY([.B671])=6;WEEKDAY([.B67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71];[.D671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687213103" calcext:value-type="float">
            <text:p>687213103</text:p>
          </table:table-cell>
          <table:table-cell office:value-type="date" office:date-value="2017-07-02T07:27:00" calcext:value-type="date">
            <text:p>2017-07-02 07:27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672])&gt;=16;HOUR([.B672])&lt;=17))" office:value-type="boolean" office:boolean-value="false" calcext:value-type="boolean">
            <text:p>FAŁSZ</text:p>
          </table:table-cell>
          <table:table-cell/>
          <table:table-cell table:formula="of:=IF(OR(WEEKDAY([.B672])=6;WEEKDAY([.B67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72];[.D672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882751328" calcext:value-type="float">
            <text:p>882751328</text:p>
          </table:table-cell>
          <table:table-cell office:value-type="date" office:date-value="2017-07-02T08:26:00" calcext:value-type="date">
            <text:p>2017-07-02 08:26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673])&gt;=16;HOUR([.B673])&lt;=17))" office:value-type="boolean" office:boolean-value="false" calcext:value-type="boolean">
            <text:p>FAŁSZ</text:p>
          </table:table-cell>
          <table:table-cell/>
          <table:table-cell table:formula="of:=IF(OR(WEEKDAY([.B673])=6;WEEKDAY([.B67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73];[.D673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507120351" calcext:value-type="float">
            <text:p>507120351</text:p>
          </table:table-cell>
          <table:table-cell office:value-type="date" office:date-value="2017-07-02T10:09:00" calcext:value-type="date">
            <text:p>2017-07-02 10:09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674])&gt;=16;HOUR([.B674])&lt;=17))" office:value-type="boolean" office:boolean-value="false" calcext:value-type="boolean">
            <text:p>FAŁSZ</text:p>
          </table:table-cell>
          <table:table-cell/>
          <table:table-cell table:formula="of:=IF(OR(WEEKDAY([.B674])=6;WEEKDAY([.B67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74];[.D674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670854717" calcext:value-type="float">
            <text:p>670854717</text:p>
          </table:table-cell>
          <table:table-cell office:value-type="date" office:date-value="2017-07-02T10:33:00" calcext:value-type="date">
            <text:p>2017-07-02 10:33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675])&gt;=16;HOUR([.B675])&lt;=17))" office:value-type="boolean" office:boolean-value="false" calcext:value-type="boolean">
            <text:p>FAŁSZ</text:p>
          </table:table-cell>
          <table:table-cell/>
          <table:table-cell table:formula="of:=IF(OR(WEEKDAY([.B675])=6;WEEKDAY([.B67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75];[.D675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885343232" calcext:value-type="float">
            <text:p>885343232</text:p>
          </table:table-cell>
          <table:table-cell office:value-type="date" office:date-value="2017-07-02T11:03:00" calcext:value-type="date">
            <text:p>2017-07-02 11:03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676])&gt;=16;HOUR([.B676])&lt;=17))" office:value-type="boolean" office:boolean-value="false" calcext:value-type="boolean">
            <text:p>FAŁSZ</text:p>
          </table:table-cell>
          <table:table-cell/>
          <table:table-cell table:formula="of:=IF(OR(WEEKDAY([.B676])=6;WEEKDAY([.B67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76];[.D676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529069571" calcext:value-type="float">
            <text:p>529069571</text:p>
          </table:table-cell>
          <table:table-cell office:value-type="date" office:date-value="2017-07-02T15:00:00" calcext:value-type="date">
            <text:p>2017-07-02 15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677])&gt;=16;HOUR([.B677])&lt;=17))" office:value-type="boolean" office:boolean-value="false" calcext:value-type="boolean">
            <text:p>FAŁSZ</text:p>
          </table:table-cell>
          <table:table-cell/>
          <table:table-cell table:formula="of:=IF(OR(WEEKDAY([.B677])=6;WEEKDAY([.B67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77];[.D677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735284701" calcext:value-type="float">
            <text:p>735284701</text:p>
          </table:table-cell>
          <table:table-cell office:value-type="date" office:date-value="2017-07-02T15:21:00" calcext:value-type="date">
            <text:p>2017-07-02 15:21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678])&gt;=16;HOUR([.B678])&lt;=17))" office:value-type="boolean" office:boolean-value="false" calcext:value-type="boolean">
            <text:p>FAŁSZ</text:p>
          </table:table-cell>
          <table:table-cell/>
          <table:table-cell table:formula="of:=IF(OR(WEEKDAY([.B678])=6;WEEKDAY([.B67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78];[.D678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798064543" calcext:value-type="float">
            <text:p>798064543</text:p>
          </table:table-cell>
          <table:table-cell office:value-type="date" office:date-value="2017-07-02T16:38:00" calcext:value-type="date">
            <text:p>2017-07-02 16:38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679])&gt;=16;HOUR([.B679])&lt;=17))" office:value-type="boolean" office:boolean-value="true" calcext:value-type="boolean">
            <text:p>PRAWDA</text:p>
          </table:table-cell>
          <table:table-cell/>
          <table:table-cell table:formula="of:=IF(OR(WEEKDAY([.B679])=6;WEEKDAY([.B67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79];[.D679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435583833" calcext:value-type="float">
            <text:p>435583833</text:p>
          </table:table-cell>
          <table:table-cell office:value-type="date" office:date-value="2017-07-02T17:51:00" calcext:value-type="date">
            <text:p>2017-07-02 17:51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680])&gt;=16;HOUR([.B680])&lt;=17))" office:value-type="boolean" office:boolean-value="true" calcext:value-type="boolean">
            <text:p>PRAWDA</text:p>
          </table:table-cell>
          <table:table-cell/>
          <table:table-cell table:formula="of:=IF(OR(WEEKDAY([.B680])=6;WEEKDAY([.B68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80];[.D680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543967501" calcext:value-type="float">
            <text:p>543967501</text:p>
          </table:table-cell>
          <table:table-cell office:value-type="date" office:date-value="2017-07-02T18:32:00" calcext:value-type="date">
            <text:p>2017-07-02 18:32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681])&gt;=16;HOUR([.B681])&lt;=17))" office:value-type="boolean" office:boolean-value="false" calcext:value-type="boolean">
            <text:p>FAŁSZ</text:p>
          </table:table-cell>
          <table:table-cell/>
          <table:table-cell table:formula="of:=IF(OR(WEEKDAY([.B681])=6;WEEKDAY([.B68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81];[.D681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939906147" calcext:value-type="float">
            <text:p>939906147</text:p>
          </table:table-cell>
          <table:table-cell office:value-type="date" office:date-value="2017-07-02T18:33:00" calcext:value-type="date">
            <text:p>2017-07-02 18:33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682])&gt;=16;HOUR([.B682])&lt;=17))" office:value-type="boolean" office:boolean-value="false" calcext:value-type="boolean">
            <text:p>FAŁSZ</text:p>
          </table:table-cell>
          <table:table-cell/>
          <table:table-cell table:formula="of:=IF(OR(WEEKDAY([.B682])=6;WEEKDAY([.B68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82];[.D682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814472522" calcext:value-type="float">
            <text:p>814472522</text:p>
          </table:table-cell>
          <table:table-cell office:value-type="date" office:date-value="2017-07-02T20:04:00" calcext:value-type="date">
            <text:p>2017-07-02 20:04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683])&gt;=16;HOUR([.B683])&lt;=17))" office:value-type="boolean" office:boolean-value="false" calcext:value-type="boolean">
            <text:p>FAŁSZ</text:p>
          </table:table-cell>
          <table:table-cell/>
          <table:table-cell table:formula="of:=IF(OR(WEEKDAY([.B683])=6;WEEKDAY([.B68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83];[.D683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731111880" calcext:value-type="float">
            <text:p>731111880</text:p>
          </table:table-cell>
          <table:table-cell office:value-type="date" office:date-value="2017-07-02T20:11:00" calcext:value-type="date">
            <text:p>2017-07-02 20:11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684])&gt;=16;HOUR([.B684])&lt;=17))" office:value-type="boolean" office:boolean-value="false" calcext:value-type="boolean">
            <text:p>FAŁSZ</text:p>
          </table:table-cell>
          <table:table-cell/>
          <table:table-cell table:formula="of:=IF(OR(WEEKDAY([.B684])=6;WEEKDAY([.B68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84];[.D684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920922349" calcext:value-type="float">
            <text:p>920922349</text:p>
          </table:table-cell>
          <table:table-cell office:value-type="date" office:date-value="2017-07-02T22:06:00" calcext:value-type="date">
            <text:p>2017-07-02 22:06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685])&gt;=16;HOUR([.B685])&lt;=17))" office:value-type="boolean" office:boolean-value="false" calcext:value-type="boolean">
            <text:p>FAŁSZ</text:p>
          </table:table-cell>
          <table:table-cell/>
          <table:table-cell table:formula="of:=IF(OR(WEEKDAY([.B685])=6;WEEKDAY([.B68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85];[.D685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428883753" calcext:value-type="float">
            <text:p>428883753</text:p>
          </table:table-cell>
          <table:table-cell office:value-type="date" office:date-value="2017-07-02T23:09:00" calcext:value-type="date">
            <text:p>2017-07-02 23:0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686])&gt;=16;HOUR([.B686])&lt;=17))" office:value-type="boolean" office:boolean-value="false" calcext:value-type="boolean">
            <text:p>FAŁSZ</text:p>
          </table:table-cell>
          <table:table-cell/>
          <table:table-cell table:formula="of:=IF(OR(WEEKDAY([.B686])=6;WEEKDAY([.B68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86];[.D686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728014399" calcext:value-type="float">
            <text:p>728014399</text:p>
          </table:table-cell>
          <table:table-cell office:value-type="date" office:date-value="2017-07-03T00:12:00" calcext:value-type="date">
            <text:p>2017-07-03 00:12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687])&gt;=16;HOUR([.B687])&lt;=17))" office:value-type="boolean" office:boolean-value="false" calcext:value-type="boolean">
            <text:p>FAŁSZ</text:p>
          </table:table-cell>
          <table:table-cell/>
          <table:table-cell table:formula="of:=IF(OR(WEEKDAY([.B687])=6;WEEKDAY([.B68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87];[.D687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506690392" calcext:value-type="float">
            <text:p>506690392</text:p>
          </table:table-cell>
          <table:table-cell office:value-type="date" office:date-value="2017-07-03T01:57:00" calcext:value-type="date">
            <text:p>2017-07-03 01:57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688])&gt;=16;HOUR([.B688])&lt;=17))" office:value-type="boolean" office:boolean-value="false" calcext:value-type="boolean">
            <text:p>FAŁSZ</text:p>
          </table:table-cell>
          <table:table-cell/>
          <table:table-cell table:formula="of:=IF(OR(WEEKDAY([.B688])=6;WEEKDAY([.B68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88];[.D688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637570577" calcext:value-type="float">
            <text:p>637570577</text:p>
          </table:table-cell>
          <table:table-cell office:value-type="date" office:date-value="2017-07-03T03:22:00" calcext:value-type="date">
            <text:p>2017-07-03 03:22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689])&gt;=16;HOUR([.B689])&lt;=17))" office:value-type="boolean" office:boolean-value="false" calcext:value-type="boolean">
            <text:p>FAŁSZ</text:p>
          </table:table-cell>
          <table:table-cell/>
          <table:table-cell table:formula="of:=IF(OR(WEEKDAY([.B689])=6;WEEKDAY([.B68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89];[.D689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567127307" calcext:value-type="float">
            <text:p>567127307</text:p>
          </table:table-cell>
          <table:table-cell office:value-type="date" office:date-value="2017-07-03T04:04:00" calcext:value-type="date">
            <text:p>2017-07-03 04:04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690])&gt;=16;HOUR([.B690])&lt;=17))" office:value-type="boolean" office:boolean-value="false" calcext:value-type="boolean">
            <text:p>FAŁSZ</text:p>
          </table:table-cell>
          <table:table-cell/>
          <table:table-cell table:formula="of:=IF(OR(WEEKDAY([.B690])=6;WEEKDAY([.B69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90];[.D690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444644136" calcext:value-type="float">
            <text:p>444644136</text:p>
          </table:table-cell>
          <table:table-cell office:value-type="date" office:date-value="2017-07-03T04:15:00" calcext:value-type="date">
            <text:p>2017-07-03 04:15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691])&gt;=16;HOUR([.B691])&lt;=17))" office:value-type="boolean" office:boolean-value="false" calcext:value-type="boolean">
            <text:p>FAŁSZ</text:p>
          </table:table-cell>
          <table:table-cell/>
          <table:table-cell table:formula="of:=IF(OR(WEEKDAY([.B691])=6;WEEKDAY([.B69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91];[.D691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724209549" calcext:value-type="float">
            <text:p>724209549</text:p>
          </table:table-cell>
          <table:table-cell office:value-type="date" office:date-value="2017-07-03T05:53:00" calcext:value-type="date">
            <text:p>2017-07-03 05:53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692])&gt;=16;HOUR([.B692])&lt;=17))" office:value-type="boolean" office:boolean-value="false" calcext:value-type="boolean">
            <text:p>FAŁSZ</text:p>
          </table:table-cell>
          <table:table-cell/>
          <table:table-cell table:formula="of:=IF(OR(WEEKDAY([.B692])=6;WEEKDAY([.B69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92];[.D692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815368401" calcext:value-type="float">
            <text:p>815368401</text:p>
          </table:table-cell>
          <table:table-cell office:value-type="date" office:date-value="2017-07-03T06:52:00" calcext:value-type="date">
            <text:p>2017-07-03 06:52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693])&gt;=16;HOUR([.B693])&lt;=17))" office:value-type="boolean" office:boolean-value="false" calcext:value-type="boolean">
            <text:p>FAŁSZ</text:p>
          </table:table-cell>
          <table:table-cell/>
          <table:table-cell table:formula="of:=IF(OR(WEEKDAY([.B693])=6;WEEKDAY([.B69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93];[.D693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967506910" calcext:value-type="float">
            <text:p>967506910</text:p>
          </table:table-cell>
          <table:table-cell office:value-type="date" office:date-value="2017-07-03T07:16:00" calcext:value-type="date">
            <text:p>2017-07-03 07:16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694])&gt;=16;HOUR([.B694])&lt;=17))" office:value-type="boolean" office:boolean-value="false" calcext:value-type="boolean">
            <text:p>FAŁSZ</text:p>
          </table:table-cell>
          <table:table-cell/>
          <table:table-cell table:formula="of:=IF(OR(WEEKDAY([.B694])=6;WEEKDAY([.B69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94];[.D694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452151520" calcext:value-type="float">
            <text:p>452151520</text:p>
          </table:table-cell>
          <table:table-cell office:value-type="date" office:date-value="2017-07-03T09:03:00" calcext:value-type="date">
            <text:p>2017-07-03 09:03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695])&gt;=16;HOUR([.B695])&lt;=17))" office:value-type="boolean" office:boolean-value="false" calcext:value-type="boolean">
            <text:p>FAŁSZ</text:p>
          </table:table-cell>
          <table:table-cell/>
          <table:table-cell table:formula="of:=IF(OR(WEEKDAY([.B695])=6;WEEKDAY([.B69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95];[.D695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604505177" calcext:value-type="float">
            <text:p>604505177</text:p>
          </table:table-cell>
          <table:table-cell office:value-type="date" office:date-value="2017-07-03T09:55:00" calcext:value-type="date">
            <text:p>2017-07-03 09:55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696])&gt;=16;HOUR([.B696])&lt;=17))" office:value-type="boolean" office:boolean-value="false" calcext:value-type="boolean">
            <text:p>FAŁSZ</text:p>
          </table:table-cell>
          <table:table-cell/>
          <table:table-cell table:formula="of:=IF(OR(WEEKDAY([.B696])=6;WEEKDAY([.B69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96];[.D696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437562975" calcext:value-type="float">
            <text:p>437562975</text:p>
          </table:table-cell>
          <table:table-cell office:value-type="date" office:date-value="2017-07-03T10:04:00" calcext:value-type="date">
            <text:p>2017-07-03 10:04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697])&gt;=16;HOUR([.B697])&lt;=17))" office:value-type="boolean" office:boolean-value="false" calcext:value-type="boolean">
            <text:p>FAŁSZ</text:p>
          </table:table-cell>
          <table:table-cell/>
          <table:table-cell table:formula="of:=IF(OR(WEEKDAY([.B697])=6;WEEKDAY([.B69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97];[.D697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665376167" calcext:value-type="float">
            <text:p>665376167</text:p>
          </table:table-cell>
          <table:table-cell office:value-type="date" office:date-value="2017-07-03T15:00:00" calcext:value-type="date">
            <text:p>2017-07-03 15: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698])&gt;=16;HOUR([.B698])&lt;=17))" office:value-type="boolean" office:boolean-value="false" calcext:value-type="boolean">
            <text:p>FAŁSZ</text:p>
          </table:table-cell>
          <table:table-cell/>
          <table:table-cell table:formula="of:=IF(OR(WEEKDAY([.B698])=6;WEEKDAY([.B69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98];[.D698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407375712" calcext:value-type="float">
            <text:p>407375712</text:p>
          </table:table-cell>
          <table:table-cell office:value-type="date" office:date-value="2017-07-03T16:57:00" calcext:value-type="date">
            <text:p>2017-07-03 16:57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699])&gt;=16;HOUR([.B699])&lt;=17))" office:value-type="boolean" office:boolean-value="true" calcext:value-type="boolean">
            <text:p>PRAWDA</text:p>
          </table:table-cell>
          <table:table-cell/>
          <table:table-cell table:formula="of:=IF(OR(WEEKDAY([.B699])=6;WEEKDAY([.B69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699];[.D699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969001769" calcext:value-type="float">
            <text:p>969001769</text:p>
          </table:table-cell>
          <table:table-cell office:value-type="date" office:date-value="2017-07-03T18:19:00" calcext:value-type="date">
            <text:p>2017-07-03 18:19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700])&gt;=16;HOUR([.B700])&lt;=17))" office:value-type="boolean" office:boolean-value="false" calcext:value-type="boolean">
            <text:p>FAŁSZ</text:p>
          </table:table-cell>
          <table:table-cell/>
          <table:table-cell table:formula="of:=IF(OR(WEEKDAY([.B700])=6;WEEKDAY([.B70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00];[.D700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528365223" calcext:value-type="float">
            <text:p>528365223</text:p>
          </table:table-cell>
          <table:table-cell office:value-type="date" office:date-value="2017-07-03T18:25:00" calcext:value-type="date">
            <text:p>2017-07-03 18:25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701])&gt;=16;HOUR([.B701])&lt;=17))" office:value-type="boolean" office:boolean-value="false" calcext:value-type="boolean">
            <text:p>FAŁSZ</text:p>
          </table:table-cell>
          <table:table-cell/>
          <table:table-cell table:formula="of:=IF(OR(WEEKDAY([.B701])=6;WEEKDAY([.B70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01];[.D701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871586869" calcext:value-type="float">
            <text:p>871586869</text:p>
          </table:table-cell>
          <table:table-cell office:value-type="date" office:date-value="2017-07-03T18:25:00" calcext:value-type="date">
            <text:p>2017-07-03 18:25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702])&gt;=16;HOUR([.B702])&lt;=17))" office:value-type="boolean" office:boolean-value="false" calcext:value-type="boolean">
            <text:p>FAŁSZ</text:p>
          </table:table-cell>
          <table:table-cell/>
          <table:table-cell table:formula="of:=IF(OR(WEEKDAY([.B702])=6;WEEKDAY([.B70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02];[.D702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837060230" calcext:value-type="float">
            <text:p>837060230</text:p>
          </table:table-cell>
          <table:table-cell office:value-type="date" office:date-value="2017-07-03T18:57:00" calcext:value-type="date">
            <text:p>2017-07-03 18:57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703])&gt;=16;HOUR([.B703])&lt;=17))" office:value-type="boolean" office:boolean-value="false" calcext:value-type="boolean">
            <text:p>FAŁSZ</text:p>
          </table:table-cell>
          <table:table-cell/>
          <table:table-cell table:formula="of:=IF(OR(WEEKDAY([.B703])=6;WEEKDAY([.B70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03];[.D703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613083593" calcext:value-type="float">
            <text:p>613083593</text:p>
          </table:table-cell>
          <table:table-cell office:value-type="date" office:date-value="2017-07-03T20:11:00" calcext:value-type="date">
            <text:p>2017-07-03 20:11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704])&gt;=16;HOUR([.B704])&lt;=17))" office:value-type="boolean" office:boolean-value="false" calcext:value-type="boolean">
            <text:p>FAŁSZ</text:p>
          </table:table-cell>
          <table:table-cell/>
          <table:table-cell table:formula="of:=IF(OR(WEEKDAY([.B704])=6;WEEKDAY([.B70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04];[.D704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484194933" calcext:value-type="float">
            <text:p>484194933</text:p>
          </table:table-cell>
          <table:table-cell office:value-type="date" office:date-value="2017-07-03T21:32:00" calcext:value-type="date">
            <text:p>2017-07-03 21:32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705])&gt;=16;HOUR([.B705])&lt;=17))" office:value-type="boolean" office:boolean-value="false" calcext:value-type="boolean">
            <text:p>FAŁSZ</text:p>
          </table:table-cell>
          <table:table-cell/>
          <table:table-cell table:formula="of:=IF(OR(WEEKDAY([.B705])=6;WEEKDAY([.B70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05];[.D705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483673327" calcext:value-type="float">
            <text:p>483673327</text:p>
          </table:table-cell>
          <table:table-cell office:value-type="date" office:date-value="2017-07-03T23:50:00" calcext:value-type="date">
            <text:p>2017-07-03 23:5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706])&gt;=16;HOUR([.B706])&lt;=17))" office:value-type="boolean" office:boolean-value="false" calcext:value-type="boolean">
            <text:p>FAŁSZ</text:p>
          </table:table-cell>
          <table:table-cell/>
          <table:table-cell table:formula="of:=IF(OR(WEEKDAY([.B706])=6;WEEKDAY([.B70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06];[.D706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921623541" calcext:value-type="float">
            <text:p>921623541</text:p>
          </table:table-cell>
          <table:table-cell office:value-type="date" office:date-value="2017-07-04T00:31:00" calcext:value-type="date">
            <text:p>2017-07-04 00:31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707])&gt;=16;HOUR([.B707])&lt;=17))" office:value-type="boolean" office:boolean-value="false" calcext:value-type="boolean">
            <text:p>FAŁSZ</text:p>
          </table:table-cell>
          <table:table-cell/>
          <table:table-cell table:formula="of:=IF(OR(WEEKDAY([.B707])=6;WEEKDAY([.B70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07];[.D707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573003150" calcext:value-type="float">
            <text:p>573003150</text:p>
          </table:table-cell>
          <table:table-cell office:value-type="date" office:date-value="2017-07-04T01:26:00" calcext:value-type="date">
            <text:p>2017-07-04 01:26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708])&gt;=16;HOUR([.B708])&lt;=17))" office:value-type="boolean" office:boolean-value="false" calcext:value-type="boolean">
            <text:p>FAŁSZ</text:p>
          </table:table-cell>
          <table:table-cell/>
          <table:table-cell table:formula="of:=IF(OR(WEEKDAY([.B708])=6;WEEKDAY([.B70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08];[.D708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759334843" calcext:value-type="float">
            <text:p>759334843</text:p>
          </table:table-cell>
          <table:table-cell office:value-type="date" office:date-value="2017-07-04T01:52:00" calcext:value-type="date">
            <text:p>2017-07-04 01:52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709])&gt;=16;HOUR([.B709])&lt;=17))" office:value-type="boolean" office:boolean-value="false" calcext:value-type="boolean">
            <text:p>FAŁSZ</text:p>
          </table:table-cell>
          <table:table-cell/>
          <table:table-cell table:formula="of:=IF(OR(WEEKDAY([.B709])=6;WEEKDAY([.B70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09];[.D709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441890610" calcext:value-type="float">
            <text:p>441890610</text:p>
          </table:table-cell>
          <table:table-cell office:value-type="date" office:date-value="2017-07-04T03:06:00" calcext:value-type="date">
            <text:p>2017-07-04 03:06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710])&gt;=16;HOUR([.B710])&lt;=17))" office:value-type="boolean" office:boolean-value="false" calcext:value-type="boolean">
            <text:p>FAŁSZ</text:p>
          </table:table-cell>
          <table:table-cell/>
          <table:table-cell table:formula="of:=IF(OR(WEEKDAY([.B710])=6;WEEKDAY([.B71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10];[.D710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450381949" calcext:value-type="float">
            <text:p>450381949</text:p>
          </table:table-cell>
          <table:table-cell office:value-type="date" office:date-value="2017-07-04T03:27:00" calcext:value-type="date">
            <text:p>2017-07-04 03:27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711])&gt;=16;HOUR([.B711])&lt;=17))" office:value-type="boolean" office:boolean-value="false" calcext:value-type="boolean">
            <text:p>FAŁSZ</text:p>
          </table:table-cell>
          <table:table-cell/>
          <table:table-cell table:formula="of:=IF(OR(WEEKDAY([.B711])=6;WEEKDAY([.B71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11];[.D711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959792783" calcext:value-type="float">
            <text:p>959792783</text:p>
          </table:table-cell>
          <table:table-cell office:value-type="date" office:date-value="2017-07-04T04:07:00" calcext:value-type="date">
            <text:p>2017-07-04 04:07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712])&gt;=16;HOUR([.B712])&lt;=17))" office:value-type="boolean" office:boolean-value="false" calcext:value-type="boolean">
            <text:p>FAŁSZ</text:p>
          </table:table-cell>
          <table:table-cell/>
          <table:table-cell table:formula="of:=IF(OR(WEEKDAY([.B712])=6;WEEKDAY([.B71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12];[.D712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584223695" calcext:value-type="float">
            <text:p>584223695</text:p>
          </table:table-cell>
          <table:table-cell office:value-type="date" office:date-value="2017-07-04T06:22:00" calcext:value-type="date">
            <text:p>2017-07-04 06:2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713])&gt;=16;HOUR([.B713])&lt;=17))" office:value-type="boolean" office:boolean-value="false" calcext:value-type="boolean">
            <text:p>FAŁSZ</text:p>
          </table:table-cell>
          <table:table-cell/>
          <table:table-cell table:formula="of:=IF(OR(WEEKDAY([.B713])=6;WEEKDAY([.B71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13];[.D713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889842337" calcext:value-type="float">
            <text:p>889842337</text:p>
          </table:table-cell>
          <table:table-cell office:value-type="date" office:date-value="2017-07-04T08:23:00" calcext:value-type="date">
            <text:p>2017-07-04 08:23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714])&gt;=16;HOUR([.B714])&lt;=17))" office:value-type="boolean" office:boolean-value="false" calcext:value-type="boolean">
            <text:p>FAŁSZ</text:p>
          </table:table-cell>
          <table:table-cell/>
          <table:table-cell table:formula="of:=IF(OR(WEEKDAY([.B714])=6;WEEKDAY([.B71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14];[.D714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558899851" calcext:value-type="float">
            <text:p>558899851</text:p>
          </table:table-cell>
          <table:table-cell office:value-type="date" office:date-value="2017-07-04T08:54:00" calcext:value-type="date">
            <text:p>2017-07-04 08:54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715])&gt;=16;HOUR([.B715])&lt;=17))" office:value-type="boolean" office:boolean-value="false" calcext:value-type="boolean">
            <text:p>FAŁSZ</text:p>
          </table:table-cell>
          <table:table-cell/>
          <table:table-cell table:formula="of:=IF(OR(WEEKDAY([.B715])=6;WEEKDAY([.B71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15];[.D715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782286417" calcext:value-type="float">
            <text:p>782286417</text:p>
          </table:table-cell>
          <table:table-cell office:value-type="date" office:date-value="2017-07-04T09:57:00" calcext:value-type="date">
            <text:p>2017-07-04 09:57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716])&gt;=16;HOUR([.B716])&lt;=17))" office:value-type="boolean" office:boolean-value="false" calcext:value-type="boolean">
            <text:p>FAŁSZ</text:p>
          </table:table-cell>
          <table:table-cell/>
          <table:table-cell table:formula="of:=IF(OR(WEEKDAY([.B716])=6;WEEKDAY([.B71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16];[.D716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554264262" calcext:value-type="float">
            <text:p>554264262</text:p>
          </table:table-cell>
          <table:table-cell office:value-type="date" office:date-value="2017-07-04T12:15:00" calcext:value-type="date">
            <text:p>2017-07-04 12:15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717])&gt;=16;HOUR([.B717])&lt;=17))" office:value-type="boolean" office:boolean-value="false" calcext:value-type="boolean">
            <text:p>FAŁSZ</text:p>
          </table:table-cell>
          <table:table-cell/>
          <table:table-cell table:formula="of:=IF(OR(WEEKDAY([.B717])=6;WEEKDAY([.B71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17];[.D717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431790392" calcext:value-type="float">
            <text:p>431790392</text:p>
          </table:table-cell>
          <table:table-cell office:value-type="date" office:date-value="2017-07-04T12:55:00" calcext:value-type="date">
            <text:p>2017-07-04 12:55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718])&gt;=16;HOUR([.B718])&lt;=17))" office:value-type="boolean" office:boolean-value="false" calcext:value-type="boolean">
            <text:p>FAŁSZ</text:p>
          </table:table-cell>
          <table:table-cell/>
          <table:table-cell table:formula="of:=IF(OR(WEEKDAY([.B718])=6;WEEKDAY([.B71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18];[.D718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870257220" calcext:value-type="float">
            <text:p>870257220</text:p>
          </table:table-cell>
          <table:table-cell office:value-type="date" office:date-value="2017-07-04T15:00:00" calcext:value-type="date">
            <text:p>2017-07-04 15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719])&gt;=16;HOUR([.B719])&lt;=17))" office:value-type="boolean" office:boolean-value="false" calcext:value-type="boolean">
            <text:p>FAŁSZ</text:p>
          </table:table-cell>
          <table:table-cell/>
          <table:table-cell table:formula="of:=IF(OR(WEEKDAY([.B719])=6;WEEKDAY([.B71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19];[.D719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985026273" calcext:value-type="float">
            <text:p>985026273</text:p>
          </table:table-cell>
          <table:table-cell office:value-type="date" office:date-value="2017-07-04T15:01:00" calcext:value-type="date">
            <text:p>2017-07-04 15:01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720])&gt;=16;HOUR([.B720])&lt;=17))" office:value-type="boolean" office:boolean-value="false" calcext:value-type="boolean">
            <text:p>FAŁSZ</text:p>
          </table:table-cell>
          <table:table-cell/>
          <table:table-cell table:formula="of:=IF(OR(WEEKDAY([.B720])=6;WEEKDAY([.B72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20];[.D720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667405126" calcext:value-type="float">
            <text:p>667405126</text:p>
          </table:table-cell>
          <table:table-cell office:value-type="date" office:date-value="2017-07-04T15:38:00" calcext:value-type="date">
            <text:p>2017-07-04 15:38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721])&gt;=16;HOUR([.B721])&lt;=17))" office:value-type="boolean" office:boolean-value="false" calcext:value-type="boolean">
            <text:p>FAŁSZ</text:p>
          </table:table-cell>
          <table:table-cell/>
          <table:table-cell table:formula="of:=IF(OR(WEEKDAY([.B721])=6;WEEKDAY([.B72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21];[.D721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928432010" calcext:value-type="float">
            <text:p>928432010</text:p>
          </table:table-cell>
          <table:table-cell office:value-type="date" office:date-value="2017-07-04T15:47:00" calcext:value-type="date">
            <text:p>2017-07-04 15:47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722])&gt;=16;HOUR([.B722])&lt;=17))" office:value-type="boolean" office:boolean-value="false" calcext:value-type="boolean">
            <text:p>FAŁSZ</text:p>
          </table:table-cell>
          <table:table-cell/>
          <table:table-cell table:formula="of:=IF(OR(WEEKDAY([.B722])=6;WEEKDAY([.B72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22];[.D722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857923196" calcext:value-type="float">
            <text:p>857923196</text:p>
          </table:table-cell>
          <table:table-cell office:value-type="date" office:date-value="2017-07-04T16:14:00" calcext:value-type="date">
            <text:p>2017-07-04 16:14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723])&gt;=16;HOUR([.B723])&lt;=17))" office:value-type="boolean" office:boolean-value="true" calcext:value-type="boolean">
            <text:p>PRAWDA</text:p>
          </table:table-cell>
          <table:table-cell/>
          <table:table-cell table:formula="of:=IF(OR(WEEKDAY([.B723])=6;WEEKDAY([.B72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23];[.D723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577117328" calcext:value-type="float">
            <text:p>577117328</text:p>
          </table:table-cell>
          <table:table-cell office:value-type="date" office:date-value="2017-07-04T17:54:00" calcext:value-type="date">
            <text:p>2017-07-04 17:54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724])&gt;=16;HOUR([.B724])&lt;=17))" office:value-type="boolean" office:boolean-value="true" calcext:value-type="boolean">
            <text:p>PRAWDA</text:p>
          </table:table-cell>
          <table:table-cell/>
          <table:table-cell table:formula="of:=IF(OR(WEEKDAY([.B724])=6;WEEKDAY([.B72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24];[.D724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714213082" calcext:value-type="float">
            <text:p>714213082</text:p>
          </table:table-cell>
          <table:table-cell office:value-type="date" office:date-value="2017-07-04T19:26:00" calcext:value-type="date">
            <text:p>2017-07-04 19:26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725])&gt;=16;HOUR([.B725])&lt;=17))" office:value-type="boolean" office:boolean-value="false" calcext:value-type="boolean">
            <text:p>FAŁSZ</text:p>
          </table:table-cell>
          <table:table-cell/>
          <table:table-cell table:formula="of:=IF(OR(WEEKDAY([.B725])=6;WEEKDAY([.B72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25];[.D725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757347923" calcext:value-type="float">
            <text:p>757347923</text:p>
          </table:table-cell>
          <table:table-cell office:value-type="date" office:date-value="2017-07-04T19:50:00" calcext:value-type="date">
            <text:p>2017-07-04 19:5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726])&gt;=16;HOUR([.B726])&lt;=17))" office:value-type="boolean" office:boolean-value="false" calcext:value-type="boolean">
            <text:p>FAŁSZ</text:p>
          </table:table-cell>
          <table:table-cell/>
          <table:table-cell table:formula="of:=IF(OR(WEEKDAY([.B726])=6;WEEKDAY([.B72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26];[.D726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955404635" calcext:value-type="float">
            <text:p>955404635</text:p>
          </table:table-cell>
          <table:table-cell office:value-type="date" office:date-value="2017-07-04T20:50:00" calcext:value-type="date">
            <text:p>2017-07-04 20:5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727])&gt;=16;HOUR([.B727])&lt;=17))" office:value-type="boolean" office:boolean-value="false" calcext:value-type="boolean">
            <text:p>FAŁSZ</text:p>
          </table:table-cell>
          <table:table-cell/>
          <table:table-cell table:formula="of:=IF(OR(WEEKDAY([.B727])=6;WEEKDAY([.B72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27];[.D727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967088504" calcext:value-type="float">
            <text:p>967088504</text:p>
          </table:table-cell>
          <table:table-cell office:value-type="date" office:date-value="2017-07-04T22:53:00" calcext:value-type="date">
            <text:p>2017-07-04 22:53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728])&gt;=16;HOUR([.B728])&lt;=17))" office:value-type="boolean" office:boolean-value="false" calcext:value-type="boolean">
            <text:p>FAŁSZ</text:p>
          </table:table-cell>
          <table:table-cell/>
          <table:table-cell table:formula="of:=IF(OR(WEEKDAY([.B728])=6;WEEKDAY([.B72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28];[.D728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703114883" calcext:value-type="float">
            <text:p>703114883</text:p>
          </table:table-cell>
          <table:table-cell office:value-type="date" office:date-value="2017-07-05T00:32:00" calcext:value-type="date">
            <text:p>2017-07-05 00:3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729])&gt;=16;HOUR([.B729])&lt;=17))" office:value-type="boolean" office:boolean-value="false" calcext:value-type="boolean">
            <text:p>FAŁSZ</text:p>
          </table:table-cell>
          <table:table-cell/>
          <table:table-cell table:formula="of:=IF(OR(WEEKDAY([.B729])=6;WEEKDAY([.B72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29];[.D729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948726368" calcext:value-type="float">
            <text:p>948726368</text:p>
          </table:table-cell>
          <table:table-cell office:value-type="date" office:date-value="2017-07-05T00:35:00" calcext:value-type="date">
            <text:p>2017-07-05 00:35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730])&gt;=16;HOUR([.B730])&lt;=17))" office:value-type="boolean" office:boolean-value="false" calcext:value-type="boolean">
            <text:p>FAŁSZ</text:p>
          </table:table-cell>
          <table:table-cell/>
          <table:table-cell table:formula="of:=IF(OR(WEEKDAY([.B730])=6;WEEKDAY([.B73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30];[.D730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639327484" calcext:value-type="float">
            <text:p>639327484</text:p>
          </table:table-cell>
          <table:table-cell office:value-type="date" office:date-value="2017-07-05T02:14:00" calcext:value-type="date">
            <text:p>2017-07-05 02:14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731])&gt;=16;HOUR([.B731])&lt;=17))" office:value-type="boolean" office:boolean-value="false" calcext:value-type="boolean">
            <text:p>FAŁSZ</text:p>
          </table:table-cell>
          <table:table-cell/>
          <table:table-cell table:formula="of:=IF(OR(WEEKDAY([.B731])=6;WEEKDAY([.B73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31];[.D731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976815268" calcext:value-type="float">
            <text:p>976815268</text:p>
          </table:table-cell>
          <table:table-cell office:value-type="date" office:date-value="2017-07-05T04:33:00" calcext:value-type="date">
            <text:p>2017-07-05 04:33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732])&gt;=16;HOUR([.B732])&lt;=17))" office:value-type="boolean" office:boolean-value="false" calcext:value-type="boolean">
            <text:p>FAŁSZ</text:p>
          </table:table-cell>
          <table:table-cell/>
          <table:table-cell table:formula="of:=IF(OR(WEEKDAY([.B732])=6;WEEKDAY([.B73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32];[.D732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952071267" calcext:value-type="float">
            <text:p>952071267</text:p>
          </table:table-cell>
          <table:table-cell office:value-type="date" office:date-value="2017-07-05T06:12:00" calcext:value-type="date">
            <text:p>2017-07-05 06: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733])&gt;=16;HOUR([.B733])&lt;=17))" office:value-type="boolean" office:boolean-value="false" calcext:value-type="boolean">
            <text:p>FAŁSZ</text:p>
          </table:table-cell>
          <table:table-cell/>
          <table:table-cell table:formula="of:=IF(OR(WEEKDAY([.B733])=6;WEEKDAY([.B73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33];[.D733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779515891" calcext:value-type="float">
            <text:p>779515891</text:p>
          </table:table-cell>
          <table:table-cell office:value-type="date" office:date-value="2017-07-05T08:33:00" calcext:value-type="date">
            <text:p>2017-07-05 08:33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734])&gt;=16;HOUR([.B734])&lt;=17))" office:value-type="boolean" office:boolean-value="false" calcext:value-type="boolean">
            <text:p>FAŁSZ</text:p>
          </table:table-cell>
          <table:table-cell/>
          <table:table-cell table:formula="of:=IF(OR(WEEKDAY([.B734])=6;WEEKDAY([.B73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34];[.D734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486166739" calcext:value-type="float">
            <text:p>486166739</text:p>
          </table:table-cell>
          <table:table-cell office:value-type="date" office:date-value="2017-07-05T09:52:00" calcext:value-type="date">
            <text:p>2017-07-05 09:52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735])&gt;=16;HOUR([.B735])&lt;=17))" office:value-type="boolean" office:boolean-value="false" calcext:value-type="boolean">
            <text:p>FAŁSZ</text:p>
          </table:table-cell>
          <table:table-cell/>
          <table:table-cell table:formula="of:=IF(OR(WEEKDAY([.B735])=6;WEEKDAY([.B73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35];[.D735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964177899" calcext:value-type="float">
            <text:p>964177899</text:p>
          </table:table-cell>
          <table:table-cell office:value-type="date" office:date-value="2017-07-05T11:57:00" calcext:value-type="date">
            <text:p>2017-07-05 11:57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736])&gt;=16;HOUR([.B736])&lt;=17))" office:value-type="boolean" office:boolean-value="false" calcext:value-type="boolean">
            <text:p>FAŁSZ</text:p>
          </table:table-cell>
          <table:table-cell/>
          <table:table-cell table:formula="of:=IF(OR(WEEKDAY([.B736])=6;WEEKDAY([.B73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36];[.D736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964475583" calcext:value-type="float">
            <text:p>964475583</text:p>
          </table:table-cell>
          <table:table-cell office:value-type="date" office:date-value="2017-07-05T13:52:00" calcext:value-type="date">
            <text:p>2017-07-05 13:5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737])&gt;=16;HOUR([.B737])&lt;=17))" office:value-type="boolean" office:boolean-value="false" calcext:value-type="boolean">
            <text:p>FAŁSZ</text:p>
          </table:table-cell>
          <table:table-cell/>
          <table:table-cell table:formula="of:=IF(OR(WEEKDAY([.B737])=6;WEEKDAY([.B73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37];[.D737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684636485" calcext:value-type="float">
            <text:p>684636485</text:p>
          </table:table-cell>
          <table:table-cell office:value-type="date" office:date-value="2017-07-05T14:18:00" calcext:value-type="date">
            <text:p>2017-07-05 14:18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738])&gt;=16;HOUR([.B738])&lt;=17))" office:value-type="boolean" office:boolean-value="false" calcext:value-type="boolean">
            <text:p>FAŁSZ</text:p>
          </table:table-cell>
          <table:table-cell/>
          <table:table-cell table:formula="of:=IF(OR(WEEKDAY([.B738])=6;WEEKDAY([.B73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38];[.D738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402081437" calcext:value-type="float">
            <text:p>402081437</text:p>
          </table:table-cell>
          <table:table-cell office:value-type="date" office:date-value="2017-07-05T15:00:00" calcext:value-type="date">
            <text:p>2017-07-05 15: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739])&gt;=16;HOUR([.B739])&lt;=17))" office:value-type="boolean" office:boolean-value="false" calcext:value-type="boolean">
            <text:p>FAŁSZ</text:p>
          </table:table-cell>
          <table:table-cell/>
          <table:table-cell table:formula="of:=IF(OR(WEEKDAY([.B739])=6;WEEKDAY([.B73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39];[.D739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624420649" calcext:value-type="float">
            <text:p>624420649</text:p>
          </table:table-cell>
          <table:table-cell office:value-type="date" office:date-value="2017-07-05T15:59:00" calcext:value-type="date">
            <text:p>2017-07-05 15:59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740])&gt;=16;HOUR([.B740])&lt;=17))" office:value-type="boolean" office:boolean-value="false" calcext:value-type="boolean">
            <text:p>FAŁSZ</text:p>
          </table:table-cell>
          <table:table-cell/>
          <table:table-cell table:formula="of:=IF(OR(WEEKDAY([.B740])=6;WEEKDAY([.B74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40];[.D740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918792956" calcext:value-type="float">
            <text:p>918792956</text:p>
          </table:table-cell>
          <table:table-cell office:value-type="date" office:date-value="2017-07-05T16:37:00" calcext:value-type="date">
            <text:p>2017-07-05 16:37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741])&gt;=16;HOUR([.B741])&lt;=17))" office:value-type="boolean" office:boolean-value="true" calcext:value-type="boolean">
            <text:p>PRAWDA</text:p>
          </table:table-cell>
          <table:table-cell/>
          <table:table-cell table:formula="of:=IF(OR(WEEKDAY([.B741])=6;WEEKDAY([.B74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41];[.D741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802500902" calcext:value-type="float">
            <text:p>802500902</text:p>
          </table:table-cell>
          <table:table-cell office:value-type="date" office:date-value="2017-07-05T17:02:00" calcext:value-type="date">
            <text:p>2017-07-05 17:0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742])&gt;=16;HOUR([.B742])&lt;=17))" office:value-type="boolean" office:boolean-value="true" calcext:value-type="boolean">
            <text:p>PRAWDA</text:p>
          </table:table-cell>
          <table:table-cell/>
          <table:table-cell table:formula="of:=IF(OR(WEEKDAY([.B742])=6;WEEKDAY([.B74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42];[.D742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403739376" calcext:value-type="float">
            <text:p>403739376</text:p>
          </table:table-cell>
          <table:table-cell office:value-type="date" office:date-value="2017-07-05T17:20:00" calcext:value-type="date">
            <text:p>2017-07-05 17:2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743])&gt;=16;HOUR([.B743])&lt;=17))" office:value-type="boolean" office:boolean-value="true" calcext:value-type="boolean">
            <text:p>PRAWDA</text:p>
          </table:table-cell>
          <table:table-cell/>
          <table:table-cell table:formula="of:=IF(OR(WEEKDAY([.B743])=6;WEEKDAY([.B74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43];[.D743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676133301" calcext:value-type="float">
            <text:p>676133301</text:p>
          </table:table-cell>
          <table:table-cell office:value-type="date" office:date-value="2017-07-05T17:21:00" calcext:value-type="date">
            <text:p>2017-07-05 17:21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744])&gt;=16;HOUR([.B744])&lt;=17))" office:value-type="boolean" office:boolean-value="true" calcext:value-type="boolean">
            <text:p>PRAWDA</text:p>
          </table:table-cell>
          <table:table-cell/>
          <table:table-cell table:formula="of:=IF(OR(WEEKDAY([.B744])=6;WEEKDAY([.B74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44];[.D744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777283686" calcext:value-type="float">
            <text:p>777283686</text:p>
          </table:table-cell>
          <table:table-cell office:value-type="date" office:date-value="2017-07-05T17:40:00" calcext:value-type="date">
            <text:p>2017-07-05 17:4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745])&gt;=16;HOUR([.B745])&lt;=17))" office:value-type="boolean" office:boolean-value="true" calcext:value-type="boolean">
            <text:p>PRAWDA</text:p>
          </table:table-cell>
          <table:table-cell/>
          <table:table-cell table:formula="of:=IF(OR(WEEKDAY([.B745])=6;WEEKDAY([.B74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45];[.D745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884287722" calcext:value-type="float">
            <text:p>884287722</text:p>
          </table:table-cell>
          <table:table-cell office:value-type="date" office:date-value="2017-07-05T19:52:00" calcext:value-type="date">
            <text:p>2017-07-05 19:5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746])&gt;=16;HOUR([.B746])&lt;=17))" office:value-type="boolean" office:boolean-value="false" calcext:value-type="boolean">
            <text:p>FAŁSZ</text:p>
          </table:table-cell>
          <table:table-cell/>
          <table:table-cell table:formula="of:=IF(OR(WEEKDAY([.B746])=6;WEEKDAY([.B74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46];[.D746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680167989" calcext:value-type="float">
            <text:p>680167989</text:p>
          </table:table-cell>
          <table:table-cell office:value-type="date" office:date-value="2017-07-05T21:42:00" calcext:value-type="date">
            <text:p>2017-07-05 21:42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747])&gt;=16;HOUR([.B747])&lt;=17))" office:value-type="boolean" office:boolean-value="false" calcext:value-type="boolean">
            <text:p>FAŁSZ</text:p>
          </table:table-cell>
          <table:table-cell/>
          <table:table-cell table:formula="of:=IF(OR(WEEKDAY([.B747])=6;WEEKDAY([.B74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47];[.D747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885191353" calcext:value-type="float">
            <text:p>885191353</text:p>
          </table:table-cell>
          <table:table-cell office:value-type="date" office:date-value="2017-07-05T22:27:00" calcext:value-type="date">
            <text:p>2017-07-05 22:27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748])&gt;=16;HOUR([.B748])&lt;=17))" office:value-type="boolean" office:boolean-value="false" calcext:value-type="boolean">
            <text:p>FAŁSZ</text:p>
          </table:table-cell>
          <table:table-cell/>
          <table:table-cell table:formula="of:=IF(OR(WEEKDAY([.B748])=6;WEEKDAY([.B74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48];[.D748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692330725" calcext:value-type="float">
            <text:p>692330725</text:p>
          </table:table-cell>
          <table:table-cell office:value-type="date" office:date-value="2017-07-06T00:50:00" calcext:value-type="date">
            <text:p>2017-07-06 00:5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749])&gt;=16;HOUR([.B749])&lt;=17))" office:value-type="boolean" office:boolean-value="false" calcext:value-type="boolean">
            <text:p>FAŁSZ</text:p>
          </table:table-cell>
          <table:table-cell/>
          <table:table-cell table:formula="of:=IF(OR(WEEKDAY([.B749])=6;WEEKDAY([.B74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49];[.D749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936778908" calcext:value-type="float">
            <text:p>936778908</text:p>
          </table:table-cell>
          <table:table-cell office:value-type="date" office:date-value="2017-07-06T01:12:00" calcext:value-type="date">
            <text:p>2017-07-06 01:12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750])&gt;=16;HOUR([.B750])&lt;=17))" office:value-type="boolean" office:boolean-value="false" calcext:value-type="boolean">
            <text:p>FAŁSZ</text:p>
          </table:table-cell>
          <table:table-cell/>
          <table:table-cell table:formula="of:=IF(OR(WEEKDAY([.B750])=6;WEEKDAY([.B75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50];[.D750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785763426" calcext:value-type="float">
            <text:p>785763426</text:p>
          </table:table-cell>
          <table:table-cell office:value-type="date" office:date-value="2017-07-06T02:05:00" calcext:value-type="date">
            <text:p>2017-07-06 02:05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751])&gt;=16;HOUR([.B751])&lt;=17))" office:value-type="boolean" office:boolean-value="false" calcext:value-type="boolean">
            <text:p>FAŁSZ</text:p>
          </table:table-cell>
          <table:table-cell/>
          <table:table-cell table:formula="of:=IF(OR(WEEKDAY([.B751])=6;WEEKDAY([.B75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51];[.D751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838731679" calcext:value-type="float">
            <text:p>838731679</text:p>
          </table:table-cell>
          <table:table-cell office:value-type="date" office:date-value="2017-07-06T02:09:00" calcext:value-type="date">
            <text:p>2017-07-06 02:09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752])&gt;=16;HOUR([.B752])&lt;=17))" office:value-type="boolean" office:boolean-value="false" calcext:value-type="boolean">
            <text:p>FAŁSZ</text:p>
          </table:table-cell>
          <table:table-cell/>
          <table:table-cell table:formula="of:=IF(OR(WEEKDAY([.B752])=6;WEEKDAY([.B75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52];[.D752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722848195" calcext:value-type="float">
            <text:p>722848195</text:p>
          </table:table-cell>
          <table:table-cell office:value-type="date" office:date-value="2017-07-06T02:43:00" calcext:value-type="date">
            <text:p>2017-07-06 02:43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753])&gt;=16;HOUR([.B753])&lt;=17))" office:value-type="boolean" office:boolean-value="false" calcext:value-type="boolean">
            <text:p>FAŁSZ</text:p>
          </table:table-cell>
          <table:table-cell/>
          <table:table-cell table:formula="of:=IF(OR(WEEKDAY([.B753])=6;WEEKDAY([.B75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53];[.D753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940730927" calcext:value-type="float">
            <text:p>940730927</text:p>
          </table:table-cell>
          <table:table-cell office:value-type="date" office:date-value="2017-07-06T03:54:00" calcext:value-type="date">
            <text:p>2017-07-06 03:54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754])&gt;=16;HOUR([.B754])&lt;=17))" office:value-type="boolean" office:boolean-value="false" calcext:value-type="boolean">
            <text:p>FAŁSZ</text:p>
          </table:table-cell>
          <table:table-cell/>
          <table:table-cell table:formula="of:=IF(OR(WEEKDAY([.B754])=6;WEEKDAY([.B75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54];[.D754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752305012" calcext:value-type="float">
            <text:p>752305012</text:p>
          </table:table-cell>
          <table:table-cell office:value-type="date" office:date-value="2017-07-06T05:41:00" calcext:value-type="date">
            <text:p>2017-07-06 05:41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755])&gt;=16;HOUR([.B755])&lt;=17))" office:value-type="boolean" office:boolean-value="false" calcext:value-type="boolean">
            <text:p>FAŁSZ</text:p>
          </table:table-cell>
          <table:table-cell/>
          <table:table-cell table:formula="of:=IF(OR(WEEKDAY([.B755])=6;WEEKDAY([.B75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55];[.D755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448316550" calcext:value-type="float">
            <text:p>448316550</text:p>
          </table:table-cell>
          <table:table-cell office:value-type="date" office:date-value="2017-07-06T05:42:00" calcext:value-type="date">
            <text:p>2017-07-06 05:4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756])&gt;=16;HOUR([.B756])&lt;=17))" office:value-type="boolean" office:boolean-value="false" calcext:value-type="boolean">
            <text:p>FAŁSZ</text:p>
          </table:table-cell>
          <table:table-cell/>
          <table:table-cell table:formula="of:=IF(OR(WEEKDAY([.B756])=6;WEEKDAY([.B75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56];[.D756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510704630" calcext:value-type="float">
            <text:p>510704630</text:p>
          </table:table-cell>
          <table:table-cell office:value-type="date" office:date-value="2017-07-06T07:52:00" calcext:value-type="date">
            <text:p>2017-07-06 07:5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757])&gt;=16;HOUR([.B757])&lt;=17))" office:value-type="boolean" office:boolean-value="false" calcext:value-type="boolean">
            <text:p>FAŁSZ</text:p>
          </table:table-cell>
          <table:table-cell/>
          <table:table-cell table:formula="of:=IF(OR(WEEKDAY([.B757])=6;WEEKDAY([.B75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57];[.D757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481430251" calcext:value-type="float">
            <text:p>481430251</text:p>
          </table:table-cell>
          <table:table-cell office:value-type="date" office:date-value="2017-07-06T08:24:00" calcext:value-type="date">
            <text:p>2017-07-06 08:24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758])&gt;=16;HOUR([.B758])&lt;=17))" office:value-type="boolean" office:boolean-value="false" calcext:value-type="boolean">
            <text:p>FAŁSZ</text:p>
          </table:table-cell>
          <table:table-cell/>
          <table:table-cell table:formula="of:=IF(OR(WEEKDAY([.B758])=6;WEEKDAY([.B75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58];[.D758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722696220" calcext:value-type="float">
            <text:p>722696220</text:p>
          </table:table-cell>
          <table:table-cell office:value-type="date" office:date-value="2017-07-06T09:37:00" calcext:value-type="date">
            <text:p>2017-07-06 09:37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759])&gt;=16;HOUR([.B759])&lt;=17))" office:value-type="boolean" office:boolean-value="false" calcext:value-type="boolean">
            <text:p>FAŁSZ</text:p>
          </table:table-cell>
          <table:table-cell/>
          <table:table-cell table:formula="of:=IF(OR(WEEKDAY([.B759])=6;WEEKDAY([.B75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59];[.D759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754089438" calcext:value-type="float">
            <text:p>754089438</text:p>
          </table:table-cell>
          <table:table-cell office:value-type="date" office:date-value="2017-07-06T11:17:00" calcext:value-type="date">
            <text:p>2017-07-06 11:17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760])&gt;=16;HOUR([.B760])&lt;=17))" office:value-type="boolean" office:boolean-value="false" calcext:value-type="boolean">
            <text:p>FAŁSZ</text:p>
          </table:table-cell>
          <table:table-cell/>
          <table:table-cell table:formula="of:=IF(OR(WEEKDAY([.B760])=6;WEEKDAY([.B76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60];[.D760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410702289" calcext:value-type="float">
            <text:p>410702289</text:p>
          </table:table-cell>
          <table:table-cell office:value-type="date" office:date-value="2017-07-06T13:26:00" calcext:value-type="date">
            <text:p>2017-07-06 13:26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761])&gt;=16;HOUR([.B761])&lt;=17))" office:value-type="boolean" office:boolean-value="false" calcext:value-type="boolean">
            <text:p>FAŁSZ</text:p>
          </table:table-cell>
          <table:table-cell/>
          <table:table-cell table:formula="of:=IF(OR(WEEKDAY([.B761])=6;WEEKDAY([.B76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61];[.D761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503637303" calcext:value-type="float">
            <text:p>503637303</text:p>
          </table:table-cell>
          <table:table-cell office:value-type="date" office:date-value="2017-07-06T14:52:00" calcext:value-type="date">
            <text:p>2017-07-06 14:52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762])&gt;=16;HOUR([.B762])&lt;=17))" office:value-type="boolean" office:boolean-value="false" calcext:value-type="boolean">
            <text:p>FAŁSZ</text:p>
          </table:table-cell>
          <table:table-cell/>
          <table:table-cell table:formula="of:=IF(OR(WEEKDAY([.B762])=6;WEEKDAY([.B76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62];[.D762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740533036" calcext:value-type="float">
            <text:p>740533036</text:p>
          </table:table-cell>
          <table:table-cell office:value-type="date" office:date-value="2017-07-06T15:00:00" calcext:value-type="date">
            <text:p>2017-07-06 15: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763])&gt;=16;HOUR([.B763])&lt;=17))" office:value-type="boolean" office:boolean-value="false" calcext:value-type="boolean">
            <text:p>FAŁSZ</text:p>
          </table:table-cell>
          <table:table-cell/>
          <table:table-cell table:formula="of:=IF(OR(WEEKDAY([.B763])=6;WEEKDAY([.B76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63];[.D763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406093061" calcext:value-type="float">
            <text:p>406093061</text:p>
          </table:table-cell>
          <table:table-cell office:value-type="date" office:date-value="2017-07-06T15:54:00" calcext:value-type="date">
            <text:p>2017-07-06 15:54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764])&gt;=16;HOUR([.B764])&lt;=17))" office:value-type="boolean" office:boolean-value="false" calcext:value-type="boolean">
            <text:p>FAŁSZ</text:p>
          </table:table-cell>
          <table:table-cell/>
          <table:table-cell table:formula="of:=IF(OR(WEEKDAY([.B764])=6;WEEKDAY([.B76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64];[.D764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663962293" calcext:value-type="float">
            <text:p>663962293</text:p>
          </table:table-cell>
          <table:table-cell office:value-type="date" office:date-value="2017-07-06T17:06:00" calcext:value-type="date">
            <text:p>2017-07-06 17:06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765])&gt;=16;HOUR([.B765])&lt;=17))" office:value-type="boolean" office:boolean-value="true" calcext:value-type="boolean">
            <text:p>PRAWDA</text:p>
          </table:table-cell>
          <table:table-cell/>
          <table:table-cell table:formula="of:=IF(OR(WEEKDAY([.B765])=6;WEEKDAY([.B76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65];[.D765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879514402" calcext:value-type="float">
            <text:p>879514402</text:p>
          </table:table-cell>
          <table:table-cell office:value-type="date" office:date-value="2017-07-06T17:37:00" calcext:value-type="date">
            <text:p>2017-07-06 17:37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766])&gt;=16;HOUR([.B766])&lt;=17))" office:value-type="boolean" office:boolean-value="true" calcext:value-type="boolean">
            <text:p>PRAWDA</text:p>
          </table:table-cell>
          <table:table-cell/>
          <table:table-cell table:formula="of:=IF(OR(WEEKDAY([.B766])=6;WEEKDAY([.B76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66];[.D766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678341309" calcext:value-type="float">
            <text:p>678341309</text:p>
          </table:table-cell>
          <table:table-cell office:value-type="date" office:date-value="2017-07-06T19:40:00" calcext:value-type="date">
            <text:p>2017-07-06 19:4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767])&gt;=16;HOUR([.B767])&lt;=17))" office:value-type="boolean" office:boolean-value="false" calcext:value-type="boolean">
            <text:p>FAŁSZ</text:p>
          </table:table-cell>
          <table:table-cell/>
          <table:table-cell table:formula="of:=IF(OR(WEEKDAY([.B767])=6;WEEKDAY([.B76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67];[.D767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959666119" calcext:value-type="float">
            <text:p>959666119</text:p>
          </table:table-cell>
          <table:table-cell office:value-type="date" office:date-value="2017-07-06T21:42:00" calcext:value-type="date">
            <text:p>2017-07-06 21:4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768])&gt;=16;HOUR([.B768])&lt;=17))" office:value-type="boolean" office:boolean-value="false" calcext:value-type="boolean">
            <text:p>FAŁSZ</text:p>
          </table:table-cell>
          <table:table-cell/>
          <table:table-cell table:formula="of:=IF(OR(WEEKDAY([.B768])=6;WEEKDAY([.B76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68];[.D768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707136114" calcext:value-type="float">
            <text:p>707136114</text:p>
          </table:table-cell>
          <table:table-cell office:value-type="date" office:date-value="2017-07-06T22:46:00" calcext:value-type="date">
            <text:p>2017-07-06 22:46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769])&gt;=16;HOUR([.B769])&lt;=17))" office:value-type="boolean" office:boolean-value="false" calcext:value-type="boolean">
            <text:p>FAŁSZ</text:p>
          </table:table-cell>
          <table:table-cell/>
          <table:table-cell table:formula="of:=IF(OR(WEEKDAY([.B769])=6;WEEKDAY([.B76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69];[.D769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546350412" calcext:value-type="float">
            <text:p>546350412</text:p>
          </table:table-cell>
          <table:table-cell office:value-type="date" office:date-value="2017-07-06T22:58:00" calcext:value-type="date">
            <text:p>2017-07-06 22:58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770])&gt;=16;HOUR([.B770])&lt;=17))" office:value-type="boolean" office:boolean-value="false" calcext:value-type="boolean">
            <text:p>FAŁSZ</text:p>
          </table:table-cell>
          <table:table-cell/>
          <table:table-cell table:formula="of:=IF(OR(WEEKDAY([.B770])=6;WEEKDAY([.B77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70];[.D770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473566044" calcext:value-type="float">
            <text:p>473566044</text:p>
          </table:table-cell>
          <table:table-cell office:value-type="date" office:date-value="2017-07-06T23:12:00" calcext:value-type="date">
            <text:p>2017-07-06 23: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771])&gt;=16;HOUR([.B771])&lt;=17))" office:value-type="boolean" office:boolean-value="false" calcext:value-type="boolean">
            <text:p>FAŁSZ</text:p>
          </table:table-cell>
          <table:table-cell/>
          <table:table-cell table:formula="of:=IF(OR(WEEKDAY([.B771])=6;WEEKDAY([.B77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771];[.D771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401385613" calcext:value-type="float">
            <text:p>401385613</text:p>
          </table:table-cell>
          <table:table-cell office:value-type="date" office:date-value="2017-07-07T01:22:00" calcext:value-type="date">
            <text:p>2017-07-07 01:2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772])&gt;=16;HOUR([.B772])&lt;=17))" office:value-type="boolean" office:boolean-value="false" calcext:value-type="boolean">
            <text:p>FAŁSZ</text:p>
          </table:table-cell>
          <table:table-cell/>
          <table:table-cell table:formula="of:=IF(OR(WEEKDAY([.B772])=6;WEEKDAY([.B772])=7))" office:value-type="boolean" office:boolean-value="true" calcext:value-type="boolean">
            <text:p>PRAWDA</text:p>
          </table:table-cell>
          <table:table-cell/>
          <table:table-cell table:formula="of:=COM.MICROSOFT.TEXTJOIN(&quot;&quot;;1;[.C772];[.D772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440269425" calcext:value-type="float">
            <text:p>440269425</text:p>
          </table:table-cell>
          <table:table-cell office:value-type="date" office:date-value="2017-07-07T02:25:00" calcext:value-type="date">
            <text:p>2017-07-07 02:25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773])&gt;=16;HOUR([.B773])&lt;=17))" office:value-type="boolean" office:boolean-value="false" calcext:value-type="boolean">
            <text:p>FAŁSZ</text:p>
          </table:table-cell>
          <table:table-cell/>
          <table:table-cell table:formula="of:=IF(OR(WEEKDAY([.B773])=6;WEEKDAY([.B773])=7))" office:value-type="boolean" office:boolean-value="true" calcext:value-type="boolean">
            <text:p>PRAWDA</text:p>
          </table:table-cell>
          <table:table-cell/>
          <table:table-cell table:formula="of:=COM.MICROSOFT.TEXTJOIN(&quot;&quot;;1;[.C773];[.D773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852352764" calcext:value-type="float">
            <text:p>852352764</text:p>
          </table:table-cell>
          <table:table-cell office:value-type="date" office:date-value="2017-07-07T04:46:00" calcext:value-type="date">
            <text:p>2017-07-07 04:46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774])&gt;=16;HOUR([.B774])&lt;=17))" office:value-type="boolean" office:boolean-value="false" calcext:value-type="boolean">
            <text:p>FAŁSZ</text:p>
          </table:table-cell>
          <table:table-cell/>
          <table:table-cell table:formula="of:=IF(OR(WEEKDAY([.B774])=6;WEEKDAY([.B774])=7))" office:value-type="boolean" office:boolean-value="true" calcext:value-type="boolean">
            <text:p>PRAWDA</text:p>
          </table:table-cell>
          <table:table-cell/>
          <table:table-cell table:formula="of:=COM.MICROSOFT.TEXTJOIN(&quot;&quot;;1;[.C774];[.D774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719219289" calcext:value-type="float">
            <text:p>719219289</text:p>
          </table:table-cell>
          <table:table-cell office:value-type="date" office:date-value="2017-07-07T05:23:00" calcext:value-type="date">
            <text:p>2017-07-07 05:23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775])&gt;=16;HOUR([.B775])&lt;=17))" office:value-type="boolean" office:boolean-value="false" calcext:value-type="boolean">
            <text:p>FAŁSZ</text:p>
          </table:table-cell>
          <table:table-cell/>
          <table:table-cell table:formula="of:=IF(OR(WEEKDAY([.B775])=6;WEEKDAY([.B775])=7))" office:value-type="boolean" office:boolean-value="true" calcext:value-type="boolean">
            <text:p>PRAWDA</text:p>
          </table:table-cell>
          <table:table-cell/>
          <table:table-cell table:formula="of:=COM.MICROSOFT.TEXTJOIN(&quot;&quot;;1;[.C775];[.D775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556071548" calcext:value-type="float">
            <text:p>556071548</text:p>
          </table:table-cell>
          <table:table-cell office:value-type="date" office:date-value="2017-07-07T06:49:00" calcext:value-type="date">
            <text:p>2017-07-07 06:49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776])&gt;=16;HOUR([.B776])&lt;=17))" office:value-type="boolean" office:boolean-value="false" calcext:value-type="boolean">
            <text:p>FAŁSZ</text:p>
          </table:table-cell>
          <table:table-cell/>
          <table:table-cell table:formula="of:=IF(OR(WEEKDAY([.B776])=6;WEEKDAY([.B776])=7))" office:value-type="boolean" office:boolean-value="true" calcext:value-type="boolean">
            <text:p>PRAWDA</text:p>
          </table:table-cell>
          <table:table-cell/>
          <table:table-cell table:formula="of:=COM.MICROSOFT.TEXTJOIN(&quot;&quot;;1;[.C776];[.D776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948248301" calcext:value-type="float">
            <text:p>948248301</text:p>
          </table:table-cell>
          <table:table-cell office:value-type="date" office:date-value="2017-07-07T08:03:00" calcext:value-type="date">
            <text:p>2017-07-07 08:03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777])&gt;=16;HOUR([.B777])&lt;=17))" office:value-type="boolean" office:boolean-value="false" calcext:value-type="boolean">
            <text:p>FAŁSZ</text:p>
          </table:table-cell>
          <table:table-cell/>
          <table:table-cell table:formula="of:=IF(OR(WEEKDAY([.B777])=6;WEEKDAY([.B777])=7))" office:value-type="boolean" office:boolean-value="true" calcext:value-type="boolean">
            <text:p>PRAWDA</text:p>
          </table:table-cell>
          <table:table-cell/>
          <table:table-cell table:formula="of:=COM.MICROSOFT.TEXTJOIN(&quot;&quot;;1;[.C777];[.D777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945555554" calcext:value-type="float">
            <text:p>945555554</text:p>
          </table:table-cell>
          <table:table-cell office:value-type="date" office:date-value="2017-07-07T09:17:00" calcext:value-type="date">
            <text:p>2017-07-07 09:17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778])&gt;=16;HOUR([.B778])&lt;=17))" office:value-type="boolean" office:boolean-value="false" calcext:value-type="boolean">
            <text:p>FAŁSZ</text:p>
          </table:table-cell>
          <table:table-cell/>
          <table:table-cell table:formula="of:=IF(OR(WEEKDAY([.B778])=6;WEEKDAY([.B778])=7))" office:value-type="boolean" office:boolean-value="true" calcext:value-type="boolean">
            <text:p>PRAWDA</text:p>
          </table:table-cell>
          <table:table-cell/>
          <table:table-cell table:formula="of:=COM.MICROSOFT.TEXTJOIN(&quot;&quot;;1;[.C778];[.D778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738170636" calcext:value-type="float">
            <text:p>738170636</text:p>
          </table:table-cell>
          <table:table-cell office:value-type="date" office:date-value="2017-07-07T10:07:00" calcext:value-type="date">
            <text:p>2017-07-07 10:07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779])&gt;=16;HOUR([.B779])&lt;=17))" office:value-type="boolean" office:boolean-value="false" calcext:value-type="boolean">
            <text:p>FAŁSZ</text:p>
          </table:table-cell>
          <table:table-cell/>
          <table:table-cell table:formula="of:=IF(OR(WEEKDAY([.B779])=6;WEEKDAY([.B779])=7))" office:value-type="boolean" office:boolean-value="true" calcext:value-type="boolean">
            <text:p>PRAWDA</text:p>
          </table:table-cell>
          <table:table-cell/>
          <table:table-cell table:formula="of:=COM.MICROSOFT.TEXTJOIN(&quot;&quot;;1;[.C779];[.D779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436940855" calcext:value-type="float">
            <text:p>436940855</text:p>
          </table:table-cell>
          <table:table-cell office:value-type="date" office:date-value="2017-07-07T10:53:00" calcext:value-type="date">
            <text:p>2017-07-07 10:53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780])&gt;=16;HOUR([.B780])&lt;=17))" office:value-type="boolean" office:boolean-value="false" calcext:value-type="boolean">
            <text:p>FAŁSZ</text:p>
          </table:table-cell>
          <table:table-cell/>
          <table:table-cell table:formula="of:=IF(OR(WEEKDAY([.B780])=6;WEEKDAY([.B780])=7))" office:value-type="boolean" office:boolean-value="true" calcext:value-type="boolean">
            <text:p>PRAWDA</text:p>
          </table:table-cell>
          <table:table-cell/>
          <table:table-cell table:formula="of:=COM.MICROSOFT.TEXTJOIN(&quot;&quot;;1;[.C780];[.D780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907231949" calcext:value-type="float">
            <text:p>907231949</text:p>
          </table:table-cell>
          <table:table-cell office:value-type="date" office:date-value="2017-07-07T11:41:00" calcext:value-type="date">
            <text:p>2017-07-07 11:41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781])&gt;=16;HOUR([.B781])&lt;=17))" office:value-type="boolean" office:boolean-value="false" calcext:value-type="boolean">
            <text:p>FAŁSZ</text:p>
          </table:table-cell>
          <table:table-cell/>
          <table:table-cell table:formula="of:=IF(OR(WEEKDAY([.B781])=6;WEEKDAY([.B781])=7))" office:value-type="boolean" office:boolean-value="true" calcext:value-type="boolean">
            <text:p>PRAWDA</text:p>
          </table:table-cell>
          <table:table-cell/>
          <table:table-cell table:formula="of:=COM.MICROSOFT.TEXTJOIN(&quot;&quot;;1;[.C781];[.D781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428292618" calcext:value-type="float">
            <text:p>428292618</text:p>
          </table:table-cell>
          <table:table-cell office:value-type="date" office:date-value="2017-07-07T12:01:00" calcext:value-type="date">
            <text:p>2017-07-07 12:01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782])&gt;=16;HOUR([.B782])&lt;=17))" office:value-type="boolean" office:boolean-value="false" calcext:value-type="boolean">
            <text:p>FAŁSZ</text:p>
          </table:table-cell>
          <table:table-cell/>
          <table:table-cell table:formula="of:=IF(OR(WEEKDAY([.B782])=6;WEEKDAY([.B782])=7))" office:value-type="boolean" office:boolean-value="true" calcext:value-type="boolean">
            <text:p>PRAWDA</text:p>
          </table:table-cell>
          <table:table-cell/>
          <table:table-cell table:formula="of:=COM.MICROSOFT.TEXTJOIN(&quot;&quot;;1;[.C782];[.D782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706362419" calcext:value-type="float">
            <text:p>706362419</text:p>
          </table:table-cell>
          <table:table-cell office:value-type="date" office:date-value="2017-07-07T13:21:00" calcext:value-type="date">
            <text:p>2017-07-07 13:21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783])&gt;=16;HOUR([.B783])&lt;=17))" office:value-type="boolean" office:boolean-value="false" calcext:value-type="boolean">
            <text:p>FAŁSZ</text:p>
          </table:table-cell>
          <table:table-cell/>
          <table:table-cell table:formula="of:=IF(OR(WEEKDAY([.B783])=6;WEEKDAY([.B783])=7))" office:value-type="boolean" office:boolean-value="true" calcext:value-type="boolean">
            <text:p>PRAWDA</text:p>
          </table:table-cell>
          <table:table-cell/>
          <table:table-cell table:formula="of:=COM.MICROSOFT.TEXTJOIN(&quot;&quot;;1;[.C783];[.D783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797525432" calcext:value-type="float">
            <text:p>797525432</text:p>
          </table:table-cell>
          <table:table-cell office:value-type="date" office:date-value="2017-07-07T13:27:00" calcext:value-type="date">
            <text:p>2017-07-07 13:27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784])&gt;=16;HOUR([.B784])&lt;=17))" office:value-type="boolean" office:boolean-value="false" calcext:value-type="boolean">
            <text:p>FAŁSZ</text:p>
          </table:table-cell>
          <table:table-cell/>
          <table:table-cell table:formula="of:=IF(OR(WEEKDAY([.B784])=6;WEEKDAY([.B784])=7))" office:value-type="boolean" office:boolean-value="true" calcext:value-type="boolean">
            <text:p>PRAWDA</text:p>
          </table:table-cell>
          <table:table-cell/>
          <table:table-cell table:formula="of:=COM.MICROSOFT.TEXTJOIN(&quot;&quot;;1;[.C784];[.D784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804654929" calcext:value-type="float">
            <text:p>804654929</text:p>
          </table:table-cell>
          <table:table-cell office:value-type="date" office:date-value="2017-07-07T15:00:00" calcext:value-type="date">
            <text:p>2017-07-07 15: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785])&gt;=16;HOUR([.B785])&lt;=17))" office:value-type="boolean" office:boolean-value="false" calcext:value-type="boolean">
            <text:p>FAŁSZ</text:p>
          </table:table-cell>
          <table:table-cell/>
          <table:table-cell table:formula="of:=IF(OR(WEEKDAY([.B785])=6;WEEKDAY([.B785])=7))" office:value-type="boolean" office:boolean-value="true" calcext:value-type="boolean">
            <text:p>PRAWDA</text:p>
          </table:table-cell>
          <table:table-cell/>
          <table:table-cell table:formula="of:=COM.MICROSOFT.TEXTJOIN(&quot;&quot;;1;[.C785];[.D785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753447142" calcext:value-type="float">
            <text:p>753447142</text:p>
          </table:table-cell>
          <table:table-cell office:value-type="date" office:date-value="2017-07-07T15:08:00" calcext:value-type="date">
            <text:p>2017-07-07 15:08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786])&gt;=16;HOUR([.B786])&lt;=17))" office:value-type="boolean" office:boolean-value="false" calcext:value-type="boolean">
            <text:p>FAŁSZ</text:p>
          </table:table-cell>
          <table:table-cell/>
          <table:table-cell table:formula="of:=IF(OR(WEEKDAY([.B786])=6;WEEKDAY([.B786])=7))" office:value-type="boolean" office:boolean-value="true" calcext:value-type="boolean">
            <text:p>PRAWDA</text:p>
          </table:table-cell>
          <table:table-cell/>
          <table:table-cell table:formula="of:=COM.MICROSOFT.TEXTJOIN(&quot;&quot;;1;[.C786];[.D786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413380558" calcext:value-type="float">
            <text:p>413380558</text:p>
          </table:table-cell>
          <table:table-cell office:value-type="date" office:date-value="2017-07-07T15:29:00" calcext:value-type="date">
            <text:p>2017-07-07 15:29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787])&gt;=16;HOUR([.B787])&lt;=17))" office:value-type="boolean" office:boolean-value="false" calcext:value-type="boolean">
            <text:p>FAŁSZ</text:p>
          </table:table-cell>
          <table:table-cell/>
          <table:table-cell table:formula="of:=IF(OR(WEEKDAY([.B787])=6;WEEKDAY([.B787])=7))" office:value-type="boolean" office:boolean-value="true" calcext:value-type="boolean">
            <text:p>PRAWDA</text:p>
          </table:table-cell>
          <table:table-cell/>
          <table:table-cell table:formula="of:=COM.MICROSOFT.TEXTJOIN(&quot;&quot;;1;[.C787];[.D787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451047175" calcext:value-type="float">
            <text:p>451047175</text:p>
          </table:table-cell>
          <table:table-cell office:value-type="date" office:date-value="2017-07-07T15:32:00" calcext:value-type="date">
            <text:p>2017-07-07 15:32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788])&gt;=16;HOUR([.B788])&lt;=17))" office:value-type="boolean" office:boolean-value="false" calcext:value-type="boolean">
            <text:p>FAŁSZ</text:p>
          </table:table-cell>
          <table:table-cell/>
          <table:table-cell table:formula="of:=IF(OR(WEEKDAY([.B788])=6;WEEKDAY([.B788])=7))" office:value-type="boolean" office:boolean-value="true" calcext:value-type="boolean">
            <text:p>PRAWDA</text:p>
          </table:table-cell>
          <table:table-cell/>
          <table:table-cell table:formula="of:=COM.MICROSOFT.TEXTJOIN(&quot;&quot;;1;[.C788];[.D788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487641052" calcext:value-type="float">
            <text:p>487641052</text:p>
          </table:table-cell>
          <table:table-cell office:value-type="date" office:date-value="2017-07-07T16:51:00" calcext:value-type="date">
            <text:p>2017-07-07 16:51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789])&gt;=16;HOUR([.B789])&lt;=17))" office:value-type="boolean" office:boolean-value="true" calcext:value-type="boolean">
            <text:p>PRAWDA</text:p>
          </table:table-cell>
          <table:table-cell/>
          <table:table-cell table:formula="of:=IF(OR(WEEKDAY([.B789])=6;WEEKDAY([.B789])=7))" office:value-type="boolean" office:boolean-value="true" calcext:value-type="boolean">
            <text:p>PRAWDA</text:p>
          </table:table-cell>
          <table:table-cell/>
          <table:table-cell table:formula="of:=COM.MICROSOFT.TEXTJOIN(&quot;&quot;;1;[.C789];[.D789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704472939" calcext:value-type="float">
            <text:p>704472939</text:p>
          </table:table-cell>
          <table:table-cell office:value-type="date" office:date-value="2017-07-07T17:43:00" calcext:value-type="date">
            <text:p>2017-07-07 17:43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790])&gt;=16;HOUR([.B790])&lt;=17))" office:value-type="boolean" office:boolean-value="true" calcext:value-type="boolean">
            <text:p>PRAWDA</text:p>
          </table:table-cell>
          <table:table-cell/>
          <table:table-cell table:formula="of:=IF(OR(WEEKDAY([.B790])=6;WEEKDAY([.B790])=7))" office:value-type="boolean" office:boolean-value="true" calcext:value-type="boolean">
            <text:p>PRAWDA</text:p>
          </table:table-cell>
          <table:table-cell/>
          <table:table-cell table:formula="of:=COM.MICROSOFT.TEXTJOIN(&quot;&quot;;1;[.C790];[.D790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703980544" calcext:value-type="float">
            <text:p>703980544</text:p>
          </table:table-cell>
          <table:table-cell office:value-type="date" office:date-value="2017-07-07T19:54:00" calcext:value-type="date">
            <text:p>2017-07-07 19:54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791])&gt;=16;HOUR([.B791])&lt;=17))" office:value-type="boolean" office:boolean-value="false" calcext:value-type="boolean">
            <text:p>FAŁSZ</text:p>
          </table:table-cell>
          <table:table-cell/>
          <table:table-cell table:formula="of:=IF(OR(WEEKDAY([.B791])=6;WEEKDAY([.B791])=7))" office:value-type="boolean" office:boolean-value="true" calcext:value-type="boolean">
            <text:p>PRAWDA</text:p>
          </table:table-cell>
          <table:table-cell/>
          <table:table-cell table:formula="of:=COM.MICROSOFT.TEXTJOIN(&quot;&quot;;1;[.C791];[.D791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714745294" calcext:value-type="float">
            <text:p>714745294</text:p>
          </table:table-cell>
          <table:table-cell office:value-type="date" office:date-value="2017-07-07T21:16:00" calcext:value-type="date">
            <text:p>2017-07-07 21:16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792])&gt;=16;HOUR([.B792])&lt;=17))" office:value-type="boolean" office:boolean-value="false" calcext:value-type="boolean">
            <text:p>FAŁSZ</text:p>
          </table:table-cell>
          <table:table-cell/>
          <table:table-cell table:formula="of:=IF(OR(WEEKDAY([.B792])=6;WEEKDAY([.B792])=7))" office:value-type="boolean" office:boolean-value="true" calcext:value-type="boolean">
            <text:p>PRAWDA</text:p>
          </table:table-cell>
          <table:table-cell/>
          <table:table-cell table:formula="of:=COM.MICROSOFT.TEXTJOIN(&quot;&quot;;1;[.C792];[.D792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475377373" calcext:value-type="float">
            <text:p>475377373</text:p>
          </table:table-cell>
          <table:table-cell office:value-type="date" office:date-value="2017-07-07T23:33:00" calcext:value-type="date">
            <text:p>2017-07-07 23:33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793])&gt;=16;HOUR([.B793])&lt;=17))" office:value-type="boolean" office:boolean-value="false" calcext:value-type="boolean">
            <text:p>FAŁSZ</text:p>
          </table:table-cell>
          <table:table-cell/>
          <table:table-cell table:formula="of:=IF(OR(WEEKDAY([.B793])=6;WEEKDAY([.B793])=7))" office:value-type="boolean" office:boolean-value="true" calcext:value-type="boolean">
            <text:p>PRAWDA</text:p>
          </table:table-cell>
          <table:table-cell/>
          <table:table-cell table:formula="of:=COM.MICROSOFT.TEXTJOIN(&quot;&quot;;1;[.C793];[.D793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688787331" calcext:value-type="float">
            <text:p>688787331</text:p>
          </table:table-cell>
          <table:table-cell office:value-type="date" office:date-value="2017-07-07T23:34:00" calcext:value-type="date">
            <text:p>2017-07-07 23:34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794])&gt;=16;HOUR([.B794])&lt;=17))" office:value-type="boolean" office:boolean-value="false" calcext:value-type="boolean">
            <text:p>FAŁSZ</text:p>
          </table:table-cell>
          <table:table-cell/>
          <table:table-cell table:formula="of:=IF(OR(WEEKDAY([.B794])=6;WEEKDAY([.B794])=7))" office:value-type="boolean" office:boolean-value="true" calcext:value-type="boolean">
            <text:p>PRAWDA</text:p>
          </table:table-cell>
          <table:table-cell/>
          <table:table-cell table:formula="of:=COM.MICROSOFT.TEXTJOIN(&quot;&quot;;1;[.C794];[.D794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899424191" calcext:value-type="float">
            <text:p>899424191</text:p>
          </table:table-cell>
          <table:table-cell office:value-type="date" office:date-value="2017-07-08T01:19:00" calcext:value-type="date">
            <text:p>2017-07-08 01:19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795])&gt;=16;HOUR([.B795])&lt;=17))" office:value-type="boolean" office:boolean-value="false" calcext:value-type="boolean">
            <text:p>FAŁSZ</text:p>
          </table:table-cell>
          <table:table-cell/>
          <table:table-cell table:formula="of:=IF(OR(WEEKDAY([.B795])=6;WEEKDAY([.B795])=7))" office:value-type="boolean" office:boolean-value="true" calcext:value-type="boolean">
            <text:p>PRAWDA</text:p>
          </table:table-cell>
          <table:table-cell/>
          <table:table-cell table:formula="of:=COM.MICROSOFT.TEXTJOIN(&quot;&quot;;1;[.C795];[.D795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959876497" calcext:value-type="float">
            <text:p>959876497</text:p>
          </table:table-cell>
          <table:table-cell office:value-type="date" office:date-value="2017-07-08T02:00:00" calcext:value-type="date">
            <text:p>2017-07-08 02: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796])&gt;=16;HOUR([.B796])&lt;=17))" office:value-type="boolean" office:boolean-value="false" calcext:value-type="boolean">
            <text:p>FAŁSZ</text:p>
          </table:table-cell>
          <table:table-cell/>
          <table:table-cell table:formula="of:=IF(OR(WEEKDAY([.B796])=6;WEEKDAY([.B796])=7))" office:value-type="boolean" office:boolean-value="true" calcext:value-type="boolean">
            <text:p>PRAWDA</text:p>
          </table:table-cell>
          <table:table-cell/>
          <table:table-cell table:formula="of:=COM.MICROSOFT.TEXTJOIN(&quot;&quot;;1;[.C796];[.D796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455618789" calcext:value-type="float">
            <text:p>455618789</text:p>
          </table:table-cell>
          <table:table-cell office:value-type="date" office:date-value="2017-07-08T03:34:00" calcext:value-type="date">
            <text:p>2017-07-08 03:34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797])&gt;=16;HOUR([.B797])&lt;=17))" office:value-type="boolean" office:boolean-value="false" calcext:value-type="boolean">
            <text:p>FAŁSZ</text:p>
          </table:table-cell>
          <table:table-cell/>
          <table:table-cell table:formula="of:=IF(OR(WEEKDAY([.B797])=6;WEEKDAY([.B797])=7))" office:value-type="boolean" office:boolean-value="true" calcext:value-type="boolean">
            <text:p>PRAWDA</text:p>
          </table:table-cell>
          <table:table-cell/>
          <table:table-cell table:formula="of:=COM.MICROSOFT.TEXTJOIN(&quot;&quot;;1;[.C797];[.D797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495748338" calcext:value-type="float">
            <text:p>495748338</text:p>
          </table:table-cell>
          <table:table-cell office:value-type="date" office:date-value="2017-07-08T03:56:00" calcext:value-type="date">
            <text:p>2017-07-08 03:56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798])&gt;=16;HOUR([.B798])&lt;=17))" office:value-type="boolean" office:boolean-value="false" calcext:value-type="boolean">
            <text:p>FAŁSZ</text:p>
          </table:table-cell>
          <table:table-cell/>
          <table:table-cell table:formula="of:=IF(OR(WEEKDAY([.B798])=6;WEEKDAY([.B798])=7))" office:value-type="boolean" office:boolean-value="true" calcext:value-type="boolean">
            <text:p>PRAWDA</text:p>
          </table:table-cell>
          <table:table-cell/>
          <table:table-cell table:formula="of:=COM.MICROSOFT.TEXTJOIN(&quot;&quot;;1;[.C798];[.D798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655369242" calcext:value-type="float">
            <text:p>655369242</text:p>
          </table:table-cell>
          <table:table-cell office:value-type="date" office:date-value="2017-07-08T05:28:00" calcext:value-type="date">
            <text:p>2017-07-08 05:28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799])&gt;=16;HOUR([.B799])&lt;=17))" office:value-type="boolean" office:boolean-value="false" calcext:value-type="boolean">
            <text:p>FAŁSZ</text:p>
          </table:table-cell>
          <table:table-cell/>
          <table:table-cell table:formula="of:=IF(OR(WEEKDAY([.B799])=6;WEEKDAY([.B799])=7))" office:value-type="boolean" office:boolean-value="true" calcext:value-type="boolean">
            <text:p>PRAWDA</text:p>
          </table:table-cell>
          <table:table-cell/>
          <table:table-cell table:formula="of:=COM.MICROSOFT.TEXTJOIN(&quot;&quot;;1;[.C799];[.D799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899909864" calcext:value-type="float">
            <text:p>899909864</text:p>
          </table:table-cell>
          <table:table-cell office:value-type="date" office:date-value="2017-07-08T06:58:00" calcext:value-type="date">
            <text:p>2017-07-08 06:58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800])&gt;=16;HOUR([.B800])&lt;=17))" office:value-type="boolean" office:boolean-value="false" calcext:value-type="boolean">
            <text:p>FAŁSZ</text:p>
          </table:table-cell>
          <table:table-cell/>
          <table:table-cell table:formula="of:=IF(OR(WEEKDAY([.B800])=6;WEEKDAY([.B800])=7))" office:value-type="boolean" office:boolean-value="true" calcext:value-type="boolean">
            <text:p>PRAWDA</text:p>
          </table:table-cell>
          <table:table-cell/>
          <table:table-cell table:formula="of:=COM.MICROSOFT.TEXTJOIN(&quot;&quot;;1;[.C800];[.D800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458828008" calcext:value-type="float">
            <text:p>458828008</text:p>
          </table:table-cell>
          <table:table-cell office:value-type="date" office:date-value="2017-07-08T07:48:00" calcext:value-type="date">
            <text:p>2017-07-08 07:48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801])&gt;=16;HOUR([.B801])&lt;=17))" office:value-type="boolean" office:boolean-value="false" calcext:value-type="boolean">
            <text:p>FAŁSZ</text:p>
          </table:table-cell>
          <table:table-cell/>
          <table:table-cell table:formula="of:=IF(OR(WEEKDAY([.B801])=6;WEEKDAY([.B801])=7))" office:value-type="boolean" office:boolean-value="true" calcext:value-type="boolean">
            <text:p>PRAWDA</text:p>
          </table:table-cell>
          <table:table-cell/>
          <table:table-cell table:formula="of:=COM.MICROSOFT.TEXTJOIN(&quot;&quot;;1;[.C801];[.D801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676127727" calcext:value-type="float">
            <text:p>676127727</text:p>
          </table:table-cell>
          <table:table-cell office:value-type="date" office:date-value="2017-07-08T08:55:00" calcext:value-type="date">
            <text:p>2017-07-08 08:55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802])&gt;=16;HOUR([.B802])&lt;=17))" office:value-type="boolean" office:boolean-value="false" calcext:value-type="boolean">
            <text:p>FAŁSZ</text:p>
          </table:table-cell>
          <table:table-cell/>
          <table:table-cell table:formula="of:=IF(OR(WEEKDAY([.B802])=6;WEEKDAY([.B802])=7))" office:value-type="boolean" office:boolean-value="true" calcext:value-type="boolean">
            <text:p>PRAWDA</text:p>
          </table:table-cell>
          <table:table-cell/>
          <table:table-cell table:formula="of:=COM.MICROSOFT.TEXTJOIN(&quot;&quot;;1;[.C802];[.D802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860301609" calcext:value-type="float">
            <text:p>860301609</text:p>
          </table:table-cell>
          <table:table-cell office:value-type="date" office:date-value="2017-07-08T09:35:00" calcext:value-type="date">
            <text:p>2017-07-08 09:35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803])&gt;=16;HOUR([.B803])&lt;=17))" office:value-type="boolean" office:boolean-value="false" calcext:value-type="boolean">
            <text:p>FAŁSZ</text:p>
          </table:table-cell>
          <table:table-cell/>
          <table:table-cell table:formula="of:=IF(OR(WEEKDAY([.B803])=6;WEEKDAY([.B803])=7))" office:value-type="boolean" office:boolean-value="true" calcext:value-type="boolean">
            <text:p>PRAWDA</text:p>
          </table:table-cell>
          <table:table-cell/>
          <table:table-cell table:formula="of:=COM.MICROSOFT.TEXTJOIN(&quot;&quot;;1;[.C803];[.D803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604591282" calcext:value-type="float">
            <text:p>604591282</text:p>
          </table:table-cell>
          <table:table-cell office:value-type="date" office:date-value="2017-07-08T09:46:00" calcext:value-type="date">
            <text:p>2017-07-08 09:46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804])&gt;=16;HOUR([.B804])&lt;=17))" office:value-type="boolean" office:boolean-value="false" calcext:value-type="boolean">
            <text:p>FAŁSZ</text:p>
          </table:table-cell>
          <table:table-cell/>
          <table:table-cell table:formula="of:=IF(OR(WEEKDAY([.B804])=6;WEEKDAY([.B804])=7))" office:value-type="boolean" office:boolean-value="true" calcext:value-type="boolean">
            <text:p>PRAWDA</text:p>
          </table:table-cell>
          <table:table-cell/>
          <table:table-cell table:formula="of:=COM.MICROSOFT.TEXTJOIN(&quot;&quot;;1;[.C804];[.D804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882137448" calcext:value-type="float">
            <text:p>882137448</text:p>
          </table:table-cell>
          <table:table-cell office:value-type="date" office:date-value="2017-07-08T09:51:00" calcext:value-type="date">
            <text:p>2017-07-08 09:51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805])&gt;=16;HOUR([.B805])&lt;=17))" office:value-type="boolean" office:boolean-value="false" calcext:value-type="boolean">
            <text:p>FAŁSZ</text:p>
          </table:table-cell>
          <table:table-cell/>
          <table:table-cell table:formula="of:=IF(OR(WEEKDAY([.B805])=6;WEEKDAY([.B805])=7))" office:value-type="boolean" office:boolean-value="true" calcext:value-type="boolean">
            <text:p>PRAWDA</text:p>
          </table:table-cell>
          <table:table-cell/>
          <table:table-cell table:formula="of:=COM.MICROSOFT.TEXTJOIN(&quot;&quot;;1;[.C805];[.D805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441890822" calcext:value-type="float">
            <text:p>441890822</text:p>
          </table:table-cell>
          <table:table-cell office:value-type="date" office:date-value="2017-07-08T11:13:00" calcext:value-type="date">
            <text:p>2017-07-08 11:13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806])&gt;=16;HOUR([.B806])&lt;=17))" office:value-type="boolean" office:boolean-value="false" calcext:value-type="boolean">
            <text:p>FAŁSZ</text:p>
          </table:table-cell>
          <table:table-cell/>
          <table:table-cell table:formula="of:=IF(OR(WEEKDAY([.B806])=6;WEEKDAY([.B806])=7))" office:value-type="boolean" office:boolean-value="true" calcext:value-type="boolean">
            <text:p>PRAWDA</text:p>
          </table:table-cell>
          <table:table-cell/>
          <table:table-cell table:formula="of:=COM.MICROSOFT.TEXTJOIN(&quot;&quot;;1;[.C806];[.D806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691692072" calcext:value-type="float">
            <text:p>691692072</text:p>
          </table:table-cell>
          <table:table-cell office:value-type="date" office:date-value="2017-07-08T11:18:00" calcext:value-type="date">
            <text:p>2017-07-08 11:18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807])&gt;=16;HOUR([.B807])&lt;=17))" office:value-type="boolean" office:boolean-value="false" calcext:value-type="boolean">
            <text:p>FAŁSZ</text:p>
          </table:table-cell>
          <table:table-cell/>
          <table:table-cell table:formula="of:=IF(OR(WEEKDAY([.B807])=6;WEEKDAY([.B807])=7))" office:value-type="boolean" office:boolean-value="true" calcext:value-type="boolean">
            <text:p>PRAWDA</text:p>
          </table:table-cell>
          <table:table-cell/>
          <table:table-cell table:formula="of:=COM.MICROSOFT.TEXTJOIN(&quot;&quot;;1;[.C807];[.D807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779249951" calcext:value-type="float">
            <text:p>779249951</text:p>
          </table:table-cell>
          <table:table-cell office:value-type="date" office:date-value="2017-07-08T15:00:00" calcext:value-type="date">
            <text:p>2017-07-08 15: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808])&gt;=16;HOUR([.B808])&lt;=17))" office:value-type="boolean" office:boolean-value="false" calcext:value-type="boolean">
            <text:p>FAŁSZ</text:p>
          </table:table-cell>
          <table:table-cell/>
          <table:table-cell table:formula="of:=IF(OR(WEEKDAY([.B808])=6;WEEKDAY([.B808])=7))" office:value-type="boolean" office:boolean-value="true" calcext:value-type="boolean">
            <text:p>PRAWDA</text:p>
          </table:table-cell>
          <table:table-cell/>
          <table:table-cell table:formula="of:=COM.MICROSOFT.TEXTJOIN(&quot;&quot;;1;[.C808];[.D808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530823466" calcext:value-type="float">
            <text:p>530823466</text:p>
          </table:table-cell>
          <table:table-cell office:value-type="date" office:date-value="2017-07-08T16:07:00" calcext:value-type="date">
            <text:p>2017-07-08 16:07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809])&gt;=16;HOUR([.B809])&lt;=17))" office:value-type="boolean" office:boolean-value="true" calcext:value-type="boolean">
            <text:p>PRAWDA</text:p>
          </table:table-cell>
          <table:table-cell/>
          <table:table-cell table:formula="of:=IF(OR(WEEKDAY([.B809])=6;WEEKDAY([.B809])=7))" office:value-type="boolean" office:boolean-value="true" calcext:value-type="boolean">
            <text:p>PRAWDA</text:p>
          </table:table-cell>
          <table:table-cell/>
          <table:table-cell table:formula="of:=COM.MICROSOFT.TEXTJOIN(&quot;&quot;;1;[.C809];[.D809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726251580" calcext:value-type="float">
            <text:p>726251580</text:p>
          </table:table-cell>
          <table:table-cell office:value-type="date" office:date-value="2017-07-08T16:15:00" calcext:value-type="date">
            <text:p>2017-07-08 16:15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810])&gt;=16;HOUR([.B810])&lt;=17))" office:value-type="boolean" office:boolean-value="true" calcext:value-type="boolean">
            <text:p>PRAWDA</text:p>
          </table:table-cell>
          <table:table-cell/>
          <table:table-cell table:formula="of:=IF(OR(WEEKDAY([.B810])=6;WEEKDAY([.B810])=7))" office:value-type="boolean" office:boolean-value="true" calcext:value-type="boolean">
            <text:p>PRAWDA</text:p>
          </table:table-cell>
          <table:table-cell/>
          <table:table-cell table:formula="of:=COM.MICROSOFT.TEXTJOIN(&quot;&quot;;1;[.C810];[.D810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883457450" calcext:value-type="float">
            <text:p>883457450</text:p>
          </table:table-cell>
          <table:table-cell office:value-type="date" office:date-value="2017-07-08T17:11:00" calcext:value-type="date">
            <text:p>2017-07-08 17:11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811])&gt;=16;HOUR([.B811])&lt;=17))" office:value-type="boolean" office:boolean-value="true" calcext:value-type="boolean">
            <text:p>PRAWDA</text:p>
          </table:table-cell>
          <table:table-cell/>
          <table:table-cell table:formula="of:=IF(OR(WEEKDAY([.B811])=6;WEEKDAY([.B811])=7))" office:value-type="boolean" office:boolean-value="true" calcext:value-type="boolean">
            <text:p>PRAWDA</text:p>
          </table:table-cell>
          <table:table-cell/>
          <table:table-cell table:formula="of:=COM.MICROSOFT.TEXTJOIN(&quot;&quot;;1;[.C811];[.D811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878109724" calcext:value-type="float">
            <text:p>878109724</text:p>
          </table:table-cell>
          <table:table-cell office:value-type="date" office:date-value="2017-07-08T18:25:00" calcext:value-type="date">
            <text:p>2017-07-08 18:25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812])&gt;=16;HOUR([.B812])&lt;=17))" office:value-type="boolean" office:boolean-value="false" calcext:value-type="boolean">
            <text:p>FAŁSZ</text:p>
          </table:table-cell>
          <table:table-cell/>
          <table:table-cell table:formula="of:=IF(OR(WEEKDAY([.B812])=6;WEEKDAY([.B812])=7))" office:value-type="boolean" office:boolean-value="true" calcext:value-type="boolean">
            <text:p>PRAWDA</text:p>
          </table:table-cell>
          <table:table-cell/>
          <table:table-cell table:formula="of:=COM.MICROSOFT.TEXTJOIN(&quot;&quot;;1;[.C812];[.D812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688319441" calcext:value-type="float">
            <text:p>688319441</text:p>
          </table:table-cell>
          <table:table-cell office:value-type="date" office:date-value="2017-07-08T20:24:00" calcext:value-type="date">
            <text:p>2017-07-08 20:24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813])&gt;=16;HOUR([.B813])&lt;=17))" office:value-type="boolean" office:boolean-value="false" calcext:value-type="boolean">
            <text:p>FAŁSZ</text:p>
          </table:table-cell>
          <table:table-cell/>
          <table:table-cell table:formula="of:=IF(OR(WEEKDAY([.B813])=6;WEEKDAY([.B813])=7))" office:value-type="boolean" office:boolean-value="true" calcext:value-type="boolean">
            <text:p>PRAWDA</text:p>
          </table:table-cell>
          <table:table-cell/>
          <table:table-cell table:formula="of:=COM.MICROSOFT.TEXTJOIN(&quot;&quot;;1;[.C813];[.D813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464877225" calcext:value-type="float">
            <text:p>464877225</text:p>
          </table:table-cell>
          <table:table-cell office:value-type="date" office:date-value="2017-07-08T20:57:00" calcext:value-type="date">
            <text:p>2017-07-08 20:57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814])&gt;=16;HOUR([.B814])&lt;=17))" office:value-type="boolean" office:boolean-value="false" calcext:value-type="boolean">
            <text:p>FAŁSZ</text:p>
          </table:table-cell>
          <table:table-cell/>
          <table:table-cell table:formula="of:=IF(OR(WEEKDAY([.B814])=6;WEEKDAY([.B814])=7))" office:value-type="boolean" office:boolean-value="true" calcext:value-type="boolean">
            <text:p>PRAWDA</text:p>
          </table:table-cell>
          <table:table-cell/>
          <table:table-cell table:formula="of:=COM.MICROSOFT.TEXTJOIN(&quot;&quot;;1;[.C814];[.D814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695214509" calcext:value-type="float">
            <text:p>695214509</text:p>
          </table:table-cell>
          <table:table-cell office:value-type="date" office:date-value="2017-07-08T22:17:00" calcext:value-type="date">
            <text:p>2017-07-08 22:17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815])&gt;=16;HOUR([.B815])&lt;=17))" office:value-type="boolean" office:boolean-value="false" calcext:value-type="boolean">
            <text:p>FAŁSZ</text:p>
          </table:table-cell>
          <table:table-cell/>
          <table:table-cell table:formula="of:=IF(OR(WEEKDAY([.B815])=6;WEEKDAY([.B815])=7))" office:value-type="boolean" office:boolean-value="true" calcext:value-type="boolean">
            <text:p>PRAWDA</text:p>
          </table:table-cell>
          <table:table-cell/>
          <table:table-cell table:formula="of:=COM.MICROSOFT.TEXTJOIN(&quot;&quot;;1;[.C815];[.D815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895479404" calcext:value-type="float">
            <text:p>895479404</text:p>
          </table:table-cell>
          <table:table-cell office:value-type="date" office:date-value="2017-07-08T22:18:00" calcext:value-type="date">
            <text:p>2017-07-08 22:18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816])&gt;=16;HOUR([.B816])&lt;=17))" office:value-type="boolean" office:boolean-value="false" calcext:value-type="boolean">
            <text:p>FAŁSZ</text:p>
          </table:table-cell>
          <table:table-cell/>
          <table:table-cell table:formula="of:=IF(OR(WEEKDAY([.B816])=6;WEEKDAY([.B816])=7))" office:value-type="boolean" office:boolean-value="true" calcext:value-type="boolean">
            <text:p>PRAWDA</text:p>
          </table:table-cell>
          <table:table-cell/>
          <table:table-cell table:formula="of:=COM.MICROSOFT.TEXTJOIN(&quot;&quot;;1;[.C816];[.D816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749855351" calcext:value-type="float">
            <text:p>749855351</text:p>
          </table:table-cell>
          <table:table-cell office:value-type="date" office:date-value="2017-07-08T23:13:00" calcext:value-type="date">
            <text:p>2017-07-08 23:13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817])&gt;=16;HOUR([.B817])&lt;=17))" office:value-type="boolean" office:boolean-value="false" calcext:value-type="boolean">
            <text:p>FAŁSZ</text:p>
          </table:table-cell>
          <table:table-cell/>
          <table:table-cell table:formula="of:=IF(OR(WEEKDAY([.B817])=6;WEEKDAY([.B817])=7))" office:value-type="boolean" office:boolean-value="true" calcext:value-type="boolean">
            <text:p>PRAWDA</text:p>
          </table:table-cell>
          <table:table-cell/>
          <table:table-cell table:formula="of:=COM.MICROSOFT.TEXTJOIN(&quot;&quot;;1;[.C817];[.D817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515630239" calcext:value-type="float">
            <text:p>515630239</text:p>
          </table:table-cell>
          <table:table-cell office:value-type="date" office:date-value="2017-07-09T00:53:00" calcext:value-type="date">
            <text:p>2017-07-09 00:53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818])&gt;=16;HOUR([.B818])&lt;=17))" office:value-type="boolean" office:boolean-value="false" calcext:value-type="boolean">
            <text:p>FAŁSZ</text:p>
          </table:table-cell>
          <table:table-cell/>
          <table:table-cell table:formula="of:=IF(OR(WEEKDAY([.B818])=6;WEEKDAY([.B81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18];[.D818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586277055" calcext:value-type="float">
            <text:p>586277055</text:p>
          </table:table-cell>
          <table:table-cell office:value-type="date" office:date-value="2017-07-09T02:18:00" calcext:value-type="date">
            <text:p>2017-07-09 02:18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819])&gt;=16;HOUR([.B819])&lt;=17))" office:value-type="boolean" office:boolean-value="false" calcext:value-type="boolean">
            <text:p>FAŁSZ</text:p>
          </table:table-cell>
          <table:table-cell/>
          <table:table-cell table:formula="of:=IF(OR(WEEKDAY([.B819])=6;WEEKDAY([.B81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19];[.D819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430696830" calcext:value-type="float">
            <text:p>430696830</text:p>
          </table:table-cell>
          <table:table-cell office:value-type="date" office:date-value="2017-07-09T02:32:00" calcext:value-type="date">
            <text:p>2017-07-09 02:32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820])&gt;=16;HOUR([.B820])&lt;=17))" office:value-type="boolean" office:boolean-value="false" calcext:value-type="boolean">
            <text:p>FAŁSZ</text:p>
          </table:table-cell>
          <table:table-cell/>
          <table:table-cell table:formula="of:=IF(OR(WEEKDAY([.B820])=6;WEEKDAY([.B82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20];[.D820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852567682" calcext:value-type="float">
            <text:p>852567682</text:p>
          </table:table-cell>
          <table:table-cell office:value-type="date" office:date-value="2017-07-09T03:15:00" calcext:value-type="date">
            <text:p>2017-07-09 03:15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821])&gt;=16;HOUR([.B821])&lt;=17))" office:value-type="boolean" office:boolean-value="false" calcext:value-type="boolean">
            <text:p>FAŁSZ</text:p>
          </table:table-cell>
          <table:table-cell/>
          <table:table-cell table:formula="of:=IF(OR(WEEKDAY([.B821])=6;WEEKDAY([.B82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21];[.D821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843024488" calcext:value-type="float">
            <text:p>843024488</text:p>
          </table:table-cell>
          <table:table-cell office:value-type="date" office:date-value="2017-07-09T03:19:00" calcext:value-type="date">
            <text:p>2017-07-09 03:1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822])&gt;=16;HOUR([.B822])&lt;=17))" office:value-type="boolean" office:boolean-value="false" calcext:value-type="boolean">
            <text:p>FAŁSZ</text:p>
          </table:table-cell>
          <table:table-cell/>
          <table:table-cell table:formula="of:=IF(OR(WEEKDAY([.B822])=6;WEEKDAY([.B82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22];[.D822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964114005" calcext:value-type="float">
            <text:p>964114005</text:p>
          </table:table-cell>
          <table:table-cell office:value-type="date" office:date-value="2017-07-09T05:37:00" calcext:value-type="date">
            <text:p>2017-07-09 05:37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823])&gt;=16;HOUR([.B823])&lt;=17))" office:value-type="boolean" office:boolean-value="false" calcext:value-type="boolean">
            <text:p>FAŁSZ</text:p>
          </table:table-cell>
          <table:table-cell/>
          <table:table-cell table:formula="of:=IF(OR(WEEKDAY([.B823])=6;WEEKDAY([.B82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23];[.D823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541026320" calcext:value-type="float">
            <text:p>541026320</text:p>
          </table:table-cell>
          <table:table-cell office:value-type="date" office:date-value="2017-07-09T06:29:00" calcext:value-type="date">
            <text:p>2017-07-09 06:29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824])&gt;=16;HOUR([.B824])&lt;=17))" office:value-type="boolean" office:boolean-value="false" calcext:value-type="boolean">
            <text:p>FAŁSZ</text:p>
          </table:table-cell>
          <table:table-cell/>
          <table:table-cell table:formula="of:=IF(OR(WEEKDAY([.B824])=6;WEEKDAY([.B82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24];[.D824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740241696" calcext:value-type="float">
            <text:p>740241696</text:p>
          </table:table-cell>
          <table:table-cell office:value-type="date" office:date-value="2017-07-09T07:29:00" calcext:value-type="date">
            <text:p>2017-07-09 07:2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825])&gt;=16;HOUR([.B825])&lt;=17))" office:value-type="boolean" office:boolean-value="false" calcext:value-type="boolean">
            <text:p>FAŁSZ</text:p>
          </table:table-cell>
          <table:table-cell/>
          <table:table-cell table:formula="of:=IF(OR(WEEKDAY([.B825])=6;WEEKDAY([.B82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25];[.D825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980592694" calcext:value-type="float">
            <text:p>980592694</text:p>
          </table:table-cell>
          <table:table-cell office:value-type="date" office:date-value="2017-07-09T08:47:00" calcext:value-type="date">
            <text:p>2017-07-09 08:47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826])&gt;=16;HOUR([.B826])&lt;=17))" office:value-type="boolean" office:boolean-value="false" calcext:value-type="boolean">
            <text:p>FAŁSZ</text:p>
          </table:table-cell>
          <table:table-cell/>
          <table:table-cell table:formula="of:=IF(OR(WEEKDAY([.B826])=6;WEEKDAY([.B82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26];[.D826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489827018" calcext:value-type="float">
            <text:p>489827018</text:p>
          </table:table-cell>
          <table:table-cell office:value-type="date" office:date-value="2017-07-09T11:09:00" calcext:value-type="date">
            <text:p>2017-07-09 11:0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827])&gt;=16;HOUR([.B827])&lt;=17))" office:value-type="boolean" office:boolean-value="false" calcext:value-type="boolean">
            <text:p>FAŁSZ</text:p>
          </table:table-cell>
          <table:table-cell/>
          <table:table-cell table:formula="of:=IF(OR(WEEKDAY([.B827])=6;WEEKDAY([.B82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27];[.D827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911307202" calcext:value-type="float">
            <text:p>911307202</text:p>
          </table:table-cell>
          <table:table-cell office:value-type="date" office:date-value="2017-07-09T13:00:00" calcext:value-type="date">
            <text:p>2017-07-09 13: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828])&gt;=16;HOUR([.B828])&lt;=17))" office:value-type="boolean" office:boolean-value="false" calcext:value-type="boolean">
            <text:p>FAŁSZ</text:p>
          </table:table-cell>
          <table:table-cell/>
          <table:table-cell table:formula="of:=IF(OR(WEEKDAY([.B828])=6;WEEKDAY([.B82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28];[.D828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947530356" calcext:value-type="float">
            <text:p>947530356</text:p>
          </table:table-cell>
          <table:table-cell office:value-type="date" office:date-value="2017-07-09T14:37:00" calcext:value-type="date">
            <text:p>2017-07-09 14:37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829])&gt;=16;HOUR([.B829])&lt;=17))" office:value-type="boolean" office:boolean-value="false" calcext:value-type="boolean">
            <text:p>FAŁSZ</text:p>
          </table:table-cell>
          <table:table-cell/>
          <table:table-cell table:formula="of:=IF(OR(WEEKDAY([.B829])=6;WEEKDAY([.B82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29];[.D829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766810568" calcext:value-type="float">
            <text:p>766810568</text:p>
          </table:table-cell>
          <table:table-cell office:value-type="date" office:date-value="2017-07-09T15:00:00" calcext:value-type="date">
            <text:p>2017-07-09 15: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830])&gt;=16;HOUR([.B830])&lt;=17))" office:value-type="boolean" office:boolean-value="false" calcext:value-type="boolean">
            <text:p>FAŁSZ</text:p>
          </table:table-cell>
          <table:table-cell/>
          <table:table-cell table:formula="of:=IF(OR(WEEKDAY([.B830])=6;WEEKDAY([.B83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30];[.D830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798667170" calcext:value-type="float">
            <text:p>798667170</text:p>
          </table:table-cell>
          <table:table-cell office:value-type="date" office:date-value="2017-07-09T15:21:00" calcext:value-type="date">
            <text:p>2017-07-09 15:21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831])&gt;=16;HOUR([.B831])&lt;=17))" office:value-type="boolean" office:boolean-value="false" calcext:value-type="boolean">
            <text:p>FAŁSZ</text:p>
          </table:table-cell>
          <table:table-cell/>
          <table:table-cell table:formula="of:=IF(OR(WEEKDAY([.B831])=6;WEEKDAY([.B83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31];[.D831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527328542" calcext:value-type="float">
            <text:p>527328542</text:p>
          </table:table-cell>
          <table:table-cell office:value-type="date" office:date-value="2017-07-09T16:54:00" calcext:value-type="date">
            <text:p>2017-07-09 16:54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832])&gt;=16;HOUR([.B832])&lt;=17))" office:value-type="boolean" office:boolean-value="true" calcext:value-type="boolean">
            <text:p>PRAWDA</text:p>
          </table:table-cell>
          <table:table-cell/>
          <table:table-cell table:formula="of:=IF(OR(WEEKDAY([.B832])=6;WEEKDAY([.B83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32];[.D832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957880696" calcext:value-type="float">
            <text:p>957880696</text:p>
          </table:table-cell>
          <table:table-cell office:value-type="date" office:date-value="2017-07-09T18:21:00" calcext:value-type="date">
            <text:p>2017-07-09 18:21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833])&gt;=16;HOUR([.B833])&lt;=17))" office:value-type="boolean" office:boolean-value="false" calcext:value-type="boolean">
            <text:p>FAŁSZ</text:p>
          </table:table-cell>
          <table:table-cell/>
          <table:table-cell table:formula="of:=IF(OR(WEEKDAY([.B833])=6;WEEKDAY([.B83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33];[.D833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826273813" calcext:value-type="float">
            <text:p>826273813</text:p>
          </table:table-cell>
          <table:table-cell office:value-type="date" office:date-value="2017-07-09T19:01:00" calcext:value-type="date">
            <text:p>2017-07-09 19:01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834])&gt;=16;HOUR([.B834])&lt;=17))" office:value-type="boolean" office:boolean-value="false" calcext:value-type="boolean">
            <text:p>FAŁSZ</text:p>
          </table:table-cell>
          <table:table-cell/>
          <table:table-cell table:formula="of:=IF(OR(WEEKDAY([.B834])=6;WEEKDAY([.B83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34];[.D834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966664360" calcext:value-type="float">
            <text:p>966664360</text:p>
          </table:table-cell>
          <table:table-cell office:value-type="date" office:date-value="2017-07-09T20:30:00" calcext:value-type="date">
            <text:p>2017-07-09 20:3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835])&gt;=16;HOUR([.B835])&lt;=17))" office:value-type="boolean" office:boolean-value="false" calcext:value-type="boolean">
            <text:p>FAŁSZ</text:p>
          </table:table-cell>
          <table:table-cell/>
          <table:table-cell table:formula="of:=IF(OR(WEEKDAY([.B835])=6;WEEKDAY([.B83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35];[.D835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537831794" calcext:value-type="float">
            <text:p>537831794</text:p>
          </table:table-cell>
          <table:table-cell office:value-type="date" office:date-value="2017-07-09T20:50:00" calcext:value-type="date">
            <text:p>2017-07-09 20:5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836])&gt;=16;HOUR([.B836])&lt;=17))" office:value-type="boolean" office:boolean-value="false" calcext:value-type="boolean">
            <text:p>FAŁSZ</text:p>
          </table:table-cell>
          <table:table-cell/>
          <table:table-cell table:formula="of:=IF(OR(WEEKDAY([.B836])=6;WEEKDAY([.B83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36];[.D836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733765222" calcext:value-type="float">
            <text:p>733765222</text:p>
          </table:table-cell>
          <table:table-cell office:value-type="date" office:date-value="2017-07-09T22:35:00" calcext:value-type="date">
            <text:p>2017-07-09 22:35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837])&gt;=16;HOUR([.B837])&lt;=17))" office:value-type="boolean" office:boolean-value="false" calcext:value-type="boolean">
            <text:p>FAŁSZ</text:p>
          </table:table-cell>
          <table:table-cell/>
          <table:table-cell table:formula="of:=IF(OR(WEEKDAY([.B837])=6;WEEKDAY([.B83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37];[.D837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494106820" calcext:value-type="float">
            <text:p>494106820</text:p>
          </table:table-cell>
          <table:table-cell office:value-type="date" office:date-value="2017-07-10T00:41:00" calcext:value-type="date">
            <text:p>2017-07-10 00:41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838])&gt;=16;HOUR([.B838])&lt;=17))" office:value-type="boolean" office:boolean-value="false" calcext:value-type="boolean">
            <text:p>FAŁSZ</text:p>
          </table:table-cell>
          <table:table-cell/>
          <table:table-cell table:formula="of:=IF(OR(WEEKDAY([.B838])=6;WEEKDAY([.B83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38];[.D838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944117990" calcext:value-type="float">
            <text:p>944117990</text:p>
          </table:table-cell>
          <table:table-cell office:value-type="date" office:date-value="2017-07-10T02:14:00" calcext:value-type="date">
            <text:p>2017-07-10 02:14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839])&gt;=16;HOUR([.B839])&lt;=17))" office:value-type="boolean" office:boolean-value="false" calcext:value-type="boolean">
            <text:p>FAŁSZ</text:p>
          </table:table-cell>
          <table:table-cell/>
          <table:table-cell table:formula="of:=IF(OR(WEEKDAY([.B839])=6;WEEKDAY([.B83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39];[.D839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465353424" calcext:value-type="float">
            <text:p>465353424</text:p>
          </table:table-cell>
          <table:table-cell office:value-type="date" office:date-value="2017-07-10T03:08:00" calcext:value-type="date">
            <text:p>2017-07-10 03:08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840])&gt;=16;HOUR([.B840])&lt;=17))" office:value-type="boolean" office:boolean-value="false" calcext:value-type="boolean">
            <text:p>FAŁSZ</text:p>
          </table:table-cell>
          <table:table-cell/>
          <table:table-cell table:formula="of:=IF(OR(WEEKDAY([.B840])=6;WEEKDAY([.B84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40];[.D840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568721734" calcext:value-type="float">
            <text:p>568721734</text:p>
          </table:table-cell>
          <table:table-cell office:value-type="date" office:date-value="2017-07-10T04:49:00" calcext:value-type="date">
            <text:p>2017-07-10 04:49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841])&gt;=16;HOUR([.B841])&lt;=17))" office:value-type="boolean" office:boolean-value="false" calcext:value-type="boolean">
            <text:p>FAŁSZ</text:p>
          </table:table-cell>
          <table:table-cell/>
          <table:table-cell table:formula="of:=IF(OR(WEEKDAY([.B841])=6;WEEKDAY([.B84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41];[.D841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488014914" calcext:value-type="float">
            <text:p>488014914</text:p>
          </table:table-cell>
          <table:table-cell office:value-type="date" office:date-value="2017-07-10T06:28:00" calcext:value-type="date">
            <text:p>2017-07-10 06:28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842])&gt;=16;HOUR([.B842])&lt;=17))" office:value-type="boolean" office:boolean-value="false" calcext:value-type="boolean">
            <text:p>FAŁSZ</text:p>
          </table:table-cell>
          <table:table-cell/>
          <table:table-cell table:formula="of:=IF(OR(WEEKDAY([.B842])=6;WEEKDAY([.B84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42];[.D842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439939650" calcext:value-type="float">
            <text:p>439939650</text:p>
          </table:table-cell>
          <table:table-cell office:value-type="date" office:date-value="2017-07-10T08:31:00" calcext:value-type="date">
            <text:p>2017-07-10 08:31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843])&gt;=16;HOUR([.B843])&lt;=17))" office:value-type="boolean" office:boolean-value="false" calcext:value-type="boolean">
            <text:p>FAŁSZ</text:p>
          </table:table-cell>
          <table:table-cell/>
          <table:table-cell table:formula="of:=IF(OR(WEEKDAY([.B843])=6;WEEKDAY([.B84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43];[.D843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844801027" calcext:value-type="float">
            <text:p>844801027</text:p>
          </table:table-cell>
          <table:table-cell office:value-type="date" office:date-value="2017-07-10T08:40:00" calcext:value-type="date">
            <text:p>2017-07-10 08:4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844])&gt;=16;HOUR([.B844])&lt;=17))" office:value-type="boolean" office:boolean-value="false" calcext:value-type="boolean">
            <text:p>FAŁSZ</text:p>
          </table:table-cell>
          <table:table-cell/>
          <table:table-cell table:formula="of:=IF(OR(WEEKDAY([.B844])=6;WEEKDAY([.B84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44];[.D844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687873687" calcext:value-type="float">
            <text:p>687873687</text:p>
          </table:table-cell>
          <table:table-cell office:value-type="date" office:date-value="2017-07-10T10:34:00" calcext:value-type="date">
            <text:p>2017-07-10 10:34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845])&gt;=16;HOUR([.B845])&lt;=17))" office:value-type="boolean" office:boolean-value="false" calcext:value-type="boolean">
            <text:p>FAŁSZ</text:p>
          </table:table-cell>
          <table:table-cell/>
          <table:table-cell table:formula="of:=IF(OR(WEEKDAY([.B845])=6;WEEKDAY([.B84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45];[.D845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632808113" calcext:value-type="float">
            <text:p>632808113</text:p>
          </table:table-cell>
          <table:table-cell office:value-type="date" office:date-value="2017-07-10T12:38:00" calcext:value-type="date">
            <text:p>2017-07-10 12:38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846])&gt;=16;HOUR([.B846])&lt;=17))" office:value-type="boolean" office:boolean-value="false" calcext:value-type="boolean">
            <text:p>FAŁSZ</text:p>
          </table:table-cell>
          <table:table-cell/>
          <table:table-cell table:formula="of:=IF(OR(WEEKDAY([.B846])=6;WEEKDAY([.B84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46];[.D846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855992203" calcext:value-type="float">
            <text:p>855992203</text:p>
          </table:table-cell>
          <table:table-cell office:value-type="date" office:date-value="2017-07-10T13:52:00" calcext:value-type="date">
            <text:p>2017-07-10 13:5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847])&gt;=16;HOUR([.B847])&lt;=17))" office:value-type="boolean" office:boolean-value="false" calcext:value-type="boolean">
            <text:p>FAŁSZ</text:p>
          </table:table-cell>
          <table:table-cell/>
          <table:table-cell table:formula="of:=IF(OR(WEEKDAY([.B847])=6;WEEKDAY([.B84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47];[.D847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478135865" calcext:value-type="float">
            <text:p>478135865</text:p>
          </table:table-cell>
          <table:table-cell office:value-type="date" office:date-value="2017-07-10T14:29:00" calcext:value-type="date">
            <text:p>2017-07-10 14:29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848])&gt;=16;HOUR([.B848])&lt;=17))" office:value-type="boolean" office:boolean-value="false" calcext:value-type="boolean">
            <text:p>FAŁSZ</text:p>
          </table:table-cell>
          <table:table-cell/>
          <table:table-cell table:formula="of:=IF(OR(WEEKDAY([.B848])=6;WEEKDAY([.B84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48];[.D848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517390799" calcext:value-type="float">
            <text:p>517390799</text:p>
          </table:table-cell>
          <table:table-cell office:value-type="date" office:date-value="2017-07-10T15:00:00" calcext:value-type="date">
            <text:p>2017-07-10 15: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849])&gt;=16;HOUR([.B849])&lt;=17))" office:value-type="boolean" office:boolean-value="false" calcext:value-type="boolean">
            <text:p>FAŁSZ</text:p>
          </table:table-cell>
          <table:table-cell/>
          <table:table-cell table:formula="of:=IF(OR(WEEKDAY([.B849])=6;WEEKDAY([.B84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49];[.D849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815490329" calcext:value-type="float">
            <text:p>815490329</text:p>
          </table:table-cell>
          <table:table-cell office:value-type="date" office:date-value="2017-07-10T15:38:00" calcext:value-type="date">
            <text:p>2017-07-10 15:38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850])&gt;=16;HOUR([.B850])&lt;=17))" office:value-type="boolean" office:boolean-value="false" calcext:value-type="boolean">
            <text:p>FAŁSZ</text:p>
          </table:table-cell>
          <table:table-cell/>
          <table:table-cell table:formula="of:=IF(OR(WEEKDAY([.B850])=6;WEEKDAY([.B85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50];[.D850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408521227" calcext:value-type="float">
            <text:p>408521227</text:p>
          </table:table-cell>
          <table:table-cell office:value-type="date" office:date-value="2017-07-10T16:52:00" calcext:value-type="date">
            <text:p>2017-07-10 16:5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851])&gt;=16;HOUR([.B851])&lt;=17))" office:value-type="boolean" office:boolean-value="true" calcext:value-type="boolean">
            <text:p>PRAWDA</text:p>
          </table:table-cell>
          <table:table-cell/>
          <table:table-cell table:formula="of:=IF(OR(WEEKDAY([.B851])=6;WEEKDAY([.B85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51];[.D851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671550996" calcext:value-type="float">
            <text:p>671550996</text:p>
          </table:table-cell>
          <table:table-cell office:value-type="date" office:date-value="2017-07-10T17:10:00" calcext:value-type="date">
            <text:p>2017-07-10 17:1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852])&gt;=16;HOUR([.B852])&lt;=17))" office:value-type="boolean" office:boolean-value="true" calcext:value-type="boolean">
            <text:p>PRAWDA</text:p>
          </table:table-cell>
          <table:table-cell/>
          <table:table-cell table:formula="of:=IF(OR(WEEKDAY([.B852])=6;WEEKDAY([.B85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52];[.D852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427811421" calcext:value-type="float">
            <text:p>427811421</text:p>
          </table:table-cell>
          <table:table-cell office:value-type="date" office:date-value="2017-07-10T17:17:00" calcext:value-type="date">
            <text:p>2017-07-10 17:17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853])&gt;=16;HOUR([.B853])&lt;=17))" office:value-type="boolean" office:boolean-value="true" calcext:value-type="boolean">
            <text:p>PRAWDA</text:p>
          </table:table-cell>
          <table:table-cell/>
          <table:table-cell table:formula="of:=IF(OR(WEEKDAY([.B853])=6;WEEKDAY([.B85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53];[.D853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514796257" calcext:value-type="float">
            <text:p>514796257</text:p>
          </table:table-cell>
          <table:table-cell office:value-type="date" office:date-value="2017-07-10T17:23:00" calcext:value-type="date">
            <text:p>2017-07-10 17:23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854])&gt;=16;HOUR([.B854])&lt;=17))" office:value-type="boolean" office:boolean-value="true" calcext:value-type="boolean">
            <text:p>PRAWDA</text:p>
          </table:table-cell>
          <table:table-cell/>
          <table:table-cell table:formula="of:=IF(OR(WEEKDAY([.B854])=6;WEEKDAY([.B85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54];[.D854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432569648" calcext:value-type="float">
            <text:p>432569648</text:p>
          </table:table-cell>
          <table:table-cell office:value-type="date" office:date-value="2017-07-10T18:12:00" calcext:value-type="date">
            <text:p>2017-07-10 18: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855])&gt;=16;HOUR([.B855])&lt;=17))" office:value-type="boolean" office:boolean-value="false" calcext:value-type="boolean">
            <text:p>FAŁSZ</text:p>
          </table:table-cell>
          <table:table-cell/>
          <table:table-cell table:formula="of:=IF(OR(WEEKDAY([.B855])=6;WEEKDAY([.B85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55];[.D855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676169168" calcext:value-type="float">
            <text:p>676169168</text:p>
          </table:table-cell>
          <table:table-cell office:value-type="date" office:date-value="2017-07-10T18:22:00" calcext:value-type="date">
            <text:p>2017-07-10 18:2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856])&gt;=16;HOUR([.B856])&lt;=17))" office:value-type="boolean" office:boolean-value="false" calcext:value-type="boolean">
            <text:p>FAŁSZ</text:p>
          </table:table-cell>
          <table:table-cell/>
          <table:table-cell table:formula="of:=IF(OR(WEEKDAY([.B856])=6;WEEKDAY([.B85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56];[.D856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779256018" calcext:value-type="float">
            <text:p>779256018</text:p>
          </table:table-cell>
          <table:table-cell office:value-type="date" office:date-value="2017-07-10T18:47:00" calcext:value-type="date">
            <text:p>2017-07-10 18:47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857])&gt;=16;HOUR([.B857])&lt;=17))" office:value-type="boolean" office:boolean-value="false" calcext:value-type="boolean">
            <text:p>FAŁSZ</text:p>
          </table:table-cell>
          <table:table-cell/>
          <table:table-cell table:formula="of:=IF(OR(WEEKDAY([.B857])=6;WEEKDAY([.B85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57];[.D857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890972401" calcext:value-type="float">
            <text:p>890972401</text:p>
          </table:table-cell>
          <table:table-cell office:value-type="date" office:date-value="2017-07-10T19:54:00" calcext:value-type="date">
            <text:p>2017-07-10 19:54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858])&gt;=16;HOUR([.B858])&lt;=17))" office:value-type="boolean" office:boolean-value="false" calcext:value-type="boolean">
            <text:p>FAŁSZ</text:p>
          </table:table-cell>
          <table:table-cell/>
          <table:table-cell table:formula="of:=IF(OR(WEEKDAY([.B858])=6;WEEKDAY([.B85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58];[.D858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640017896" calcext:value-type="float">
            <text:p>640017896</text:p>
          </table:table-cell>
          <table:table-cell office:value-type="date" office:date-value="2017-07-10T20:09:00" calcext:value-type="date">
            <text:p>2017-07-10 20:09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859])&gt;=16;HOUR([.B859])&lt;=17))" office:value-type="boolean" office:boolean-value="false" calcext:value-type="boolean">
            <text:p>FAŁSZ</text:p>
          </table:table-cell>
          <table:table-cell/>
          <table:table-cell table:formula="of:=IF(OR(WEEKDAY([.B859])=6;WEEKDAY([.B85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59];[.D859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425017902" calcext:value-type="float">
            <text:p>425017902</text:p>
          </table:table-cell>
          <table:table-cell office:value-type="date" office:date-value="2017-07-10T22:09:00" calcext:value-type="date">
            <text:p>2017-07-10 22:09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860])&gt;=16;HOUR([.B860])&lt;=17))" office:value-type="boolean" office:boolean-value="false" calcext:value-type="boolean">
            <text:p>FAŁSZ</text:p>
          </table:table-cell>
          <table:table-cell/>
          <table:table-cell table:formula="of:=IF(OR(WEEKDAY([.B860])=6;WEEKDAY([.B86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60];[.D860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734728090" calcext:value-type="float">
            <text:p>734728090</text:p>
          </table:table-cell>
          <table:table-cell office:value-type="date" office:date-value="2017-07-11T00:15:00" calcext:value-type="date">
            <text:p>2017-07-11 00:15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861])&gt;=16;HOUR([.B861])&lt;=17))" office:value-type="boolean" office:boolean-value="false" calcext:value-type="boolean">
            <text:p>FAŁSZ</text:p>
          </table:table-cell>
          <table:table-cell/>
          <table:table-cell table:formula="of:=IF(OR(WEEKDAY([.B861])=6;WEEKDAY([.B86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61];[.D861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685127658" calcext:value-type="float">
            <text:p>685127658</text:p>
          </table:table-cell>
          <table:table-cell office:value-type="date" office:date-value="2017-07-11T00:22:00" calcext:value-type="date">
            <text:p>2017-07-11 00:22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862])&gt;=16;HOUR([.B862])&lt;=17))" office:value-type="boolean" office:boolean-value="false" calcext:value-type="boolean">
            <text:p>FAŁSZ</text:p>
          </table:table-cell>
          <table:table-cell/>
          <table:table-cell table:formula="of:=IF(OR(WEEKDAY([.B862])=6;WEEKDAY([.B86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62];[.D862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735599176" calcext:value-type="float">
            <text:p>735599176</text:p>
          </table:table-cell>
          <table:table-cell office:value-type="date" office:date-value="2017-07-11T01:23:00" calcext:value-type="date">
            <text:p>2017-07-11 01:23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863])&gt;=16;HOUR([.B863])&lt;=17))" office:value-type="boolean" office:boolean-value="false" calcext:value-type="boolean">
            <text:p>FAŁSZ</text:p>
          </table:table-cell>
          <table:table-cell/>
          <table:table-cell table:formula="of:=IF(OR(WEEKDAY([.B863])=6;WEEKDAY([.B86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63];[.D863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498523102" calcext:value-type="float">
            <text:p>498523102</text:p>
          </table:table-cell>
          <table:table-cell office:value-type="date" office:date-value="2017-07-11T03:43:00" calcext:value-type="date">
            <text:p>2017-07-11 03:43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864])&gt;=16;HOUR([.B864])&lt;=17))" office:value-type="boolean" office:boolean-value="false" calcext:value-type="boolean">
            <text:p>FAŁSZ</text:p>
          </table:table-cell>
          <table:table-cell/>
          <table:table-cell table:formula="of:=IF(OR(WEEKDAY([.B864])=6;WEEKDAY([.B86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64];[.D864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814452244" calcext:value-type="float">
            <text:p>814452244</text:p>
          </table:table-cell>
          <table:table-cell office:value-type="date" office:date-value="2017-07-11T04:02:00" calcext:value-type="date">
            <text:p>2017-07-11 04:02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865])&gt;=16;HOUR([.B865])&lt;=17))" office:value-type="boolean" office:boolean-value="false" calcext:value-type="boolean">
            <text:p>FAŁSZ</text:p>
          </table:table-cell>
          <table:table-cell/>
          <table:table-cell table:formula="of:=IF(OR(WEEKDAY([.B865])=6;WEEKDAY([.B86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65];[.D865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705176549" calcext:value-type="float">
            <text:p>705176549</text:p>
          </table:table-cell>
          <table:table-cell office:value-type="date" office:date-value="2017-07-11T05:02:00" calcext:value-type="date">
            <text:p>2017-07-11 05:02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866])&gt;=16;HOUR([.B866])&lt;=17))" office:value-type="boolean" office:boolean-value="false" calcext:value-type="boolean">
            <text:p>FAŁSZ</text:p>
          </table:table-cell>
          <table:table-cell/>
          <table:table-cell table:formula="of:=IF(OR(WEEKDAY([.B866])=6;WEEKDAY([.B86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66];[.D866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508103555" calcext:value-type="float">
            <text:p>508103555</text:p>
          </table:table-cell>
          <table:table-cell office:value-type="date" office:date-value="2017-07-11T07:17:00" calcext:value-type="date">
            <text:p>2017-07-11 07:17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867])&gt;=16;HOUR([.B867])&lt;=17))" office:value-type="boolean" office:boolean-value="false" calcext:value-type="boolean">
            <text:p>FAŁSZ</text:p>
          </table:table-cell>
          <table:table-cell/>
          <table:table-cell table:formula="of:=IF(OR(WEEKDAY([.B867])=6;WEEKDAY([.B86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67];[.D867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546029191" calcext:value-type="float">
            <text:p>546029191</text:p>
          </table:table-cell>
          <table:table-cell office:value-type="date" office:date-value="2017-07-11T09:01:00" calcext:value-type="date">
            <text:p>2017-07-11 09:01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868])&gt;=16;HOUR([.B868])&lt;=17))" office:value-type="boolean" office:boolean-value="false" calcext:value-type="boolean">
            <text:p>FAŁSZ</text:p>
          </table:table-cell>
          <table:table-cell/>
          <table:table-cell table:formula="of:=IF(OR(WEEKDAY([.B868])=6;WEEKDAY([.B86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68];[.D868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591199048" calcext:value-type="float">
            <text:p>591199048</text:p>
          </table:table-cell>
          <table:table-cell office:value-type="date" office:date-value="2017-07-11T10:18:00" calcext:value-type="date">
            <text:p>2017-07-11 10:18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869])&gt;=16;HOUR([.B869])&lt;=17))" office:value-type="boolean" office:boolean-value="false" calcext:value-type="boolean">
            <text:p>FAŁSZ</text:p>
          </table:table-cell>
          <table:table-cell/>
          <table:table-cell table:formula="of:=IF(OR(WEEKDAY([.B869])=6;WEEKDAY([.B86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69];[.D869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787970483" calcext:value-type="float">
            <text:p>787970483</text:p>
          </table:table-cell>
          <table:table-cell office:value-type="date" office:date-value="2017-07-11T10:47:00" calcext:value-type="date">
            <text:p>2017-07-11 10:47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870])&gt;=16;HOUR([.B870])&lt;=17))" office:value-type="boolean" office:boolean-value="false" calcext:value-type="boolean">
            <text:p>FAŁSZ</text:p>
          </table:table-cell>
          <table:table-cell/>
          <table:table-cell table:formula="of:=IF(OR(WEEKDAY([.B870])=6;WEEKDAY([.B87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70];[.D870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726178470" calcext:value-type="float">
            <text:p>726178470</text:p>
          </table:table-cell>
          <table:table-cell office:value-type="date" office:date-value="2017-07-11T11:35:00" calcext:value-type="date">
            <text:p>2017-07-11 11:35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871])&gt;=16;HOUR([.B871])&lt;=17))" office:value-type="boolean" office:boolean-value="false" calcext:value-type="boolean">
            <text:p>FAŁSZ</text:p>
          </table:table-cell>
          <table:table-cell/>
          <table:table-cell table:formula="of:=IF(OR(WEEKDAY([.B871])=6;WEEKDAY([.B87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71];[.D871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718908108" calcext:value-type="float">
            <text:p>718908108</text:p>
          </table:table-cell>
          <table:table-cell office:value-type="date" office:date-value="2017-07-11T12:17:00" calcext:value-type="date">
            <text:p>2017-07-11 12:17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872])&gt;=16;HOUR([.B872])&lt;=17))" office:value-type="boolean" office:boolean-value="false" calcext:value-type="boolean">
            <text:p>FAŁSZ</text:p>
          </table:table-cell>
          <table:table-cell/>
          <table:table-cell table:formula="of:=IF(OR(WEEKDAY([.B872])=6;WEEKDAY([.B87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72];[.D872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665351667" calcext:value-type="float">
            <text:p>665351667</text:p>
          </table:table-cell>
          <table:table-cell office:value-type="date" office:date-value="2017-07-11T13:34:00" calcext:value-type="date">
            <text:p>2017-07-11 13:34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873])&gt;=16;HOUR([.B873])&lt;=17))" office:value-type="boolean" office:boolean-value="false" calcext:value-type="boolean">
            <text:p>FAŁSZ</text:p>
          </table:table-cell>
          <table:table-cell/>
          <table:table-cell table:formula="of:=IF(OR(WEEKDAY([.B873])=6;WEEKDAY([.B87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73];[.D873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771895638" calcext:value-type="float">
            <text:p>771895638</text:p>
          </table:table-cell>
          <table:table-cell office:value-type="date" office:date-value="2017-07-11T15:00:00" calcext:value-type="date">
            <text:p>2017-07-11 15: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874])&gt;=16;HOUR([.B874])&lt;=17))" office:value-type="boolean" office:boolean-value="false" calcext:value-type="boolean">
            <text:p>FAŁSZ</text:p>
          </table:table-cell>
          <table:table-cell/>
          <table:table-cell table:formula="of:=IF(OR(WEEKDAY([.B874])=6;WEEKDAY([.B87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74];[.D874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811012376" calcext:value-type="float">
            <text:p>811012376</text:p>
          </table:table-cell>
          <table:table-cell office:value-type="date" office:date-value="2017-07-11T15:26:00" calcext:value-type="date">
            <text:p>2017-07-11 15:26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875])&gt;=16;HOUR([.B875])&lt;=17))" office:value-type="boolean" office:boolean-value="false" calcext:value-type="boolean">
            <text:p>FAŁSZ</text:p>
          </table:table-cell>
          <table:table-cell/>
          <table:table-cell table:formula="of:=IF(OR(WEEKDAY([.B875])=6;WEEKDAY([.B87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75];[.D875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554980513" calcext:value-type="float">
            <text:p>554980513</text:p>
          </table:table-cell>
          <table:table-cell office:value-type="date" office:date-value="2017-07-11T16:50:00" calcext:value-type="date">
            <text:p>2017-07-11 16:5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876])&gt;=16;HOUR([.B876])&lt;=17))" office:value-type="boolean" office:boolean-value="true" calcext:value-type="boolean">
            <text:p>PRAWDA</text:p>
          </table:table-cell>
          <table:table-cell/>
          <table:table-cell table:formula="of:=IF(OR(WEEKDAY([.B876])=6;WEEKDAY([.B87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76];[.D876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712089197" calcext:value-type="float">
            <text:p>712089197</text:p>
          </table:table-cell>
          <table:table-cell office:value-type="date" office:date-value="2017-07-11T19:06:00" calcext:value-type="date">
            <text:p>2017-07-11 19:06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877])&gt;=16;HOUR([.B877])&lt;=17))" office:value-type="boolean" office:boolean-value="false" calcext:value-type="boolean">
            <text:p>FAŁSZ</text:p>
          </table:table-cell>
          <table:table-cell/>
          <table:table-cell table:formula="of:=IF(OR(WEEKDAY([.B877])=6;WEEKDAY([.B87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77];[.D877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969589948" calcext:value-type="float">
            <text:p>969589948</text:p>
          </table:table-cell>
          <table:table-cell office:value-type="date" office:date-value="2017-07-11T19:37:00" calcext:value-type="date">
            <text:p>2017-07-11 19:37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878])&gt;=16;HOUR([.B878])&lt;=17))" office:value-type="boolean" office:boolean-value="false" calcext:value-type="boolean">
            <text:p>FAŁSZ</text:p>
          </table:table-cell>
          <table:table-cell/>
          <table:table-cell table:formula="of:=IF(OR(WEEKDAY([.B878])=6;WEEKDAY([.B87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78];[.D878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667506795" calcext:value-type="float">
            <text:p>667506795</text:p>
          </table:table-cell>
          <table:table-cell office:value-type="date" office:date-value="2017-07-11T20:32:00" calcext:value-type="date">
            <text:p>2017-07-11 20:3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879])&gt;=16;HOUR([.B879])&lt;=17))" office:value-type="boolean" office:boolean-value="false" calcext:value-type="boolean">
            <text:p>FAŁSZ</text:p>
          </table:table-cell>
          <table:table-cell/>
          <table:table-cell table:formula="of:=IF(OR(WEEKDAY([.B879])=6;WEEKDAY([.B87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79];[.D879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603639226" calcext:value-type="float">
            <text:p>603639226</text:p>
          </table:table-cell>
          <table:table-cell office:value-type="date" office:date-value="2017-07-11T20:36:00" calcext:value-type="date">
            <text:p>2017-07-11 20:36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880])&gt;=16;HOUR([.B880])&lt;=17))" office:value-type="boolean" office:boolean-value="false" calcext:value-type="boolean">
            <text:p>FAŁSZ</text:p>
          </table:table-cell>
          <table:table-cell/>
          <table:table-cell table:formula="of:=IF(OR(WEEKDAY([.B880])=6;WEEKDAY([.B88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80];[.D880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966198028" calcext:value-type="float">
            <text:p>966198028</text:p>
          </table:table-cell>
          <table:table-cell office:value-type="date" office:date-value="2017-07-11T20:45:00" calcext:value-type="date">
            <text:p>2017-07-11 20:45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881])&gt;=16;HOUR([.B881])&lt;=17))" office:value-type="boolean" office:boolean-value="false" calcext:value-type="boolean">
            <text:p>FAŁSZ</text:p>
          </table:table-cell>
          <table:table-cell/>
          <table:table-cell table:formula="of:=IF(OR(WEEKDAY([.B881])=6;WEEKDAY([.B88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81];[.D881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684060673" calcext:value-type="float">
            <text:p>684060673</text:p>
          </table:table-cell>
          <table:table-cell office:value-type="date" office:date-value="2017-07-11T22:38:00" calcext:value-type="date">
            <text:p>2017-07-11 22:38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882])&gt;=16;HOUR([.B882])&lt;=17))" office:value-type="boolean" office:boolean-value="false" calcext:value-type="boolean">
            <text:p>FAŁSZ</text:p>
          </table:table-cell>
          <table:table-cell/>
          <table:table-cell table:formula="of:=IF(OR(WEEKDAY([.B882])=6;WEEKDAY([.B88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82];[.D882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936938728" calcext:value-type="float">
            <text:p>936938728</text:p>
          </table:table-cell>
          <table:table-cell office:value-type="date" office:date-value="2017-07-12T00:05:00" calcext:value-type="date">
            <text:p>2017-07-12 00:05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883])&gt;=16;HOUR([.B883])&lt;=17))" office:value-type="boolean" office:boolean-value="false" calcext:value-type="boolean">
            <text:p>FAŁSZ</text:p>
          </table:table-cell>
          <table:table-cell/>
          <table:table-cell table:formula="of:=IF(OR(WEEKDAY([.B883])=6;WEEKDAY([.B88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83];[.D883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959219934" calcext:value-type="float">
            <text:p>959219934</text:p>
          </table:table-cell>
          <table:table-cell office:value-type="date" office:date-value="2017-07-12T00:20:00" calcext:value-type="date">
            <text:p>2017-07-12 00:2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884])&gt;=16;HOUR([.B884])&lt;=17))" office:value-type="boolean" office:boolean-value="false" calcext:value-type="boolean">
            <text:p>FAŁSZ</text:p>
          </table:table-cell>
          <table:table-cell/>
          <table:table-cell table:formula="of:=IF(OR(WEEKDAY([.B884])=6;WEEKDAY([.B88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84];[.D884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571483021" calcext:value-type="float">
            <text:p>571483021</text:p>
          </table:table-cell>
          <table:table-cell office:value-type="date" office:date-value="2017-07-12T02:35:00" calcext:value-type="date">
            <text:p>2017-07-12 02:35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885])&gt;=16;HOUR([.B885])&lt;=17))" office:value-type="boolean" office:boolean-value="false" calcext:value-type="boolean">
            <text:p>FAŁSZ</text:p>
          </table:table-cell>
          <table:table-cell/>
          <table:table-cell table:formula="of:=IF(OR(WEEKDAY([.B885])=6;WEEKDAY([.B88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85];[.D885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757519899" calcext:value-type="float">
            <text:p>757519899</text:p>
          </table:table-cell>
          <table:table-cell office:value-type="date" office:date-value="2017-07-12T03:14:00" calcext:value-type="date">
            <text:p>2017-07-12 03:14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886])&gt;=16;HOUR([.B886])&lt;=17))" office:value-type="boolean" office:boolean-value="false" calcext:value-type="boolean">
            <text:p>FAŁSZ</text:p>
          </table:table-cell>
          <table:table-cell/>
          <table:table-cell table:formula="of:=IF(OR(WEEKDAY([.B886])=6;WEEKDAY([.B88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86];[.D886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601071162" calcext:value-type="float">
            <text:p>601071162</text:p>
          </table:table-cell>
          <table:table-cell office:value-type="date" office:date-value="2017-07-12T03:28:00" calcext:value-type="date">
            <text:p>2017-07-12 03:28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887])&gt;=16;HOUR([.B887])&lt;=17))" office:value-type="boolean" office:boolean-value="false" calcext:value-type="boolean">
            <text:p>FAŁSZ</text:p>
          </table:table-cell>
          <table:table-cell/>
          <table:table-cell table:formula="of:=IF(OR(WEEKDAY([.B887])=6;WEEKDAY([.B88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87];[.D887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751080209" calcext:value-type="float">
            <text:p>751080209</text:p>
          </table:table-cell>
          <table:table-cell office:value-type="date" office:date-value="2017-07-12T05:00:00" calcext:value-type="date">
            <text:p>2017-07-12 05: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888])&gt;=16;HOUR([.B888])&lt;=17))" office:value-type="boolean" office:boolean-value="false" calcext:value-type="boolean">
            <text:p>FAŁSZ</text:p>
          </table:table-cell>
          <table:table-cell/>
          <table:table-cell table:formula="of:=IF(OR(WEEKDAY([.B888])=6;WEEKDAY([.B88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88];[.D888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557059595" calcext:value-type="float">
            <text:p>557059595</text:p>
          </table:table-cell>
          <table:table-cell office:value-type="date" office:date-value="2017-07-12T07:02:00" calcext:value-type="date">
            <text:p>2017-07-12 07:0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889])&gt;=16;HOUR([.B889])&lt;=17))" office:value-type="boolean" office:boolean-value="false" calcext:value-type="boolean">
            <text:p>FAŁSZ</text:p>
          </table:table-cell>
          <table:table-cell/>
          <table:table-cell table:formula="of:=IF(OR(WEEKDAY([.B889])=6;WEEKDAY([.B88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89];[.D889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919448492" calcext:value-type="float">
            <text:p>919448492</text:p>
          </table:table-cell>
          <table:table-cell office:value-type="date" office:date-value="2017-07-12T07:24:00" calcext:value-type="date">
            <text:p>2017-07-12 07:24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890])&gt;=16;HOUR([.B890])&lt;=17))" office:value-type="boolean" office:boolean-value="false" calcext:value-type="boolean">
            <text:p>FAŁSZ</text:p>
          </table:table-cell>
          <table:table-cell/>
          <table:table-cell table:formula="of:=IF(OR(WEEKDAY([.B890])=6;WEEKDAY([.B89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90];[.D890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630181135" calcext:value-type="float">
            <text:p>630181135</text:p>
          </table:table-cell>
          <table:table-cell office:value-type="date" office:date-value="2017-07-12T09:32:00" calcext:value-type="date">
            <text:p>2017-07-12 09:32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891])&gt;=16;HOUR([.B891])&lt;=17))" office:value-type="boolean" office:boolean-value="false" calcext:value-type="boolean">
            <text:p>FAŁSZ</text:p>
          </table:table-cell>
          <table:table-cell/>
          <table:table-cell table:formula="of:=IF(OR(WEEKDAY([.B891])=6;WEEKDAY([.B89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91];[.D891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921394114" calcext:value-type="float">
            <text:p>921394114</text:p>
          </table:table-cell>
          <table:table-cell office:value-type="date" office:date-value="2017-07-12T11:43:00" calcext:value-type="date">
            <text:p>2017-07-12 11:43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892])&gt;=16;HOUR([.B892])&lt;=17))" office:value-type="boolean" office:boolean-value="false" calcext:value-type="boolean">
            <text:p>FAŁSZ</text:p>
          </table:table-cell>
          <table:table-cell/>
          <table:table-cell table:formula="of:=IF(OR(WEEKDAY([.B892])=6;WEEKDAY([.B89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92];[.D892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687213103" calcext:value-type="float">
            <text:p>687213103</text:p>
          </table:table-cell>
          <table:table-cell office:value-type="date" office:date-value="2017-07-12T14:02:00" calcext:value-type="date">
            <text:p>2017-07-12 14:0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893])&gt;=16;HOUR([.B893])&lt;=17))" office:value-type="boolean" office:boolean-value="false" calcext:value-type="boolean">
            <text:p>FAŁSZ</text:p>
          </table:table-cell>
          <table:table-cell/>
          <table:table-cell table:formula="of:=IF(OR(WEEKDAY([.B893])=6;WEEKDAY([.B89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93];[.D893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670854717" calcext:value-type="float">
            <text:p>670854717</text:p>
          </table:table-cell>
          <table:table-cell office:value-type="date" office:date-value="2017-07-12T15:00:00" calcext:value-type="date">
            <text:p>2017-07-12 15: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894])&gt;=16;HOUR([.B894])&lt;=17))" office:value-type="boolean" office:boolean-value="false" calcext:value-type="boolean">
            <text:p>FAŁSZ</text:p>
          </table:table-cell>
          <table:table-cell/>
          <table:table-cell table:formula="of:=IF(OR(WEEKDAY([.B894])=6;WEEKDAY([.B89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94];[.D894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882751328" calcext:value-type="float">
            <text:p>882751328</text:p>
          </table:table-cell>
          <table:table-cell office:value-type="date" office:date-value="2017-07-12T15:11:00" calcext:value-type="date">
            <text:p>2017-07-12 15:11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895])&gt;=16;HOUR([.B895])&lt;=17))" office:value-type="boolean" office:boolean-value="false" calcext:value-type="boolean">
            <text:p>FAŁSZ</text:p>
          </table:table-cell>
          <table:table-cell/>
          <table:table-cell table:formula="of:=IF(OR(WEEKDAY([.B895])=6;WEEKDAY([.B89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95];[.D895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885343232" calcext:value-type="float">
            <text:p>885343232</text:p>
          </table:table-cell>
          <table:table-cell office:value-type="date" office:date-value="2017-07-12T15:33:00" calcext:value-type="date">
            <text:p>2017-07-12 15:33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896])&gt;=16;HOUR([.B896])&lt;=17))" office:value-type="boolean" office:boolean-value="false" calcext:value-type="boolean">
            <text:p>FAŁSZ</text:p>
          </table:table-cell>
          <table:table-cell/>
          <table:table-cell table:formula="of:=IF(OR(WEEKDAY([.B896])=6;WEEKDAY([.B89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96];[.D896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529069571" calcext:value-type="float">
            <text:p>529069571</text:p>
          </table:table-cell>
          <table:table-cell office:value-type="date" office:date-value="2017-07-12T16:18:00" calcext:value-type="date">
            <text:p>2017-07-12 16:18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897])&gt;=16;HOUR([.B897])&lt;=17))" office:value-type="boolean" office:boolean-value="true" calcext:value-type="boolean">
            <text:p>PRAWDA</text:p>
          </table:table-cell>
          <table:table-cell/>
          <table:table-cell table:formula="of:=IF(OR(WEEKDAY([.B897])=6;WEEKDAY([.B89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97];[.D897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735284701" calcext:value-type="float">
            <text:p>735284701</text:p>
          </table:table-cell>
          <table:table-cell office:value-type="date" office:date-value="2017-07-12T16:26:00" calcext:value-type="date">
            <text:p>2017-07-12 16:26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898])&gt;=16;HOUR([.B898])&lt;=17))" office:value-type="boolean" office:boolean-value="true" calcext:value-type="boolean">
            <text:p>PRAWDA</text:p>
          </table:table-cell>
          <table:table-cell/>
          <table:table-cell table:formula="of:=IF(OR(WEEKDAY([.B898])=6;WEEKDAY([.B89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98];[.D898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798064543" calcext:value-type="float">
            <text:p>798064543</text:p>
          </table:table-cell>
          <table:table-cell office:value-type="date" office:date-value="2017-07-12T16:37:00" calcext:value-type="date">
            <text:p>2017-07-12 16:37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899])&gt;=16;HOUR([.B899])&lt;=17))" office:value-type="boolean" office:boolean-value="true" calcext:value-type="boolean">
            <text:p>PRAWDA</text:p>
          </table:table-cell>
          <table:table-cell/>
          <table:table-cell table:formula="of:=IF(OR(WEEKDAY([.B899])=6;WEEKDAY([.B89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899];[.D899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507120351" calcext:value-type="float">
            <text:p>507120351</text:p>
          </table:table-cell>
          <table:table-cell office:value-type="date" office:date-value="2017-07-12T16:55:00" calcext:value-type="date">
            <text:p>2017-07-12 16:55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900])&gt;=16;HOUR([.B900])&lt;=17))" office:value-type="boolean" office:boolean-value="true" calcext:value-type="boolean">
            <text:p>PRAWDA</text:p>
          </table:table-cell>
          <table:table-cell/>
          <table:table-cell table:formula="of:=IF(OR(WEEKDAY([.B900])=6;WEEKDAY([.B90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00];[.D900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435583833" calcext:value-type="float">
            <text:p>435583833</text:p>
          </table:table-cell>
          <table:table-cell office:value-type="date" office:date-value="2017-07-12T17:10:00" calcext:value-type="date">
            <text:p>2017-07-12 17:1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901])&gt;=16;HOUR([.B901])&lt;=17))" office:value-type="boolean" office:boolean-value="true" calcext:value-type="boolean">
            <text:p>PRAWDA</text:p>
          </table:table-cell>
          <table:table-cell/>
          <table:table-cell table:formula="of:=IF(OR(WEEKDAY([.B901])=6;WEEKDAY([.B90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01];[.D901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500093166" calcext:value-type="float">
            <text:p>500093166</text:p>
          </table:table-cell>
          <table:table-cell office:value-type="date" office:date-value="2017-07-12T17:38:00" calcext:value-type="date">
            <text:p>2017-07-12 17:38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902])&gt;=16;HOUR([.B902])&lt;=17))" office:value-type="boolean" office:boolean-value="true" calcext:value-type="boolean">
            <text:p>PRAWDA</text:p>
          </table:table-cell>
          <table:table-cell/>
          <table:table-cell table:formula="of:=IF(OR(WEEKDAY([.B902])=6;WEEKDAY([.B90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02];[.D902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543967501" calcext:value-type="float">
            <text:p>543967501</text:p>
          </table:table-cell>
          <table:table-cell office:value-type="date" office:date-value="2017-07-12T19:28:00" calcext:value-type="date">
            <text:p>2017-07-12 19:28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903])&gt;=16;HOUR([.B903])&lt;=17))" office:value-type="boolean" office:boolean-value="false" calcext:value-type="boolean">
            <text:p>FAŁSZ</text:p>
          </table:table-cell>
          <table:table-cell/>
          <table:table-cell table:formula="of:=IF(OR(WEEKDAY([.B903])=6;WEEKDAY([.B90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03];[.D903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815057747" calcext:value-type="float">
            <text:p>815057747</text:p>
          </table:table-cell>
          <table:table-cell office:value-type="date" office:date-value="2017-07-12T19:52:00" calcext:value-type="date">
            <text:p>2017-07-12 19:5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904])&gt;=16;HOUR([.B904])&lt;=17))" office:value-type="boolean" office:boolean-value="false" calcext:value-type="boolean">
            <text:p>FAŁSZ</text:p>
          </table:table-cell>
          <table:table-cell/>
          <table:table-cell table:formula="of:=IF(OR(WEEKDAY([.B904])=6;WEEKDAY([.B90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04];[.D904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658486083" calcext:value-type="float">
            <text:p>658486083</text:p>
          </table:table-cell>
          <table:table-cell office:value-type="date" office:date-value="2017-07-12T21:03:00" calcext:value-type="date">
            <text:p>2017-07-12 21:03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905])&gt;=16;HOUR([.B905])&lt;=17))" office:value-type="boolean" office:boolean-value="false" calcext:value-type="boolean">
            <text:p>FAŁSZ</text:p>
          </table:table-cell>
          <table:table-cell/>
          <table:table-cell table:formula="of:=IF(OR(WEEKDAY([.B905])=6;WEEKDAY([.B90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05];[.D905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761645826" calcext:value-type="float">
            <text:p>761645826</text:p>
          </table:table-cell>
          <table:table-cell office:value-type="date" office:date-value="2017-07-12T22:52:00" calcext:value-type="date">
            <text:p>2017-07-12 22:52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906])&gt;=16;HOUR([.B906])&lt;=17))" office:value-type="boolean" office:boolean-value="false" calcext:value-type="boolean">
            <text:p>FAŁSZ</text:p>
          </table:table-cell>
          <table:table-cell/>
          <table:table-cell table:formula="of:=IF(OR(WEEKDAY([.B906])=6;WEEKDAY([.B90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06];[.D906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474633859" calcext:value-type="float">
            <text:p>474633859</text:p>
          </table:table-cell>
          <table:table-cell office:value-type="date" office:date-value="2017-07-13T00:42:00" calcext:value-type="date">
            <text:p>2017-07-13 00:42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907])&gt;=16;HOUR([.B907])&lt;=17))" office:value-type="boolean" office:boolean-value="false" calcext:value-type="boolean">
            <text:p>FAŁSZ</text:p>
          </table:table-cell>
          <table:table-cell/>
          <table:table-cell table:formula="of:=IF(OR(WEEKDAY([.B907])=6;WEEKDAY([.B90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07];[.D907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523809386" calcext:value-type="float">
            <text:p>523809386</text:p>
          </table:table-cell>
          <table:table-cell office:value-type="date" office:date-value="2017-07-13T02:28:00" calcext:value-type="date">
            <text:p>2017-07-13 02:28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908])&gt;=16;HOUR([.B908])&lt;=17))" office:value-type="boolean" office:boolean-value="false" calcext:value-type="boolean">
            <text:p>FAŁSZ</text:p>
          </table:table-cell>
          <table:table-cell/>
          <table:table-cell table:formula="of:=IF(OR(WEEKDAY([.B908])=6;WEEKDAY([.B90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08];[.D908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956870062" calcext:value-type="float">
            <text:p>956870062</text:p>
          </table:table-cell>
          <table:table-cell office:value-type="date" office:date-value="2017-07-13T04:10:00" calcext:value-type="date">
            <text:p>2017-07-13 04:1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909])&gt;=16;HOUR([.B909])&lt;=17))" office:value-type="boolean" office:boolean-value="false" calcext:value-type="boolean">
            <text:p>FAŁSZ</text:p>
          </table:table-cell>
          <table:table-cell/>
          <table:table-cell table:formula="of:=IF(OR(WEEKDAY([.B909])=6;WEEKDAY([.B90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09];[.D909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708776804" calcext:value-type="float">
            <text:p>708776804</text:p>
          </table:table-cell>
          <table:table-cell office:value-type="date" office:date-value="2017-07-13T05:54:00" calcext:value-type="date">
            <text:p>2017-07-13 05:54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910])&gt;=16;HOUR([.B910])&lt;=17))" office:value-type="boolean" office:boolean-value="false" calcext:value-type="boolean">
            <text:p>FAŁSZ</text:p>
          </table:table-cell>
          <table:table-cell/>
          <table:table-cell table:formula="of:=IF(OR(WEEKDAY([.B910])=6;WEEKDAY([.B91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10];[.D910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975764618" calcext:value-type="float">
            <text:p>975764618</text:p>
          </table:table-cell>
          <table:table-cell office:value-type="date" office:date-value="2017-07-13T08:05:00" calcext:value-type="date">
            <text:p>2017-07-13 08:05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911])&gt;=16;HOUR([.B911])&lt;=17))" office:value-type="boolean" office:boolean-value="false" calcext:value-type="boolean">
            <text:p>FAŁSZ</text:p>
          </table:table-cell>
          <table:table-cell/>
          <table:table-cell table:formula="of:=IF(OR(WEEKDAY([.B911])=6;WEEKDAY([.B91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11];[.D911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782343523" calcext:value-type="float">
            <text:p>782343523</text:p>
          </table:table-cell>
          <table:table-cell office:value-type="date" office:date-value="2017-07-13T08:57:00" calcext:value-type="date">
            <text:p>2017-07-13 08:57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912])&gt;=16;HOUR([.B912])&lt;=17))" office:value-type="boolean" office:boolean-value="false" calcext:value-type="boolean">
            <text:p>FAŁSZ</text:p>
          </table:table-cell>
          <table:table-cell/>
          <table:table-cell table:formula="of:=IF(OR(WEEKDAY([.B912])=6;WEEKDAY([.B91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12];[.D912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541031973" calcext:value-type="float">
            <text:p>541031973</text:p>
          </table:table-cell>
          <table:table-cell office:value-type="date" office:date-value="2017-07-13T09:20:00" calcext:value-type="date">
            <text:p>2017-07-13 09:2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913])&gt;=16;HOUR([.B913])&lt;=17))" office:value-type="boolean" office:boolean-value="false" calcext:value-type="boolean">
            <text:p>FAŁSZ</text:p>
          </table:table-cell>
          <table:table-cell/>
          <table:table-cell table:formula="of:=IF(OR(WEEKDAY([.B913])=6;WEEKDAY([.B91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13];[.D913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949410531" calcext:value-type="float">
            <text:p>949410531</text:p>
          </table:table-cell>
          <table:table-cell office:value-type="date" office:date-value="2017-07-13T10:44:00" calcext:value-type="date">
            <text:p>2017-07-13 10:44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914])&gt;=16;HOUR([.B914])&lt;=17))" office:value-type="boolean" office:boolean-value="false" calcext:value-type="boolean">
            <text:p>FAŁSZ</text:p>
          </table:table-cell>
          <table:table-cell/>
          <table:table-cell table:formula="of:=IF(OR(WEEKDAY([.B914])=6;WEEKDAY([.B91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14];[.D914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875806925" calcext:value-type="float">
            <text:p>875806925</text:p>
          </table:table-cell>
          <table:table-cell office:value-type="date" office:date-value="2017-07-13T11:44:00" calcext:value-type="date">
            <text:p>2017-07-13 11:44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915])&gt;=16;HOUR([.B915])&lt;=17))" office:value-type="boolean" office:boolean-value="false" calcext:value-type="boolean">
            <text:p>FAŁSZ</text:p>
          </table:table-cell>
          <table:table-cell/>
          <table:table-cell table:formula="of:=IF(OR(WEEKDAY([.B915])=6;WEEKDAY([.B91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15];[.D915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842000234" calcext:value-type="float">
            <text:p>842000234</text:p>
          </table:table-cell>
          <table:table-cell office:value-type="date" office:date-value="2017-07-13T13:07:00" calcext:value-type="date">
            <text:p>2017-07-13 13:07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916])&gt;=16;HOUR([.B916])&lt;=17))" office:value-type="boolean" office:boolean-value="false" calcext:value-type="boolean">
            <text:p>FAŁSZ</text:p>
          </table:table-cell>
          <table:table-cell/>
          <table:table-cell table:formula="of:=IF(OR(WEEKDAY([.B916])=6;WEEKDAY([.B91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16];[.D916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934478749" calcext:value-type="float">
            <text:p>934478749</text:p>
          </table:table-cell>
          <table:table-cell office:value-type="date" office:date-value="2017-07-13T14:10:00" calcext:value-type="date">
            <text:p>2017-07-13 14:1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917])&gt;=16;HOUR([.B917])&lt;=17))" office:value-type="boolean" office:boolean-value="false" calcext:value-type="boolean">
            <text:p>FAŁSZ</text:p>
          </table:table-cell>
          <table:table-cell/>
          <table:table-cell table:formula="of:=IF(OR(WEEKDAY([.B917])=6;WEEKDAY([.B91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17];[.D917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705547630" calcext:value-type="float">
            <text:p>705547630</text:p>
          </table:table-cell>
          <table:table-cell office:value-type="date" office:date-value="2017-07-13T15:00:00" calcext:value-type="date">
            <text:p>2017-07-13 15: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918])&gt;=16;HOUR([.B918])&lt;=17))" office:value-type="boolean" office:boolean-value="false" calcext:value-type="boolean">
            <text:p>FAŁSZ</text:p>
          </table:table-cell>
          <table:table-cell/>
          <table:table-cell table:formula="of:=IF(OR(WEEKDAY([.B918])=6;WEEKDAY([.B91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18];[.D918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681634279" calcext:value-type="float">
            <text:p>681634279</text:p>
          </table:table-cell>
          <table:table-cell office:value-type="date" office:date-value="2017-07-13T16:54:00" calcext:value-type="date">
            <text:p>2017-07-13 16:54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919])&gt;=16;HOUR([.B919])&lt;=17))" office:value-type="boolean" office:boolean-value="true" calcext:value-type="boolean">
            <text:p>PRAWDA</text:p>
          </table:table-cell>
          <table:table-cell/>
          <table:table-cell table:formula="of:=IF(OR(WEEKDAY([.B919])=6;WEEKDAY([.B91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19];[.D919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690837654" calcext:value-type="float">
            <text:p>690837654</text:p>
          </table:table-cell>
          <table:table-cell office:value-type="date" office:date-value="2017-07-13T18:55:00" calcext:value-type="date">
            <text:p>2017-07-13 18:55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920])&gt;=16;HOUR([.B920])&lt;=17))" office:value-type="boolean" office:boolean-value="false" calcext:value-type="boolean">
            <text:p>FAŁSZ</text:p>
          </table:table-cell>
          <table:table-cell/>
          <table:table-cell table:formula="of:=IF(OR(WEEKDAY([.B920])=6;WEEKDAY([.B92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20];[.D920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611917762" calcext:value-type="float">
            <text:p>611917762</text:p>
          </table:table-cell>
          <table:table-cell office:value-type="date" office:date-value="2017-07-13T21:18:00" calcext:value-type="date">
            <text:p>2017-07-13 21:18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921])&gt;=16;HOUR([.B921])&lt;=17))" office:value-type="boolean" office:boolean-value="false" calcext:value-type="boolean">
            <text:p>FAŁSZ</text:p>
          </table:table-cell>
          <table:table-cell/>
          <table:table-cell table:formula="of:=IF(OR(WEEKDAY([.B921])=6;WEEKDAY([.B92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21];[.D921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422562723" calcext:value-type="float">
            <text:p>422562723</text:p>
          </table:table-cell>
          <table:table-cell office:value-type="date" office:date-value="2017-07-13T22:34:00" calcext:value-type="date">
            <text:p>2017-07-13 22:34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922])&gt;=16;HOUR([.B922])&lt;=17))" office:value-type="boolean" office:boolean-value="false" calcext:value-type="boolean">
            <text:p>FAŁSZ</text:p>
          </table:table-cell>
          <table:table-cell/>
          <table:table-cell table:formula="of:=IF(OR(WEEKDAY([.B922])=6;WEEKDAY([.B92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22];[.D922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580833489" calcext:value-type="float">
            <text:p>580833489</text:p>
          </table:table-cell>
          <table:table-cell office:value-type="date" office:date-value="2017-07-13T22:50:00" calcext:value-type="date">
            <text:p>2017-07-13 22:5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923])&gt;=16;HOUR([.B923])&lt;=17))" office:value-type="boolean" office:boolean-value="false" calcext:value-type="boolean">
            <text:p>FAŁSZ</text:p>
          </table:table-cell>
          <table:table-cell/>
          <table:table-cell table:formula="of:=IF(OR(WEEKDAY([.B923])=6;WEEKDAY([.B92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23];[.D923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654692587" calcext:value-type="float">
            <text:p>654692587</text:p>
          </table:table-cell>
          <table:table-cell office:value-type="date" office:date-value="2017-07-14T00:06:00" calcext:value-type="date">
            <text:p>2017-07-14 00:06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F(AND(HOUR([.B924])&gt;=16;HOUR([.B924])&lt;=17))" office:value-type="boolean" office:boolean-value="false" calcext:value-type="boolean">
            <text:p>FAŁSZ</text:p>
          </table:table-cell>
          <table:table-cell/>
          <table:table-cell table:formula="of:=IF(OR(WEEKDAY([.B924])=6;WEEKDAY([.B924])=7))" office:value-type="boolean" office:boolean-value="true" calcext:value-type="boolean">
            <text:p>PRAWDA</text:p>
          </table:table-cell>
          <table:table-cell/>
          <table:table-cell table:formula="of:=COM.MICROSOFT.TEXTJOIN(&quot;&quot;;1;[.C924];[.D924]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766256726" calcext:value-type="float">
            <text:p>766256726</text:p>
          </table:table-cell>
          <table:table-cell office:value-type="date" office:date-value="2017-07-14T00:59:00" calcext:value-type="date">
            <text:p>2017-07-14 00:5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925])&gt;=16;HOUR([.B925])&lt;=17))" office:value-type="boolean" office:boolean-value="false" calcext:value-type="boolean">
            <text:p>FAŁSZ</text:p>
          </table:table-cell>
          <table:table-cell/>
          <table:table-cell table:formula="of:=IF(OR(WEEKDAY([.B925])=6;WEEKDAY([.B925])=7))" office:value-type="boolean" office:boolean-value="true" calcext:value-type="boolean">
            <text:p>PRAWDA</text:p>
          </table:table-cell>
          <table:table-cell/>
          <table:table-cell table:formula="of:=COM.MICROSOFT.TEXTJOIN(&quot;&quot;;1;[.C925];[.D925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670582908" calcext:value-type="float">
            <text:p>670582908</text:p>
          </table:table-cell>
          <table:table-cell office:value-type="date" office:date-value="2017-07-14T02:53:00" calcext:value-type="date">
            <text:p>2017-07-14 02:53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926])&gt;=16;HOUR([.B926])&lt;=17))" office:value-type="boolean" office:boolean-value="false" calcext:value-type="boolean">
            <text:p>FAŁSZ</text:p>
          </table:table-cell>
          <table:table-cell/>
          <table:table-cell table:formula="of:=IF(OR(WEEKDAY([.B926])=6;WEEKDAY([.B926])=7))" office:value-type="boolean" office:boolean-value="true" calcext:value-type="boolean">
            <text:p>PRAWDA</text:p>
          </table:table-cell>
          <table:table-cell/>
          <table:table-cell table:formula="of:=COM.MICROSOFT.TEXTJOIN(&quot;&quot;;1;[.C926];[.D926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495291166" calcext:value-type="float">
            <text:p>495291166</text:p>
          </table:table-cell>
          <table:table-cell office:value-type="date" office:date-value="2017-07-14T02:55:00" calcext:value-type="date">
            <text:p>2017-07-14 02:55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927])&gt;=16;HOUR([.B927])&lt;=17))" office:value-type="boolean" office:boolean-value="false" calcext:value-type="boolean">
            <text:p>FAŁSZ</text:p>
          </table:table-cell>
          <table:table-cell/>
          <table:table-cell table:formula="of:=IF(OR(WEEKDAY([.B927])=6;WEEKDAY([.B927])=7))" office:value-type="boolean" office:boolean-value="true" calcext:value-type="boolean">
            <text:p>PRAWDA</text:p>
          </table:table-cell>
          <table:table-cell/>
          <table:table-cell table:formula="of:=COM.MICROSOFT.TEXTJOIN(&quot;&quot;;1;[.C927];[.D927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456754712" calcext:value-type="float">
            <text:p>456754712</text:p>
          </table:table-cell>
          <table:table-cell office:value-type="date" office:date-value="2017-07-14T03:23:00" calcext:value-type="date">
            <text:p>2017-07-14 03:23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928])&gt;=16;HOUR([.B928])&lt;=17))" office:value-type="boolean" office:boolean-value="false" calcext:value-type="boolean">
            <text:p>FAŁSZ</text:p>
          </table:table-cell>
          <table:table-cell/>
          <table:table-cell table:formula="of:=IF(OR(WEEKDAY([.B928])=6;WEEKDAY([.B928])=7))" office:value-type="boolean" office:boolean-value="true" calcext:value-type="boolean">
            <text:p>PRAWDA</text:p>
          </table:table-cell>
          <table:table-cell/>
          <table:table-cell table:formula="of:=COM.MICROSOFT.TEXTJOIN(&quot;&quot;;1;[.C928];[.D928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479537587" calcext:value-type="float">
            <text:p>479537587</text:p>
          </table:table-cell>
          <table:table-cell office:value-type="date" office:date-value="2017-07-14T04:16:00" calcext:value-type="date">
            <text:p>2017-07-14 04:16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929])&gt;=16;HOUR([.B929])&lt;=17))" office:value-type="boolean" office:boolean-value="false" calcext:value-type="boolean">
            <text:p>FAŁSZ</text:p>
          </table:table-cell>
          <table:table-cell/>
          <table:table-cell table:formula="of:=IF(OR(WEEKDAY([.B929])=6;WEEKDAY([.B929])=7))" office:value-type="boolean" office:boolean-value="true" calcext:value-type="boolean">
            <text:p>PRAWDA</text:p>
          </table:table-cell>
          <table:table-cell/>
          <table:table-cell table:formula="of:=COM.MICROSOFT.TEXTJOIN(&quot;&quot;;1;[.C929];[.D929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421153691" calcext:value-type="float">
            <text:p>421153691</text:p>
          </table:table-cell>
          <table:table-cell office:value-type="date" office:date-value="2017-07-14T05:47:00" calcext:value-type="date">
            <text:p>2017-07-14 05:47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930])&gt;=16;HOUR([.B930])&lt;=17))" office:value-type="boolean" office:boolean-value="false" calcext:value-type="boolean">
            <text:p>FAŁSZ</text:p>
          </table:table-cell>
          <table:table-cell/>
          <table:table-cell table:formula="of:=IF(OR(WEEKDAY([.B930])=6;WEEKDAY([.B930])=7))" office:value-type="boolean" office:boolean-value="true" calcext:value-type="boolean">
            <text:p>PRAWDA</text:p>
          </table:table-cell>
          <table:table-cell/>
          <table:table-cell table:formula="of:=COM.MICROSOFT.TEXTJOIN(&quot;&quot;;1;[.C930];[.D930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546989206" calcext:value-type="float">
            <text:p>546989206</text:p>
          </table:table-cell>
          <table:table-cell office:value-type="date" office:date-value="2017-07-14T10:00:00" calcext:value-type="date">
            <text:p>2017-07-14 10: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931])&gt;=16;HOUR([.B931])&lt;=17))" office:value-type="boolean" office:boolean-value="false" calcext:value-type="boolean">
            <text:p>FAŁSZ</text:p>
          </table:table-cell>
          <table:table-cell/>
          <table:table-cell table:formula="of:=IF(OR(WEEKDAY([.B931])=6;WEEKDAY([.B931])=7))" office:value-type="boolean" office:boolean-value="true" calcext:value-type="boolean">
            <text:p>PRAWDA</text:p>
          </table:table-cell>
          <table:table-cell/>
          <table:table-cell table:formula="of:=COM.MICROSOFT.TEXTJOIN(&quot;&quot;;1;[.C931];[.D931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684852681" calcext:value-type="float">
            <text:p>684852681</text:p>
          </table:table-cell>
          <table:table-cell office:value-type="date" office:date-value="2017-07-14T10:38:00" calcext:value-type="date">
            <text:p>2017-07-14 10:38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932])&gt;=16;HOUR([.B932])&lt;=17))" office:value-type="boolean" office:boolean-value="false" calcext:value-type="boolean">
            <text:p>FAŁSZ</text:p>
          </table:table-cell>
          <table:table-cell/>
          <table:table-cell table:formula="of:=IF(OR(WEEKDAY([.B932])=6;WEEKDAY([.B932])=7))" office:value-type="boolean" office:boolean-value="true" calcext:value-type="boolean">
            <text:p>PRAWDA</text:p>
          </table:table-cell>
          <table:table-cell/>
          <table:table-cell table:formula="of:=COM.MICROSOFT.TEXTJOIN(&quot;&quot;;1;[.C932];[.D932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906605372" calcext:value-type="float">
            <text:p>906605372</text:p>
          </table:table-cell>
          <table:table-cell office:value-type="date" office:date-value="2017-07-14T10:43:00" calcext:value-type="date">
            <text:p>2017-07-14 10:43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IF(AND(HOUR([.B933])&gt;=16;HOUR([.B933])&lt;=17))" office:value-type="boolean" office:boolean-value="false" calcext:value-type="boolean">
            <text:p>FAŁSZ</text:p>
          </table:table-cell>
          <table:table-cell/>
          <table:table-cell table:formula="of:=IF(OR(WEEKDAY([.B933])=6;WEEKDAY([.B933])=7))" office:value-type="boolean" office:boolean-value="true" calcext:value-type="boolean">
            <text:p>PRAWDA</text:p>
          </table:table-cell>
          <table:table-cell/>
          <table:table-cell table:formula="of:=COM.MICROSOFT.TEXTJOIN(&quot;&quot;;1;[.C933];[.D933]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456754713" calcext:value-type="float">
            <text:p>456754713</text:p>
          </table:table-cell>
          <table:table-cell office:value-type="date" office:date-value="2017-07-14T12:06:00" calcext:value-type="date">
            <text:p>2017-07-14 12:06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934])&gt;=16;HOUR([.B934])&lt;=17))" office:value-type="boolean" office:boolean-value="false" calcext:value-type="boolean">
            <text:p>FAŁSZ</text:p>
          </table:table-cell>
          <table:table-cell/>
          <table:table-cell table:formula="of:=IF(OR(WEEKDAY([.B934])=6;WEEKDAY([.B934])=7))" office:value-type="boolean" office:boolean-value="true" calcext:value-type="boolean">
            <text:p>PRAWDA</text:p>
          </table:table-cell>
          <table:table-cell/>
          <table:table-cell table:formula="of:=COM.MICROSOFT.TEXTJOIN(&quot;&quot;;1;[.C934];[.D934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421153691" calcext:value-type="float">
            <text:p>421153691</text:p>
          </table:table-cell>
          <table:table-cell office:value-type="date" office:date-value="2017-07-14T14:40:00" calcext:value-type="date">
            <text:p>2017-07-14 14:4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935])&gt;=16;HOUR([.B935])&lt;=17))" office:value-type="boolean" office:boolean-value="false" calcext:value-type="boolean">
            <text:p>FAŁSZ</text:p>
          </table:table-cell>
          <table:table-cell/>
          <table:table-cell table:formula="of:=IF(OR(WEEKDAY([.B935])=6;WEEKDAY([.B935])=7))" office:value-type="boolean" office:boolean-value="true" calcext:value-type="boolean">
            <text:p>PRAWDA</text:p>
          </table:table-cell>
          <table:table-cell/>
          <table:table-cell table:formula="of:=COM.MICROSOFT.TEXTJOIN(&quot;&quot;;1;[.C935];[.D935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684852681" calcext:value-type="float">
            <text:p>684852681</text:p>
          </table:table-cell>
          <table:table-cell office:value-type="date" office:date-value="2017-07-14T15:00:00" calcext:value-type="date">
            <text:p>2017-07-14 15: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936])&gt;=16;HOUR([.B936])&lt;=17))" office:value-type="boolean" office:boolean-value="false" calcext:value-type="boolean">
            <text:p>FAŁSZ</text:p>
          </table:table-cell>
          <table:table-cell/>
          <table:table-cell table:formula="of:=IF(OR(WEEKDAY([.B936])=6;WEEKDAY([.B936])=7))" office:value-type="boolean" office:boolean-value="true" calcext:value-type="boolean">
            <text:p>PRAWDA</text:p>
          </table:table-cell>
          <table:table-cell/>
          <table:table-cell table:formula="of:=COM.MICROSOFT.TEXTJOIN(&quot;&quot;;1;[.C936];[.D936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511191374" calcext:value-type="float">
            <text:p>511191374</text:p>
          </table:table-cell>
          <table:table-cell office:value-type="date" office:date-value="2017-07-14T15:08:00" calcext:value-type="date">
            <text:p>2017-07-14 15:08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937])&gt;=16;HOUR([.B937])&lt;=17))" office:value-type="boolean" office:boolean-value="false" calcext:value-type="boolean">
            <text:p>FAŁSZ</text:p>
          </table:table-cell>
          <table:table-cell/>
          <table:table-cell table:formula="of:=IF(OR(WEEKDAY([.B937])=6;WEEKDAY([.B937])=7))" office:value-type="boolean" office:boolean-value="true" calcext:value-type="boolean">
            <text:p>PRAWDA</text:p>
          </table:table-cell>
          <table:table-cell/>
          <table:table-cell table:formula="of:=COM.MICROSOFT.TEXTJOIN(&quot;&quot;;1;[.C937];[.D937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906605372" calcext:value-type="float">
            <text:p>906605372</text:p>
          </table:table-cell>
          <table:table-cell office:value-type="date" office:date-value="2017-07-14T16:08:00" calcext:value-type="date">
            <text:p>2017-07-14 16:08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938])&gt;=16;HOUR([.B938])&lt;=17))" office:value-type="boolean" office:boolean-value="true" calcext:value-type="boolean">
            <text:p>PRAWDA</text:p>
          </table:table-cell>
          <table:table-cell/>
          <table:table-cell table:formula="of:=IF(OR(WEEKDAY([.B938])=6;WEEKDAY([.B938])=7))" office:value-type="boolean" office:boolean-value="true" calcext:value-type="boolean">
            <text:p>PRAWDA</text:p>
          </table:table-cell>
          <table:table-cell/>
          <table:table-cell table:formula="of:=COM.MICROSOFT.TEXTJOIN(&quot;&quot;;1;[.C938];[.D938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860578455" calcext:value-type="float">
            <text:p>860578455</text:p>
          </table:table-cell>
          <table:table-cell office:value-type="date" office:date-value="2017-07-14T17:36:00" calcext:value-type="date">
            <text:p>2017-07-14 17:36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939])&gt;=16;HOUR([.B939])&lt;=17))" office:value-type="boolean" office:boolean-value="true" calcext:value-type="boolean">
            <text:p>PRAWDA</text:p>
          </table:table-cell>
          <table:table-cell/>
          <table:table-cell table:formula="of:=IF(OR(WEEKDAY([.B939])=6;WEEKDAY([.B939])=7))" office:value-type="boolean" office:boolean-value="true" calcext:value-type="boolean">
            <text:p>PRAWDA</text:p>
          </table:table-cell>
          <table:table-cell/>
          <table:table-cell table:formula="of:=COM.MICROSOFT.TEXTJOIN(&quot;&quot;;1;[.C939];[.D939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410138406" calcext:value-type="float">
            <text:p>410138406</text:p>
          </table:table-cell>
          <table:table-cell office:value-type="date" office:date-value="2017-07-14T18:48:00" calcext:value-type="date">
            <text:p>2017-07-14 18:48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IF(AND(HOUR([.B940])&gt;=16;HOUR([.B940])&lt;=17))" office:value-type="boolean" office:boolean-value="false" calcext:value-type="boolean">
            <text:p>FAŁSZ</text:p>
          </table:table-cell>
          <table:table-cell/>
          <table:table-cell table:formula="of:=IF(OR(WEEKDAY([.B940])=6;WEEKDAY([.B940])=7))" office:value-type="boolean" office:boolean-value="true" calcext:value-type="boolean">
            <text:p>PRAWDA</text:p>
          </table:table-cell>
          <table:table-cell/>
          <table:table-cell table:formula="of:=COM.MICROSOFT.TEXTJOIN(&quot;&quot;;1;[.C940];[.D940]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759631687" calcext:value-type="float">
            <text:p>759631687</text:p>
          </table:table-cell>
          <table:table-cell office:value-type="date" office:date-value="2017-07-14T19:47:00" calcext:value-type="date">
            <text:p>2017-07-14 19:47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941])&gt;=16;HOUR([.B941])&lt;=17))" office:value-type="boolean" office:boolean-value="false" calcext:value-type="boolean">
            <text:p>FAŁSZ</text:p>
          </table:table-cell>
          <table:table-cell/>
          <table:table-cell table:formula="of:=IF(OR(WEEKDAY([.B941])=6;WEEKDAY([.B941])=7))" office:value-type="boolean" office:boolean-value="true" calcext:value-type="boolean">
            <text:p>PRAWDA</text:p>
          </table:table-cell>
          <table:table-cell/>
          <table:table-cell table:formula="of:=COM.MICROSOFT.TEXTJOIN(&quot;&quot;;1;[.C941];[.D941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885040629" calcext:value-type="float">
            <text:p>885040629</text:p>
          </table:table-cell>
          <table:table-cell office:value-type="date" office:date-value="2017-07-14T20:18:00" calcext:value-type="date">
            <text:p>2017-07-14 20:18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942])&gt;=16;HOUR([.B942])&lt;=17))" office:value-type="boolean" office:boolean-value="false" calcext:value-type="boolean">
            <text:p>FAŁSZ</text:p>
          </table:table-cell>
          <table:table-cell/>
          <table:table-cell table:formula="of:=IF(OR(WEEKDAY([.B942])=6;WEEKDAY([.B942])=7))" office:value-type="boolean" office:boolean-value="true" calcext:value-type="boolean">
            <text:p>PRAWDA</text:p>
          </table:table-cell>
          <table:table-cell/>
          <table:table-cell table:formula="of:=COM.MICROSOFT.TEXTJOIN(&quot;&quot;;1;[.C942];[.D942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529069571" calcext:value-type="float">
            <text:p>529069571</text:p>
          </table:table-cell>
          <table:table-cell office:value-type="date" office:date-value="2017-07-14T21:18:00" calcext:value-type="date">
            <text:p>2017-07-14 21:18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943])&gt;=16;HOUR([.B943])&lt;=17))" office:value-type="boolean" office:boolean-value="false" calcext:value-type="boolean">
            <text:p>FAŁSZ</text:p>
          </table:table-cell>
          <table:table-cell/>
          <table:table-cell table:formula="of:=IF(OR(WEEKDAY([.B943])=6;WEEKDAY([.B943])=7))" office:value-type="boolean" office:boolean-value="true" calcext:value-type="boolean">
            <text:p>PRAWDA</text:p>
          </table:table-cell>
          <table:table-cell/>
          <table:table-cell table:formula="of:=COM.MICROSOFT.TEXTJOIN(&quot;&quot;;1;[.C943];[.D943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798064543" calcext:value-type="float">
            <text:p>798064543</text:p>
          </table:table-cell>
          <table:table-cell office:value-type="date" office:date-value="2017-07-14T23:34:00" calcext:value-type="date">
            <text:p>2017-07-14 23:34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944])&gt;=16;HOUR([.B944])&lt;=17))" office:value-type="boolean" office:boolean-value="false" calcext:value-type="boolean">
            <text:p>FAŁSZ</text:p>
          </table:table-cell>
          <table:table-cell/>
          <table:table-cell table:formula="of:=IF(OR(WEEKDAY([.B944])=6;WEEKDAY([.B944])=7))" office:value-type="boolean" office:boolean-value="true" calcext:value-type="boolean">
            <text:p>PRAWDA</text:p>
          </table:table-cell>
          <table:table-cell/>
          <table:table-cell table:formula="of:=COM.MICROSOFT.TEXTJOIN(&quot;&quot;;1;[.C944];[.D944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500093166" calcext:value-type="float">
            <text:p>500093166</text:p>
          </table:table-cell>
          <table:table-cell office:value-type="date" office:date-value="2017-07-15T03:49:00" calcext:value-type="date">
            <text:p>2017-07-15 03:49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945])&gt;=16;HOUR([.B945])&lt;=17))" office:value-type="boolean" office:boolean-value="false" calcext:value-type="boolean">
            <text:p>FAŁSZ</text:p>
          </table:table-cell>
          <table:table-cell/>
          <table:table-cell table:formula="of:=IF(OR(WEEKDAY([.B945])=6;WEEKDAY([.B945])=7))" office:value-type="boolean" office:boolean-value="true" calcext:value-type="boolean">
            <text:p>PRAWDA</text:p>
          </table:table-cell>
          <table:table-cell/>
          <table:table-cell table:formula="of:=COM.MICROSOFT.TEXTJOIN(&quot;&quot;;1;[.C945];[.D945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815057747" calcext:value-type="float">
            <text:p>815057747</text:p>
          </table:table-cell>
          <table:table-cell office:value-type="date" office:date-value="2017-07-15T06:31:00" calcext:value-type="date">
            <text:p>2017-07-15 06:31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946])&gt;=16;HOUR([.B946])&lt;=17))" office:value-type="boolean" office:boolean-value="false" calcext:value-type="boolean">
            <text:p>FAŁSZ</text:p>
          </table:table-cell>
          <table:table-cell/>
          <table:table-cell table:formula="of:=IF(OR(WEEKDAY([.B946])=6;WEEKDAY([.B946])=7))" office:value-type="boolean" office:boolean-value="true" calcext:value-type="boolean">
            <text:p>PRAWDA</text:p>
          </table:table-cell>
          <table:table-cell/>
          <table:table-cell table:formula="of:=COM.MICROSOFT.TEXTJOIN(&quot;&quot;;1;[.C946];[.D946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658486083" calcext:value-type="float">
            <text:p>658486083</text:p>
          </table:table-cell>
          <table:table-cell office:value-type="date" office:date-value="2017-07-15T06:49:00" calcext:value-type="date">
            <text:p>2017-07-15 06:49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947])&gt;=16;HOUR([.B947])&lt;=17))" office:value-type="boolean" office:boolean-value="false" calcext:value-type="boolean">
            <text:p>FAŁSZ</text:p>
          </table:table-cell>
          <table:table-cell/>
          <table:table-cell table:formula="of:=IF(OR(WEEKDAY([.B947])=6;WEEKDAY([.B947])=7))" office:value-type="boolean" office:boolean-value="true" calcext:value-type="boolean">
            <text:p>PRAWDA</text:p>
          </table:table-cell>
          <table:table-cell/>
          <table:table-cell table:formula="of:=COM.MICROSOFT.TEXTJOIN(&quot;&quot;;1;[.C947];[.D947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761645826" calcext:value-type="float">
            <text:p>761645826</text:p>
          </table:table-cell>
          <table:table-cell office:value-type="date" office:date-value="2017-07-15T07:13:00" calcext:value-type="date">
            <text:p>2017-07-15 07:13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948])&gt;=16;HOUR([.B948])&lt;=17))" office:value-type="boolean" office:boolean-value="false" calcext:value-type="boolean">
            <text:p>FAŁSZ</text:p>
          </table:table-cell>
          <table:table-cell/>
          <table:table-cell table:formula="of:=IF(OR(WEEKDAY([.B948])=6;WEEKDAY([.B948])=7))" office:value-type="boolean" office:boolean-value="true" calcext:value-type="boolean">
            <text:p>PRAWDA</text:p>
          </table:table-cell>
          <table:table-cell/>
          <table:table-cell table:formula="of:=COM.MICROSOFT.TEXTJOIN(&quot;&quot;;1;[.C948];[.D948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474633859" calcext:value-type="float">
            <text:p>474633859</text:p>
          </table:table-cell>
          <table:table-cell office:value-type="date" office:date-value="2017-07-15T09:16:00" calcext:value-type="date">
            <text:p>2017-07-15 09:16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IF(AND(HOUR([.B949])&gt;=16;HOUR([.B949])&lt;=17))" office:value-type="boolean" office:boolean-value="false" calcext:value-type="boolean">
            <text:p>FAŁSZ</text:p>
          </table:table-cell>
          <table:table-cell/>
          <table:table-cell table:formula="of:=IF(OR(WEEKDAY([.B949])=6;WEEKDAY([.B949])=7))" office:value-type="boolean" office:boolean-value="true" calcext:value-type="boolean">
            <text:p>PRAWDA</text:p>
          </table:table-cell>
          <table:table-cell/>
          <table:table-cell table:formula="of:=COM.MICROSOFT.TEXTJOIN(&quot;&quot;;1;[.C949];[.D949])" office:value-type="string" office:string-value="5A" calcext:value-type="string">
            <text:p>5A</text:p>
          </table:table-cell>
          <table:table-cell table:number-columns-repeated="5"/>
        </table:table-row>
        <table:table-row table:style-name="ro1">
          <table:table-cell office:value-type="float" office:value="523809386" calcext:value-type="float">
            <text:p>523809386</text:p>
          </table:table-cell>
          <table:table-cell office:value-type="date" office:date-value="2017-07-15T10:34:00" calcext:value-type="date">
            <text:p>2017-07-15 10:34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950])&gt;=16;HOUR([.B950])&lt;=17))" office:value-type="boolean" office:boolean-value="false" calcext:value-type="boolean">
            <text:p>FAŁSZ</text:p>
          </table:table-cell>
          <table:table-cell/>
          <table:table-cell table:formula="of:=IF(OR(WEEKDAY([.B950])=6;WEEKDAY([.B950])=7))" office:value-type="boolean" office:boolean-value="true" calcext:value-type="boolean">
            <text:p>PRAWDA</text:p>
          </table:table-cell>
          <table:table-cell/>
          <table:table-cell table:formula="of:=COM.MICROSOFT.TEXTJOIN(&quot;&quot;;1;[.C950];[.D950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956870062" calcext:value-type="float">
            <text:p>956870062</text:p>
          </table:table-cell>
          <table:table-cell office:value-type="date" office:date-value="2017-07-15T11:41:00" calcext:value-type="date">
            <text:p>2017-07-15 11:41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951])&gt;=16;HOUR([.B951])&lt;=17))" office:value-type="boolean" office:boolean-value="false" calcext:value-type="boolean">
            <text:p>FAŁSZ</text:p>
          </table:table-cell>
          <table:table-cell/>
          <table:table-cell table:formula="of:=IF(OR(WEEKDAY([.B951])=6;WEEKDAY([.B951])=7))" office:value-type="boolean" office:boolean-value="true" calcext:value-type="boolean">
            <text:p>PRAWDA</text:p>
          </table:table-cell>
          <table:table-cell/>
          <table:table-cell table:formula="of:=COM.MICROSOFT.TEXTJOIN(&quot;&quot;;1;[.C951];[.D951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708776804" calcext:value-type="float">
            <text:p>708776804</text:p>
          </table:table-cell>
          <table:table-cell office:value-type="date" office:date-value="2017-07-15T13:57:00" calcext:value-type="date">
            <text:p>2017-07-15 13:57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952])&gt;=16;HOUR([.B952])&lt;=17))" office:value-type="boolean" office:boolean-value="false" calcext:value-type="boolean">
            <text:p>FAŁSZ</text:p>
          </table:table-cell>
          <table:table-cell/>
          <table:table-cell table:formula="of:=IF(OR(WEEKDAY([.B952])=6;WEEKDAY([.B952])=7))" office:value-type="boolean" office:boolean-value="true" calcext:value-type="boolean">
            <text:p>PRAWDA</text:p>
          </table:table-cell>
          <table:table-cell/>
          <table:table-cell table:formula="of:=COM.MICROSOFT.TEXTJOIN(&quot;&quot;;1;[.C952];[.D952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949410531" calcext:value-type="float">
            <text:p>949410531</text:p>
          </table:table-cell>
          <table:table-cell office:value-type="date" office:date-value="2017-07-15T15:00:00" calcext:value-type="date">
            <text:p>2017-07-15 15: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953])&gt;=16;HOUR([.B953])&lt;=17))" office:value-type="boolean" office:boolean-value="false" calcext:value-type="boolean">
            <text:p>FAŁSZ</text:p>
          </table:table-cell>
          <table:table-cell/>
          <table:table-cell table:formula="of:=IF(OR(WEEKDAY([.B953])=6;WEEKDAY([.B953])=7))" office:value-type="boolean" office:boolean-value="true" calcext:value-type="boolean">
            <text:p>PRAWDA</text:p>
          </table:table-cell>
          <table:table-cell/>
          <table:table-cell table:formula="of:=COM.MICROSOFT.TEXTJOIN(&quot;&quot;;1;[.C953];[.D953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875806925" calcext:value-type="float">
            <text:p>875806925</text:p>
          </table:table-cell>
          <table:table-cell office:value-type="date" office:date-value="2017-07-15T15:24:00" calcext:value-type="date">
            <text:p>2017-07-15 15:24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formula="of:=IF(AND(HOUR([.B954])&gt;=16;HOUR([.B954])&lt;=17))" office:value-type="boolean" office:boolean-value="false" calcext:value-type="boolean">
            <text:p>FAŁSZ</text:p>
          </table:table-cell>
          <table:table-cell/>
          <table:table-cell table:formula="of:=IF(OR(WEEKDAY([.B954])=6;WEEKDAY([.B954])=7))" office:value-type="boolean" office:boolean-value="true" calcext:value-type="boolean">
            <text:p>PRAWDA</text:p>
          </table:table-cell>
          <table:table-cell/>
          <table:table-cell table:formula="of:=COM.MICROSOFT.TEXTJOIN(&quot;&quot;;1;[.C954];[.D954])" office:value-type="string" office:string-value="3B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float" office:value="975764618" calcext:value-type="float">
            <text:p>975764618</text:p>
          </table:table-cell>
          <table:table-cell office:value-type="date" office:date-value="2017-07-15T16:20:00" calcext:value-type="date">
            <text:p>2017-07-15 16:2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955])&gt;=16;HOUR([.B955])&lt;=17))" office:value-type="boolean" office:boolean-value="true" calcext:value-type="boolean">
            <text:p>PRAWDA</text:p>
          </table:table-cell>
          <table:table-cell/>
          <table:table-cell table:formula="of:=IF(OR(WEEKDAY([.B955])=6;WEEKDAY([.B955])=7))" office:value-type="boolean" office:boolean-value="true" calcext:value-type="boolean">
            <text:p>PRAWDA</text:p>
          </table:table-cell>
          <table:table-cell/>
          <table:table-cell table:formula="of:=COM.MICROSOFT.TEXTJOIN(&quot;&quot;;1;[.C955];[.D955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842000234" calcext:value-type="float">
            <text:p>842000234</text:p>
          </table:table-cell>
          <table:table-cell office:value-type="date" office:date-value="2017-07-15T17:22:00" calcext:value-type="date">
            <text:p>2017-07-15 17:2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956])&gt;=16;HOUR([.B956])&lt;=17))" office:value-type="boolean" office:boolean-value="true" calcext:value-type="boolean">
            <text:p>PRAWDA</text:p>
          </table:table-cell>
          <table:table-cell/>
          <table:table-cell table:formula="of:=IF(OR(WEEKDAY([.B956])=6;WEEKDAY([.B956])=7))" office:value-type="boolean" office:boolean-value="true" calcext:value-type="boolean">
            <text:p>PRAWDA</text:p>
          </table:table-cell>
          <table:table-cell/>
          <table:table-cell table:formula="of:=COM.MICROSOFT.TEXTJOIN(&quot;&quot;;1;[.C956];[.D956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934478749" calcext:value-type="float">
            <text:p>934478749</text:p>
          </table:table-cell>
          <table:table-cell office:value-type="date" office:date-value="2017-07-15T17:27:00" calcext:value-type="date">
            <text:p>2017-07-15 17:27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957])&gt;=16;HOUR([.B957])&lt;=17))" office:value-type="boolean" office:boolean-value="true" calcext:value-type="boolean">
            <text:p>PRAWDA</text:p>
          </table:table-cell>
          <table:table-cell/>
          <table:table-cell table:formula="of:=IF(OR(WEEKDAY([.B957])=6;WEEKDAY([.B957])=7))" office:value-type="boolean" office:boolean-value="true" calcext:value-type="boolean">
            <text:p>PRAWDA</text:p>
          </table:table-cell>
          <table:table-cell/>
          <table:table-cell table:formula="of:=COM.MICROSOFT.TEXTJOIN(&quot;&quot;;1;[.C957];[.D957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782343523" calcext:value-type="float">
            <text:p>782343523</text:p>
          </table:table-cell>
          <table:table-cell office:value-type="date" office:date-value="2017-07-15T17:29:00" calcext:value-type="date">
            <text:p>2017-07-15 17:29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958])&gt;=16;HOUR([.B958])&lt;=17))" office:value-type="boolean" office:boolean-value="true" calcext:value-type="boolean">
            <text:p>PRAWDA</text:p>
          </table:table-cell>
          <table:table-cell/>
          <table:table-cell table:formula="of:=IF(OR(WEEKDAY([.B958])=6;WEEKDAY([.B958])=7))" office:value-type="boolean" office:boolean-value="true" calcext:value-type="boolean">
            <text:p>PRAWDA</text:p>
          </table:table-cell>
          <table:table-cell/>
          <table:table-cell table:formula="of:=COM.MICROSOFT.TEXTJOIN(&quot;&quot;;1;[.C958];[.D958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705547630" calcext:value-type="float">
            <text:p>705547630</text:p>
          </table:table-cell>
          <table:table-cell office:value-type="date" office:date-value="2017-07-15T18:26:00" calcext:value-type="date">
            <text:p>2017-07-15 18:26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IF(AND(HOUR([.B959])&gt;=16;HOUR([.B959])&lt;=17))" office:value-type="boolean" office:boolean-value="false" calcext:value-type="boolean">
            <text:p>FAŁSZ</text:p>
          </table:table-cell>
          <table:table-cell/>
          <table:table-cell table:formula="of:=IF(OR(WEEKDAY([.B959])=6;WEEKDAY([.B959])=7))" office:value-type="boolean" office:boolean-value="true" calcext:value-type="boolean">
            <text:p>PRAWDA</text:p>
          </table:table-cell>
          <table:table-cell/>
          <table:table-cell table:formula="of:=COM.MICROSOFT.TEXTJOIN(&quot;&quot;;1;[.C959];[.D959])" office:value-type="string" office:string-value="4A" calcext:value-type="string">
            <text:p>4A</text:p>
          </table:table-cell>
          <table:table-cell table:number-columns-repeated="5"/>
        </table:table-row>
        <table:table-row table:style-name="ro1">
          <table:table-cell office:value-type="float" office:value="541031973" calcext:value-type="float">
            <text:p>541031973</text:p>
          </table:table-cell>
          <table:table-cell office:value-type="date" office:date-value="2017-07-15T19:13:00" calcext:value-type="date">
            <text:p>2017-07-15 19:13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960])&gt;=16;HOUR([.B960])&lt;=17))" office:value-type="boolean" office:boolean-value="false" calcext:value-type="boolean">
            <text:p>FAŁSZ</text:p>
          </table:table-cell>
          <table:table-cell/>
          <table:table-cell table:formula="of:=IF(OR(WEEKDAY([.B960])=6;WEEKDAY([.B960])=7))" office:value-type="boolean" office:boolean-value="true" calcext:value-type="boolean">
            <text:p>PRAWDA</text:p>
          </table:table-cell>
          <table:table-cell/>
          <table:table-cell table:formula="of:=COM.MICROSOFT.TEXTJOIN(&quot;&quot;;1;[.C960];[.D960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681634279" calcext:value-type="float">
            <text:p>681634279</text:p>
          </table:table-cell>
          <table:table-cell office:value-type="date" office:date-value="2017-07-15T20:17:00" calcext:value-type="date">
            <text:p>2017-07-15 20:17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961])&gt;=16;HOUR([.B961])&lt;=17))" office:value-type="boolean" office:boolean-value="false" calcext:value-type="boolean">
            <text:p>FAŁSZ</text:p>
          </table:table-cell>
          <table:table-cell/>
          <table:table-cell table:formula="of:=IF(OR(WEEKDAY([.B961])=6;WEEKDAY([.B961])=7))" office:value-type="boolean" office:boolean-value="true" calcext:value-type="boolean">
            <text:p>PRAWDA</text:p>
          </table:table-cell>
          <table:table-cell/>
          <table:table-cell table:formula="of:=COM.MICROSOFT.TEXTJOIN(&quot;&quot;;1;[.C961];[.D961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690837654" calcext:value-type="float">
            <text:p>690837654</text:p>
          </table:table-cell>
          <table:table-cell office:value-type="date" office:date-value="2017-07-15T20:18:00" calcext:value-type="date">
            <text:p>2017-07-15 20:18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IF(AND(HOUR([.B962])&gt;=16;HOUR([.B962])&lt;=17))" office:value-type="boolean" office:boolean-value="false" calcext:value-type="boolean">
            <text:p>FAŁSZ</text:p>
          </table:table-cell>
          <table:table-cell/>
          <table:table-cell table:formula="of:=IF(OR(WEEKDAY([.B962])=6;WEEKDAY([.B962])=7))" office:value-type="boolean" office:boolean-value="true" calcext:value-type="boolean">
            <text:p>PRAWDA</text:p>
          </table:table-cell>
          <table:table-cell/>
          <table:table-cell table:formula="of:=COM.MICROSOFT.TEXTJOIN(&quot;&quot;;1;[.C962];[.D962]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611917762" calcext:value-type="float">
            <text:p>611917762</text:p>
          </table:table-cell>
          <table:table-cell office:value-type="date" office:date-value="2017-07-15T20:26:00" calcext:value-type="date">
            <text:p>2017-07-15 20:26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963])&gt;=16;HOUR([.B963])&lt;=17))" office:value-type="boolean" office:boolean-value="false" calcext:value-type="boolean">
            <text:p>FAŁSZ</text:p>
          </table:table-cell>
          <table:table-cell/>
          <table:table-cell table:formula="of:=IF(OR(WEEKDAY([.B963])=6;WEEKDAY([.B963])=7))" office:value-type="boolean" office:boolean-value="true" calcext:value-type="boolean">
            <text:p>PRAWDA</text:p>
          </table:table-cell>
          <table:table-cell/>
          <table:table-cell table:formula="of:=COM.MICROSOFT.TEXTJOIN(&quot;&quot;;1;[.C963];[.D963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422562723" calcext:value-type="float">
            <text:p>422562723</text:p>
          </table:table-cell>
          <table:table-cell office:value-type="date" office:date-value="2017-07-15T21:11:00" calcext:value-type="date">
            <text:p>2017-07-15 21:11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964])&gt;=16;HOUR([.B964])&lt;=17))" office:value-type="boolean" office:boolean-value="false" calcext:value-type="boolean">
            <text:p>FAŁSZ</text:p>
          </table:table-cell>
          <table:table-cell/>
          <table:table-cell table:formula="of:=IF(OR(WEEKDAY([.B964])=6;WEEKDAY([.B964])=7))" office:value-type="boolean" office:boolean-value="true" calcext:value-type="boolean">
            <text:p>PRAWDA</text:p>
          </table:table-cell>
          <table:table-cell/>
          <table:table-cell table:formula="of:=COM.MICROSOFT.TEXTJOIN(&quot;&quot;;1;[.C964];[.D964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580833489" calcext:value-type="float">
            <text:p>580833489</text:p>
          </table:table-cell>
          <table:table-cell office:value-type="date" office:date-value="2017-07-15T21:11:00" calcext:value-type="date">
            <text:p>2017-07-15 21:11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965])&gt;=16;HOUR([.B965])&lt;=17))" office:value-type="boolean" office:boolean-value="false" calcext:value-type="boolean">
            <text:p>FAŁSZ</text:p>
          </table:table-cell>
          <table:table-cell/>
          <table:table-cell table:formula="of:=IF(OR(WEEKDAY([.B965])=6;WEEKDAY([.B965])=7))" office:value-type="boolean" office:boolean-value="true" calcext:value-type="boolean">
            <text:p>PRAWDA</text:p>
          </table:table-cell>
          <table:table-cell/>
          <table:table-cell table:formula="of:=COM.MICROSOFT.TEXTJOIN(&quot;&quot;;1;[.C965];[.D965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654692587" calcext:value-type="float">
            <text:p>654692587</text:p>
          </table:table-cell>
          <table:table-cell office:value-type="date" office:date-value="2017-07-15T21:33:00" calcext:value-type="date">
            <text:p>2017-07-15 21:33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IF(AND(HOUR([.B966])&gt;=16;HOUR([.B966])&lt;=17))" office:value-type="boolean" office:boolean-value="false" calcext:value-type="boolean">
            <text:p>FAŁSZ</text:p>
          </table:table-cell>
          <table:table-cell/>
          <table:table-cell table:formula="of:=IF(OR(WEEKDAY([.B966])=6;WEEKDAY([.B966])=7))" office:value-type="boolean" office:boolean-value="true" calcext:value-type="boolean">
            <text:p>PRAWDA</text:p>
          </table:table-cell>
          <table:table-cell/>
          <table:table-cell table:formula="of:=COM.MICROSOFT.TEXTJOIN(&quot;&quot;;1;[.C966];[.D966]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766256726" calcext:value-type="float">
            <text:p>766256726</text:p>
          </table:table-cell>
          <table:table-cell office:value-type="date" office:date-value="2017-07-15T23:20:00" calcext:value-type="date">
            <text:p>2017-07-15 23:2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IF(AND(HOUR([.B967])&gt;=16;HOUR([.B967])&lt;=17))" office:value-type="boolean" office:boolean-value="false" calcext:value-type="boolean">
            <text:p>FAŁSZ</text:p>
          </table:table-cell>
          <table:table-cell/>
          <table:table-cell table:formula="of:=IF(OR(WEEKDAY([.B967])=6;WEEKDAY([.B967])=7))" office:value-type="boolean" office:boolean-value="true" calcext:value-type="boolean">
            <text:p>PRAWDA</text:p>
          </table:table-cell>
          <table:table-cell/>
          <table:table-cell table:formula="of:=COM.MICROSOFT.TEXTJOIN(&quot;&quot;;1;[.C967];[.D967])" office:value-type="string" office:string-value="3A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float" office:value="670582908" calcext:value-type="float">
            <text:p>670582908</text:p>
          </table:table-cell>
          <table:table-cell office:value-type="date" office:date-value="2017-07-16T00:30:00" calcext:value-type="date">
            <text:p>2017-07-16 00:3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IF(AND(HOUR([.B968])&gt;=16;HOUR([.B968])&lt;=17))" office:value-type="boolean" office:boolean-value="false" calcext:value-type="boolean">
            <text:p>FAŁSZ</text:p>
          </table:table-cell>
          <table:table-cell/>
          <table:table-cell table:formula="of:=IF(OR(WEEKDAY([.B968])=6;WEEKDAY([.B96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68];[.D968])" office:value-type="string" office:string-value="2B" calcext:value-type="string">
            <text:p>2B</text:p>
          </table:table-cell>
          <table:table-cell table:number-columns-repeated="5"/>
        </table:table-row>
        <table:table-row table:style-name="ro1">
          <table:table-cell office:value-type="float" office:value="495291166" calcext:value-type="float">
            <text:p>495291166</text:p>
          </table:table-cell>
          <table:table-cell office:value-type="date" office:date-value="2017-07-16T01:51:00" calcext:value-type="date">
            <text:p>2017-07-16 01:51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969])&gt;=16;HOUR([.B969])&lt;=17))" office:value-type="boolean" office:boolean-value="false" calcext:value-type="boolean">
            <text:p>FAŁSZ</text:p>
          </table:table-cell>
          <table:table-cell/>
          <table:table-cell table:formula="of:=IF(OR(WEEKDAY([.B969])=6;WEEKDAY([.B96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69];[.D969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456754722" calcext:value-type="float">
            <text:p>456754722</text:p>
          </table:table-cell>
          <table:table-cell office:value-type="date" office:date-value="2017-07-16T03:16:00" calcext:value-type="date">
            <text:p>2017-07-16 03:16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970])&gt;=16;HOUR([.B970])&lt;=17))" office:value-type="boolean" office:boolean-value="false" calcext:value-type="boolean">
            <text:p>FAŁSZ</text:p>
          </table:table-cell>
          <table:table-cell/>
          <table:table-cell table:formula="of:=IF(OR(WEEKDAY([.B970])=6;WEEKDAY([.B97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70];[.D970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511191374" calcext:value-type="float">
            <text:p>511191374</text:p>
          </table:table-cell>
          <table:table-cell office:value-type="date" office:date-value="2017-07-16T08:28:00" calcext:value-type="date">
            <text:p>2017-07-16 08:28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IF(AND(HOUR([.B971])&gt;=16;HOUR([.B971])&lt;=17))" office:value-type="boolean" office:boolean-value="false" calcext:value-type="boolean">
            <text:p>FAŁSZ</text:p>
          </table:table-cell>
          <table:table-cell/>
          <table:table-cell table:formula="of:=IF(OR(WEEKDAY([.B971])=6;WEEKDAY([.B97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71];[.D971]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684852681" calcext:value-type="float">
            <text:p>684852681</text:p>
          </table:table-cell>
          <table:table-cell office:value-type="date" office:date-value="2017-07-16T11:17:00" calcext:value-type="date">
            <text:p>2017-07-16 11:17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972])&gt;=16;HOUR([.B972])&lt;=17))" office:value-type="boolean" office:boolean-value="false" calcext:value-type="boolean">
            <text:p>FAŁSZ</text:p>
          </table:table-cell>
          <table:table-cell/>
          <table:table-cell table:formula="of:=IF(OR(WEEKDAY([.B972])=6;WEEKDAY([.B972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72];[.D972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906605372" calcext:value-type="float">
            <text:p>906605372</text:p>
          </table:table-cell>
          <table:table-cell office:value-type="date" office:date-value="2017-07-16T11:27:00" calcext:value-type="date">
            <text:p>2017-07-16 11:27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973])&gt;=16;HOUR([.B973])&lt;=17))" office:value-type="boolean" office:boolean-value="false" calcext:value-type="boolean">
            <text:p>FAŁSZ</text:p>
          </table:table-cell>
          <table:table-cell/>
          <table:table-cell table:formula="of:=IF(OR(WEEKDAY([.B973])=6;WEEKDAY([.B973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73];[.D973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456754812" calcext:value-type="float">
            <text:p>456754812</text:p>
          </table:table-cell>
          <table:table-cell office:value-type="date" office:date-value="2017-07-16T13:25:00" calcext:value-type="date">
            <text:p>2017-07-16 13:25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IF(AND(HOUR([.B974])&gt;=16;HOUR([.B974])&lt;=17))" office:value-type="boolean" office:boolean-value="false" calcext:value-type="boolean">
            <text:p>FAŁSZ</text:p>
          </table:table-cell>
          <table:table-cell/>
          <table:table-cell table:formula="of:=IF(OR(WEEKDAY([.B974])=6;WEEKDAY([.B974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74];[.D974]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479537587" calcext:value-type="float">
            <text:p>479537587</text:p>
          </table:table-cell>
          <table:table-cell office:value-type="date" office:date-value="2017-07-16T15:00:00" calcext:value-type="date">
            <text:p>2017-07-16 15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IF(AND(HOUR([.B975])&gt;=16;HOUR([.B975])&lt;=17))" office:value-type="boolean" office:boolean-value="false" calcext:value-type="boolean">
            <text:p>FAŁSZ</text:p>
          </table:table-cell>
          <table:table-cell/>
          <table:table-cell table:formula="of:=IF(OR(WEEKDAY([.B975])=6;WEEKDAY([.B975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75];[.D975]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511191374" calcext:value-type="float">
            <text:p>511191374</text:p>
          </table:table-cell>
          <table:table-cell office:value-type="date" office:date-value="2017-07-16T17:44:00" calcext:value-type="date">
            <text:p>2017-07-16 17:44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IF(AND(HOUR([.B976])&gt;=16;HOUR([.B976])&lt;=17))" office:value-type="boolean" office:boolean-value="true" calcext:value-type="boolean">
            <text:p>PRAWDA</text:p>
          </table:table-cell>
          <table:table-cell/>
          <table:table-cell table:formula="of:=IF(OR(WEEKDAY([.B976])=6;WEEKDAY([.B976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76];[.D976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778942448" calcext:value-type="float">
            <text:p>778942448</text:p>
          </table:table-cell>
          <table:table-cell office:value-type="date" office:date-value="2017-07-16T21:23:00" calcext:value-type="date">
            <text:p>2017-07-16 21:23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977])&gt;=16;HOUR([.B977])&lt;=17))" office:value-type="boolean" office:boolean-value="false" calcext:value-type="boolean">
            <text:p>FAŁSZ</text:p>
          </table:table-cell>
          <table:table-cell/>
          <table:table-cell table:formula="of:=IF(OR(WEEKDAY([.B977])=6;WEEKDAY([.B977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77];[.D977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926015028" calcext:value-type="float">
            <text:p>926015028</text:p>
          </table:table-cell>
          <table:table-cell office:value-type="date" office:date-value="2017-07-16T21:31:00" calcext:value-type="date">
            <text:p>2017-07-16 21:31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IF(AND(HOUR([.B978])&gt;=16;HOUR([.B978])&lt;=17))" office:value-type="boolean" office:boolean-value="false" calcext:value-type="boolean">
            <text:p>FAŁSZ</text:p>
          </table:table-cell>
          <table:table-cell/>
          <table:table-cell table:formula="of:=IF(OR(WEEKDAY([.B978])=6;WEEKDAY([.B978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78];[.D978])" office:value-type="string" office:string-value="6B" calcext:value-type="string">
            <text:p>6B</text:p>
          </table:table-cell>
          <table:table-cell table:number-columns-repeated="5"/>
        </table:table-row>
        <table:table-row table:style-name="ro1">
          <table:table-cell office:value-type="float" office:value="414701452" calcext:value-type="float">
            <text:p>414701452</text:p>
          </table:table-cell>
          <table:table-cell office:value-type="date" office:date-value="2017-07-16T22:28:00" calcext:value-type="date">
            <text:p>2017-07-16 22:28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F(AND(HOUR([.B979])&gt;=16;HOUR([.B979])&lt;=17))" office:value-type="boolean" office:boolean-value="false" calcext:value-type="boolean">
            <text:p>FAŁSZ</text:p>
          </table:table-cell>
          <table:table-cell/>
          <table:table-cell table:formula="of:=IF(OR(WEEKDAY([.B979])=6;WEEKDAY([.B979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79];[.D979]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879433015" calcext:value-type="float">
            <text:p>879433015</text:p>
          </table:table-cell>
          <table:table-cell office:value-type="date" office:date-value="2017-07-17T00:13:00" calcext:value-type="date">
            <text:p>2017-07-17 00:13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IF(AND(HOUR([.B980])&gt;=16;HOUR([.B980])&lt;=17))" office:value-type="boolean" office:boolean-value="false" calcext:value-type="boolean">
            <text:p>FAŁSZ</text:p>
          </table:table-cell>
          <table:table-cell/>
          <table:table-cell table:formula="of:=IF(OR(WEEKDAY([.B980])=6;WEEKDAY([.B980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80];[.D980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office:value-type="float" office:value="918688079" calcext:value-type="float">
            <text:p>918688079</text:p>
          </table:table-cell>
          <table:table-cell office:value-type="date" office:date-value="2017-07-17T01:50:00" calcext:value-type="date">
            <text:p>2017-07-17 01:5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IF(AND(HOUR([.B981])&gt;=16;HOUR([.B981])&lt;=17))" office:value-type="boolean" office:boolean-value="false" calcext:value-type="boolean">
            <text:p>FAŁSZ</text:p>
          </table:table-cell>
          <table:table-cell/>
          <table:table-cell table:formula="of:=IF(OR(WEEKDAY([.B981])=6;WEEKDAY([.B981])=7))" office:value-type="boolean" office:boolean-value="false" calcext:value-type="boolean">
            <text:p>FAŁSZ</text:p>
          </table:table-cell>
          <table:table-cell/>
          <table:table-cell table:formula="of:=COM.MICROSOFT.TEXTJOIN(&quot;&quot;;1;[.C981];[.D981]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982];[.D982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983];[.D983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984];[.D984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985];[.D985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986];[.D986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987];[.D987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988];[.D988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989];[.D989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990];[.D990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991];[.D991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992];[.D992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993];[.D993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994];[.D994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995];[.D995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996];[.D996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997];[.D997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998];[.D998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999];[.D999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00];[.D1000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01];[.D1001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02];[.D1002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03];[.D1003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04];[.D1004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05];[.D1005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06];[.D1006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07];[.D1007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08];[.D1008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09];[.D1009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10];[.D1010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11];[.D1011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12];[.D1012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13];[.D1013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14];[.D1014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15];[.D1015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16];[.D1016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17];[.D1017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18];[.D1018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19];[.D1019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20];[.D1020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21];[.D1021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22];[.D1022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23];[.D1023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24];[.D1024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25];[.D1025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26];[.D1026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27];[.D1027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28];[.D1028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29];[.D1029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30];[.D1030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31];[.D1031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32];[.D1032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33];[.D1033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34];[.D1034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35];[.D1035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36];[.D1036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37];[.D1037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38];[.D1038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39];[.D1039])">
            <text:p/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COM.MICROSOFT.TEXTJOIN(&quot;&quot;;1;[.C1040];[.D1040])">
            <text:p/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.00.0000</text:date>, <text:time style:data-style-name="N2" text:time-value="14:27:02.59235489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08:26:11.448142567</meta:creation-date>
    <meta:generator>LibreOffice/7.0.6.2$Linux_X86_64 LibreOffice_project/00$Build-2</meta:generator>
    <dc:date>2022-09-27T14:46:16.024230196</dc:date>
    <meta:editing-duration>PT14M8S</meta:editing-duration>
    <meta:editing-cycles>3</meta:editing-cycles>
    <meta:document-statistic meta:table-count="1" meta:cell-count="6963" meta:object-count="0"/>
  </office:meta>
</office:document-meta>
</file>